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909in"/>
    </style:style>
    <style:style style:name="co3" style:family="table-column">
      <style:table-column-properties fo:break-before="auto" style:column-width="1.302in"/>
    </style:style>
    <style:style style:name="co4" style:family="table-column">
      <style:table-column-properties fo:break-before="auto" style:column-width="1.3126in"/>
    </style:style>
    <style:style style:name="co5" style:family="table-column">
      <style:table-column-properties fo:break-before="auto" style:column-width="1.2945in"/>
    </style:style>
    <style:style style:name="co6" style:family="table-column">
      <style:table-column-properties fo:break-before="auto" style:column-width="1.2161in"/>
    </style:style>
    <style:style style:name="co7" style:family="table-column">
      <style:table-column-properties fo:break-before="auto" style:column-width="0.422in"/>
    </style:style>
    <style:style style:name="co8" style:family="table-column">
      <style:table-column-properties fo:break-before="auto" style:column-width="1.5602in"/>
    </style:style>
    <style:style style:name="co9" style:family="table-column">
      <style:table-column-properties fo:break-before="auto" style:column-width="1.0543in"/>
    </style:style>
    <style:style style:name="co10" style:family="table-column">
      <style:table-column-properties fo:break-before="auto" style:column-width="0.7854in"/>
    </style:style>
    <style:style style:name="co11" style:family="table-column">
      <style:table-column-properties fo:break-before="auto" style:column-width="0.8283in"/>
    </style:style>
    <style:style style:name="co12" style:family="table-column">
      <style:table-column-properties fo:break-before="auto" style:column-width="0.5839in"/>
    </style:style>
    <style:style style:name="co13" style:family="table-column">
      <style:table-column-properties fo:break-before="auto" style:column-width="0.3043in"/>
    </style:style>
    <style:style style:name="co14" style:family="table-column">
      <style:table-column-properties fo:break-before="auto" style:column-width="0.4654in"/>
    </style:style>
    <style:style style:name="co15" style:family="table-column">
      <style:table-column-properties fo:break-before="auto" style:column-width="0.4547in"/>
    </style:style>
    <style:style style:name="co16" style:family="table-column">
      <style:table-column-properties fo:break-before="auto" style:column-width="0.2717in"/>
    </style:style>
    <style:style style:name="co17" style:family="table-column">
      <style:table-column-properties fo:break-before="auto" style:column-width="0.498in"/>
    </style:style>
    <style:style style:name="co18" style:family="table-column">
      <style:table-column-properties fo:break-before="auto" style:column-width="0.7563in"/>
    </style:style>
    <style:style style:name="co19" style:family="table-column">
      <style:table-column-properties fo:break-before="auto" style:column-width="0.8638in"/>
    </style:style>
    <style:style style:name="co20" style:family="table-column">
      <style:table-column-properties fo:break-before="auto" style:column-width="0.745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style:font-name="Arial" style:font-name-asian="DejaVu Sans" style:font-name-complex="DejaVu Sans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" style:family="table-cell" style:parent-style-name="Default" style:data-style-name="N166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" style:family="table-cell" style:parent-style-name="Default" style:data-style-name="N166">
      <style:table-cell-properties style:glyph-orientation-vertical="0" style:cell-protect="none" style:print-content="tru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" style:family="table-cell" style:parent-style-name="Default" style:data-style-name="N84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" style:family="table-cell" style:parent-style-name="Default" style:data-style-name="N166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T1" style:family="text">
      <style:text-properties style:font-name="Arial" style:font-name-asian="DejaVu Sans" style:font-name-complex="DejaVu Sans"/>
    </style:style>
    <style:style style:name="T2" style:family="text">
      <style:text-properties fo:color="#0000ff" style:font-name="Arial" style:font-name-asian="DejaVu Sans" style:font-name-complex="DejaVu Sans"/>
    </style:style>
    <style:style style:name="T3" style:family="text">
      <style:text-properties fo:color="#ff0000" style:font-name="Arial" style:font-name-asian="DejaVu Sans" style:font-name-complex="DejaVu Sans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"/>
        <table:table-column table:style-name="co2" table:default-cell-style-name="ce2"/>
        <table:table-column table:style-name="co10" table:default-cell-style-name="ce5"/>
        <table:table-column table:style-name="co11" table:default-cell-style-name="ce4"/>
        <table:table-column table:style-name="co12" table:number-columns-repeated="2" table:default-cell-style-name="ce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1002" table:default-cell-style-name="Default"/>
        <table:table-row table:style-name="ro1">
          <table:table-cell office:value-type="string">
            <text:p>_path</text:p>
          </table:table-cell>
          <table:table-cell office:value-type="string">
            <text:p>title</text:p>
          </table:table-cell>
          <table:table-cell office:value-type="string">
            <text:p>_type</text:p>
          </table:table-cell>
          <table:table-cell office:value-type="string">
            <text:p>firstname</text:p>
          </table:table-cell>
          <table:table-cell office:value-type="string">
            <text:p>lastname</text:p>
          </table:table-cell>
          <table:table-cell office:value-type="string">
            <text:p>head</text:p>
          </table:table-cell>
          <table:table-cell office:value-type="string">
            <text:p>position</text:p>
          </table:table-cell>
          <table:table-cell table:style-name="Default" office:value-type="string">
            <text:p>section</text:p>
          </table:table-cell>
          <table:table-cell table:style-name="Default" office:value-type="string">
            <text:p>subsection</text:p>
          </table:table-cell>
          <table:table-cell table:style-name="Default" office:value-type="string">
            <text:p>joinedcip</text:p>
          </table:table-cell>
          <table:table-cell table:style-name="Default" office:value-type="string">
            <text:p>leftcip</text:p>
          </table:table-cell>
          <table:table-cell table:style-name="Default" office:value-type="string">
            <text:p>funded</text:p>
          </table:table-cell>
          <table:table-cell table:style-name="Default" office:value-type="string">
            <text:p>joint</text:p>
          </table:table-cell>
          <table:table-cell office:value-type="string">
            <text:p>country</text:p>
          </table:table-cell>
          <table:table-cell office:value-type="string">
            <text:p>bio</text:p>
          </table:table-cell>
          <table:table-cell office:value-type="string">
            <text:p>areas</text:p>
          </table:table-cell>
          <table:table-cell office:value-type="string">
            <text:p>email</text:p>
          </table:table-cell>
          <table:table-cell office:value-type="string">
            <text:p>tel</text:p>
          </table:table-cell>
          <table:table-cell office:value-type="string">
            <text:p>skype</text:p>
          </table:table-cell>
          <table:table-cell office:value-type="string">
            <text:p>languages</text:p>
          </table:table-cell>
          <table:table-cell office:value-type="string">
            <text:p>publications</text:p>
          </table:table-cell>
          <table:table-cell office:value-type="string">
            <text:p>elsewhere</text:p>
          </table:table-cell>
          <table:table-cell table:number-columns-repeated="1002"/>
        </table:table-row>
        <table:table-row table:style-name="ro1">
          <table:table-cell table:formula="of:=LOWER(CONCATENATE(&quot;/about-cip/staff/&quot;;[.D2];&quot;-&quot;;[.E2]))" office:value-type="string" office:string-value="/about-cip/staff/pamela-anderson">
            <text:p>/about-cip/staff/pamela-anderson</text:p>
          </table:table-cell>
          <table:table-cell table:formula="of:=CONCATENATE([.D2];&quot; &quot;;[.E2])" office:value-type="string" office:string-value="Pamela Anderson">
            <text:p>Pamela Anderson</text:p>
          </table:table-cell>
          <table:table-cell office:value-type="string">
            <text:p>Person</text:p>
          </table:table-cell>
          <table:table-cell office:value-type="string">
            <text:p>Pamela</text:p>
          </table:table-cell>
          <table:table-cell office:value-type="string">
            <text:p>Anderson</text:p>
          </table:table-cell>
          <table:table-cell office:value-type="float" office:value="1">
            <text:p>1</text:p>
          </table:table-cell>
          <table:table-cell office:value-type="string">
            <text:p>Director General</text:p>
          </table:table-cell>
          <table:table-cell table:style-name="Default" office:value-type="string">
            <text:p>Director General's office</text:p>
          </table:table-cell>
          <table:table-cell table:style-name="ce3" office:value-type="string">
            <text:p>Director General's Office</text:p>
          </table:table-cell>
          <table:table-cell table:style-name="ce4" office:value-type="float" office:value="37408">
            <text:p>1-Jun-02</text:p>
          </table:table-cell>
          <table:table-cell table:style-name="ce5" office:value-type="float" office:value="42216">
            <text:p>31-Jul-15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3];&quot;-&quot;;[.E3]))" office:value-type="string" office:string-value="/about-cip/staff/mariella-altet">
            <text:p>/about-cip/staff/mariella-altet</text:p>
          </table:table-cell>
          <table:table-cell table:formula="of:=CONCATENATE([.D3];&quot; &quot;;[.E3])" office:value-type="string" office:string-value="Mariella Altet">
            <text:p>Mariella Altet</text:p>
          </table:table-cell>
          <table:table-cell office:value-type="string">
            <text:p>Person</text:p>
          </table:table-cell>
          <table:table-cell office:value-type="string">
            <text:p>Mariella</text:p>
          </table:table-cell>
          <table:table-cell office:value-type="string">
            <text:p>Altet</text:p>
          </table:table-cell>
          <table:table-cell office:value-type="float" office:value="1">
            <text:p>1</text:p>
          </table:table-cell>
          <table:table-cell office:value-type="string">
            <text:p>Manager for External Relations</text:p>
          </table:table-cell>
          <table:table-cell table:style-name="Default" office:value-type="string">
            <text:p>Director General's office</text:p>
          </table:table-cell>
          <table:table-cell table:style-name="ce3" office:value-type="string">
            <text:p>External Relations</text:p>
          </table:table-cell>
          <table:table-cell office:value-type="float" office:value="28625">
            <text:p>15-May-78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4];&quot;-&quot;;[.E4]))" office:value-type="string" office:string-value="/about-cip/staff/viviana-infantas">
            <text:p>/about-cip/staff/viviana-infantas</text:p>
          </table:table-cell>
          <table:table-cell table:formula="of:=CONCATENATE([.D4];&quot; &quot;;[.E4])" office:value-type="string" office:string-value="Viviana Infantas">
            <text:p>Viviana Infantas</text:p>
          </table:table-cell>
          <table:table-cell office:value-type="string">
            <text:p>Person</text:p>
          </table:table-cell>
          <table:table-cell office:value-type="string">
            <text:p>Viviana</text:p>
          </table:table-cell>
          <table:table-cell office:value-type="string">
            <text:p>Infantas</text:p>
          </table:table-cell>
          <table:table-cell office:value-type="float" office:value="0">
            <text:p>0</text:p>
          </table:table-cell>
          <table:table-cell office:value-type="string">
            <text:p>Visitors Officer</text:p>
          </table:table-cell>
          <table:table-cell table:style-name="Default" office:value-type="string">
            <text:p>Director General's office</text:p>
          </table:table-cell>
          <table:table-cell table:style-name="ce3" office:value-type="string">
            <text:p>External Relations</text:p>
          </table:table-cell>
          <table:table-cell office:value-type="float" office:value="36970">
            <text:p>20-Mar-01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5];&quot;-&quot;;[.E5]))" office:value-type="string" office:string-value="/about-cip/staff/roque-alberco">
            <text:p>/about-cip/staff/roque-alberco</text:p>
          </table:table-cell>
          <table:table-cell table:formula="of:=CONCATENATE([.D5];&quot; &quot;;[.E5])" office:value-type="string" office:string-value="Roque Alberco">
            <text:p>Roque Alberco</text:p>
          </table:table-cell>
          <table:table-cell office:value-type="string">
            <text:p>Person</text:p>
          </table:table-cell>
          <table:table-cell office:value-type="string">
            <text:p>Roque</text:p>
          </table:table-cell>
          <table:table-cell office:value-type="string">
            <text:p>Alberco</text:p>
          </table:table-cell>
          <table:table-cell office:value-type="float" office:value="0">
            <text:p>0</text:p>
          </table:table-cell>
          <table:table-cell office:value-type="string">
            <text:p>Audiovisual Technician</text:p>
          </table:table-cell>
          <table:table-cell table:style-name="Default" office:value-type="string">
            <text:p>Director General's office</text:p>
          </table:table-cell>
          <table:table-cell table:style-name="ce3" office:value-type="string">
            <text:p>External Relations</text:p>
          </table:table-cell>
          <table:table-cell office:value-type="float" office:value="29618">
            <text:p>1-Feb-81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6];&quot;-&quot;;[.E6]))" office:value-type="string" office:string-value="/about-cip/staff/martha-huanes">
            <text:p>/about-cip/staff/martha-huanes</text:p>
          </table:table-cell>
          <table:table-cell table:formula="of:=CONCATENATE([.D6];&quot; &quot;;[.E6])" office:value-type="string" office:string-value="Martha Huanes">
            <text:p>Martha Huanes</text:p>
          </table:table-cell>
          <table:table-cell office:value-type="string">
            <text:p>Person</text:p>
          </table:table-cell>
          <table:table-cell office:value-type="string">
            <text:p>Martha</text:p>
          </table:table-cell>
          <table:table-cell office:value-type="string">
            <text:p>Huanes</text:p>
          </table:table-cell>
          <table:table-cell office:value-type="float" office:value="0">
            <text:p>0</text:p>
          </table:table-cell>
          <table:table-cell office:value-type="string">
            <text:p>Events&amp;Conferences Administrator</text:p>
          </table:table-cell>
          <table:table-cell table:style-name="Default" office:value-type="string">
            <text:p>Director General's office</text:p>
          </table:table-cell>
          <table:table-cell table:style-name="ce3" office:value-type="string">
            <text:p>External Relations</text:p>
          </table:table-cell>
          <table:table-cell office:value-type="float" office:value="31152">
            <text:p>15-Apr-85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7];&quot;-&quot;;[.E7]))" office:value-type="string" office:string-value="/about-cip/staff/carlos-alonso">
            <text:p>/about-cip/staff/carlos-alonso</text:p>
          </table:table-cell>
          <table:table-cell table:formula="of:=CONCATENATE([.D7];&quot; &quot;;[.E7])" office:value-type="string" office:string-value="Carlos Alonso">
            <text:p>Carlos Alonso</text:p>
          </table:table-cell>
          <table:table-cell office:value-type="string">
            <text:p>Person</text:p>
          </table:table-cell>
          <table:table-cell office:value-type="string">
            <text:p>Carlos</text:p>
          </table:table-cell>
          <table:table-cell office:value-type="string">
            <text:p>Alonso</text:p>
          </table:table-cell>
          <table:table-cell office:value-type="float" office:value="1">
            <text:p>1</text:p>
          </table:table-cell>
          <table:table-cell office:value-type="string">
            <text:p>Executive Director for SCD</text:p>
          </table:table-cell>
          <table:table-cell table:style-name="Default" office:value-type="string">
            <text:p>Director General's office</text:p>
          </table:table-cell>
          <table:table-cell table:style-name="ce3" office:value-type="string">
            <text:p>Director for Strategy Corporate Develoment's Office</text:p>
          </table:table-cell>
          <table:table-cell table:style-name="ce4" office:value-type="float" office:value="38518">
            <text:p>15-Jun-05</text:p>
          </table:table-cell>
          <table:table-cell office:value-type="float" office:value="40708">
            <text:p>14-Jun-11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8];&quot;-&quot;;[.E8]))" office:value-type="string" office:string-value="/about-cip/staff/amalia-perochena">
            <text:p>/about-cip/staff/amalia-perochena</text:p>
          </table:table-cell>
          <table:table-cell table:formula="of:=CONCATENATE([.D8];&quot; &quot;;[.E8])" office:value-type="string" office:string-value="Amalia Perochena">
            <text:p>Amalia Perochena</text:p>
          </table:table-cell>
          <table:table-cell office:value-type="string">
            <text:p>Person</text:p>
          </table:table-cell>
          <table:table-cell office:value-type="string">
            <text:p>Amalia</text:p>
          </table:table-cell>
          <table:table-cell office:value-type="string">
            <text:p>Perochena</text:p>
          </table:table-cell>
          <table:table-cell office:value-type="float" office:value="0">
            <text:p>0</text:p>
          </table:table-cell>
          <table:table-cell office:value-type="string">
            <text:p>Deputy Director For SCD</text:p>
          </table:table-cell>
          <table:table-cell table:style-name="Default" office:value-type="string">
            <text:p>Director General's office</text:p>
          </table:table-cell>
          <table:table-cell table:style-name="ce3" office:value-type="string">
            <text:p>Director for Strategy Corporate Develoment's Office</text:p>
          </table:table-cell>
          <table:table-cell table:style-name="ce4" office:value-type="float" office:value="40330">
            <text:p>1-Jun-10</text:p>
          </table:table-cell>
          <table:table-cell office:value-type="float" office:value="41425">
            <text:p>31-May-13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9];&quot;-&quot;;[.E9]))" office:value-type="string" office:string-value="/about-cip/staff/paolo-donini">
            <text:p>/about-cip/staff/paolo-donini</text:p>
          </table:table-cell>
          <table:table-cell table:formula="of:=CONCATENATE([.D9];&quot; &quot;;[.E9])" office:value-type="string" office:string-value="Paolo Donini">
            <text:p>Paolo Donini</text:p>
          </table:table-cell>
          <table:table-cell office:value-type="string">
            <text:p>Person</text:p>
          </table:table-cell>
          <table:table-cell office:value-type="string">
            <text:p>Paolo</text:p>
          </table:table-cell>
          <table:table-cell office:value-type="string">
            <text:p>Donini</text:p>
          </table:table-cell>
          <table:table-cell office:value-type="float" office:value="0">
            <text:p>0</text:p>
          </table:table-cell>
          <table:table-cell office:value-type="string">
            <text:p>Deputy Director General for Research</text:p>
          </table:table-cell>
          <table:table-cell table:style-name="Default" office:value-type="string">
            <text:p>Director General's office</text:p>
          </table:table-cell>
          <table:table-cell table:style-name="ce3" office:value-type="string">
            <text:p>Deputy Director General's For Research</text:p>
          </table:table-cell>
          <table:table-cell table:style-name="ce4"/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10];&quot;-&quot;;[.E10]))" office:value-type="string" office:string-value="/about-cip/staff/philippe-monneveux">
            <text:p>/about-cip/staff/philippe-monneveux</text:p>
          </table:table-cell>
          <table:table-cell table:formula="of:=CONCATENATE([.D10];&quot; &quot;;[.E10])" office:value-type="string" office:string-value="Philippe Monneveux">
            <text:p>Philippe Monneveux</text:p>
          </table:table-cell>
          <table:table-cell office:value-type="string">
            <text:p>Person</text:p>
          </table:table-cell>
          <table:table-cell office:value-type="string">
            <text:p>Philippe</text:p>
          </table:table-cell>
          <table:table-cell office:value-type="string">
            <text:p>Monneveux</text:p>
          </table:table-cell>
          <table:table-cell office:value-type="float" office:value="0">
            <text:p>0</text:p>
          </table:table-cell>
          <table:table-cell office:value-type="string">
            <text:p>Executive Officer</text:p>
          </table:table-cell>
          <table:table-cell table:style-name="Default" office:value-type="string">
            <text:p>Director General's office</text:p>
          </table:table-cell>
          <table:table-cell table:style-name="ce3" office:value-type="string">
            <text:p>Deputy Director General's For Research</text:p>
          </table:table-cell>
          <table:table-cell table:style-name="ce4" office:value-type="float" office:value="40179">
            <text:p>1-Jan-10</text:p>
          </table:table-cell>
          <table:table-cell office:value-type="float" office:value="41274">
            <text:p>31-Dec-12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11];&quot;-&quot;;[.E11]))" office:value-type="string" office:string-value="/about-cip/staff/lilia-salinas">
            <text:p>/about-cip/staff/lilia-salinas</text:p>
          </table:table-cell>
          <table:table-cell table:formula="of:=CONCATENATE([.D11];&quot; &quot;;[.E11])" office:value-type="string" office:string-value="Lilia Salinas">
            <text:p>Lilia Salinas</text:p>
          </table:table-cell>
          <table:table-cell office:value-type="string">
            <text:p>Person</text:p>
          </table:table-cell>
          <table:table-cell office:value-type="string">
            <text:p>Lilia</text:p>
          </table:table-cell>
          <table:table-cell office:value-type="string">
            <text:p>Salinas</text:p>
          </table:table-cell>
          <table:table-cell office:value-type="float" office:value="0">
            <text:p>0</text:p>
          </table:table-cell>
          <table:table-cell office:value-type="string">
            <text:p>Administrative Assistant</text:p>
          </table:table-cell>
          <table:table-cell table:style-name="Default" office:value-type="string">
            <text:p>Director General's office</text:p>
          </table:table-cell>
          <table:table-cell table:style-name="ce3" office:value-type="string">
            <text:p>Deputy Director General's For Research</text:p>
          </table:table-cell>
          <table:table-cell office:value-type="float" office:value="29605">
            <text:p>19-Jan-81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12];&quot;-&quot;;[.E12]))" office:value-type="string" office:string-value="/about-cip/staff/carlos-alonso">
            <text:p>/about-cip/staff/carlos-alonso</text:p>
          </table:table-cell>
          <table:table-cell table:formula="of:=CONCATENATE([.D12];&quot; &quot;;[.E12])" office:value-type="string" office:string-value="Carlos Alonso">
            <text:p>Carlos Alonso</text:p>
          </table:table-cell>
          <table:table-cell office:value-type="string">
            <text:p>Person</text:p>
          </table:table-cell>
          <table:table-cell office:value-type="string">
            <text:p>Carlos</text:p>
          </table:table-cell>
          <table:table-cell office:value-type="string">
            <text:p>Alonso</text:p>
          </table:table-cell>
          <table:table-cell office:value-type="float" office:value="1">
            <text:p>1</text:p>
          </table:table-cell>
          <table:table-cell office:value-type="string">
            <text:p>Director of Finance and Administration</text:p>
          </table:table-cell>
          <table:table-cell table:style-name="Default" office:value-type="string">
            <text:p>Director General's office</text:p>
          </table:table-cell>
          <table:table-cell table:style-name="ce3" office:value-type="string">
            <text:p>Director Finance and Administration Office</text:p>
          </table:table-cell>
          <table:table-cell table:style-name="ce4" office:value-type="float" office:value="38518">
            <text:p>15-Jun-05</text:p>
          </table:table-cell>
          <table:table-cell office:value-type="float" office:value="40708">
            <text:p>14-Jun-11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13];&quot;-&quot;;[.E13]))" office:value-type="string" office:string-value="/about-cip/staff/bertha-koechlin">
            <text:p>/about-cip/staff/bertha-koechlin</text:p>
          </table:table-cell>
          <table:table-cell table:formula="of:=CONCATENATE([.D13];&quot; &quot;;[.E13])" office:value-type="string" office:string-value="Bertha Koechlin">
            <text:p>Bertha Koechlin</text:p>
          </table:table-cell>
          <table:table-cell office:value-type="string">
            <text:p>Person</text:p>
          </table:table-cell>
          <table:table-cell office:value-type="string">
            <text:p>Bertha</text:p>
          </table:table-cell>
          <table:table-cell office:value-type="string">
            <text:p>Koechlin</text:p>
          </table:table-cell>
          <table:table-cell office:value-type="float" office:value="0">
            <text:p>0</text:p>
          </table:table-cell>
          <table:table-cell office:value-type="string">
            <text:p>Executive Assistant</text:p>
          </table:table-cell>
          <table:table-cell table:style-name="Default" office:value-type="string">
            <text:p>Director General's office</text:p>
          </table:table-cell>
          <table:table-cell table:style-name="ce3" office:value-type="string">
            <text:p>Director Finance and Administration Office</text:p>
          </table:table-cell>
          <table:table-cell office:value-type="float" office:value="40360">
            <text:p>1-Jul-10</text:p>
          </table:table-cell>
          <table:table-cell table:style-name="ce5" office:value-type="float" office:value="40724">
            <text:p>30-Jun-11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14];&quot;-&quot;;[.E14]))" office:value-type="string" office:string-value="/about-cip/staff/michelle-rodrigo">
            <text:p>/about-cip/staff/michelle-rodrigo</text:p>
          </table:table-cell>
          <table:table-cell table:formula="of:=CONCATENATE([.D14];&quot; &quot;;[.E14])" office:value-type="string" office:string-value="Michelle Rodrigo">
            <text:p>Michelle Rodrigo</text:p>
          </table:table-cell>
          <table:table-cell office:value-type="string">
            <text:p>Person</text:p>
          </table:table-cell>
          <table:table-cell office:value-type="string">
            <text:p>Michelle</text:p>
          </table:table-cell>
          <table:table-cell office:value-type="string">
            <text:p>Rodrigo</text:p>
          </table:table-cell>
          <table:table-cell office:value-type="float" office:value="1">
            <text:p>1</text:p>
          </table:table-cell>
          <table:table-cell office:value-type="string">
            <text:p>Head Grants &amp; Contracts</text:p>
          </table:table-cell>
          <table:table-cell table:style-name="Default" office:value-type="string">
            <text:p>Director General's office</text:p>
          </table:table-cell>
          <table:table-cell table:style-name="ce3" office:value-type="string">
            <text:p>Grants and Contracts</text:p>
          </table:table-cell>
          <table:table-cell table:style-name="ce4" office:value-type="float" office:value="39874">
            <text:p>2-Mar-09</text:p>
          </table:table-cell>
          <table:table-cell office:value-type="float" office:value="40968">
            <text:p>29-Feb-12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15];&quot;-&quot;;[.E15]))" office:value-type="string" office:string-value="/about-cip/staff/gonzalo-carrillo">
            <text:p>/about-cip/staff/gonzalo-carrillo</text:p>
          </table:table-cell>
          <table:table-cell table:formula="of:=CONCATENATE([.D15];&quot; &quot;;[.E15])" office:value-type="string" office:string-value="Gonzalo Carrillo">
            <text:p>Gonzalo Carrillo</text:p>
          </table:table-cell>
          <table:table-cell office:value-type="string">
            <text:p>Person</text:p>
          </table:table-cell>
          <table:table-cell office:value-type="string">
            <text:p>Gonzalo</text:p>
          </table:table-cell>
          <table:table-cell office:value-type="string">
            <text:p>Carrillo</text:p>
          </table:table-cell>
          <table:table-cell office:value-type="float" office:value="0">
            <text:p>0</text:p>
          </table:table-cell>
          <table:table-cell office:value-type="string">
            <text:p>Grants&amp;Contracts Specialist</text:p>
          </table:table-cell>
          <table:table-cell table:style-name="Default" office:value-type="string">
            <text:p>Director General's office</text:p>
          </table:table-cell>
          <table:table-cell table:style-name="ce3" office:value-type="string">
            <text:p>Grants and Contracts</text:p>
          </table:table-cell>
          <table:table-cell office:value-type="float" office:value="40211">
            <text:p>2-Feb-10</text:p>
          </table:table-cell>
          <table:table-cell table:style-name="ce5" office:value-type="float" office:value="40908">
            <text:p>31-Dec-11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16];&quot;-&quot;;[.E16]))" office:value-type="string" office:string-value="/about-cip/staff/gary-harrison">
            <text:p>/about-cip/staff/gary-harrison</text:p>
          </table:table-cell>
          <table:table-cell table:formula="of:=CONCATENATE([.D16];&quot; &quot;;[.E16])" office:value-type="string" office:string-value="Gary Harrison">
            <text:p>Gary Harrison</text:p>
          </table:table-cell>
          <table:table-cell office:value-type="string">
            <text:p>Person</text:p>
          </table:table-cell>
          <table:table-cell office:value-type="string">
            <text:p>Gary</text:p>
          </table:table-cell>
          <table:table-cell office:value-type="string">
            <text:p>Harrison</text:p>
          </table:table-cell>
          <table:table-cell office:value-type="float" office:value="0">
            <text:p>0</text:p>
          </table:table-cell>
          <table:table-cell office:value-type="string">
            <text:p>Proposal Manager/Technical Writer</text:p>
          </table:table-cell>
          <table:table-cell table:style-name="Default" office:value-type="string">
            <text:p>Director General's office</text:p>
          </table:table-cell>
          <table:table-cell table:style-name="ce3" office:value-type="string">
            <text:p>Grants and Contracts</text:p>
          </table:table-cell>
          <table:table-cell table:style-name="ce4" office:value-type="float" office:value="40119">
            <text:p>2-Nov-09</text:p>
          </table:table-cell>
          <table:table-cell office:value-type="float" office:value="41213">
            <text:p>31-Oct-12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17];&quot;-&quot;;[.E17]))" office:value-type="string" office:string-value="/about-cip/staff/isabel-mel">
            <text:p>/about-cip/staff/isabel-mel</text:p>
          </table:table-cell>
          <table:table-cell table:formula="of:=CONCATENATE([.D17];&quot; &quot;;[.E17])" office:value-type="string" office:string-value="Isabel Mel">
            <text:p>Isabel Mel</text:p>
          </table:table-cell>
          <table:table-cell office:value-type="string">
            <text:p>Person</text:p>
          </table:table-cell>
          <table:table-cell office:value-type="string">
            <text:p>Isabel</text:p>
          </table:table-cell>
          <table:table-cell office:value-type="string">
            <text:p>Mel</text:p>
          </table:table-cell>
          <table:table-cell office:value-type="float" office:value="0">
            <text:p>0</text:p>
          </table:table-cell>
          <table:table-cell office:value-type="string">
            <text:p>Bilingual Secretary</text:p>
          </table:table-cell>
          <table:table-cell table:style-name="Default" office:value-type="string">
            <text:p>Director General's office</text:p>
          </table:table-cell>
          <table:table-cell table:style-name="ce3" office:value-type="string">
            <text:p>Grants and Contracts</text:p>
          </table:table-cell>
          <table:table-cell office:value-type="float" office:value="35431">
            <text:p>1-Jan-9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18];&quot;-&quot;;[.E18]))" office:value-type="string" office:string-value="/about-cip/staff/flor de maría-romero">
            <text:p>/about-cip/staff/flor de maría-romero</text:p>
          </table:table-cell>
          <table:table-cell table:formula="of:=CONCATENATE([.D18];&quot; &quot;;[.E18])" office:value-type="string" office:string-value="Flor de María Romero">
            <text:p>Flor de María Romero</text:p>
          </table:table-cell>
          <table:table-cell office:value-type="string">
            <text:p>Person</text:p>
          </table:table-cell>
          <table:table-cell office:value-type="string">
            <text:p>Flor de María</text:p>
          </table:table-cell>
          <table:table-cell office:value-type="string">
            <text:p>Romero</text:p>
          </table:table-cell>
          <table:table-cell office:value-type="float" office:value="0">
            <text:p>0</text:p>
          </table:table-cell>
          <table:table-cell office:value-type="string">
            <text:p>Grants&amp;Contracts Administrator</text:p>
          </table:table-cell>
          <table:table-cell table:style-name="Default" office:value-type="string">
            <text:p>Director General's office</text:p>
          </table:table-cell>
          <table:table-cell table:style-name="ce3" office:value-type="string">
            <text:p>Grants and Contracts</text:p>
          </table:table-cell>
          <table:table-cell office:value-type="float" office:value="40119">
            <text:p>2-Nov-09</text:p>
          </table:table-cell>
          <table:table-cell table:style-name="ce5" office:value-type="float" office:value="40908">
            <text:p>31-Dec-11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19];&quot;-&quot;;[.E19]))" office:value-type="string" office:string-value="/about-cip/staff/valerie-gwinner">
            <text:p>/about-cip/staff/valerie-gwinner</text:p>
          </table:table-cell>
          <table:table-cell table:formula="of:=CONCATENATE([.D19];&quot; &quot;;[.E19])" office:value-type="string" office:string-value="Valerie Gwinner">
            <text:p>Valerie Gwinner</text:p>
          </table:table-cell>
          <table:table-cell office:value-type="string">
            <text:p>Person</text:p>
          </table:table-cell>
          <table:table-cell office:value-type="string">
            <text:p>Valerie</text:p>
          </table:table-cell>
          <table:table-cell office:value-type="string">
            <text:p>Gwinner</text:p>
          </table:table-cell>
          <table:table-cell office:value-type="float" office:value="1">
            <text:p>1</text:p>
          </table:table-cell>
          <table:table-cell office:value-type="string">
            <text:p>Head C&amp;PAD</text:p>
          </table:table-cell>
          <table:table-cell table:style-name="Default" office:value-type="string">
            <text:p>Director General's office</text:p>
          </table:table-cell>
          <table:table-cell table:style-name="ce3" office:value-type="string">
            <text:p>Communications and Public Awareness Department</text:p>
          </table:table-cell>
          <table:table-cell table:style-name="ce4" office:value-type="float" office:value="40026">
            <text:p>1-Aug-09</text:p>
          </table:table-cell>
          <table:table-cell office:value-type="float" office:value="41182">
            <text:p>30-Sep-12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20];&quot;-&quot;;[.E20]))" office:value-type="string" office:string-value="/about-cip/staff/juan carlos-avendaño">
            <text:p>/about-cip/staff/juan carlos-avendaño</text:p>
          </table:table-cell>
          <table:table-cell table:formula="of:=CONCATENATE([.D20];&quot; &quot;;[.E20])" office:value-type="string" office:string-value="Juan Carlos Avendaño">
            <text:p>Juan Carlos Avendaño</text:p>
          </table:table-cell>
          <table:table-cell office:value-type="string">
            <text:p>Person</text:p>
          </table:table-cell>
          <table:table-cell office:value-type="string">
            <text:p>Juan Carlos</text:p>
          </table:table-cell>
          <table:table-cell office:value-type="string">
            <text:p>Avendaño</text:p>
          </table:table-cell>
          <table:table-cell office:value-type="float" office:value="0">
            <text:p>0</text:p>
          </table:table-cell>
          <table:table-cell office:value-type="string">
            <text:p>Exhibits/Display Auxiliary</text:p>
          </table:table-cell>
          <table:table-cell table:style-name="Default" office:value-type="string">
            <text:p>Director General's office</text:p>
          </table:table-cell>
          <table:table-cell table:style-name="ce3" office:value-type="string">
            <text:p>Communications and Public Awareness Department</text:p>
          </table:table-cell>
          <table:table-cell office:value-type="float" office:value="37545">
            <text:p>16-Oct-02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21];&quot;-&quot;;[.E21]))" office:value-type="string" office:string-value="/about-cip/staff/ruth-delgado">
            <text:p>/about-cip/staff/ruth-delgado</text:p>
          </table:table-cell>
          <table:table-cell table:formula="of:=CONCATENATE([.D21];&quot; &quot;;[.E21])" office:value-type="string" office:string-value="Ruth Delgado">
            <text:p>Ruth Delgado</text:p>
          </table:table-cell>
          <table:table-cell office:value-type="string">
            <text:p>Person</text:p>
          </table:table-cell>
          <table:table-cell office:value-type="string">
            <text:p>Ruth</text:p>
          </table:table-cell>
          <table:table-cell office:value-type="string">
            <text:p>Delgado</text:p>
          </table:table-cell>
          <table:table-cell office:value-type="float" office:value="0">
            <text:p>0</text:p>
          </table:table-cell>
          <table:table-cell office:value-type="string">
            <text:p>Exhibits/Display Assistant</text:p>
          </table:table-cell>
          <table:table-cell table:style-name="Default" office:value-type="string">
            <text:p>Director General's office</text:p>
          </table:table-cell>
          <table:table-cell table:style-name="ce3" office:value-type="string">
            <text:p>Communications and Public Awareness Department</text:p>
          </table:table-cell>
          <table:table-cell office:value-type="float" office:value="28660">
            <text:p>19-Jun-78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22];&quot;-&quot;;[.E22]))" office:value-type="string" office:string-value="/about-cip/staff/nini-fernández-concha">
            <text:p>/about-cip/staff/nini-fernández-concha</text:p>
          </table:table-cell>
          <table:table-cell table:formula="of:=CONCATENATE([.D22];&quot; &quot;;[.E22])" office:value-type="string" office:string-value="Nini Fernández-Concha">
            <text:p>Nini Fernández-Concha</text:p>
          </table:table-cell>
          <table:table-cell office:value-type="string">
            <text:p>Person</text:p>
          </table:table-cell>
          <table:table-cell office:value-type="string">
            <text:p>Nini</text:p>
          </table:table-cell>
          <table:table-cell office:value-type="string">
            <text:p>Fernández-Concha</text:p>
          </table:table-cell>
          <table:table-cell office:value-type="float" office:value="0">
            <text:p>0</text:p>
          </table:table-cell>
          <table:table-cell office:value-type="string">
            <text:p>Graphic Designer</text:p>
          </table:table-cell>
          <table:table-cell table:style-name="Default" office:value-type="string">
            <text:p>Director General's office</text:p>
          </table:table-cell>
          <table:table-cell table:style-name="ce3" office:value-type="string">
            <text:p>Communications and Public Awareness Department</text:p>
          </table:table-cell>
          <table:table-cell office:value-type="float" office:value="34821">
            <text:p>2-May-95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23];&quot;-&quot;;[.E23]))" office:value-type="string" office:string-value="/about-cip/staff/cecilia-lafosse">
            <text:p>/about-cip/staff/cecilia-lafosse</text:p>
          </table:table-cell>
          <table:table-cell table:formula="of:=CONCATENATE([.D23];&quot; &quot;;[.E23])" office:value-type="string" office:string-value="Cecilia Lafosse">
            <text:p>Cecilia Lafosse</text:p>
          </table:table-cell>
          <table:table-cell office:value-type="string">
            <text:p>Person</text:p>
          </table:table-cell>
          <table:table-cell office:value-type="string">
            <text:p>Cecilia</text:p>
          </table:table-cell>
          <table:table-cell office:value-type="string">
            <text:p>Lafosse</text:p>
          </table:table-cell>
          <table:table-cell office:value-type="float" office:value="0">
            <text:p>0</text:p>
          </table:table-cell>
          <table:table-cell office:value-type="string">
            <text:p>Chief Designer</text:p>
          </table:table-cell>
          <table:table-cell table:style-name="Default" office:value-type="string">
            <text:p>Director General's office</text:p>
          </table:table-cell>
          <table:table-cell table:style-name="ce3" office:value-type="string">
            <text:p>Communications and Public Awareness Department</text:p>
          </table:table-cell>
          <table:table-cell office:value-type="float" office:value="29677">
            <text:p>1-Apr-81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24];&quot;-&quot;;[.E24]))" office:value-type="string" office:string-value="/about-cip/staff/maría elena-lanatta">
            <text:p>/about-cip/staff/maría elena-lanatta</text:p>
          </table:table-cell>
          <table:table-cell table:formula="of:=CONCATENATE([.D24];&quot; &quot;;[.E24])" office:value-type="string" office:string-value="María Elena Lanatta">
            <text:p>María Elena Lanatta</text:p>
          </table:table-cell>
          <table:table-cell office:value-type="string">
            <text:p>Person</text:p>
          </table:table-cell>
          <table:table-cell office:value-type="string">
            <text:p>María Elena</text:p>
          </table:table-cell>
          <table:table-cell office:value-type="string">
            <text:p>Lanatta</text:p>
          </table:table-cell>
          <table:table-cell office:value-type="float" office:value="0">
            <text:p>0</text:p>
          </table:table-cell>
          <table:table-cell office:value-type="string">
            <text:p>Administrative Assistant</text:p>
          </table:table-cell>
          <table:table-cell table:style-name="Default" office:value-type="string">
            <text:p>Director General's office</text:p>
          </table:table-cell>
          <table:table-cell table:style-name="ce3" office:value-type="string">
            <text:p>Communications and Public Awareness Department</text:p>
          </table:table-cell>
          <table:table-cell office:value-type="float" office:value="32349">
            <text:p>25-Jul-88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25];&quot;-&quot;;[.E25]))" office:value-type="string" office:string-value="/about-cip/staff/anselmo-morales">
            <text:p>/about-cip/staff/anselmo-morales</text:p>
          </table:table-cell>
          <table:table-cell table:formula="of:=CONCATENATE([.D25];&quot; &quot;;[.E25])" office:value-type="string" office:string-value="Anselmo Morales">
            <text:p>Anselmo Morales</text:p>
          </table:table-cell>
          <table:table-cell office:value-type="string">
            <text:p>Person</text:p>
          </table:table-cell>
          <table:table-cell office:value-type="string">
            <text:p>Anselmo</text:p>
          </table:table-cell>
          <table:table-cell office:value-type="string">
            <text:p>Morales</text:p>
          </table:table-cell>
          <table:table-cell office:value-type="float" office:value="0">
            <text:p>0</text:p>
          </table:table-cell>
          <table:table-cell office:value-type="string">
            <text:p>Graphic Designer</text:p>
          </table:table-cell>
          <table:table-cell table:style-name="Default" office:value-type="string">
            <text:p>Director General's office</text:p>
          </table:table-cell>
          <table:table-cell table:style-name="ce3" office:value-type="string">
            <text:p>Communications and Public Awareness Department</text:p>
          </table:table-cell>
          <table:table-cell office:value-type="float" office:value="29773">
            <text:p>6-Jul-81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26];&quot;-&quot;;[.E26]))" office:value-type="string" office:string-value="/about-cip/staff/elena-taipe">
            <text:p>/about-cip/staff/elena-taipe</text:p>
          </table:table-cell>
          <table:table-cell table:formula="of:=CONCATENATE([.D26];&quot; &quot;;[.E26])" office:value-type="string" office:string-value="Elena Taipe">
            <text:p>Elena Taipe</text:p>
          </table:table-cell>
          <table:table-cell office:value-type="string">
            <text:p>Person</text:p>
          </table:table-cell>
          <table:table-cell office:value-type="string">
            <text:p>Elena</text:p>
          </table:table-cell>
          <table:table-cell office:value-type="string">
            <text:p>Taipe</text:p>
          </table:table-cell>
          <table:table-cell/>
          <table:table-cell office:value-type="string">
            <text:p>Graphic Designer</text:p>
          </table:table-cell>
          <table:table-cell table:style-name="Default" office:value-type="string">
            <text:p>Director General's office</text:p>
          </table:table-cell>
          <table:table-cell table:style-name="ce3" office:value-type="string">
            <text:p>Communications and Public Awareness Department</text:p>
          </table:table-cell>
          <table:table-cell office:value-type="float" office:value="38582">
            <text:p>18-Aug-05</text:p>
          </table:table-cell>
          <table:table-cell table:style-name="ce5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27];&quot;-&quot;;[.E27]))" office:value-type="string" office:string-value="/about-cip/staff/josé-torres">
            <text:p>/about-cip/staff/josé-torres</text:p>
          </table:table-cell>
          <table:table-cell table:formula="of:=CONCATENATE([.D27];&quot; &quot;;[.E27])" office:value-type="string" office:string-value="José Torres">
            <text:p>José Torres</text:p>
          </table:table-cell>
          <table:table-cell office:value-type="string">
            <text:p>Person</text:p>
          </table:table-cell>
          <table:table-cell office:value-type="string">
            <text:p>José</text:p>
          </table:table-cell>
          <table:table-cell office:value-type="string">
            <text:p>Torres</text:p>
          </table:table-cell>
          <table:table-cell/>
          <table:table-cell office:value-type="string">
            <text:p>Graphic Designer</text:p>
          </table:table-cell>
          <table:table-cell table:style-name="Default" office:value-type="string">
            <text:p>Director General's office</text:p>
          </table:table-cell>
          <table:table-cell table:style-name="ce3" office:value-type="string">
            <text:p>Communications and Public Awareness Department</text:p>
          </table:table-cell>
          <table:table-cell office:value-type="float" office:value="38961">
            <text:p>1-Sep-06</text:p>
          </table:table-cell>
          <table:table-cell table:style-name="ce5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28];&quot;-&quot;;[.E28]))" office:value-type="string" office:string-value="/about-cip/staff/eliana-bardalez">
            <text:p>/about-cip/staff/eliana-bardalez</text:p>
          </table:table-cell>
          <table:table-cell table:formula="of:=CONCATENATE([.D28];&quot; &quot;;[.E28])" office:value-type="string" office:string-value="Eliana Bardalez">
            <text:p>Eliana Bardalez</text:p>
          </table:table-cell>
          <table:table-cell office:value-type="string">
            <text:p>Person</text:p>
          </table:table-cell>
          <table:table-cell office:value-type="string">
            <text:p>Eliana</text:p>
          </table:table-cell>
          <table:table-cell office:value-type="string">
            <text:p>Bardalez</text:p>
          </table:table-cell>
          <table:table-cell/>
          <table:table-cell office:value-type="string">
            <text:p>Regional Accountant</text:p>
          </table:table-cell>
          <table:table-cell table:style-name="Default" office:value-type="string">
            <text:p>Director General's office</text:p>
          </table:table-cell>
          <table:table-cell office:value-type="string">
            <text:p>Finances</text:p>
          </table:table-cell>
          <table:table-cell office:value-type="float" office:value="39157">
            <text:p>16-Mar-07</text:p>
          </table:table-cell>
          <table:table-cell table:style-name="ce5" office:value-type="float" office:value="40983">
            <text:p>15-Mar-12</text:p>
          </table:table-cell>
          <table:table-cell table:number-columns-repeated="1013"/>
        </table:table-row>
        <table:table-row table:style-name="ro1">
          <table:table-cell table:formula="of:=LOWER(CONCATENATE(&quot;/about-cip/staff/&quot;;[.D29];&quot;-&quot;;[.E29]))" office:value-type="string" office:string-value="/about-cip/staff/katia-barrantes">
            <text:p>/about-cip/staff/katia-barrantes</text:p>
          </table:table-cell>
          <table:table-cell table:formula="of:=CONCATENATE([.D29];&quot; &quot;;[.E29])" office:value-type="string" office:string-value="Katia Barrantes">
            <text:p>Katia Barrantes</text:p>
          </table:table-cell>
          <table:table-cell office:value-type="string">
            <text:p>Person</text:p>
          </table:table-cell>
          <table:table-cell office:value-type="string">
            <text:p>Katia</text:p>
          </table:table-cell>
          <table:table-cell office:value-type="string">
            <text:p>Barrantes</text:p>
          </table:table-cell>
          <table:table-cell/>
          <table:table-cell office:value-type="string">
            <text:p>Finance Assistant</text:p>
          </table:table-cell>
          <table:table-cell table:style-name="Default" office:value-type="string">
            <text:p>Director General's office</text:p>
          </table:table-cell>
          <table:table-cell office:value-type="string">
            <text:p>Finances</text:p>
          </table:table-cell>
          <table:table-cell office:value-type="float" office:value="39846">
            <text:p>2-Feb-09</text:p>
          </table:table-cell>
          <table:table-cell table:style-name="ce5" office:value-type="float" office:value="40755">
            <text:p>31-Jul-11</text:p>
          </table:table-cell>
          <table:table-cell table:number-columns-repeated="1013"/>
        </table:table-row>
        <table:table-row table:style-name="ro1">
          <table:table-cell table:formula="of:=LOWER(CONCATENATE(&quot;/about-cip/staff/&quot;;[.D30];&quot;-&quot;;[.E30]))" office:value-type="string" office:string-value="/about-cip/staff/harry-garcía">
            <text:p>/about-cip/staff/harry-garcía</text:p>
          </table:table-cell>
          <table:table-cell table:formula="of:=CONCATENATE([.D30];&quot; &quot;;[.E30])" office:value-type="string" office:string-value="Harry García">
            <text:p>Harry García</text:p>
          </table:table-cell>
          <table:table-cell office:value-type="string">
            <text:p>Person</text:p>
          </table:table-cell>
          <table:table-cell office:value-type="string">
            <text:p>Harry</text:p>
          </table:table-cell>
          <table:table-cell office:value-type="string">
            <text:p>García</text:p>
          </table:table-cell>
          <table:table-cell/>
          <table:table-cell office:value-type="string">
            <text:p>Finance Assistant</text:p>
          </table:table-cell>
          <table:table-cell table:style-name="Default" office:value-type="string">
            <text:p>Director General's office</text:p>
          </table:table-cell>
          <table:table-cell office:value-type="string">
            <text:p>Finances</text:p>
          </table:table-cell>
          <table:table-cell office:value-type="float" office:value="40133">
            <text:p>16-Nov-09</text:p>
          </table:table-cell>
          <table:table-cell table:style-name="ce5" office:value-type="float" office:value="40862">
            <text:p>15-Nov-11</text:p>
          </table:table-cell>
          <table:table-cell table:number-columns-repeated="1013"/>
        </table:table-row>
        <table:table-row table:style-name="ro1">
          <table:table-cell table:formula="of:=LOWER(CONCATENATE(&quot;/about-cip/staff/&quot;;[.D31];&quot;-&quot;;[.E31]))" office:value-type="string" office:string-value="/about-cip/staff/patricia-mendoza">
            <text:p>/about-cip/staff/patricia-mendoza</text:p>
          </table:table-cell>
          <table:table-cell table:formula="of:=CONCATENATE([.D31];&quot; &quot;;[.E31])" office:value-type="string" office:string-value="Patricia Mendoza">
            <text:p>Patricia Mendoza</text:p>
          </table:table-cell>
          <table:table-cell office:value-type="string">
            <text:p>Person</text:p>
          </table:table-cell>
          <table:table-cell office:value-type="string">
            <text:p>Patricia</text:p>
          </table:table-cell>
          <table:table-cell office:value-type="string">
            <text:p>Mendoza</text:p>
          </table:table-cell>
          <table:table-cell/>
          <table:table-cell office:value-type="string">
            <text:p>Restricted Project Accountant</text:p>
          </table:table-cell>
          <table:table-cell table:style-name="Default" office:value-type="string">
            <text:p>Director General's office</text:p>
          </table:table-cell>
          <table:table-cell office:value-type="string">
            <text:p>Finances</text:p>
          </table:table-cell>
          <table:table-cell office:value-type="float" office:value="40513">
            <text:p>1-Dec-10</text:p>
          </table:table-cell>
          <table:table-cell table:style-name="ce5" office:value-type="float" office:value="40877">
            <text:p>30-Nov-11</text:p>
          </table:table-cell>
          <table:table-cell table:number-columns-repeated="1013"/>
        </table:table-row>
        <table:table-row table:style-name="ro1">
          <table:table-cell table:formula="of:=LOWER(CONCATENATE(&quot;/about-cip/staff/&quot;;[.D32];&quot;-&quot;;[.E32]))" office:value-type="string" office:string-value="/about-cip/staff/carla-monteverde">
            <text:p>/about-cip/staff/carla-monteverde</text:p>
          </table:table-cell>
          <table:table-cell table:formula="of:=CONCATENATE([.D32];&quot; &quot;;[.E32])" office:value-type="string" office:string-value="Carla Monteverde">
            <text:p>Carla Monteverde</text:p>
          </table:table-cell>
          <table:table-cell office:value-type="string">
            <text:p>Person</text:p>
          </table:table-cell>
          <table:table-cell office:value-type="string">
            <text:p>Carla</text:p>
          </table:table-cell>
          <table:table-cell office:value-type="string">
            <text:p>Monteverde</text:p>
          </table:table-cell>
          <table:table-cell/>
          <table:table-cell office:value-type="string">
            <text:p>Assistant Accountant</text:p>
          </table:table-cell>
          <table:table-cell table:style-name="Default" office:value-type="string">
            <text:p>Director General's office</text:p>
          </table:table-cell>
          <table:table-cell office:value-type="string">
            <text:p>Finances</text:p>
          </table:table-cell>
          <table:table-cell office:value-type="float" office:value="39678">
            <text:p>18-Aug-08</text:p>
          </table:table-cell>
          <table:table-cell table:style-name="ce5" office:value-type="float" office:value="40724">
            <text:p>30-Jun-11</text:p>
          </table:table-cell>
          <table:table-cell table:number-columns-repeated="1013"/>
        </table:table-row>
        <table:table-row table:style-name="ro1">
          <table:table-cell table:formula="of:=LOWER(CONCATENATE(&quot;/about-cip/staff/&quot;;[.D33];&quot;-&quot;;[.E33]))" office:value-type="string" office:string-value="/about-cip/staff/gladys-neyra">
            <text:p>/about-cip/staff/gladys-neyra</text:p>
          </table:table-cell>
          <table:table-cell table:formula="of:=CONCATENATE([.D33];&quot; &quot;;[.E33])" office:value-type="string" office:string-value="Gladys Neyra">
            <text:p>Gladys Neyra</text:p>
          </table:table-cell>
          <table:table-cell office:value-type="string">
            <text:p>Person</text:p>
          </table:table-cell>
          <table:table-cell office:value-type="string">
            <text:p>Gladys</text:p>
          </table:table-cell>
          <table:table-cell office:value-type="string">
            <text:p>Neyra</text:p>
          </table:table-cell>
          <table:table-cell/>
          <table:table-cell office:value-type="string">
            <text:p>Administrative Assistant</text:p>
          </table:table-cell>
          <table:table-cell table:style-name="Default" office:value-type="string">
            <text:p>Director General's office</text:p>
          </table:table-cell>
          <table:table-cell office:value-type="string">
            <text:p>Finances</text:p>
          </table:table-cell>
          <table:table-cell office:value-type="float" office:value="26680">
            <text:p>16-Jan-73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34];&quot;-&quot;;[.E34]))" office:value-type="string" office:string-value="/about-cip/staff/milagros-patiño">
            <text:p>/about-cip/staff/milagros-patiño</text:p>
          </table:table-cell>
          <table:table-cell table:formula="of:=CONCATENATE([.D34];&quot; &quot;;[.E34])" office:value-type="string" office:string-value="Milagros Patiño">
            <text:p>Milagros Patiño</text:p>
          </table:table-cell>
          <table:table-cell office:value-type="string">
            <text:p>Person</text:p>
          </table:table-cell>
          <table:table-cell office:value-type="string">
            <text:p>Milagros</text:p>
          </table:table-cell>
          <table:table-cell office:value-type="string">
            <text:p>Patiño</text:p>
          </table:table-cell>
          <table:table-cell/>
          <table:table-cell office:value-type="string">
            <text:p>Budget Supervisor</text:p>
          </table:table-cell>
          <table:table-cell table:style-name="Default" office:value-type="string">
            <text:p>Director General's office</text:p>
          </table:table-cell>
          <table:table-cell office:value-type="string">
            <text:p>Finances</text:p>
          </table:table-cell>
          <table:table-cell office:value-type="float" office:value="35110">
            <text:p>15-Feb-96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35];&quot;-&quot;;[.E35]))" office:value-type="string" office:string-value="/about-cip/staff/eduardo-peralta">
            <text:p>/about-cip/staff/eduardo-peralta</text:p>
          </table:table-cell>
          <table:table-cell table:formula="of:=CONCATENATE([.D35];&quot; &quot;;[.E35])" office:value-type="string" office:string-value="Eduardo Peralta">
            <text:p>Eduardo Peralta</text:p>
          </table:table-cell>
          <table:table-cell office:value-type="string">
            <text:p>Person</text:p>
          </table:table-cell>
          <table:table-cell office:value-type="string">
            <text:p>Eduardo</text:p>
          </table:table-cell>
          <table:table-cell office:value-type="string">
            <text:p>Peralta</text:p>
          </table:table-cell>
          <table:table-cell/>
          <table:table-cell office:value-type="string">
            <text:p>Restricted Project Accountant</text:p>
          </table:table-cell>
          <table:table-cell table:style-name="Default" office:value-type="string">
            <text:p>Director General's office</text:p>
          </table:table-cell>
          <table:table-cell office:value-type="string">
            <text:p>Finances</text:p>
          </table:table-cell>
          <table:table-cell office:value-type="float" office:value="28565">
            <text:p>16-Mar-78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36];&quot;-&quot;;[.E36]))" office:value-type="string" office:string-value="/about-cip/staff/karla-seminario">
            <text:p>/about-cip/staff/karla-seminario</text:p>
          </table:table-cell>
          <table:table-cell table:formula="of:=CONCATENATE([.D36];&quot; &quot;;[.E36])" office:value-type="string" office:string-value="Karla Seminario">
            <text:p>Karla Seminario</text:p>
          </table:table-cell>
          <table:table-cell office:value-type="string">
            <text:p>Person</text:p>
          </table:table-cell>
          <table:table-cell office:value-type="string">
            <text:p>Karla</text:p>
          </table:table-cell>
          <table:table-cell office:value-type="string">
            <text:p>Seminario</text:p>
          </table:table-cell>
          <table:table-cell/>
          <table:table-cell office:value-type="string">
            <text:p>Junior Finance Assistant</text:p>
          </table:table-cell>
          <table:table-cell table:style-name="Default" office:value-type="string">
            <text:p>Director General's office</text:p>
          </table:table-cell>
          <table:table-cell office:value-type="string">
            <text:p>Finances</text:p>
          </table:table-cell>
          <table:table-cell office:value-type="float" office:value="40399">
            <text:p>9-Aug-10</text:p>
          </table:table-cell>
          <table:table-cell table:style-name="ce5" office:value-type="float" office:value="40724">
            <text:p>30-Jun-11</text:p>
          </table:table-cell>
          <table:table-cell table:number-columns-repeated="1013"/>
        </table:table-row>
        <table:table-row table:style-name="ro1">
          <table:table-cell table:formula="of:=LOWER(CONCATENATE(&quot;/about-cip/staff/&quot;;[.D37];&quot;-&quot;;[.E37]))" office:value-type="string" office:string-value="/about-cip/staff/miguel-saavedra">
            <text:p>/about-cip/staff/miguel-saavedra</text:p>
          </table:table-cell>
          <table:table-cell table:formula="of:=CONCATENATE([.D37];&quot; &quot;;[.E37])" office:value-type="string" office:string-value="Miguel Saavedra">
            <text:p>Miguel Saavedra</text:p>
          </table:table-cell>
          <table:table-cell office:value-type="string">
            <text:p>Person</text:p>
          </table:table-cell>
          <table:table-cell office:value-type="string">
            <text:p>Miguel</text:p>
          </table:table-cell>
          <table:table-cell office:value-type="string">
            <text:p>Saavedra</text:p>
          </table:table-cell>
          <table:table-cell/>
          <table:table-cell office:value-type="string">
            <text:p>General Accountant</text:p>
          </table:table-cell>
          <table:table-cell table:style-name="Default" office:value-type="string">
            <text:p>Director General's office</text:p>
          </table:table-cell>
          <table:table-cell office:value-type="string">
            <text:p>Finances</text:p>
          </table:table-cell>
          <table:table-cell office:value-type="float" office:value="32660">
            <text:p>1-Jun-89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38];&quot;-&quot;;[.E38]))" office:value-type="string" office:string-value="/about-cip/staff/sonnia-orellana">
            <text:p>/about-cip/staff/sonnia-orellana</text:p>
          </table:table-cell>
          <table:table-cell table:formula="of:=CONCATENATE([.D38];&quot; &quot;;[.E38])" office:value-type="string" office:string-value="Sonnia Orellana">
            <text:p>Sonnia Orellana</text:p>
          </table:table-cell>
          <table:table-cell office:value-type="string">
            <text:p>Person</text:p>
          </table:table-cell>
          <table:table-cell office:value-type="string">
            <text:p>Sonnia</text:p>
          </table:table-cell>
          <table:table-cell office:value-type="string">
            <text:p>Orellana</text:p>
          </table:table-cell>
          <table:table-cell/>
          <table:table-cell office:value-type="string">
            <text:p>Cashier</text:p>
          </table:table-cell>
          <table:table-cell table:style-name="Default" office:value-type="string">
            <text:p>Director General's office</text:p>
          </table:table-cell>
          <table:table-cell office:value-type="string">
            <text:p>Finances</text:p>
          </table:table-cell>
          <table:table-cell office:value-type="float" office:value="26969">
            <text:p>1-Nov-73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39];&quot;-&quot;;[.E39]))" office:value-type="string" office:string-value="/about-cip/staff/césar-tapia">
            <text:p>/about-cip/staff/césar-tapia</text:p>
          </table:table-cell>
          <table:table-cell table:formula="of:=CONCATENATE([.D39];&quot; &quot;;[.E39])" office:value-type="string" office:string-value="César Tapia">
            <text:p>César Tapia</text:p>
          </table:table-cell>
          <table:table-cell office:value-type="string">
            <text:p>Person</text:p>
          </table:table-cell>
          <table:table-cell office:value-type="string">
            <text:p>César</text:p>
          </table:table-cell>
          <table:table-cell office:value-type="string">
            <text:p>Tapia</text:p>
          </table:table-cell>
          <table:table-cell/>
          <table:table-cell office:value-type="string">
            <text:p>Restricted Project Accountant</text:p>
          </table:table-cell>
          <table:table-cell table:style-name="Default" office:value-type="string">
            <text:p>Director General's office</text:p>
          </table:table-cell>
          <table:table-cell office:value-type="string">
            <text:p>Finances</text:p>
          </table:table-cell>
          <table:table-cell office:value-type="float" office:value="32161">
            <text:p>19-Jan-88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40];&quot;-&quot;;[.E40]))" office:value-type="string" office:string-value="/about-cip/staff/marilyn-sarmiento">
            <text:p>/about-cip/staff/marilyn-sarmiento</text:p>
          </table:table-cell>
          <table:table-cell table:formula="of:=CONCATENATE([.D40];&quot; &quot;;[.E40])" office:value-type="string" office:string-value="Marilyn Sarmiento">
            <text:p>Marilyn Sarmiento</text:p>
          </table:table-cell>
          <table:table-cell office:value-type="string">
            <text:p>Person</text:p>
          </table:table-cell>
          <table:table-cell office:value-type="string">
            <text:p>Marilyn</text:p>
          </table:table-cell>
          <table:table-cell office:value-type="string">
            <text:p>Sarmiento</text:p>
          </table:table-cell>
          <table:table-cell/>
          <table:table-cell office:value-type="string">
            <text:p>Junior Finance Assistant</text:p>
          </table:table-cell>
          <table:table-cell table:style-name="Default" office:value-type="string">
            <text:p>Director General's office</text:p>
          </table:table-cell>
          <table:table-cell office:value-type="string">
            <text:p>Finances</text:p>
          </table:table-cell>
          <table:table-cell office:value-type="float" office:value="40546">
            <text:p>3-Jan-11</text:p>
          </table:table-cell>
          <table:table-cell table:style-name="ce5" office:value-type="float" office:value="40724">
            <text:p>30-Jun-11</text:p>
          </table:table-cell>
          <table:table-cell table:number-columns-repeated="1013"/>
        </table:table-row>
        <table:table-row table:style-name="ro1">
          <table:table-cell table:formula="of:=LOWER(CONCATENATE(&quot;/about-cip/staff/&quot;;[.D41];&quot;-&quot;;[.E41]))" office:value-type="string" office:string-value="/about-cip/staff/mamerto-zambrano">
            <text:p>/about-cip/staff/mamerto-zambrano</text:p>
          </table:table-cell>
          <table:table-cell table:formula="of:=CONCATENATE([.D41];&quot; &quot;;[.E41])" office:value-type="string" office:string-value="Mamerto Zambrano">
            <text:p>Mamerto Zambrano</text:p>
          </table:table-cell>
          <table:table-cell office:value-type="string">
            <text:p>Person</text:p>
          </table:table-cell>
          <table:table-cell office:value-type="string">
            <text:p>Mamerto</text:p>
          </table:table-cell>
          <table:table-cell office:value-type="string">
            <text:p>Zambrano</text:p>
          </table:table-cell>
          <table:table-cell/>
          <table:table-cell office:value-type="string">
            <text:p>Office Auxiliary</text:p>
          </table:table-cell>
          <table:table-cell table:style-name="Default" office:value-type="string">
            <text:p>Director General's office</text:p>
          </table:table-cell>
          <table:table-cell office:value-type="string">
            <text:p>Finances</text:p>
          </table:table-cell>
          <table:table-cell office:value-type="float" office:value="28188">
            <text:p>4-Mar-77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42];&quot;-&quot;;[.E42]))" office:value-type="string" office:string-value="/about-cip/staff/susana-zapata">
            <text:p>/about-cip/staff/susana-zapata</text:p>
          </table:table-cell>
          <table:table-cell table:formula="of:=CONCATENATE([.D42];&quot; &quot;;[.E42])" office:value-type="string" office:string-value="Susana Zapata">
            <text:p>Susana Zapata</text:p>
          </table:table-cell>
          <table:table-cell office:value-type="string">
            <text:p>Person</text:p>
          </table:table-cell>
          <table:table-cell office:value-type="string">
            <text:p>Susana</text:p>
          </table:table-cell>
          <table:table-cell office:value-type="string">
            <text:p>Zapata</text:p>
          </table:table-cell>
          <table:table-cell/>
          <table:table-cell office:value-type="string">
            <text:p>Restricted Project Accountant</text:p>
          </table:table-cell>
          <table:table-cell table:style-name="Default" office:value-type="string">
            <text:p>Director General's office</text:p>
          </table:table-cell>
          <table:table-cell office:value-type="string">
            <text:p>Finances</text:p>
          </table:table-cell>
          <table:table-cell office:value-type="float" office:value="39006">
            <text:p>16-Oct-06</text:p>
          </table:table-cell>
          <table:table-cell table:style-name="ce5"/>
          <table:table-cell table:number-columns-repeated="1013"/>
        </table:table-row>
        <table:table-row table:style-name="ro1">
          <table:table-cell table:formula="of:=LOWER(CONCATENATE(&quot;/about-cip/staff/&quot;;[.D43];&quot;-&quot;;[.E43]))" office:value-type="string" office:string-value="/about-cip/staff/tania-zuñiga">
            <text:p>/about-cip/staff/tania-zuñiga</text:p>
          </table:table-cell>
          <table:table-cell table:formula="of:=CONCATENATE([.D43];&quot; &quot;;[.E43])" office:value-type="string" office:string-value="Tania Zuñiga">
            <text:p>Tania Zuñiga</text:p>
          </table:table-cell>
          <table:table-cell office:value-type="string">
            <text:p>Person</text:p>
          </table:table-cell>
          <table:table-cell office:value-type="string">
            <text:p>Tania</text:p>
          </table:table-cell>
          <table:table-cell office:value-type="string">
            <text:p>Zuñiga</text:p>
          </table:table-cell>
          <table:table-cell/>
          <table:table-cell office:value-type="string">
            <text:p>Treasurer</text:p>
          </table:table-cell>
          <table:table-cell table:style-name="Default" office:value-type="string">
            <text:p>Director General's office</text:p>
          </table:table-cell>
          <table:table-cell office:value-type="string">
            <text:p>Finances</text:p>
          </table:table-cell>
          <table:table-cell office:value-type="float" office:value="39264">
            <text:p>1-Jul-07</text:p>
          </table:table-cell>
          <table:table-cell table:style-name="ce5" office:value-type="float" office:value="40999">
            <text:p>31-Mar-12</text:p>
          </table:table-cell>
          <table:table-cell table:number-columns-repeated="1013"/>
        </table:table-row>
        <table:table-row table:style-name="ro1">
          <table:table-cell table:formula="of:=LOWER(CONCATENATE(&quot;/about-cip/staff/&quot;;[.D44];&quot;-&quot;;[.E44]))" office:value-type="string" office:string-value="/about-cip/staff/eduardo-ferreyra">
            <text:p>/about-cip/staff/eduardo-ferreyra</text:p>
          </table:table-cell>
          <table:table-cell table:formula="of:=CONCATENATE([.D44];&quot; &quot;;[.E44])" office:value-type="string" office:string-value="Eduardo Ferreyra">
            <text:p>Eduardo Ferreyra</text:p>
          </table:table-cell>
          <table:table-cell office:value-type="string">
            <text:p>Person</text:p>
          </table:table-cell>
          <table:table-cell office:value-type="string">
            <text:p>Eduardo</text:p>
          </table:table-cell>
          <table:table-cell office:value-type="string">
            <text:p>Ferreyra</text:p>
          </table:table-cell>
          <table:table-cell office:value-type="float" office:value="1">
            <text:p>1</text:p>
          </table:table-cell>
          <table:table-cell office:value-type="string">
            <text:p>Manager of Administration</text:p>
          </table:table-cell>
          <table:table-cell table:style-name="Default" office:value-type="string">
            <text:p>Director General's office</text:p>
          </table:table-cell>
          <table:table-cell office:value-type="string">
            <text:p>Administration Office</text:p>
          </table:table-cell>
          <table:table-cell office:value-type="float" office:value="39706">
            <text:p>15-Sep-08</text:p>
          </table:table-cell>
          <table:table-cell table:style-name="ce5"/>
          <table:table-cell table:number-columns-repeated="1013"/>
        </table:table-row>
        <table:table-row table:style-name="ro1">
          <table:table-cell table:formula="of:=LOWER(CONCATENATE(&quot;/about-cip/staff/&quot;;[.D45];&quot;-&quot;;[.E45]))" office:value-type="string" office:string-value="/about-cip/staff/silvia-córdova">
            <text:p>/about-cip/staff/silvia-córdova</text:p>
          </table:table-cell>
          <table:table-cell table:formula="of:=CONCATENATE([.D45];&quot; &quot;;[.E45])" office:value-type="string" office:string-value="Silvia Córdova">
            <text:p>Silvia Córdova</text:p>
          </table:table-cell>
          <table:table-cell office:value-type="string">
            <text:p>Person</text:p>
          </table:table-cell>
          <table:table-cell office:value-type="string">
            <text:p>Silvia</text:p>
          </table:table-cell>
          <table:table-cell office:value-type="string">
            <text:p>Córdova</text:p>
          </table:table-cell>
          <table:table-cell/>
          <table:table-cell office:value-type="string">
            <text:p>Administration Excutive Assistant</text:p>
          </table:table-cell>
          <table:table-cell table:style-name="Default" office:value-type="string">
            <text:p>Director General's office</text:p>
          </table:table-cell>
          <table:table-cell office:value-type="string">
            <text:p>Administration Office</text:p>
          </table:table-cell>
          <table:table-cell office:value-type="float" office:value="34790">
            <text:p>1-Apr-95</text:p>
          </table:table-cell>
          <table:table-cell table:style-name="ce5"/>
          <table:table-cell table:number-columns-repeated="1013"/>
        </table:table-row>
        <table:table-row table:style-name="ro1">
          <table:table-cell table:formula="of:=LOWER(CONCATENATE(&quot;/about-cip/staff/&quot;;[.D46];&quot;-&quot;;[.E46]))" office:value-type="string" office:string-value="/about-cip/staff/willy-alarcón">
            <text:p>/about-cip/staff/willy-alarcón</text:p>
          </table:table-cell>
          <table:table-cell table:formula="of:=CONCATENATE([.D46];&quot; &quot;;[.E46])" office:value-type="string" office:string-value="Willy Alarcón">
            <text:p>Willy Alarcón</text:p>
          </table:table-cell>
          <table:table-cell office:value-type="string">
            <text:p>Person</text:p>
          </table:table-cell>
          <table:table-cell office:value-type="string">
            <text:p>Willy</text:p>
          </table:table-cell>
          <table:table-cell office:value-type="string">
            <text:p>Alarcón</text:p>
          </table:table-cell>
          <table:table-cell/>
          <table:table-cell office:value-type="string">
            <text:p>Maintenance Technician</text:p>
          </table:table-cell>
          <table:table-cell table:style-name="Default" office:value-type="string">
            <text:p>Director General's office</text:p>
          </table:table-cell>
          <table:table-cell office:value-type="string">
            <text:p>Logistics</text:p>
          </table:table-cell>
          <table:table-cell office:value-type="float" office:value="28597">
            <text:p>17-Apr-78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47];&quot;-&quot;;[.E47]))" office:value-type="string" office:string-value="/about-cip/staff/luis-alminagorta">
            <text:p>/about-cip/staff/luis-alminagorta</text:p>
          </table:table-cell>
          <table:table-cell table:formula="of:=CONCATENATE([.D47];&quot; &quot;;[.E47])" office:value-type="string" office:string-value="Luis Alminagorta">
            <text:p>Luis Alminagorta</text:p>
          </table:table-cell>
          <table:table-cell office:value-type="string">
            <text:p>Person</text:p>
          </table:table-cell>
          <table:table-cell office:value-type="string">
            <text:p>Luis</text:p>
          </table:table-cell>
          <table:table-cell office:value-type="string">
            <text:p>Alminagorta</text:p>
          </table:table-cell>
          <table:table-cell/>
          <table:table-cell office:value-type="string">
            <text:p>Driver</text:p>
          </table:table-cell>
          <table:table-cell table:style-name="Default" office:value-type="string">
            <text:p>Director General's office</text:p>
          </table:table-cell>
          <table:table-cell office:value-type="string">
            <text:p>Logistics</text:p>
          </table:table-cell>
          <table:table-cell office:value-type="float" office:value="31383">
            <text:p>2-Dec-85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48];&quot;-&quot;;[.E48]))" office:value-type="string" office:string-value="/about-cip/staff/tito-arellano">
            <text:p>/about-cip/staff/tito-arellano</text:p>
          </table:table-cell>
          <table:table-cell table:formula="of:=CONCATENATE([.D48];&quot; &quot;;[.E48])" office:value-type="string" office:string-value="Tito Arellano">
            <text:p>Tito Arellano</text:p>
          </table:table-cell>
          <table:table-cell office:value-type="string">
            <text:p>Person</text:p>
          </table:table-cell>
          <table:table-cell office:value-type="string">
            <text:p>Tito</text:p>
          </table:table-cell>
          <table:table-cell office:value-type="string">
            <text:p>Arellano</text:p>
          </table:table-cell>
          <table:table-cell/>
          <table:table-cell office:value-type="string">
            <text:p>Warehouse Chief</text:p>
          </table:table-cell>
          <table:table-cell table:style-name="Default" office:value-type="string">
            <text:p>Director General's office</text:p>
          </table:table-cell>
          <table:table-cell office:value-type="string">
            <text:p>Logistics</text:p>
          </table:table-cell>
          <table:table-cell office:value-type="float" office:value="31049">
            <text:p>2-Jan-85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49];&quot;-&quot;;[.E49]))" office:value-type="string" office:string-value="/about-cip/staff/carlos-auqui">
            <text:p>/about-cip/staff/carlos-auqui</text:p>
          </table:table-cell>
          <table:table-cell table:formula="of:=CONCATENATE([.D49];&quot; &quot;;[.E49])" office:value-type="string" office:string-value="Carlos Auqui">
            <text:p>Carlos Auqui</text:p>
          </table:table-cell>
          <table:table-cell office:value-type="string">
            <text:p>Person</text:p>
          </table:table-cell>
          <table:table-cell office:value-type="string">
            <text:p>Carlos</text:p>
          </table:table-cell>
          <table:table-cell office:value-type="string">
            <text:p>Auqui</text:p>
          </table:table-cell>
          <table:table-cell/>
          <table:table-cell office:value-type="string">
            <text:p>Janitor</text:p>
          </table:table-cell>
          <table:table-cell table:style-name="Default" office:value-type="string">
            <text:p>Director General's office</text:p>
          </table:table-cell>
          <table:table-cell office:value-type="string">
            <text:p>Logistics</text:p>
          </table:table-cell>
          <table:table-cell office:value-type="float" office:value="27415">
            <text:p>21-Jan-75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50];&quot;-&quot;;[.E50]))" office:value-type="string" office:string-value="/about-cip/staff/filomeno-auqui">
            <text:p>/about-cip/staff/filomeno-auqui</text:p>
          </table:table-cell>
          <table:table-cell table:formula="of:=CONCATENATE([.D50];&quot; &quot;;[.E50])" office:value-type="string" office:string-value="Filomeno Auqui">
            <text:p>Filomeno Auqui</text:p>
          </table:table-cell>
          <table:table-cell office:value-type="string">
            <text:p>Person</text:p>
          </table:table-cell>
          <table:table-cell office:value-type="string">
            <text:p>Filomeno</text:p>
          </table:table-cell>
          <table:table-cell office:value-type="string">
            <text:p>Auqui</text:p>
          </table:table-cell>
          <table:table-cell/>
          <table:table-cell office:value-type="string">
            <text:p>Purchasing Assistant</text:p>
          </table:table-cell>
          <table:table-cell table:style-name="Default" office:value-type="string">
            <text:p>Director General's office</text:p>
          </table:table-cell>
          <table:table-cell office:value-type="string">
            <text:p>Logistics</text:p>
          </table:table-cell>
          <table:table-cell office:value-type="float" office:value="36982">
            <text:p>1-Apr-01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51];&quot;-&quot;;[.E51]))" office:value-type="string" office:string-value="/about-cip/staff/dalmecio-blanco">
            <text:p>/about-cip/staff/dalmecio-blanco</text:p>
          </table:table-cell>
          <table:table-cell table:formula="of:=CONCATENATE([.D51];&quot; &quot;;[.E51])" office:value-type="string" office:string-value="Dalmecio Blanco">
            <text:p>Dalmecio Blanco</text:p>
          </table:table-cell>
          <table:table-cell office:value-type="string">
            <text:p>Person</text:p>
          </table:table-cell>
          <table:table-cell office:value-type="string">
            <text:p>Dalmecio</text:p>
          </table:table-cell>
          <table:table-cell office:value-type="string">
            <text:p>Blanco</text:p>
          </table:table-cell>
          <table:table-cell/>
          <table:table-cell office:value-type="string">
            <text:p>Maintenance Technician</text:p>
          </table:table-cell>
          <table:table-cell table:style-name="Default" office:value-type="string">
            <text:p>Director General's office</text:p>
          </table:table-cell>
          <table:table-cell office:value-type="string">
            <text:p>Logistics</text:p>
          </table:table-cell>
          <table:table-cell office:value-type="float" office:value="35632">
            <text:p>21-Jul-97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52];&quot;-&quot;;[.E52]))" office:value-type="string" office:string-value="/about-cip/staff/antolín-briceño">
            <text:p>/about-cip/staff/antolín-briceño</text:p>
          </table:table-cell>
          <table:table-cell table:formula="of:=CONCATENATE([.D52];&quot; &quot;;[.E52])" office:value-type="string" office:string-value="Antolín Briceño">
            <text:p>Antolín Briceño</text:p>
          </table:table-cell>
          <table:table-cell office:value-type="string">
            <text:p>Person</text:p>
          </table:table-cell>
          <table:table-cell office:value-type="string">
            <text:p>Antolín</text:p>
          </table:table-cell>
          <table:table-cell office:value-type="string">
            <text:p>Briceño</text:p>
          </table:table-cell>
          <table:table-cell/>
          <table:table-cell office:value-type="string">
            <text:p>Plant Security</text:p>
          </table:table-cell>
          <table:table-cell table:style-name="Default" office:value-type="string">
            <text:p>Director General's office</text:p>
          </table:table-cell>
          <table:table-cell office:value-type="string">
            <text:p>Logistics</text:p>
          </table:table-cell>
          <table:table-cell office:value-type="float" office:value="34106">
            <text:p>17-May-93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53];&quot;-&quot;;[.E53]))" office:value-type="string" office:string-value="/about-cip/staff/genaro-bruno">
            <text:p>/about-cip/staff/genaro-bruno</text:p>
          </table:table-cell>
          <table:table-cell table:formula="of:=CONCATENATE([.D53];&quot; &quot;;[.E53])" office:value-type="string" office:string-value="Genaro Bruno">
            <text:p>Genaro Bruno</text:p>
          </table:table-cell>
          <table:table-cell office:value-type="string">
            <text:p>Person</text:p>
          </table:table-cell>
          <table:table-cell office:value-type="string">
            <text:p>Genaro</text:p>
          </table:table-cell>
          <table:table-cell office:value-type="string">
            <text:p>Bruno</text:p>
          </table:table-cell>
          <table:table-cell/>
          <table:table-cell office:value-type="string">
            <text:p>Receptionist</text:p>
          </table:table-cell>
          <table:table-cell table:style-name="Default" office:value-type="string">
            <text:p>Director General's office</text:p>
          </table:table-cell>
          <table:table-cell office:value-type="string">
            <text:p>Logistics</text:p>
          </table:table-cell>
          <table:table-cell office:value-type="float" office:value="28242">
            <text:p>27-Apr-77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54];&quot;-&quot;;[.E54]))" office:value-type="string" office:string-value="/about-cip/staff/alberto-ccenta">
            <text:p>/about-cip/staff/alberto-ccenta</text:p>
          </table:table-cell>
          <table:table-cell table:formula="of:=CONCATENATE([.D54];&quot; &quot;;[.E54])" office:value-type="string" office:string-value="Alberto Ccenta">
            <text:p>Alberto Ccenta</text:p>
          </table:table-cell>
          <table:table-cell office:value-type="string">
            <text:p>Person</text:p>
          </table:table-cell>
          <table:table-cell office:value-type="string">
            <text:p>Alberto</text:p>
          </table:table-cell>
          <table:table-cell office:value-type="string">
            <text:p>Ccenta</text:p>
          </table:table-cell>
          <table:table-cell/>
          <table:table-cell office:value-type="string">
            <text:p>Janitor</text:p>
          </table:table-cell>
          <table:table-cell table:style-name="Default" office:value-type="string">
            <text:p>Director General's office</text:p>
          </table:table-cell>
          <table:table-cell office:value-type="string">
            <text:p>Logistics</text:p>
          </table:table-cell>
          <table:table-cell office:value-type="float" office:value="35156">
            <text:p>1-Apr-96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55];&quot;-&quot;;[.E55]))" office:value-type="string" office:string-value="/about-cip/staff/mario-curasi">
            <text:p>/about-cip/staff/mario-curasi</text:p>
          </table:table-cell>
          <table:table-cell table:formula="of:=CONCATENATE([.D55];&quot; &quot;;[.E55])" office:value-type="string" office:string-value="Mario Curasi">
            <text:p>Mario Curasi</text:p>
          </table:table-cell>
          <table:table-cell office:value-type="string">
            <text:p>Person</text:p>
          </table:table-cell>
          <table:table-cell office:value-type="string">
            <text:p>Mario</text:p>
          </table:table-cell>
          <table:table-cell office:value-type="string">
            <text:p>Curasi</text:p>
          </table:table-cell>
          <table:table-cell/>
          <table:table-cell office:value-type="string">
            <text:p>Driver</text:p>
          </table:table-cell>
          <table:table-cell table:style-name="Default" office:value-type="string">
            <text:p>Director General's office</text:p>
          </table:table-cell>
          <table:table-cell office:value-type="string">
            <text:p>Logistics</text:p>
          </table:table-cell>
          <table:table-cell office:value-type="float" office:value="32633">
            <text:p>5-May-89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56];&quot;-&quot;;[.E56]))" office:value-type="string" office:string-value="/about-cip/staff/rogger-dávila">
            <text:p>/about-cip/staff/rogger-dávila</text:p>
          </table:table-cell>
          <table:table-cell table:formula="of:=CONCATENATE([.D56];&quot; &quot;;[.E56])" office:value-type="string" office:string-value="Rogger Dávila">
            <text:p>Rogger Dávila</text:p>
          </table:table-cell>
          <table:table-cell office:value-type="string">
            <text:p>Person</text:p>
          </table:table-cell>
          <table:table-cell office:value-type="string">
            <text:p>Rogger</text:p>
          </table:table-cell>
          <table:table-cell office:value-type="string">
            <text:p>Dávila</text:p>
          </table:table-cell>
          <table:table-cell/>
          <table:table-cell office:value-type="string">
            <text:p>Maintenance Technician</text:p>
          </table:table-cell>
          <table:table-cell table:style-name="Default" office:value-type="string">
            <text:p>Director General's office</text:p>
          </table:table-cell>
          <table:table-cell office:value-type="string">
            <text:p>Logistics</text:p>
          </table:table-cell>
          <table:table-cell office:value-type="float" office:value="40301">
            <text:p>3-May-10</text:p>
          </table:table-cell>
          <table:table-cell table:style-name="ce5" office:value-type="float" office:value="40908">
            <text:p>31-Dec-11</text:p>
          </table:table-cell>
          <table:table-cell table:number-columns-repeated="1013"/>
        </table:table-row>
        <table:table-row table:style-name="ro1">
          <table:table-cell table:formula="of:=LOWER(CONCATENATE(&quot;/about-cip/staff/&quot;;[.D57];&quot;-&quot;;[.E57]))" office:value-type="string" office:string-value="/about-cip/staff/javier-dueñas">
            <text:p>/about-cip/staff/javier-dueñas</text:p>
          </table:table-cell>
          <table:table-cell table:formula="of:=CONCATENATE([.D57];&quot; &quot;;[.E57])" office:value-type="string" office:string-value="Javier Dueñas">
            <text:p>Javier Dueñas</text:p>
          </table:table-cell>
          <table:table-cell office:value-type="string">
            <text:p>Person</text:p>
          </table:table-cell>
          <table:table-cell office:value-type="string">
            <text:p>Javier</text:p>
          </table:table-cell>
          <table:table-cell office:value-type="string">
            <text:p>Dueñas</text:p>
          </table:table-cell>
          <table:table-cell/>
          <table:table-cell office:value-type="string">
            <text:p>General Services Assistant</text:p>
          </table:table-cell>
          <table:table-cell table:style-name="Default" office:value-type="string">
            <text:p>Director General's office</text:p>
          </table:table-cell>
          <table:table-cell office:value-type="string">
            <text:p>Logistics</text:p>
          </table:table-cell>
          <table:table-cell office:value-type="float" office:value="28523">
            <text:p>2-Feb-78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58];&quot;-&quot;;[.E58]))" office:value-type="string" office:string-value="/about-cip/staff/cirilo-enciso">
            <text:p>/about-cip/staff/cirilo-enciso</text:p>
          </table:table-cell>
          <table:table-cell table:formula="of:=CONCATENATE([.D58];&quot; &quot;;[.E58])" office:value-type="string" office:string-value="Cirilo Enciso">
            <text:p>Cirilo Enciso</text:p>
          </table:table-cell>
          <table:table-cell office:value-type="string">
            <text:p>Person</text:p>
          </table:table-cell>
          <table:table-cell office:value-type="string">
            <text:p>Cirilo</text:p>
          </table:table-cell>
          <table:table-cell office:value-type="string">
            <text:p>Enciso</text:p>
          </table:table-cell>
          <table:table-cell/>
          <table:table-cell office:value-type="string">
            <text:p>Driver</text:p>
          </table:table-cell>
          <table:table-cell table:style-name="Default" office:value-type="string">
            <text:p>Director General's office</text:p>
          </table:table-cell>
          <table:table-cell office:value-type="string">
            <text:p>Logistics</text:p>
          </table:table-cell>
          <table:table-cell office:value-type="float" office:value="30468">
            <text:p>1-Jun-83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59];&quot;-&quot;;[.E59]))" office:value-type="string" office:string-value="/about-cip/staff/facundo-enciso">
            <text:p>/about-cip/staff/facundo-enciso</text:p>
          </table:table-cell>
          <table:table-cell table:formula="of:=CONCATENATE([.D59];&quot; &quot;;[.E59])" office:value-type="string" office:string-value="Facundo Enciso">
            <text:p>Facundo Enciso</text:p>
          </table:table-cell>
          <table:table-cell office:value-type="string">
            <text:p>Person</text:p>
          </table:table-cell>
          <table:table-cell office:value-type="string">
            <text:p>Facundo</text:p>
          </table:table-cell>
          <table:table-cell office:value-type="string">
            <text:p>Enciso</text:p>
          </table:table-cell>
          <table:table-cell/>
          <table:table-cell office:value-type="string">
            <text:p>Janitor</text:p>
          </table:table-cell>
          <table:table-cell table:style-name="Default" office:value-type="string">
            <text:p>Director General's office</text:p>
          </table:table-cell>
          <table:table-cell office:value-type="string">
            <text:p>Logistics</text:p>
          </table:table-cell>
          <table:table-cell office:value-type="float" office:value="35521">
            <text:p>1-Apr-97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60];&quot;-&quot;;[.E60]))" office:value-type="string" office:string-value="/about-cip/staff/wilmer-enciso">
            <text:p>/about-cip/staff/wilmer-enciso</text:p>
          </table:table-cell>
          <table:table-cell table:formula="of:=CONCATENATE([.D60];&quot; &quot;;[.E60])" office:value-type="string" office:string-value="Wilmer Enciso">
            <text:p>Wilmer Enciso</text:p>
          </table:table-cell>
          <table:table-cell office:value-type="string">
            <text:p>Person</text:p>
          </table:table-cell>
          <table:table-cell office:value-type="string">
            <text:p>Wilmer</text:p>
          </table:table-cell>
          <table:table-cell office:value-type="string">
            <text:p>Enciso</text:p>
          </table:table-cell>
          <table:table-cell/>
          <table:table-cell office:value-type="string">
            <text:p>Motor Pool Mechanic</text:p>
          </table:table-cell>
          <table:table-cell table:style-name="Default" office:value-type="string">
            <text:p>Director General's office</text:p>
          </table:table-cell>
          <table:table-cell office:value-type="string">
            <text:p>Logistics</text:p>
          </table:table-cell>
          <table:table-cell office:value-type="float" office:value="36557">
            <text:p>1-Feb-00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61];&quot;-&quot;;[.E61]))" office:value-type="string" office:string-value="/about-cip/staff/manuel-franco">
            <text:p>/about-cip/staff/manuel-franco</text:p>
          </table:table-cell>
          <table:table-cell table:formula="of:=CONCATENATE([.D61];&quot; &quot;;[.E61])" office:value-type="string" office:string-value="Manuel Franco">
            <text:p>Manuel Franco</text:p>
          </table:table-cell>
          <table:table-cell office:value-type="string">
            <text:p>Person</text:p>
          </table:table-cell>
          <table:table-cell office:value-type="string">
            <text:p>Manuel</text:p>
          </table:table-cell>
          <table:table-cell office:value-type="string">
            <text:p>Franco</text:p>
          </table:table-cell>
          <table:table-cell/>
          <table:table-cell office:value-type="string">
            <text:p>Maintenance Technician</text:p>
          </table:table-cell>
          <table:table-cell table:style-name="Default" office:value-type="string">
            <text:p>Director General's office</text:p>
          </table:table-cell>
          <table:table-cell office:value-type="string">
            <text:p>Logistics</text:p>
          </table:table-cell>
          <table:table-cell office:value-type="float" office:value="40301">
            <text:p>3-May-10</text:p>
          </table:table-cell>
          <table:table-cell table:style-name="ce5" office:value-type="float" office:value="40908">
            <text:p>31-Dec-11</text:p>
          </table:table-cell>
          <table:table-cell table:number-columns-repeated="1013"/>
        </table:table-row>
        <table:table-row table:style-name="ro1">
          <table:table-cell table:formula="of:=LOWER(CONCATENATE(&quot;/about-cip/staff/&quot;;[.D62];&quot;-&quot;;[.E62]))" office:value-type="string" office:string-value="/about-cip/staff/ximena-ganoza">
            <text:p>/about-cip/staff/ximena-ganoza</text:p>
          </table:table-cell>
          <table:table-cell table:formula="of:=CONCATENATE([.D62];&quot; &quot;;[.E62])" office:value-type="string" office:string-value="Ximena Ganoza">
            <text:p>Ximena Ganoza</text:p>
          </table:table-cell>
          <table:table-cell office:value-type="string">
            <text:p>Person</text:p>
          </table:table-cell>
          <table:table-cell office:value-type="string">
            <text:p>Ximena</text:p>
          </table:table-cell>
          <table:table-cell office:value-type="string">
            <text:p>Ganoza</text:p>
          </table:table-cell>
          <table:table-cell/>
          <table:table-cell office:value-type="string">
            <text:p>Procurement Supervisor</text:p>
          </table:table-cell>
          <table:table-cell table:style-name="Default" office:value-type="string">
            <text:p>Director General's office</text:p>
          </table:table-cell>
          <table:table-cell office:value-type="string">
            <text:p>Logistics</text:p>
          </table:table-cell>
          <table:table-cell office:value-type="float" office:value="33746">
            <text:p>22-May-92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63];&quot;-&quot;;[.E63]))" office:value-type="string" office:string-value="/about-cip/staff/marino-garay">
            <text:p>/about-cip/staff/marino-garay</text:p>
          </table:table-cell>
          <table:table-cell table:formula="of:=CONCATENATE([.D63];&quot; &quot;;[.E63])" office:value-type="string" office:string-value="Marino Garay">
            <text:p>Marino Garay</text:p>
          </table:table-cell>
          <table:table-cell office:value-type="string">
            <text:p>Person</text:p>
          </table:table-cell>
          <table:table-cell office:value-type="string">
            <text:p>Marino</text:p>
          </table:table-cell>
          <table:table-cell office:value-type="string">
            <text:p>Garay</text:p>
          </table:table-cell>
          <table:table-cell/>
          <table:table-cell office:value-type="string">
            <text:p>Driver</text:p>
          </table:table-cell>
          <table:table-cell table:style-name="Default" office:value-type="string">
            <text:p>Director General's office</text:p>
          </table:table-cell>
          <table:table-cell office:value-type="string">
            <text:p>Logistics</text:p>
          </table:table-cell>
          <table:table-cell office:value-type="float" office:value="27890">
            <text:p>10-May-76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64];&quot;-&quot;;[.E64]))" office:value-type="string" office:string-value="/about-cip/staff/rogger-garay">
            <text:p>/about-cip/staff/rogger-garay</text:p>
          </table:table-cell>
          <table:table-cell table:formula="of:=CONCATENATE([.D64];&quot; &quot;;[.E64])" office:value-type="string" office:string-value="Rogger Garay">
            <text:p>Rogger Garay</text:p>
          </table:table-cell>
          <table:table-cell office:value-type="string">
            <text:p>Person</text:p>
          </table:table-cell>
          <table:table-cell office:value-type="string">
            <text:p>Rogger</text:p>
          </table:table-cell>
          <table:table-cell office:value-type="string">
            <text:p>Garay</text:p>
          </table:table-cell>
          <table:table-cell/>
          <table:table-cell office:value-type="string">
            <text:p>Warehouse Assistant</text:p>
          </table:table-cell>
          <table:table-cell table:style-name="Default" office:value-type="string">
            <text:p>Director General's office</text:p>
          </table:table-cell>
          <table:table-cell office:value-type="string">
            <text:p>Logistics</text:p>
          </table:table-cell>
          <table:table-cell office:value-type="float" office:value="35521">
            <text:p>1-Apr-97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65];&quot;-&quot;;[.E65]))" office:value-type="string" office:string-value="/about-cip/staff/raúl-garcía">
            <text:p>/about-cip/staff/raúl-garcía</text:p>
          </table:table-cell>
          <table:table-cell table:formula="of:=CONCATENATE([.D65];&quot; &quot;;[.E65])" office:value-type="string" office:string-value="Raúl García">
            <text:p>Raúl García</text:p>
          </table:table-cell>
          <table:table-cell office:value-type="string">
            <text:p>Person</text:p>
          </table:table-cell>
          <table:table-cell office:value-type="string">
            <text:p>Raúl</text:p>
          </table:table-cell>
          <table:table-cell office:value-type="string">
            <text:p>García</text:p>
          </table:table-cell>
          <table:table-cell/>
          <table:table-cell office:value-type="string">
            <text:p>Import Purchasing Assistant</text:p>
          </table:table-cell>
          <table:table-cell table:style-name="Default" office:value-type="string">
            <text:p>Director General's office</text:p>
          </table:table-cell>
          <table:table-cell office:value-type="string">
            <text:p>Logistics</text:p>
          </table:table-cell>
          <table:table-cell office:value-type="float" office:value="36861">
            <text:p>1-Dec-00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66];&quot;-&quot;;[.E66]))" office:value-type="string" office:string-value="/about-cip/staff/josé-gorvenia">
            <text:p>/about-cip/staff/josé-gorvenia</text:p>
          </table:table-cell>
          <table:table-cell table:formula="of:=CONCATENATE([.D66];&quot; &quot;;[.E66])" office:value-type="string" office:string-value="José Gorvenia">
            <text:p>José Gorvenia</text:p>
          </table:table-cell>
          <table:table-cell office:value-type="string">
            <text:p>Person</text:p>
          </table:table-cell>
          <table:table-cell office:value-type="string">
            <text:p>José</text:p>
          </table:table-cell>
          <table:table-cell office:value-type="string">
            <text:p>Gorvenia</text:p>
          </table:table-cell>
          <table:table-cell/>
          <table:table-cell office:value-type="string">
            <text:p>Driver</text:p>
          </table:table-cell>
          <table:table-cell table:style-name="Default" office:value-type="string">
            <text:p>Director General's office</text:p>
          </table:table-cell>
          <table:table-cell office:value-type="string">
            <text:p>Logistics</text:p>
          </table:table-cell>
          <table:table-cell office:value-type="float" office:value="36586">
            <text:p>1-Mar-00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67];&quot;-&quot;;[.E67]))" office:value-type="string" office:string-value="/about-cip/staff/jaime-mamani">
            <text:p>/about-cip/staff/jaime-mamani</text:p>
          </table:table-cell>
          <table:table-cell table:formula="of:=CONCATENATE([.D67];&quot; &quot;;[.E67])" office:value-type="string" office:string-value="Jaime Mamani">
            <text:p>Jaime Mamani</text:p>
          </table:table-cell>
          <table:table-cell office:value-type="string">
            <text:p>Person</text:p>
          </table:table-cell>
          <table:table-cell office:value-type="string">
            <text:p>Jaime</text:p>
          </table:table-cell>
          <table:table-cell office:value-type="string">
            <text:p>Mamani</text:p>
          </table:table-cell>
          <table:table-cell/>
          <table:table-cell office:value-type="string">
            <text:p>Janitor</text:p>
          </table:table-cell>
          <table:table-cell table:style-name="Default" office:value-type="string">
            <text:p>Director General's office</text:p>
          </table:table-cell>
          <table:table-cell office:value-type="string">
            <text:p>Logistics</text:p>
          </table:table-cell>
          <table:table-cell office:value-type="float" office:value="36982">
            <text:p>1-Apr-01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68];&quot;-&quot;;[.E68]))" office:value-type="string" office:string-value="/about-cip/staff/juan-marquina">
            <text:p>/about-cip/staff/juan-marquina</text:p>
          </table:table-cell>
          <table:table-cell table:formula="of:=CONCATENATE([.D68];&quot; &quot;;[.E68])" office:value-type="string" office:string-value="Juan Marquina">
            <text:p>Juan Marquina</text:p>
          </table:table-cell>
          <table:table-cell office:value-type="string">
            <text:p>Person</text:p>
          </table:table-cell>
          <table:table-cell office:value-type="string">
            <text:p>Juan</text:p>
          </table:table-cell>
          <table:table-cell office:value-type="string">
            <text:p>Marquina</text:p>
          </table:table-cell>
          <table:table-cell/>
          <table:table-cell office:value-type="string">
            <text:p>Driver</text:p>
          </table:table-cell>
          <table:table-cell table:style-name="Default" office:value-type="string">
            <text:p>Director General's office</text:p>
          </table:table-cell>
          <table:table-cell office:value-type="string">
            <text:p>Logistics</text:p>
          </table:table-cell>
          <table:table-cell office:value-type="float" office:value="33252">
            <text:p>14-Jan-91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69];&quot;-&quot;;[.E69]))" office:value-type="string" office:string-value="/about-cip/staff/julio-mendoza">
            <text:p>/about-cip/staff/julio-mendoza</text:p>
          </table:table-cell>
          <table:table-cell table:formula="of:=CONCATENATE([.D69];&quot; &quot;;[.E69])" office:value-type="string" office:string-value="Julio Mendoza">
            <text:p>Julio Mendoza</text:p>
          </table:table-cell>
          <table:table-cell office:value-type="string">
            <text:p>Person</text:p>
          </table:table-cell>
          <table:table-cell office:value-type="string">
            <text:p>Julio</text:p>
          </table:table-cell>
          <table:table-cell office:value-type="string">
            <text:p>Mendoza</text:p>
          </table:table-cell>
          <table:table-cell/>
          <table:table-cell office:value-type="string">
            <text:p>Driver</text:p>
          </table:table-cell>
          <table:table-cell table:style-name="Default" office:value-type="string">
            <text:p>Director General's office</text:p>
          </table:table-cell>
          <table:table-cell office:value-type="string">
            <text:p>Logistics</text:p>
          </table:table-cell>
          <table:table-cell office:value-type="float" office:value="31709">
            <text:p>24-Oct-86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70];&quot;-&quot;;[.E70]))" office:value-type="string" office:string-value="/about-cip/staff/hugo-montalvo">
            <text:p>/about-cip/staff/hugo-montalvo</text:p>
          </table:table-cell>
          <table:table-cell table:formula="of:=CONCATENATE([.D70];&quot; &quot;;[.E70])" office:value-type="string" office:string-value="Hugo Montalvo">
            <text:p>Hugo Montalvo</text:p>
          </table:table-cell>
          <table:table-cell office:value-type="string">
            <text:p>Person</text:p>
          </table:table-cell>
          <table:table-cell office:value-type="string">
            <text:p>Hugo</text:p>
          </table:table-cell>
          <table:table-cell office:value-type="string">
            <text:p>Montalvo</text:p>
          </table:table-cell>
          <table:table-cell/>
          <table:table-cell office:value-type="string">
            <text:p>Plant Security</text:p>
          </table:table-cell>
          <table:table-cell table:style-name="Default" office:value-type="string">
            <text:p>Director General's office</text:p>
          </table:table-cell>
          <table:table-cell office:value-type="string">
            <text:p>Logistics</text:p>
          </table:table-cell>
          <table:table-cell office:value-type="float" office:value="33108">
            <text:p>23-Aug-90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71];&quot;-&quot;;[.E71]))" office:value-type="string" office:string-value="/about-cip/staff/martín-noa">
            <text:p>/about-cip/staff/martín-noa</text:p>
          </table:table-cell>
          <table:table-cell table:formula="of:=CONCATENATE([.D71];&quot; &quot;;[.E71])" office:value-type="string" office:string-value="Martín Noa">
            <text:p>Martín Noa</text:p>
          </table:table-cell>
          <table:table-cell office:value-type="string">
            <text:p>Person</text:p>
          </table:table-cell>
          <table:table-cell office:value-type="string">
            <text:p>Martín</text:p>
          </table:table-cell>
          <table:table-cell office:value-type="string">
            <text:p>Noa</text:p>
          </table:table-cell>
          <table:table-cell/>
          <table:table-cell office:value-type="string">
            <text:p>General Services Auxiliary</text:p>
          </table:table-cell>
          <table:table-cell table:style-name="Default" office:value-type="string">
            <text:p>Director General's office</text:p>
          </table:table-cell>
          <table:table-cell office:value-type="string">
            <text:p>Logistics</text:p>
          </table:table-cell>
          <table:table-cell office:value-type="float" office:value="30987">
            <text:p>1-Nov-84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72];&quot;-&quot;;[.E72]))" office:value-type="string" office:string-value="/about-cip/staff/juan-palomino">
            <text:p>/about-cip/staff/juan-palomino</text:p>
          </table:table-cell>
          <table:table-cell table:formula="of:=CONCATENATE([.D72];&quot; &quot;;[.E72])" office:value-type="string" office:string-value="Juan Palomino">
            <text:p>Juan Palomino</text:p>
          </table:table-cell>
          <table:table-cell office:value-type="string">
            <text:p>Person</text:p>
          </table:table-cell>
          <table:table-cell office:value-type="string">
            <text:p>Juan</text:p>
          </table:table-cell>
          <table:table-cell office:value-type="string">
            <text:p>Palomino</text:p>
          </table:table-cell>
          <table:table-cell/>
          <table:table-cell office:value-type="string">
            <text:p>Maintenance Technician</text:p>
          </table:table-cell>
          <table:table-cell table:style-name="Default" office:value-type="string">
            <text:p>Director General's office</text:p>
          </table:table-cell>
          <table:table-cell office:value-type="string">
            <text:p>Logistics</text:p>
          </table:table-cell>
          <table:table-cell office:value-type="float" office:value="35827">
            <text:p>1-Feb-98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73];&quot;-&quot;;[.E73]))" office:value-type="string" office:string-value="/about-cip/staff/pedro-peláez">
            <text:p>/about-cip/staff/pedro-peláez</text:p>
          </table:table-cell>
          <table:table-cell table:formula="of:=CONCATENATE([.D73];&quot; &quot;;[.E73])" office:value-type="string" office:string-value="Pedro Peláez">
            <text:p>Pedro Peláez</text:p>
          </table:table-cell>
          <table:table-cell office:value-type="string">
            <text:p>Person</text:p>
          </table:table-cell>
          <table:table-cell office:value-type="string">
            <text:p>Pedro</text:p>
          </table:table-cell>
          <table:table-cell office:value-type="string">
            <text:p>Peláez</text:p>
          </table:table-cell>
          <table:table-cell/>
          <table:table-cell office:value-type="string">
            <text:p>Maintenance Technician</text:p>
          </table:table-cell>
          <table:table-cell table:style-name="Default" office:value-type="string">
            <text:p>Director General's office</text:p>
          </table:table-cell>
          <table:table-cell office:value-type="string">
            <text:p>Logistics</text:p>
          </table:table-cell>
          <table:table-cell office:value-type="float" office:value="33298">
            <text:p>1-Mar-91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74];&quot;-&quot;;[.E74]))" office:value-type="string" office:string-value="/about-cip/staff/angel-pozada">
            <text:p>/about-cip/staff/angel-pozada</text:p>
          </table:table-cell>
          <table:table-cell table:formula="of:=CONCATENATE([.D74];&quot; &quot;;[.E74])" office:value-type="string" office:string-value="Angel Pozada">
            <text:p>Angel Pozada</text:p>
          </table:table-cell>
          <table:table-cell office:value-type="string">
            <text:p>Person</text:p>
          </table:table-cell>
          <table:table-cell office:value-type="string">
            <text:p>Angel</text:p>
          </table:table-cell>
          <table:table-cell office:value-type="string">
            <text:p>Pozada</text:p>
          </table:table-cell>
          <table:table-cell/>
          <table:table-cell office:value-type="string">
            <text:p>Warehouse Assistant</text:p>
          </table:table-cell>
          <table:table-cell table:style-name="Default" office:value-type="string">
            <text:p>Director General's office</text:p>
          </table:table-cell>
          <table:table-cell office:value-type="string">
            <text:p>Logistics</text:p>
          </table:table-cell>
          <table:table-cell office:value-type="float" office:value="33101">
            <text:p>16-Aug-90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75];&quot;-&quot;;[.E75]))" office:value-type="string" office:string-value="/about-cip/staff/kini-quispe">
            <text:p>/about-cip/staff/kini-quispe</text:p>
          </table:table-cell>
          <table:table-cell table:formula="of:=CONCATENATE([.D75];&quot; &quot;;[.E75])" office:value-type="string" office:string-value="Kini Quispe">
            <text:p>Kini Quispe</text:p>
          </table:table-cell>
          <table:table-cell office:value-type="string">
            <text:p>Person</text:p>
          </table:table-cell>
          <table:table-cell office:value-type="string">
            <text:p>Kini</text:p>
          </table:table-cell>
          <table:table-cell office:value-type="string">
            <text:p>Quispe</text:p>
          </table:table-cell>
          <table:table-cell/>
          <table:table-cell office:value-type="string">
            <text:p>Maintenance Technician</text:p>
          </table:table-cell>
          <table:table-cell table:style-name="Default" office:value-type="string">
            <text:p>Director General's office</text:p>
          </table:table-cell>
          <table:table-cell office:value-type="string">
            <text:p>Logistics</text:p>
          </table:table-cell>
          <table:table-cell office:value-type="float" office:value="38782">
            <text:p>6-Mar-06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76];&quot;-&quot;;[.E76]))" office:value-type="string" office:string-value="/about-cip/staff/jenner-ramos">
            <text:p>/about-cip/staff/jenner-ramos</text:p>
          </table:table-cell>
          <table:table-cell table:formula="of:=CONCATENATE([.D76];&quot; &quot;;[.E76])" office:value-type="string" office:string-value="Jenner Ramos">
            <text:p>Jenner Ramos</text:p>
          </table:table-cell>
          <table:table-cell office:value-type="string">
            <text:p>Person</text:p>
          </table:table-cell>
          <table:table-cell office:value-type="string">
            <text:p>Jenner</text:p>
          </table:table-cell>
          <table:table-cell office:value-type="string">
            <text:p>Ramos</text:p>
          </table:table-cell>
          <table:table-cell/>
          <table:table-cell office:value-type="string">
            <text:p>Import Purchasing Assistant</text:p>
          </table:table-cell>
          <table:table-cell table:style-name="Default" office:value-type="string">
            <text:p>Director General's office</text:p>
          </table:table-cell>
          <table:table-cell office:value-type="string">
            <text:p>Logistics</text:p>
          </table:table-cell>
          <table:table-cell office:value-type="float" office:value="40301">
            <text:p>3-May-10</text:p>
          </table:table-cell>
          <table:table-cell table:style-name="ce5" office:value-type="float" office:value="40663">
            <text:p>30-Apr-11</text:p>
          </table:table-cell>
          <table:table-cell table:number-columns-repeated="1013"/>
        </table:table-row>
        <table:table-row table:style-name="ro1">
          <table:table-cell table:formula="of:=LOWER(CONCATENATE(&quot;/about-cip/staff/&quot;;[.D77];&quot;-&quot;;[.E77]))" office:value-type="string" office:string-value="/about-cip/staff/teófilo-tintaya">
            <text:p>/about-cip/staff/teófilo-tintaya</text:p>
          </table:table-cell>
          <table:table-cell table:formula="of:=CONCATENATE([.D77];&quot; &quot;;[.E77])" office:value-type="string" office:string-value="Teófilo Tintaya">
            <text:p>Teófilo Tintaya</text:p>
          </table:table-cell>
          <table:table-cell office:value-type="string">
            <text:p>Person</text:p>
          </table:table-cell>
          <table:table-cell office:value-type="string">
            <text:p>Teófilo</text:p>
          </table:table-cell>
          <table:table-cell office:value-type="string">
            <text:p>Tintaya</text:p>
          </table:table-cell>
          <table:table-cell/>
          <table:table-cell office:value-type="string">
            <text:p>Plant Security</text:p>
          </table:table-cell>
          <table:table-cell table:style-name="Default" office:value-type="string">
            <text:p>Director General's office</text:p>
          </table:table-cell>
          <table:table-cell office:value-type="string">
            <text:p>Logistics</text:p>
          </table:table-cell>
          <table:table-cell office:value-type="float" office:value="35478">
            <text:p>17-Feb-97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78];&quot;-&quot;;[.E78]))" office:value-type="string" office:string-value="/about-cip/staff/lisardo-vásquez">
            <text:p>/about-cip/staff/lisardo-vásquez</text:p>
          </table:table-cell>
          <table:table-cell table:formula="of:=CONCATENATE([.D78];&quot; &quot;;[.E78])" office:value-type="string" office:string-value="Lisardo Vásquez">
            <text:p>Lisardo Vásquez</text:p>
          </table:table-cell>
          <table:table-cell office:value-type="string">
            <text:p>Person</text:p>
          </table:table-cell>
          <table:table-cell office:value-type="string">
            <text:p>Lisardo</text:p>
          </table:table-cell>
          <table:table-cell office:value-type="string">
            <text:p>Vásquez</text:p>
          </table:table-cell>
          <table:table-cell/>
          <table:table-cell office:value-type="string">
            <text:p>Plant Security</text:p>
          </table:table-cell>
          <table:table-cell table:style-name="Default" office:value-type="string">
            <text:p>Director General's office</text:p>
          </table:table-cell>
          <table:table-cell office:value-type="string">
            <text:p>Logistics</text:p>
          </table:table-cell>
          <table:table-cell office:value-type="float" office:value="32937">
            <text:p>5-Mar-90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79];&quot;-&quot;;[.E79]))" office:value-type="string" office:string-value="/about-cip/staff/luciana-vences">
            <text:p>/about-cip/staff/luciana-vences</text:p>
          </table:table-cell>
          <table:table-cell table:formula="of:=CONCATENATE([.D79];&quot; &quot;;[.E79])" office:value-type="string" office:string-value="Luciana Vences">
            <text:p>Luciana Vences</text:p>
          </table:table-cell>
          <table:table-cell office:value-type="string">
            <text:p>Person</text:p>
          </table:table-cell>
          <table:table-cell office:value-type="string">
            <text:p>Luciana</text:p>
          </table:table-cell>
          <table:table-cell office:value-type="string">
            <text:p>Vences</text:p>
          </table:table-cell>
          <table:table-cell/>
          <table:table-cell office:value-type="string">
            <text:p>Local Purchasing Assistant</text:p>
          </table:table-cell>
          <table:table-cell table:style-name="Default" office:value-type="string">
            <text:p>Director General's office</text:p>
          </table:table-cell>
          <table:table-cell office:value-type="string">
            <text:p>Logistics</text:p>
          </table:table-cell>
          <table:table-cell office:value-type="float" office:value="39587">
            <text:p>19-May-08</text:p>
          </table:table-cell>
          <table:table-cell table:style-name="ce5" office:value-type="float" office:value="40724">
            <text:p>30-Jun-11</text:p>
          </table:table-cell>
          <table:table-cell table:number-columns-repeated="1013"/>
        </table:table-row>
        <table:table-row table:style-name="ro1">
          <table:table-cell table:formula="of:=LOWER(CONCATENATE(&quot;/about-cip/staff/&quot;;[.D80];&quot;-&quot;;[.E80]))" office:value-type="string" office:string-value="/about-cip/staff/josé-yancce">
            <text:p>/about-cip/staff/josé-yancce</text:p>
          </table:table-cell>
          <table:table-cell table:formula="of:=CONCATENATE([.D80];&quot; &quot;;[.E80])" office:value-type="string" office:string-value="José Yancce">
            <text:p>José Yancce</text:p>
          </table:table-cell>
          <table:table-cell office:value-type="string">
            <text:p>Person</text:p>
          </table:table-cell>
          <table:table-cell office:value-type="string">
            <text:p>José</text:p>
          </table:table-cell>
          <table:table-cell office:value-type="string">
            <text:p>Yancce</text:p>
          </table:table-cell>
          <table:table-cell/>
          <table:table-cell office:value-type="string">
            <text:p>Maintenance Technician</text:p>
          </table:table-cell>
          <table:table-cell table:style-name="Default" office:value-type="string">
            <text:p>Director General's office</text:p>
          </table:table-cell>
          <table:table-cell office:value-type="string">
            <text:p>Logistics</text:p>
          </table:table-cell>
          <table:table-cell office:value-type="float" office:value="33298">
            <text:p>1-Mar-91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81];&quot;-&quot;;[.E81]))" office:value-type="string" office:string-value="/about-cip/staff/saturnino-zapata">
            <text:p>/about-cip/staff/saturnino-zapata</text:p>
          </table:table-cell>
          <table:table-cell table:formula="of:=CONCATENATE([.D81];&quot; &quot;;[.E81])" office:value-type="string" office:string-value="Saturnino Zapata">
            <text:p>Saturnino Zapata</text:p>
          </table:table-cell>
          <table:table-cell office:value-type="string">
            <text:p>Person</text:p>
          </table:table-cell>
          <table:table-cell office:value-type="string">
            <text:p>Saturnino</text:p>
          </table:table-cell>
          <table:table-cell office:value-type="string">
            <text:p>Zapata</text:p>
          </table:table-cell>
          <table:table-cell/>
          <table:table-cell office:value-type="string">
            <text:p>Maintenance Technician</text:p>
          </table:table-cell>
          <table:table-cell table:style-name="Default" office:value-type="string">
            <text:p>Director General's office</text:p>
          </table:table-cell>
          <table:table-cell office:value-type="string">
            <text:p>Logistics</text:p>
          </table:table-cell>
          <table:table-cell office:value-type="float" office:value="36202">
            <text:p>11-Feb-99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82];&quot;-&quot;;[.E82]))" office:value-type="string" office:string-value="/about-cip/staff/ulrika-martinuis">
            <text:p>/about-cip/staff/ulrika-martinuis</text:p>
          </table:table-cell>
          <table:table-cell table:formula="of:=CONCATENATE([.D82];&quot; &quot;;[.E82])" office:value-type="string" office:string-value="Ulrika Martinuis">
            <text:p>Ulrika Martinuis</text:p>
          </table:table-cell>
          <table:table-cell office:value-type="string">
            <text:p>Person</text:p>
          </table:table-cell>
          <table:table-cell office:value-type="string">
            <text:p>Ulrika</text:p>
          </table:table-cell>
          <table:table-cell office:value-type="string">
            <text:p>Martinuis</text:p>
          </table:table-cell>
          <table:table-cell/>
          <table:table-cell office:value-type="string">
            <text:p>Human Resources Head</text:p>
          </table:table-cell>
          <table:table-cell table:style-name="Default" office:value-type="string">
            <text:p>Director General's office</text:p>
          </table:table-cell>
          <table:table-cell office:value-type="string">
            <text:p>Human Resources</text:p>
          </table:table-cell>
          <table:table-cell table:style-name="ce4" office:value-type="float" office:value="40725">
            <text:p>1-Jul-11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83];&quot;-&quot;;[.E83]))" office:value-type="string" office:string-value="/about-cip/staff/carla-lazarte">
            <text:p>/about-cip/staff/carla-lazarte</text:p>
          </table:table-cell>
          <table:table-cell table:formula="of:=CONCATENATE([.D83];&quot; &quot;;[.E83])" office:value-type="string" office:string-value="Carla Lazarte">
            <text:p>Carla Lazarte</text:p>
          </table:table-cell>
          <table:table-cell office:value-type="string">
            <text:p>Person</text:p>
          </table:table-cell>
          <table:table-cell office:value-type="string">
            <text:p>Carla</text:p>
          </table:table-cell>
          <table:table-cell office:value-type="string">
            <text:p>Lazarte</text:p>
          </table:table-cell>
          <table:table-cell/>
          <table:table-cell office:value-type="string">
            <text:p>Human Resources Manager</text:p>
          </table:table-cell>
          <table:table-cell table:style-name="Default" office:value-type="string">
            <text:p>Director General's office</text:p>
          </table:table-cell>
          <table:table-cell office:value-type="string">
            <text:p>Human Resources</text:p>
          </table:table-cell>
          <table:table-cell table:style-name="ce4" office:value-type="float" office:value="40119">
            <text:p>2-Nov-09</text:p>
          </table:table-cell>
          <table:table-cell office:value-type="float" office:value="41213">
            <text:p>31-Oct-12</text:p>
          </table:table-cell>
          <table:table-cell table:number-columns-repeated="1013"/>
        </table:table-row>
        <table:table-row table:style-name="ro1">
          <table:table-cell table:formula="of:=LOWER(CONCATENATE(&quot;/about-cip/staff/&quot;;[.D84];&quot;-&quot;;[.E84]))" office:value-type="string" office:string-value="/about-cip/staff/rosario-marcovich">
            <text:p>/about-cip/staff/rosario-marcovich</text:p>
          </table:table-cell>
          <table:table-cell table:formula="of:=CONCATENATE([.D84];&quot; &quot;;[.E84])" office:value-type="string" office:string-value="Rosario Marcovich">
            <text:p>Rosario Marcovich</text:p>
          </table:table-cell>
          <table:table-cell office:value-type="string">
            <text:p>Person</text:p>
          </table:table-cell>
          <table:table-cell office:value-type="string">
            <text:p>Rosario</text:p>
          </table:table-cell>
          <table:table-cell office:value-type="string">
            <text:p>Marcovich</text:p>
          </table:table-cell>
          <table:table-cell/>
          <table:table-cell office:value-type="string">
            <text:p>Administrative Assistant</text:p>
          </table:table-cell>
          <table:table-cell table:style-name="Default" office:value-type="string">
            <text:p>Director General's office</text:p>
          </table:table-cell>
          <table:table-cell office:value-type="string">
            <text:p>Human Resources</text:p>
          </table:table-cell>
          <table:table-cell office:value-type="float" office:value="36209">
            <text:p>18-Feb-99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85];&quot;-&quot;;[.E85]))" office:value-type="string" office:string-value="/about-cip/staff/erika-garcía">
            <text:p>/about-cip/staff/erika-garcía</text:p>
          </table:table-cell>
          <table:table-cell table:formula="of:=CONCATENATE([.D85];&quot; &quot;;[.E85])" office:value-type="string" office:string-value="Erika García">
            <text:p>Erika García</text:p>
          </table:table-cell>
          <table:table-cell office:value-type="string">
            <text:p>Person</text:p>
          </table:table-cell>
          <table:table-cell office:value-type="string">
            <text:p>Erika</text:p>
          </table:table-cell>
          <table:table-cell office:value-type="string">
            <text:p>García</text:p>
          </table:table-cell>
          <table:table-cell/>
          <table:table-cell office:value-type="string">
            <text:p>Administrative Assistant</text:p>
          </table:table-cell>
          <table:table-cell table:style-name="Default" office:value-type="string">
            <text:p>Director General's office</text:p>
          </table:table-cell>
          <table:table-cell office:value-type="string">
            <text:p>Human Resources</text:p>
          </table:table-cell>
          <table:table-cell office:value-type="float" office:value="36161">
            <text:p>1-Jan-99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86];&quot;-&quot;;[.E86]))" office:value-type="string" office:string-value="/about-cip/staff/maría cecilia-castillo">
            <text:p>/about-cip/staff/maría cecilia-castillo</text:p>
          </table:table-cell>
          <table:table-cell table:formula="of:=CONCATENATE([.D86];&quot; &quot;;[.E86])" office:value-type="string" office:string-value="María Cecilia Castillo">
            <text:p>María Cecilia Castillo</text:p>
          </table:table-cell>
          <table:table-cell office:value-type="string">
            <text:p>Person</text:p>
          </table:table-cell>
          <table:table-cell office:value-type="string">
            <text:p>María Cecilia</text:p>
          </table:table-cell>
          <table:table-cell office:value-type="string">
            <text:p>Castillo</text:p>
          </table:table-cell>
          <table:table-cell/>
          <table:table-cell office:value-type="string">
            <text:p>Human Resources Analyst</text:p>
          </table:table-cell>
          <table:table-cell table:style-name="Default" office:value-type="string">
            <text:p>Director General's office</text:p>
          </table:table-cell>
          <table:table-cell office:value-type="string">
            <text:p>Human Resources</text:p>
          </table:table-cell>
          <table:table-cell office:value-type="float" office:value="39692">
            <text:p>1-Sep-08</text:p>
          </table:table-cell>
          <table:table-cell table:style-name="ce5" office:value-type="float" office:value="40724">
            <text:p>30-Jun-11</text:p>
          </table:table-cell>
          <table:table-cell table:number-columns-repeated="1013"/>
        </table:table-row>
        <table:table-row table:style-name="ro1">
          <table:table-cell table:formula="of:=LOWER(CONCATENATE(&quot;/about-cip/staff/&quot;;[.D87];&quot;-&quot;;[.E87]))" office:value-type="string" office:string-value="/about-cip/staff/melissa-guzmán">
            <text:p>/about-cip/staff/melissa-guzmán</text:p>
          </table:table-cell>
          <table:table-cell table:formula="of:=CONCATENATE([.D87];&quot; &quot;;[.E87])" office:value-type="string" office:string-value="Melissa Guzmán">
            <text:p>Melissa Guzmán</text:p>
          </table:table-cell>
          <table:table-cell office:value-type="string">
            <text:p>Person</text:p>
          </table:table-cell>
          <table:table-cell office:value-type="string">
            <text:p>Melissa</text:p>
          </table:table-cell>
          <table:table-cell office:value-type="string">
            <text:p>Guzmán</text:p>
          </table:table-cell>
          <table:table-cell/>
          <table:table-cell office:value-type="string">
            <text:p>Human Resources Assistant</text:p>
          </table:table-cell>
          <table:table-cell table:style-name="Default" office:value-type="string">
            <text:p>Director General's office</text:p>
          </table:table-cell>
          <table:table-cell office:value-type="string">
            <text:p>Human Resources</text:p>
          </table:table-cell>
          <table:table-cell office:value-type="float" office:value="40645">
            <text:p>12-Apr-11</text:p>
          </table:table-cell>
          <table:table-cell table:style-name="ce5" office:value-type="float" office:value="40736">
            <text:p>12-Jul-11</text:p>
          </table:table-cell>
          <table:table-cell table:number-columns-repeated="1013"/>
        </table:table-row>
        <table:table-row table:style-name="ro1">
          <table:table-cell table:formula="of:=LOWER(CONCATENATE(&quot;/about-cip/staff/&quot;;[.D88];&quot;-&quot;;[.E88]))" office:value-type="string" office:string-value="/about-cip/staff/rocío-isla">
            <text:p>/about-cip/staff/rocío-isla</text:p>
          </table:table-cell>
          <table:table-cell table:formula="of:=CONCATENATE([.D88];&quot; &quot;;[.E88])" office:value-type="string" office:string-value="Rocío Isla">
            <text:p>Rocío Isla</text:p>
          </table:table-cell>
          <table:table-cell office:value-type="string">
            <text:p>Person</text:p>
          </table:table-cell>
          <table:table-cell office:value-type="string">
            <text:p>Rocío</text:p>
          </table:table-cell>
          <table:table-cell office:value-type="string">
            <text:p>Isla</text:p>
          </table:table-cell>
          <table:table-cell/>
          <table:table-cell office:value-type="string">
            <text:p>Social Worker, Social Welfare and Health Supervisor</text:p>
          </table:table-cell>
          <table:table-cell table:style-name="Default" office:value-type="string">
            <text:p>Director General's office</text:p>
          </table:table-cell>
          <table:table-cell office:value-type="string">
            <text:p>Human Resources</text:p>
          </table:table-cell>
          <table:table-cell office:value-type="float" office:value="39275">
            <text:p>12-Jul-07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89];&quot;-&quot;;[.E89]))" office:value-type="string" office:string-value="/about-cip/staff/william-polo">
            <text:p>/about-cip/staff/william-polo</text:p>
          </table:table-cell>
          <table:table-cell table:formula="of:=CONCATENATE([.D89];&quot; &quot;;[.E89])" office:value-type="string" office:string-value="William Polo">
            <text:p>William Polo</text:p>
          </table:table-cell>
          <table:table-cell office:value-type="string">
            <text:p>Person</text:p>
          </table:table-cell>
          <table:table-cell office:value-type="string">
            <text:p>William</text:p>
          </table:table-cell>
          <table:table-cell office:value-type="string">
            <text:p>Polo</text:p>
          </table:table-cell>
          <table:table-cell/>
          <table:table-cell office:value-type="string">
            <text:p>Human Resources Analyst</text:p>
          </table:table-cell>
          <table:table-cell table:style-name="Default" office:value-type="string">
            <text:p>Director General's office</text:p>
          </table:table-cell>
          <table:table-cell office:value-type="string">
            <text:p>Human Resources</text:p>
          </table:table-cell>
          <table:table-cell office:value-type="float" office:value="33823">
            <text:p>7-Aug-92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90];&quot;-&quot;;[.E90]))" office:value-type="string" office:string-value="/about-cip/staff/lucero-schmidt">
            <text:p>/about-cip/staff/lucero-schmidt</text:p>
          </table:table-cell>
          <table:table-cell table:formula="of:=CONCATENATE([.D90];&quot; &quot;;[.E90])" office:value-type="string" office:string-value="Lucero Schmidt">
            <text:p>Lucero Schmidt</text:p>
          </table:table-cell>
          <table:table-cell office:value-type="string">
            <text:p>Person</text:p>
          </table:table-cell>
          <table:table-cell office:value-type="string">
            <text:p>Lucero</text:p>
          </table:table-cell>
          <table:table-cell office:value-type="string">
            <text:p>Schmidt</text:p>
          </table:table-cell>
          <table:table-cell/>
          <table:table-cell office:value-type="string">
            <text:p>Nurse</text:p>
          </table:table-cell>
          <table:table-cell table:style-name="Default" office:value-type="string">
            <text:p>Director General's office</text:p>
          </table:table-cell>
          <table:table-cell office:value-type="string">
            <text:p>Human Resources</text:p>
          </table:table-cell>
          <table:table-cell office:value-type="float" office:value="33112">
            <text:p>27-Aug-90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91];&quot;-&quot;;[.E91]))" office:value-type="string" office:string-value="/about-cip/staff/yoner-varas">
            <text:p>/about-cip/staff/yoner-varas</text:p>
          </table:table-cell>
          <table:table-cell table:formula="of:=CONCATENATE([.D91];&quot; &quot;;[.E91])" office:value-type="string" office:string-value="Yoner Varas">
            <text:p>Yoner Varas</text:p>
          </table:table-cell>
          <table:table-cell office:value-type="string">
            <text:p>Person</text:p>
          </table:table-cell>
          <table:table-cell office:value-type="string">
            <text:p>Yoner</text:p>
          </table:table-cell>
          <table:table-cell office:value-type="string">
            <text:p>Varas</text:p>
          </table:table-cell>
          <table:table-cell/>
          <table:table-cell office:value-type="string">
            <text:p>Salary Administrator</text:p>
          </table:table-cell>
          <table:table-cell table:style-name="Default" office:value-type="string">
            <text:p>Director General's office</text:p>
          </table:table-cell>
          <table:table-cell office:value-type="string">
            <text:p>Human Resources</text:p>
          </table:table-cell>
          <table:table-cell office:value-type="float" office:value="27078">
            <text:p>18-Feb-74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92];&quot;-&quot;;[.E92]))" office:value-type="string" office:string-value="/about-cip/staff/jorge-alfaro">
            <text:p>/about-cip/staff/jorge-alfaro</text:p>
          </table:table-cell>
          <table:table-cell table:formula="of:=CONCATENATE([.D92];&quot; &quot;;[.E92])" office:value-type="string" office:string-value="Jorge Alfaro">
            <text:p>Jorge Alfaro</text:p>
          </table:table-cell>
          <table:table-cell office:value-type="string">
            <text:p>Person</text:p>
          </table:table-cell>
          <table:table-cell office:value-type="string">
            <text:p>Jorge</text:p>
          </table:table-cell>
          <table:table-cell office:value-type="string">
            <text:p>Alfaro</text:p>
          </table:table-cell>
          <table:table-cell/>
          <table:table-cell office:value-type="string">
            <text:p>Cooking Attendant</text:p>
          </table:table-cell>
          <table:table-cell table:style-name="Default" office:value-type="string">
            <text:p>Director General's office</text:p>
          </table:table-cell>
          <table:table-cell table:style-name="Default" office:value-type="string">
            <text:p>Lodging and Food Services</text:p>
          </table:table-cell>
          <table:table-cell office:value-type="float" office:value="35156">
            <text:p>1-Apr-96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93];&quot;-&quot;;[.E93]))" office:value-type="string" office:string-value="/about-cip/staff/teófilo-barrios">
            <text:p>/about-cip/staff/teófilo-barrios</text:p>
          </table:table-cell>
          <table:table-cell table:formula="of:=CONCATENATE([.D93];&quot; &quot;;[.E93])" office:value-type="string" office:string-value="Teófilo Barrios">
            <text:p>Teófilo Barrios</text:p>
          </table:table-cell>
          <table:table-cell office:value-type="string">
            <text:p>Person</text:p>
          </table:table-cell>
          <table:table-cell office:value-type="string">
            <text:p>Teófilo</text:p>
          </table:table-cell>
          <table:table-cell office:value-type="string">
            <text:p>Barrios</text:p>
          </table:table-cell>
          <table:table-cell/>
          <table:table-cell office:value-type="string">
            <text:p>Cooking Attendant</text:p>
          </table:table-cell>
          <table:table-cell table:style-name="Default" office:value-type="string">
            <text:p>Director General's office</text:p>
          </table:table-cell>
          <table:table-cell table:style-name="Default" office:value-type="string">
            <text:p>Lodging and Food Services</text:p>
          </table:table-cell>
          <table:table-cell office:value-type="float" office:value="33298">
            <text:p>1-Mar-91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94];&quot;-&quot;;[.E94]))" office:value-type="string" office:string-value="/about-cip/staff/raúl-chávez">
            <text:p>/about-cip/staff/raúl-chávez</text:p>
          </table:table-cell>
          <table:table-cell table:formula="of:=CONCATENATE([.D94];&quot; &quot;;[.E94])" office:value-type="string" office:string-value="Raúl Chávez">
            <text:p>Raúl Chávez</text:p>
          </table:table-cell>
          <table:table-cell office:value-type="string">
            <text:p>Person</text:p>
          </table:table-cell>
          <table:table-cell office:value-type="string">
            <text:p>Raúl</text:p>
          </table:table-cell>
          <table:table-cell office:value-type="string">
            <text:p>Chávez</text:p>
          </table:table-cell>
          <table:table-cell/>
          <table:table-cell office:value-type="string">
            <text:p>Cook</text:p>
          </table:table-cell>
          <table:table-cell table:style-name="Default" office:value-type="string">
            <text:p>Director General's office</text:p>
          </table:table-cell>
          <table:table-cell table:style-name="Default" office:value-type="string">
            <text:p>Lodging and Food Services</text:p>
          </table:table-cell>
          <table:table-cell office:value-type="float" office:value="32286">
            <text:p>23-May-88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95];&quot;-&quot;;[.E95]))" office:value-type="string" office:string-value="/about-cip/staff/mónica-ferreyros">
            <text:p>/about-cip/staff/mónica-ferreyros</text:p>
          </table:table-cell>
          <table:table-cell table:formula="of:=CONCATENATE([.D95];&quot; &quot;;[.E95])" office:value-type="string" office:string-value="Mónica Ferreyros">
            <text:p>Mónica Ferreyros</text:p>
          </table:table-cell>
          <table:table-cell office:value-type="string">
            <text:p>Person</text:p>
          </table:table-cell>
          <table:table-cell office:value-type="string">
            <text:p>Mónica</text:p>
          </table:table-cell>
          <table:table-cell office:value-type="string">
            <text:p>Ferreyros</text:p>
          </table:table-cell>
          <table:table-cell/>
          <table:table-cell office:value-type="string">
            <text:p>Lodging and Food Services Supervisor</text:p>
          </table:table-cell>
          <table:table-cell table:style-name="Default" office:value-type="string">
            <text:p>Director General's office</text:p>
          </table:table-cell>
          <table:table-cell table:style-name="Default" office:value-type="string">
            <text:p>Lodging and Food Services</text:p>
          </table:table-cell>
          <table:table-cell office:value-type="float" office:value="32752">
            <text:p>1-Sep-89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96];&quot;-&quot;;[.E96]))" office:value-type="string" office:string-value="/about-cip/staff/sor-lapouble">
            <text:p>/about-cip/staff/sor-lapouble</text:p>
          </table:table-cell>
          <table:table-cell table:formula="of:=CONCATENATE([.D96];&quot; &quot;;[.E96])" office:value-type="string" office:string-value="Sor Lapouble">
            <text:p>Sor Lapouble</text:p>
          </table:table-cell>
          <table:table-cell office:value-type="string">
            <text:p>Person</text:p>
          </table:table-cell>
          <table:table-cell office:value-type="string">
            <text:p>Sor</text:p>
          </table:table-cell>
          <table:table-cell office:value-type="string">
            <text:p>Lapouble</text:p>
          </table:table-cell>
          <table:table-cell/>
          <table:table-cell office:value-type="string">
            <text:p>Lodging and Food <text:s/>Services Assistant</text:p>
          </table:table-cell>
          <table:table-cell table:style-name="Default" office:value-type="string">
            <text:p>Director General's office</text:p>
          </table:table-cell>
          <table:table-cell table:style-name="Default" office:value-type="string">
            <text:p>Lodging and Food Services</text:p>
          </table:table-cell>
          <table:table-cell office:value-type="float" office:value="34821">
            <text:p>2-May-95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97];&quot;-&quot;;[.E97]))" office:value-type="string" office:string-value="/about-cip/staff/joel-llallico">
            <text:p>/about-cip/staff/joel-llallico</text:p>
          </table:table-cell>
          <table:table-cell table:formula="of:=CONCATENATE([.D97];&quot; &quot;;[.E97])" office:value-type="string" office:string-value="Joel Llallico">
            <text:p>Joel Llallico</text:p>
          </table:table-cell>
          <table:table-cell office:value-type="string">
            <text:p>Person</text:p>
          </table:table-cell>
          <table:table-cell office:value-type="string">
            <text:p>Joel</text:p>
          </table:table-cell>
          <table:table-cell office:value-type="string">
            <text:p>Llallico</text:p>
          </table:table-cell>
          <table:table-cell/>
          <table:table-cell office:value-type="string">
            <text:p>Cooking Attendant</text:p>
          </table:table-cell>
          <table:table-cell table:style-name="Default" office:value-type="string">
            <text:p>Director General's office</text:p>
          </table:table-cell>
          <table:table-cell table:style-name="Default" office:value-type="string">
            <text:p>Lodging and Food Services</text:p>
          </table:table-cell>
          <table:table-cell office:value-type="float" office:value="36982">
            <text:p>1-Apr-01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98];&quot;-&quot;;[.E98]))" office:value-type="string" office:string-value="/about-cip/staff/teófila-navarro">
            <text:p>/about-cip/staff/teófila-navarro</text:p>
          </table:table-cell>
          <table:table-cell table:formula="of:=CONCATENATE([.D98];&quot; &quot;;[.E98])" office:value-type="string" office:string-value="Teófila Navarro">
            <text:p>Teófila Navarro</text:p>
          </table:table-cell>
          <table:table-cell office:value-type="string">
            <text:p>Person</text:p>
          </table:table-cell>
          <table:table-cell office:value-type="string">
            <text:p>Teófila</text:p>
          </table:table-cell>
          <table:table-cell office:value-type="string">
            <text:p>Navarro</text:p>
          </table:table-cell>
          <table:table-cell/>
          <table:table-cell office:value-type="string">
            <text:p>Room &amp; Linen Attendant</text:p>
          </table:table-cell>
          <table:table-cell table:style-name="Default" office:value-type="string">
            <text:p>Director General's office</text:p>
          </table:table-cell>
          <table:table-cell table:style-name="Default" office:value-type="string">
            <text:p>Lodging and Food Services</text:p>
          </table:table-cell>
          <table:table-cell office:value-type="float" office:value="35111">
            <text:p>16-Feb-96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99];&quot;-&quot;;[.E99]))" office:value-type="string" office:string-value="/about-cip/staff/venturo-quico">
            <text:p>/about-cip/staff/venturo-quico</text:p>
          </table:table-cell>
          <table:table-cell table:formula="of:=CONCATENATE([.D99];&quot; &quot;;[.E99])" office:value-type="string" office:string-value="Venturo Quico">
            <text:p>Venturo Quico</text:p>
          </table:table-cell>
          <table:table-cell office:value-type="string">
            <text:p>Person</text:p>
          </table:table-cell>
          <table:table-cell office:value-type="string">
            <text:p>Venturo</text:p>
          </table:table-cell>
          <table:table-cell office:value-type="string">
            <text:p>Quico</text:p>
          </table:table-cell>
          <table:table-cell/>
          <table:table-cell office:value-type="string">
            <text:p>Cook</text:p>
          </table:table-cell>
          <table:table-cell table:style-name="Default" office:value-type="string">
            <text:p>Director General's office</text:p>
          </table:table-cell>
          <table:table-cell table:style-name="Default" office:value-type="string">
            <text:p>Lodging and Food Services</text:p>
          </table:table-cell>
          <table:table-cell office:value-type="float" office:value="29038">
            <text:p>2-Jul-79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100];&quot;-&quot;;[.E100]))" office:value-type="string" office:string-value="/about-cip/staff/gerardo-vargas">
            <text:p>/about-cip/staff/gerardo-vargas</text:p>
          </table:table-cell>
          <table:table-cell table:formula="of:=CONCATENATE([.D100];&quot; &quot;;[.E100])" office:value-type="string" office:string-value="Gerardo Vargas">
            <text:p>Gerardo Vargas</text:p>
          </table:table-cell>
          <table:table-cell office:value-type="string">
            <text:p>Person</text:p>
          </table:table-cell>
          <table:table-cell office:value-type="string">
            <text:p>Gerardo</text:p>
          </table:table-cell>
          <table:table-cell office:value-type="string">
            <text:p>Vargas</text:p>
          </table:table-cell>
          <table:table-cell/>
          <table:table-cell office:value-type="string">
            <text:p>Cooking Attendant</text:p>
          </table:table-cell>
          <table:table-cell table:style-name="Default" office:value-type="string">
            <text:p>Director General's office</text:p>
          </table:table-cell>
          <table:table-cell table:style-name="Default" office:value-type="string">
            <text:p>Lodging and Food Services</text:p>
          </table:table-cell>
          <table:table-cell office:value-type="float" office:value="39326">
            <text:p>1-Sep-07</text:p>
          </table:table-cell>
          <table:table-cell table:style-name="ce5" office:value-type="float" office:value="40908">
            <text:p>31-Dec-11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101];&quot;-&quot;;[.E101]))" office:value-type="string" office:string-value="/about-cip/staff/jerónimo-ventura">
            <text:p>/about-cip/staff/jerónimo-ventura</text:p>
          </table:table-cell>
          <table:table-cell table:formula="of:=CONCATENATE([.D101];&quot; &quot;;[.E101])" office:value-type="string" office:string-value="Jerónimo Ventura">
            <text:p>Jerónimo Ventura</text:p>
          </table:table-cell>
          <table:table-cell office:value-type="string">
            <text:p>Person</text:p>
          </table:table-cell>
          <table:table-cell office:value-type="string">
            <text:p>Jerónimo</text:p>
          </table:table-cell>
          <table:table-cell office:value-type="string">
            <text:p>Ventura</text:p>
          </table:table-cell>
          <table:table-cell/>
          <table:table-cell office:value-type="string">
            <text:p>Cooking Attendant</text:p>
          </table:table-cell>
          <table:table-cell table:style-name="Default" office:value-type="string">
            <text:p>Director General's office</text:p>
          </table:table-cell>
          <table:table-cell table:style-name="Default" office:value-type="string">
            <text:p>Lodging and Food Services</text:p>
          </table:table-cell>
          <table:table-cell office:value-type="float" office:value="27499">
            <text:p>15-Apr-75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102];&quot;-&quot;;[.E102]))" office:value-type="string" office:string-value="/about-cip/staff/alberto-varela">
            <text:p>/about-cip/staff/alberto-varela</text:p>
          </table:table-cell>
          <table:table-cell table:formula="of:=CONCATENATE([.D102];&quot; &quot;;[.E102])" office:value-type="string" office:string-value="Alberto Varela">
            <text:p>Alberto Varela</text:p>
          </table:table-cell>
          <table:table-cell office:value-type="string">
            <text:p>Person</text:p>
          </table:table-cell>
          <table:table-cell office:value-type="string">
            <text:p>Alberto</text:p>
          </table:table-cell>
          <table:table-cell office:value-type="string">
            <text:p>Varela</text:p>
          </table:table-cell>
          <table:table-cell office:value-type="float" office:value="1">
            <text:p>1</text:p>
          </table:table-cell>
          <table:table-cell office:value-type="string">
            <text:p>Head ITU</text:p>
          </table:table-cell>
          <table:table-cell table:style-name="Default" office:value-type="string">
            <text:p>Director General's office</text:p>
          </table:table-cell>
          <table:table-cell table:style-name="Default" office:value-type="string">
            <text:p>Information Technology Unit</text:p>
          </table:table-cell>
          <table:table-cell/>
          <table:table-cell table:style-name="ce5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103];&quot;-&quot;;[.E103]))" office:value-type="string" office:string-value="/about-cip/staff/josé-aliaga">
            <text:p>/about-cip/staff/josé-aliaga</text:p>
          </table:table-cell>
          <table:table-cell table:formula="of:=CONCATENATE([.D103];&quot; &quot;;[.E103])" office:value-type="string" office:string-value="José Aliaga">
            <text:p>José Aliaga</text:p>
          </table:table-cell>
          <table:table-cell office:value-type="string">
            <text:p>Person</text:p>
          </table:table-cell>
          <table:table-cell office:value-type="string">
            <text:p>José</text:p>
          </table:table-cell>
          <table:table-cell office:value-type="string">
            <text:p>Aliaga</text:p>
          </table:table-cell>
          <table:table-cell/>
          <table:table-cell office:value-type="string">
            <text:p>Network Administrator</text:p>
          </table:table-cell>
          <table:table-cell table:style-name="Default" office:value-type="string">
            <text:p>Director General's office</text:p>
          </table:table-cell>
          <table:table-cell table:style-name="Default" office:value-type="string">
            <text:p>Information Technology Unit</text:p>
          </table:table-cell>
          <table:table-cell office:value-type="float" office:value="40399">
            <text:p>9-Aug-10</text:p>
          </table:table-cell>
          <table:table-cell table:style-name="ce5" office:value-type="float" office:value="40908">
            <text:p>31-Dec-11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104];&quot;-&quot;;[.E104]))" office:value-type="string" office:string-value="/about-cip/staff/roberto-del villar">
            <text:p>/about-cip/staff/roberto-del villar</text:p>
          </table:table-cell>
          <table:table-cell table:formula="of:=CONCATENATE([.D104];&quot; &quot;;[.E104])" office:value-type="string" office:string-value="Roberto Del Villar">
            <text:p>Roberto Del Villar</text:p>
          </table:table-cell>
          <table:table-cell office:value-type="string">
            <text:p>Person</text:p>
          </table:table-cell>
          <table:table-cell office:value-type="string">
            <text:p>Roberto</text:p>
          </table:table-cell>
          <table:table-cell office:value-type="string">
            <text:p>Del Villar</text:p>
          </table:table-cell>
          <table:table-cell/>
          <table:table-cell office:value-type="string">
            <text:p>Server Administrator</text:p>
          </table:table-cell>
          <table:table-cell table:style-name="Default" office:value-type="string">
            <text:p>Director General's office</text:p>
          </table:table-cell>
          <table:table-cell table:style-name="Default" office:value-type="string">
            <text:p>Information Technology Unit</text:p>
          </table:table-cell>
          <table:table-cell office:value-type="float" office:value="36312">
            <text:p>1-Jun-99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105];&quot;-&quot;;[.E105]))" office:value-type="string" office:string-value="/about-cip/staff/paulo-garcía">
            <text:p>/about-cip/staff/paulo-garcía</text:p>
          </table:table-cell>
          <table:table-cell table:formula="of:=CONCATENATE([.D105];&quot; &quot;;[.E105])" office:value-type="string" office:string-value="Paulo García">
            <text:p>Paulo García</text:p>
          </table:table-cell>
          <table:table-cell office:value-type="string">
            <text:p>Person</text:p>
          </table:table-cell>
          <table:table-cell office:value-type="string">
            <text:p>Paulo</text:p>
          </table:table-cell>
          <table:table-cell office:value-type="string">
            <text:p>García</text:p>
          </table:table-cell>
          <table:table-cell/>
          <table:table-cell office:value-type="string">
            <text:p>Helpdesk Assistant</text:p>
          </table:table-cell>
          <table:table-cell table:style-name="Default" office:value-type="string">
            <text:p>Director General's office</text:p>
          </table:table-cell>
          <table:table-cell table:style-name="Default" office:value-type="string">
            <text:p>Information Technology Unit</text:p>
          </table:table-cell>
          <table:table-cell office:value-type="float" office:value="40148">
            <text:p>1-Dec-09</text:p>
          </table:table-cell>
          <table:table-cell table:style-name="ce5" office:value-type="float" office:value="40694">
            <text:p>31-May-11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106];&quot;-&quot;;[.E106]))" office:value-type="string" office:string-value="/about-cip/staff/josé-junchaya">
            <text:p>/about-cip/staff/josé-junchaya</text:p>
          </table:table-cell>
          <table:table-cell table:formula="of:=CONCATENATE([.D106];&quot; &quot;;[.E106])" office:value-type="string" office:string-value="José Junchaya">
            <text:p>José Junchaya</text:p>
          </table:table-cell>
          <table:table-cell office:value-type="string">
            <text:p>Person</text:p>
          </table:table-cell>
          <table:table-cell office:value-type="string">
            <text:p>José</text:p>
          </table:table-cell>
          <table:table-cell office:value-type="string">
            <text:p>Junchaya</text:p>
          </table:table-cell>
          <table:table-cell/>
          <table:table-cell office:value-type="string">
            <text:p>Systems Auxiliary</text:p>
          </table:table-cell>
          <table:table-cell table:style-name="Default" office:value-type="string">
            <text:p>Director General's office</text:p>
          </table:table-cell>
          <table:table-cell table:style-name="Default" office:value-type="string">
            <text:p>Information Technology Unit</text:p>
          </table:table-cell>
          <table:table-cell office:value-type="float" office:value="40253">
            <text:p>16-Mar-10</text:p>
          </table:table-cell>
          <table:table-cell table:style-name="ce5" office:value-type="float" office:value="40724">
            <text:p>30-Jun-11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107];&quot;-&quot;;[.E107]))" office:value-type="string" office:string-value="/about-cip/staff/césar-llantoy">
            <text:p>/about-cip/staff/césar-llantoy</text:p>
          </table:table-cell>
          <table:table-cell table:formula="of:=CONCATENATE([.D107];&quot; &quot;;[.E107])" office:value-type="string" office:string-value="César Llantoy">
            <text:p>César Llantoy</text:p>
          </table:table-cell>
          <table:table-cell office:value-type="string">
            <text:p>Person</text:p>
          </table:table-cell>
          <table:table-cell office:value-type="string">
            <text:p>César</text:p>
          </table:table-cell>
          <table:table-cell office:value-type="string">
            <text:p>Llantoy</text:p>
          </table:table-cell>
          <table:table-cell/>
          <table:table-cell office:value-type="string">
            <text:p>Systems Assistant</text:p>
          </table:table-cell>
          <table:table-cell table:style-name="Default" office:value-type="string">
            <text:p>Director General's office</text:p>
          </table:table-cell>
          <table:table-cell table:style-name="Default" office:value-type="string">
            <text:p>Information Technology Unit</text:p>
          </table:table-cell>
          <table:table-cell office:value-type="float" office:value="40637">
            <text:p>4-Apr-11</text:p>
          </table:table-cell>
          <table:table-cell table:style-name="ce5" office:value-type="float" office:value="40724">
            <text:p>30-Jun-11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108];&quot;-&quot;;[.E108]))" office:value-type="string" office:string-value="/about-cip/staff/raúl-orué">
            <text:p>/about-cip/staff/raúl-orué</text:p>
          </table:table-cell>
          <table:table-cell table:formula="of:=CONCATENATE([.D108];&quot; &quot;;[.E108])" office:value-type="string" office:string-value="Raúl Orué">
            <text:p>Raúl Orué</text:p>
          </table:table-cell>
          <table:table-cell office:value-type="string">
            <text:p>Person</text:p>
          </table:table-cell>
          <table:table-cell office:value-type="string">
            <text:p>Raúl</text:p>
          </table:table-cell>
          <table:table-cell office:value-type="string">
            <text:p>Orué</text:p>
          </table:table-cell>
          <table:table-cell/>
          <table:table-cell office:value-type="string">
            <text:p>Systems &amp; Security Administrator</text:p>
          </table:table-cell>
          <table:table-cell table:style-name="Default" office:value-type="string">
            <text:p>Director General's office</text:p>
          </table:table-cell>
          <table:table-cell table:style-name="Default" office:value-type="string">
            <text:p>Information Technology Unit</text:p>
          </table:table-cell>
          <table:table-cell office:value-type="float" office:value="40118">
            <text:p>1-Nov-09</text:p>
          </table:table-cell>
          <table:table-cell table:style-name="ce5" office:value-type="float" office:value="40847">
            <text:p>31-Oct-11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109];&quot;-&quot;;[.E109]))" office:value-type="string" office:string-value="/about-cip/staff/saúl-rodríguez">
            <text:p>/about-cip/staff/saúl-rodríguez</text:p>
          </table:table-cell>
          <table:table-cell table:formula="of:=CONCATENATE([.D109];&quot; &quot;;[.E109])" office:value-type="string" office:string-value="Saúl Rodríguez">
            <text:p>Saúl Rodríguez</text:p>
          </table:table-cell>
          <table:table-cell office:value-type="string">
            <text:p>Person</text:p>
          </table:table-cell>
          <table:table-cell office:value-type="string">
            <text:p>Saúl</text:p>
          </table:table-cell>
          <table:table-cell office:value-type="string">
            <text:p>Rodríguez</text:p>
          </table:table-cell>
          <table:table-cell/>
          <table:table-cell office:value-type="string">
            <text:p>Web Systems Analyst</text:p>
          </table:table-cell>
          <table:table-cell table:style-name="Default" office:value-type="string">
            <text:p>Director General's office</text:p>
          </table:table-cell>
          <table:table-cell table:style-name="Default" office:value-type="string">
            <text:p>Information Technology Unit</text:p>
          </table:table-cell>
          <table:table-cell office:value-type="float" office:value="36893">
            <text:p>2-Jan-01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110];&quot;-&quot;;[.E110]))" office:value-type="string" office:string-value="/about-cip/staff/edgardo-torres">
            <text:p>/about-cip/staff/edgardo-torres</text:p>
          </table:table-cell>
          <table:table-cell table:formula="of:=CONCATENATE([.D110];&quot; &quot;;[.E110])" office:value-type="string" office:string-value="Edgardo Torres">
            <text:p>Edgardo Torres</text:p>
          </table:table-cell>
          <table:table-cell office:value-type="string">
            <text:p>Person</text:p>
          </table:table-cell>
          <table:table-cell office:value-type="string">
            <text:p>Edgardo</text:p>
          </table:table-cell>
          <table:table-cell office:value-type="string">
            <text:p>Torres</text:p>
          </table:table-cell>
          <table:table-cell/>
          <table:table-cell office:value-type="string">
            <text:p>Systems Development Administrator</text:p>
          </table:table-cell>
          <table:table-cell table:style-name="Default" office:value-type="string">
            <text:p>Director General's office</text:p>
          </table:table-cell>
          <table:table-cell table:style-name="Default" office:value-type="string">
            <text:p>Information Technology Unit</text:p>
          </table:table-cell>
          <table:table-cell office:value-type="float" office:value="36893">
            <text:p>2-Jan-01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111];&quot;-&quot;;[.E111]))" office:value-type="string" office:string-value="/about-cip/staff/peter-valdivieso">
            <text:p>/about-cip/staff/peter-valdivieso</text:p>
          </table:table-cell>
          <table:table-cell table:formula="of:=CONCATENATE([.D111];&quot; &quot;;[.E111])" office:value-type="string" office:string-value="Peter Valdivieso">
            <text:p>Peter Valdivieso</text:p>
          </table:table-cell>
          <table:table-cell office:value-type="string">
            <text:p>Person</text:p>
          </table:table-cell>
          <table:table-cell office:value-type="string">
            <text:p>Peter</text:p>
          </table:table-cell>
          <table:table-cell office:value-type="string">
            <text:p>Valdivieso</text:p>
          </table:table-cell>
          <table:table-cell/>
          <table:table-cell office:value-type="string">
            <text:p>Helpdesk Administrator</text:p>
          </table:table-cell>
          <table:table-cell table:style-name="Default" office:value-type="string">
            <text:p>Director General's office</text:p>
          </table:table-cell>
          <table:table-cell table:style-name="Default" office:value-type="string">
            <text:p>Information Technology Unit</text:p>
          </table:table-cell>
          <table:table-cell office:value-type="float" office:value="38055">
            <text:p>9-Mar-04</text:p>
          </table:table-cell>
          <table:table-cell table:style-name="ce5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112];&quot;-&quot;;[.E112]))" office:value-type="string" office:string-value="/about-cip/staff/thiele-graham">
            <text:p>/about-cip/staff/thiele-graham</text:p>
          </table:table-cell>
          <table:table-cell table:formula="of:=CONCATENATE([.D112];&quot; &quot;;[.E112])" office:value-type="string" office:string-value="Thiele Graham">
            <text:p>Thiele Graham</text:p>
          </table:table-cell>
          <table:table-cell office:value-type="string">
            <text:p>Person</text:p>
          </table:table-cell>
          <table:table-cell office:value-type="string">
            <text:p>Thiele</text:p>
          </table:table-cell>
          <table:table-cell office:value-type="string">
            <text:p>Graham</text:p>
          </table:table-cell>
          <table:table-cell office:value-type="float" office:value="1">
            <text:p>1</text:p>
          </table:table-cell>
          <table:table-cell office:value-type="string">
            <text:p>Anthropologist, Division Leader</text:p>
          </table:table-cell>
          <table:table-cell office:value-type="string">
            <text:p>Divisions</text:p>
          </table:table-cell>
          <table:table-cell table:style-name="Default" office:value-type="string">
            <text:p>Division 1: Social and Health Science</text:p>
          </table:table-cell>
          <table:table-cell table:style-name="ce4" office:value-type="float" office:value="34596">
            <text:p>19-Sep-94</text:p>
          </table:table-cell>
          <table:table-cell office:value-type="float" office:value="41152">
            <text:p>31-Aug-12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113];&quot;-&quot;;[.E113]))" office:value-type="string" office:string-value="/about-cip/staff/dindo-campilan">
            <text:p>/about-cip/staff/dindo-campilan</text:p>
          </table:table-cell>
          <table:table-cell table:formula="of:=CONCATENATE([.D113];&quot; &quot;;[.E113])" office:value-type="string" office:string-value="Dindo Campilan">
            <text:p>Dindo Campilan</text:p>
          </table:table-cell>
          <table:table-cell office:value-type="string">
            <text:p>Person</text:p>
          </table:table-cell>
          <table:table-cell office:value-type="string">
            <text:p>Dindo</text:p>
          </table:table-cell>
          <table:table-cell office:value-type="string">
            <text:p>Campilan</text:p>
          </table:table-cell>
          <table:table-cell/>
          <table:table-cell office:value-type="string">
            <text:p>Sociologist, CIP-SWCA Regional Leader SWCA, ESEAP(i) Leader GP -Asia Sweetpotato</text:p>
          </table:table-cell>
          <table:table-cell office:value-type="string">
            <text:p>Divisions</text:p>
          </table:table-cell>
          <table:table-cell table:style-name="Default" office:value-type="string">
            <text:p>Division 1: Social and Health Science</text:p>
          </table:table-cell>
          <table:table-cell table:style-name="ce4" office:value-type="float" office:value="36161">
            <text:p>1-Jan-99</text:p>
          </table:table-cell>
          <table:table-cell office:value-type="float" office:value="40694">
            <text:p>31-May-11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114];&quot;-&quot;;[.E114]))" office:value-type="string" office:string-value="/about-cip/staff/cristina-fonseca">
            <text:p>/about-cip/staff/cristina-fonseca</text:p>
          </table:table-cell>
          <table:table-cell table:formula="of:=CONCATENATE([.D114];&quot; &quot;;[.E114])" office:value-type="string" office:string-value="Cristina Fonseca">
            <text:p>Cristina Fonseca</text:p>
          </table:table-cell>
          <table:table-cell office:value-type="string">
            <text:p>Person</text:p>
          </table:table-cell>
          <table:table-cell office:value-type="string">
            <text:p>Cristina</text:p>
          </table:table-cell>
          <table:table-cell office:value-type="string">
            <text:p>Fonseca</text:p>
          </table:table-cell>
          <table:table-cell/>
          <table:table-cell office:value-type="string">
            <text:p>Agronomist, Intermediate Researcher</text:p>
          </table:table-cell>
          <table:table-cell office:value-type="string">
            <text:p>Divisions</text:p>
          </table:table-cell>
          <table:table-cell table:style-name="Default" office:value-type="string">
            <text:p>Division 1: Social and Health Science</text:p>
          </table:table-cell>
          <table:table-cell office:value-type="float" office:value="32583">
            <text:p>16-Mar-89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115];&quot;-&quot;;[.E115]))" office:value-type="string" office:string-value="/about-cip/staff/guy-hareau">
            <text:p>/about-cip/staff/guy-hareau</text:p>
          </table:table-cell>
          <table:table-cell table:formula="of:=CONCATENATE([.D115];&quot; &quot;;[.E115])" office:value-type="string" office:string-value="Guy Hareau">
            <text:p>Guy Hareau</text:p>
          </table:table-cell>
          <table:table-cell office:value-type="string">
            <text:p>Person</text:p>
          </table:table-cell>
          <table:table-cell office:value-type="string">
            <text:p>Guy</text:p>
          </table:table-cell>
          <table:table-cell office:value-type="string">
            <text:p>Hareau</text:p>
          </table:table-cell>
          <table:table-cell/>
          <table:table-cell office:value-type="string">
            <text:p>Agricultural Economist</text:p>
          </table:table-cell>
          <table:table-cell office:value-type="string">
            <text:p>Divisions</text:p>
          </table:table-cell>
          <table:table-cell table:style-name="Default" office:value-type="string">
            <text:p>Division 1: Social and Health Science</text:p>
          </table:table-cell>
          <table:table-cell table:style-name="ce4" office:value-type="float" office:value="39664">
            <text:p>4-Aug-08</text:p>
          </table:table-cell>
          <table:table-cell office:value-type="float" office:value="40755">
            <text:p>31-Jul-11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formula="of:=LOWER(CONCATENATE(&quot;/about-cip/staff/&quot;;[.D116];&quot;-&quot;;[.E116]))" office:value-type="string" office:string-value="/about-cip/staff/kerstin-hell">
            <text:p>/about-cip/staff/kerstin-hell</text:p>
          </table:table-cell>
          <table:table-cell table:formula="of:=CONCATENATE([.D116];&quot; &quot;;[.E116])" office:value-type="string" office:string-value="Kerstin Hell">
            <text:p>Kerstin Hell</text:p>
          </table:table-cell>
          <table:table-cell office:value-type="string">
            <text:p>Person</text:p>
          </table:table-cell>
          <table:table-cell office:value-type="string">
            <text:p>Kerstin</text:p>
          </table:table-cell>
          <table:table-cell office:value-type="string">
            <text:p>Hell</text:p>
          </table:table-cell>
          <table:table-cell/>
          <table:table-cell office:value-type="string">
            <text:p>Marketing and Post Harvest Specialist</text:p>
          </table:table-cell>
          <table:table-cell office:value-type="string">
            <text:p>Divisions</text:p>
          </table:table-cell>
          <table:table-cell table:style-name="Default" office:value-type="string">
            <text:p>Division 1: Social and Health Science</text:p>
          </table:table-cell>
          <table:table-cell table:style-name="ce4" office:value-type="float" office:value="39814">
            <text:p>1-Jan-09</text:p>
          </table:table-cell>
          <table:table-cell office:value-type="float" office:value="41029">
            <text:p>30-Apr-12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117];&quot;-&quot;;[.E117]))" office:value-type="string" office:string-value="/about-cip/staff/ulrich-kleinwetcher">
            <text:p>/about-cip/staff/ulrich-kleinwetcher</text:p>
          </table:table-cell>
          <table:table-cell table:formula="of:=CONCATENATE([.D117];&quot; &quot;;[.E117])" office:value-type="string" office:string-value="Ulrich Kleinwetcher">
            <text:p>Ulrich Kleinwetcher</text:p>
          </table:table-cell>
          <table:table-cell office:value-type="string">
            <text:p>Person</text:p>
          </table:table-cell>
          <table:table-cell office:value-type="string">
            <text:p>Ulrich</text:p>
          </table:table-cell>
          <table:table-cell office:value-type="string">
            <text:p>Kleinwetcher</text:p>
          </table:table-cell>
          <table:table-cell/>
          <table:table-cell office:value-type="string">
            <text:p>Post Doctoral Scientist</text:p>
          </table:table-cell>
          <table:table-cell office:value-type="string">
            <text:p>Divisions</text:p>
          </table:table-cell>
          <table:table-cell table:style-name="Default" office:value-type="string">
            <text:p>Division 1: Social and Health Science</text:p>
          </table:table-cell>
          <table:table-cell table:style-name="ce4" office:value-type="float" office:value="40641">
            <text:p>8-Apr-11</text:p>
          </table:table-cell>
          <table:table-cell/>
          <table:table-cell table:style-name="Default" office:value-type="float" office:value="1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formula="of:=LOWER(CONCATENATE(&quot;/about-cip/staff/&quot;;[.D118];&quot;-&quot;;[.E118]))" office:value-type="string" office:string-value="/about-cip/staff/ricardo-labarta">
            <text:p>/about-cip/staff/ricardo-labarta</text:p>
          </table:table-cell>
          <table:table-cell table:formula="of:=CONCATENATE([.D118];&quot; &quot;;[.E118])" office:value-type="string" office:string-value="Ricardo Labarta">
            <text:p>Ricardo Labarta</text:p>
          </table:table-cell>
          <table:table-cell office:value-type="string">
            <text:p>Person</text:p>
          </table:table-cell>
          <table:table-cell office:value-type="string">
            <text:p>Ricardo</text:p>
          </table:table-cell>
          <table:table-cell office:value-type="string">
            <text:p>Labarta</text:p>
          </table:table-cell>
          <table:table-cell/>
          <table:table-cell office:value-type="string">
            <text:p>Regional Economist (CIP-Nairobi)</text:p>
          </table:table-cell>
          <table:table-cell office:value-type="string">
            <text:p>Divisions</text:p>
          </table:table-cell>
          <table:table-cell table:style-name="Default" office:value-type="string">
            <text:p>Division 1: Social and Health Science</text:p>
          </table:table-cell>
          <table:table-cell table:style-name="ce4" office:value-type="float" office:value="38763">
            <text:p>15-Feb-06</text:p>
          </table:table-cell>
          <table:table-cell office:value-type="float" office:value="40953">
            <text:p>14-Feb-12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119];&quot;-&quot;;[.E119]))" office:value-type="string" office:string-value="/about-cip/staff/jan-low">
            <text:p>/about-cip/staff/jan-low</text:p>
          </table:table-cell>
          <table:table-cell table:formula="of:=CONCATENATE([.D119];&quot; &quot;;[.E119])" office:value-type="string" office:string-value="Jan Low">
            <text:p>Jan Low</text:p>
          </table:table-cell>
          <table:table-cell office:value-type="string">
            <text:p>Person</text:p>
          </table:table-cell>
          <table:table-cell office:value-type="string">
            <text:p>Jan</text:p>
          </table:table-cell>
          <table:table-cell office:value-type="string">
            <text:p>Low</text:p>
          </table:table-cell>
          <table:table-cell/>
          <table:table-cell office:value-type="string">
            <text:p>Economist, CIP-SSA SASHA Project Manager</text:p>
          </table:table-cell>
          <table:table-cell office:value-type="string">
            <text:p>Divisions</text:p>
          </table:table-cell>
          <table:table-cell table:style-name="Default" office:value-type="string">
            <text:p>Division 1: Social and Health Science</text:p>
          </table:table-cell>
          <table:table-cell table:style-name="ce4" office:value-type="float" office:value="38640">
            <text:p>15-Oct-05</text:p>
          </table:table-cell>
          <table:table-cell office:value-type="float" office:value="40830">
            <text:p>14-Oct-11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120];&quot;-&quot;;[.E120]))" office:value-type="string" office:string-value="/about-cip/staff/luis-maldonado">
            <text:p>/about-cip/staff/luis-maldonado</text:p>
          </table:table-cell>
          <table:table-cell table:formula="of:=CONCATENATE([.D120];&quot; &quot;;[.E120])" office:value-type="string" office:string-value="Luis Maldonado">
            <text:p>Luis Maldonado</text:p>
          </table:table-cell>
          <table:table-cell office:value-type="string">
            <text:p>Person</text:p>
          </table:table-cell>
          <table:table-cell office:value-type="string">
            <text:p>Luis</text:p>
          </table:table-cell>
          <table:table-cell office:value-type="string">
            <text:p>Maldonado</text:p>
          </table:table-cell>
          <table:table-cell/>
          <table:table-cell office:value-type="string">
            <text:p>Economist, Intermediate Researcher</text:p>
          </table:table-cell>
          <table:table-cell office:value-type="string">
            <text:p>Divisions</text:p>
          </table:table-cell>
          <table:table-cell table:style-name="Default" office:value-type="string">
            <text:p>Division 1: Social and Health Science</text:p>
          </table:table-cell>
          <table:table-cell office:value-type="float" office:value="34382">
            <text:p>17-Feb-94</text:p>
          </table:table-cell>
          <table:table-cell/>
          <table:table-cell table:style-name="Default" office:value-type="float" office:value="1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formula="of:=LOWER(CONCATENATE(&quot;/about-cip/staff/&quot;;[.D121];&quot;-&quot;;[.E121]))" office:value-type="string" office:string-value="/about-cip/staff/thomas-miethbauer">
            <text:p>/about-cip/staff/thomas-miethbauer</text:p>
          </table:table-cell>
          <table:table-cell table:formula="of:=CONCATENATE([.D121];&quot; &quot;;[.E121])" office:value-type="string" office:string-value="Thomas Miethbauer">
            <text:p>Thomas Miethbauer</text:p>
          </table:table-cell>
          <table:table-cell office:value-type="string">
            <text:p>Person</text:p>
          </table:table-cell>
          <table:table-cell office:value-type="string">
            <text:p>Thomas</text:p>
          </table:table-cell>
          <table:table-cell office:value-type="string">
            <text:p>Miethbauer</text:p>
          </table:table-cell>
          <table:table-cell/>
          <table:table-cell office:value-type="string">
            <text:p>Associate Scientist</text:p>
          </table:table-cell>
          <table:table-cell office:value-type="string">
            <text:p>Divisions</text:p>
          </table:table-cell>
          <table:table-cell table:style-name="Default" office:value-type="string">
            <text:p>Division 1: Social and Health Science</text:p>
          </table:table-cell>
          <table:table-cell table:style-name="ce4" office:value-type="float" office:value="40210">
            <text:p>1-Feb-10</text:p>
          </table:table-cell>
          <table:table-cell office:value-type="float" office:value="40939">
            <text:p>31-Jan-12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formula="of:=LOWER(CONCATENATE(&quot;/about-cip/staff/&quot;;[.D122];&quot;-&quot;;[.E122]))" office:value-type="string" office:string-value="/about-cip/staff/gordon-prain">
            <text:p>/about-cip/staff/gordon-prain</text:p>
          </table:table-cell>
          <table:table-cell table:formula="of:=CONCATENATE([.D122];&quot; &quot;;[.E122])" office:value-type="string" office:string-value="Gordon Prain">
            <text:p>Gordon Prain</text:p>
          </table:table-cell>
          <table:table-cell office:value-type="string">
            <text:p>Person</text:p>
          </table:table-cell>
          <table:table-cell office:value-type="string">
            <text:p>Gordon</text:p>
          </table:table-cell>
          <table:table-cell office:value-type="string">
            <text:p>Prain</text:p>
          </table:table-cell>
          <table:table-cell/>
          <table:table-cell office:value-type="string">
            <text:p>Social Anthropologist</text:p>
          </table:table-cell>
          <table:table-cell office:value-type="string">
            <text:p>Divisions</text:p>
          </table:table-cell>
          <table:table-cell table:style-name="Default" office:value-type="string">
            <text:p>Division 1: Social and Health Science</text:p>
          </table:table-cell>
          <table:table-cell table:style-name="ce4" office:value-type="float" office:value="31686">
            <text:p>1-Oct-86</text:p>
          </table:table-cell>
          <table:table-cell office:value-type="float" office:value="41364">
            <text:p>31-Mar-13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123];&quot;-&quot;;[.E123]))" office:value-type="string" office:string-value="/about-cip/staff/kirimi-sindi">
            <text:p>/about-cip/staff/kirimi-sindi</text:p>
          </table:table-cell>
          <table:table-cell table:formula="of:=CONCATENATE([.D123];&quot; &quot;;[.E123])" office:value-type="string" office:string-value="Kirimi Sindi">
            <text:p>Kirimi Sindi</text:p>
          </table:table-cell>
          <table:table-cell office:value-type="string">
            <text:p>Person</text:p>
          </table:table-cell>
          <table:table-cell office:value-type="string">
            <text:p>Kirimi</text:p>
          </table:table-cell>
          <table:table-cell office:value-type="string">
            <text:p>Sindi</text:p>
          </table:table-cell>
          <table:table-cell/>
          <table:table-cell office:value-type="string">
            <text:p>Impact Specialist</text:p>
          </table:table-cell>
          <table:table-cell office:value-type="string">
            <text:p>Divisions</text:p>
          </table:table-cell>
          <table:table-cell table:style-name="Default" office:value-type="string">
            <text:p>Division 1: Social and Health Science</text:p>
          </table:table-cell>
          <table:table-cell table:style-name="ce4" office:value-type="float" office:value="40128">
            <text:p>11-Nov-09</text:p>
          </table:table-cell>
          <table:table-cell office:value-type="float" office:value="41257">
            <text:p>14-Dec-12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formula="of:=LOWER(CONCATENATE(&quot;/about-cip/staff/&quot;;[.D124];&quot;-&quot;;[.E124]))" office:value-type="string" office:string-value="/about-cip/staff/víctor-suárez">
            <text:p>/about-cip/staff/víctor-suárez</text:p>
          </table:table-cell>
          <table:table-cell table:formula="of:=CONCATENATE([.D124];&quot; &quot;;[.E124])" office:value-type="string" office:string-value="Víctor Suárez">
            <text:p>Víctor Suárez</text:p>
          </table:table-cell>
          <table:table-cell office:value-type="string">
            <text:p>Person</text:p>
          </table:table-cell>
          <table:table-cell office:value-type="string">
            <text:p>Víctor</text:p>
          </table:table-cell>
          <table:table-cell office:value-type="string">
            <text:p>Suárez</text:p>
          </table:table-cell>
          <table:table-cell/>
          <table:table-cell office:value-type="string">
            <text:p>Statistics Assistant</text:p>
          </table:table-cell>
          <table:table-cell office:value-type="string">
            <text:p>Divisions</text:p>
          </table:table-cell>
          <table:table-cell table:style-name="Default" office:value-type="string">
            <text:p>Division 1: Social and Health Science</text:p>
          </table:table-cell>
          <table:table-cell office:value-type="float" office:value="32223">
            <text:p>21-Mar-88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125];&quot;-&quot;;[.E125]))" office:value-type="string" office:string-value="/about-cip/staff/zandra-vásquez">
            <text:p>/about-cip/staff/zandra-vásquez</text:p>
          </table:table-cell>
          <table:table-cell table:formula="of:=CONCATENATE([.D125];&quot; &quot;;[.E125])" office:value-type="string" office:string-value="Zandra Vásquez">
            <text:p>Zandra Vásquez</text:p>
          </table:table-cell>
          <table:table-cell office:value-type="string">
            <text:p>Person</text:p>
          </table:table-cell>
          <table:table-cell office:value-type="string">
            <text:p>Zandra</text:p>
          </table:table-cell>
          <table:table-cell office:value-type="string">
            <text:p>Vásquez</text:p>
          </table:table-cell>
          <table:table-cell/>
          <table:table-cell office:value-type="string">
            <text:p>Administrative Assistant</text:p>
          </table:table-cell>
          <table:table-cell office:value-type="string">
            <text:p>Divisions</text:p>
          </table:table-cell>
          <table:table-cell table:style-name="Default" office:value-type="string">
            <text:p>Division 1: Social and Health Science</text:p>
          </table:table-cell>
          <table:table-cell office:value-type="float" office:value="32568">
            <text:p>1-Mar-89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126];&quot;-&quot;;[.E126]))" office:value-type="string" office:string-value="/about-cip/staff/herman-ouedraogo">
            <text:p>/about-cip/staff/herman-ouedraogo</text:p>
          </table:table-cell>
          <table:table-cell table:formula="of:=CONCATENATE([.D126];&quot; &quot;;[.E126])" office:value-type="string" office:string-value="Herman Ouedraogo">
            <text:p>Herman Ouedraogo</text:p>
          </table:table-cell>
          <table:table-cell office:value-type="string">
            <text:p>Person</text:p>
          </table:table-cell>
          <table:table-cell office:value-type="string">
            <text:p>Herman</text:p>
          </table:table-cell>
          <table:table-cell office:value-type="string">
            <text:p>Ouedraogo</text:p>
          </table:table-cell>
          <table:table-cell/>
          <table:table-cell office:value-type="string">
            <text:p>Nutritionist,(Nairobi)</text:p>
          </table:table-cell>
          <table:table-cell office:value-type="string">
            <text:p>Divisions</text:p>
          </table:table-cell>
          <table:table-cell table:style-name="Default" office:value-type="string">
            <text:p>Division 1: Social and Health Science</text:p>
          </table:table-cell>
          <table:table-cell table:style-name="ce4" office:value-type="float" office:value="40299">
            <text:p>1-May-10</text:p>
          </table:table-cell>
          <table:table-cell office:value-type="float" office:value="41394">
            <text:p>30-Apr-13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127];&quot;-&quot;;[.E127]))" office:value-type="string" office:string-value="/about-cip/staff/willy-pradel">
            <text:p>/about-cip/staff/willy-pradel</text:p>
          </table:table-cell>
          <table:table-cell table:formula="of:=CONCATENATE([.D127];&quot; &quot;;[.E127])" office:value-type="string" office:string-value="Willy Pradel">
            <text:p>Willy Pradel</text:p>
          </table:table-cell>
          <table:table-cell office:value-type="string">
            <text:p>Person</text:p>
          </table:table-cell>
          <table:table-cell office:value-type="string">
            <text:p>Willy</text:p>
          </table:table-cell>
          <table:table-cell office:value-type="string">
            <text:p>Pradel</text:p>
          </table:table-cell>
          <table:table-cell/>
          <table:table-cell office:value-type="string">
            <text:p>Intermediate Researcher</text:p>
          </table:table-cell>
          <table:table-cell office:value-type="string">
            <text:p>Divisions</text:p>
          </table:table-cell>
          <table:table-cell table:style-name="Default" office:value-type="string">
            <text:p>Division 1: Social and Health Science</text:p>
          </table:table-cell>
          <table:table-cell office:value-type="float" office:value="38201">
            <text:p>2-Aug-04</text:p>
          </table:table-cell>
          <table:table-cell table:style-name="ce5"/>
          <table:table-cell table:style-name="Default" office:value-type="float" office:value="1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formula="of:=LOWER(CONCATENATE(&quot;/about-cip/staff/&quot;;[.D128];&quot;-&quot;;[.E128]))" office:value-type="string" office:string-value="/about-cip/staff/david-tay">
            <text:p>/about-cip/staff/david-tay</text:p>
          </table:table-cell>
          <table:table-cell table:formula="of:=CONCATENATE([.D128];&quot; &quot;;[.E128])" office:value-type="string" office:string-value="David Tay">
            <text:p>David Tay</text:p>
          </table:table-cell>
          <table:table-cell office:value-type="string">
            <text:p>Person</text:p>
          </table:table-cell>
          <table:table-cell office:value-type="string">
            <text:p>David</text:p>
          </table:table-cell>
          <table:table-cell office:value-type="string">
            <text:p>Tay</text:p>
          </table:table-cell>
          <table:table-cell office:value-type="float" office:value="1">
            <text:p>1</text:p>
          </table:table-cell>
          <table:table-cell office:value-type="string">
            <text:p>Plant Biologist, Division Leader</text:p>
          </table:table-cell>
          <table:table-cell office:value-type="string">
            <text:p>Divisions</text:p>
          </table:table-cell>
          <table:table-cell office:value-type="string">
            <text:p>Division 2: Genetic Resources</text:p>
          </table:table-cell>
          <table:table-cell table:style-name="ce4" office:value-type="float" office:value="39264">
            <text:p>1-Jul-07</text:p>
          </table:table-cell>
          <table:table-cell office:value-type="float" office:value="41455">
            <text:p>30-Jun-13</text:p>
          </table:table-cell>
          <table:table-cell table:number-columns-repeated="1013"/>
        </table:table-row>
        <table:table-row table:style-name="ro1">
          <table:table-cell table:formula="of:=LOWER(CONCATENATE(&quot;/about-cip/staff/&quot;;[.D129];&quot;-&quot;;[.E129]))" office:value-type="string" office:string-value="/about-cip/staff/fabián-ara">
            <text:p>/about-cip/staff/fabián-ara</text:p>
          </table:table-cell>
          <table:table-cell table:formula="of:=CONCATENATE([.D129];&quot; &quot;;[.E129])" office:value-type="string" office:string-value="Fabián Ara">
            <text:p>Fabián Ara</text:p>
          </table:table-cell>
          <table:table-cell office:value-type="string">
            <text:p>Person</text:p>
          </table:table-cell>
          <table:table-cell office:value-type="string">
            <text:p>Fabián</text:p>
          </table:table-cell>
          <table:table-cell office:value-type="string">
            <text:p>Ara</text:p>
          </table:table-cell>
          <table:table-cell/>
          <table:table-cell office:value-type="string">
            <text:p>Laboratory Auxiliary</text:p>
          </table:table-cell>
          <table:table-cell office:value-type="string">
            <text:p>Divisions</text:p>
          </table:table-cell>
          <table:table-cell office:value-type="string">
            <text:p>Division 2: Genetic Resources</text:p>
          </table:table-cell>
          <table:table-cell office:value-type="float" office:value="40360">
            <text:p>1-Jul-10</text:p>
          </table:table-cell>
          <table:table-cell table:style-name="ce5" office:value-type="float" office:value="40908">
            <text:p>31-Dec-11</text:p>
          </table:table-cell>
          <table:table-cell table:number-columns-repeated="1013"/>
        </table:table-row>
        <table:table-row table:style-name="ro1">
          <table:table-cell table:formula="of:=LOWER(CONCATENATE(&quot;/about-cip/staff/&quot;;[.D130];&quot;-&quot;;[.E130]))" office:value-type="string" office:string-value="/about-cip/staff/marleni-barrientos">
            <text:p>/about-cip/staff/marleni-barrientos</text:p>
          </table:table-cell>
          <table:table-cell table:formula="of:=CONCATENATE([.D130];&quot; &quot;;[.E130])" office:value-type="string" office:string-value="Marleni Barrientos">
            <text:p>Marleni Barrientos</text:p>
          </table:table-cell>
          <table:table-cell office:value-type="string">
            <text:p>Person</text:p>
          </table:table-cell>
          <table:table-cell office:value-type="string">
            <text:p>Marleni</text:p>
          </table:table-cell>
          <table:table-cell office:value-type="string">
            <text:p>Barrientos</text:p>
          </table:table-cell>
          <table:table-cell/>
          <table:table-cell office:value-type="string">
            <text:p>Laboratory Technician</text:p>
          </table:table-cell>
          <table:table-cell office:value-type="string">
            <text:p>Divisions</text:p>
          </table:table-cell>
          <table:table-cell office:value-type="string">
            <text:p>Division 2: Genetic Resources</text:p>
          </table:table-cell>
          <table:table-cell office:value-type="float" office:value="27141">
            <text:p>22-Apr-74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131];&quot;-&quot;;[.E131]))" office:value-type="string" office:string-value="/about-cip/staff/néstor-bendezú">
            <text:p>/about-cip/staff/néstor-bendezú</text:p>
          </table:table-cell>
          <table:table-cell table:formula="of:=CONCATENATE([.D131];&quot; &quot;;[.E131])" office:value-type="string" office:string-value="Néstor Bendezú">
            <text:p>Néstor Bendezú</text:p>
          </table:table-cell>
          <table:table-cell office:value-type="string">
            <text:p>Person</text:p>
          </table:table-cell>
          <table:table-cell office:value-type="string">
            <text:p>Néstor</text:p>
          </table:table-cell>
          <table:table-cell office:value-type="string">
            <text:p>Bendezú</text:p>
          </table:table-cell>
          <table:table-cell/>
          <table:table-cell office:value-type="string">
            <text:p>Field &amp; Greenhouse Auxiliary</text:p>
          </table:table-cell>
          <table:table-cell office:value-type="string">
            <text:p>Divisions</text:p>
          </table:table-cell>
          <table:table-cell office:value-type="string">
            <text:p>Division 2: Genetic Resources</text:p>
          </table:table-cell>
          <table:table-cell office:value-type="float" office:value="28915">
            <text:p>1-Mar-79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132];&quot;-&quot;;[.E132]))" office:value-type="string" office:string-value="/about-cip/staff/jorge-biondi">
            <text:p>/about-cip/staff/jorge-biondi</text:p>
          </table:table-cell>
          <table:table-cell table:formula="of:=CONCATENATE([.D132];&quot; &quot;;[.E132])" office:value-type="string" office:string-value="Jorge Biondi">
            <text:p>Jorge Biondi</text:p>
          </table:table-cell>
          <table:table-cell office:value-type="string">
            <text:p>Person</text:p>
          </table:table-cell>
          <table:table-cell office:value-type="string">
            <text:p>Jorge</text:p>
          </table:table-cell>
          <table:table-cell office:value-type="string">
            <text:p>Biondi</text:p>
          </table:table-cell>
          <table:table-cell/>
          <table:table-cell office:value-type="string">
            <text:p>Research Assistant</text:p>
          </table:table-cell>
          <table:table-cell office:value-type="string">
            <text:p>Divisions</text:p>
          </table:table-cell>
          <table:table-cell office:value-type="string">
            <text:p>Division 2: Genetic Resources</text:p>
          </table:table-cell>
          <table:table-cell office:value-type="float" office:value="40422">
            <text:p>1-Sep-10</text:p>
          </table:table-cell>
          <table:table-cell table:style-name="ce5" office:value-type="float" office:value="40724">
            <text:p>30-Jun-1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formula="of:=LOWER(CONCATENATE(&quot;/about-cip/staff/&quot;;[.D133];&quot;-&quot;;[.E133]))" office:value-type="string" office:string-value="/about-cip/staff/josé-cárdenas">
            <text:p>/about-cip/staff/josé-cárdenas</text:p>
          </table:table-cell>
          <table:table-cell table:formula="of:=CONCATENATE([.D133];&quot; &quot;;[.E133])" office:value-type="string" office:string-value="José Cárdenas">
            <text:p>José Cárdenas</text:p>
          </table:table-cell>
          <table:table-cell office:value-type="string">
            <text:p>Person</text:p>
          </table:table-cell>
          <table:table-cell office:value-type="string">
            <text:p>José</text:p>
          </table:table-cell>
          <table:table-cell office:value-type="string">
            <text:p>Cárdenas</text:p>
          </table:table-cell>
          <table:table-cell/>
          <table:table-cell office:value-type="string">
            <text:p>Laboratory Technician</text:p>
          </table:table-cell>
          <table:table-cell office:value-type="string">
            <text:p>Divisions</text:p>
          </table:table-cell>
          <table:table-cell office:value-type="string">
            <text:p>Division 2: Genetic Resources</text:p>
          </table:table-cell>
          <table:table-cell office:value-type="float" office:value="39188">
            <text:p>16-Apr-07</text:p>
          </table:table-cell>
          <table:table-cell table:style-name="ce5"/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formula="of:=LOWER(CONCATENATE(&quot;/about-cip/staff/&quot;;[.D134];&quot;-&quot;;[.E134]))" office:value-type="string" office:string-value="/about-cip/staff/saúl-cárdenas">
            <text:p>/about-cip/staff/saúl-cárdenas</text:p>
          </table:table-cell>
          <table:table-cell table:formula="of:=CONCATENATE([.D134];&quot; &quot;;[.E134])" office:value-type="string" office:string-value="Saúl Cárdenas">
            <text:p>Saúl Cárdenas</text:p>
          </table:table-cell>
          <table:table-cell office:value-type="string">
            <text:p>Person</text:p>
          </table:table-cell>
          <table:table-cell office:value-type="string">
            <text:p>Saúl</text:p>
          </table:table-cell>
          <table:table-cell office:value-type="string">
            <text:p>Cárdenas</text:p>
          </table:table-cell>
          <table:table-cell/>
          <table:table-cell office:value-type="string">
            <text:p>Laboratory Auxiliary</text:p>
          </table:table-cell>
          <table:table-cell office:value-type="string">
            <text:p>Divisions</text:p>
          </table:table-cell>
          <table:table-cell office:value-type="string">
            <text:p>Division 2: Genetic Resources</text:p>
          </table:table-cell>
          <table:table-cell office:value-type="float" office:value="40462">
            <text:p>11-Oct-10</text:p>
          </table:table-cell>
          <table:table-cell table:style-name="ce5" office:value-type="float" office:value="40724">
            <text:p>30-Jun-11</text:p>
          </table:table-cell>
          <table:table-cell table:number-columns-repeated="1013"/>
        </table:table-row>
        <table:table-row table:style-name="ro1">
          <table:table-cell table:formula="of:=LOWER(CONCATENATE(&quot;/about-cip/staff/&quot;;[.D135];&quot;-&quot;;[.E135]))" office:value-type="string" office:string-value="/about-cip/staff/oscar-carrillo">
            <text:p>/about-cip/staff/oscar-carrillo</text:p>
          </table:table-cell>
          <table:table-cell table:formula="of:=CONCATENATE([.D135];&quot; &quot;;[.E135])" office:value-type="string" office:string-value="Oscar Carrillo">
            <text:p>Oscar Carrillo</text:p>
          </table:table-cell>
          <table:table-cell office:value-type="string">
            <text:p>Person</text:p>
          </table:table-cell>
          <table:table-cell office:value-type="string">
            <text:p>Oscar</text:p>
          </table:table-cell>
          <table:table-cell office:value-type="string">
            <text:p>Carrillo</text:p>
          </table:table-cell>
          <table:table-cell/>
          <table:table-cell office:value-type="string">
            <text:p>Research Technician</text:p>
          </table:table-cell>
          <table:table-cell office:value-type="string">
            <text:p>Divisions</text:p>
          </table:table-cell>
          <table:table-cell office:value-type="string">
            <text:p>Division 2: Genetic Resources</text:p>
          </table:table-cell>
          <table:table-cell office:value-type="float" office:value="31810">
            <text:p>2-Feb-87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136];&quot;-&quot;;[.E136]))" office:value-type="string" office:string-value="/about-cip/staff/oswaldo-chávez">
            <text:p>/about-cip/staff/oswaldo-chávez</text:p>
          </table:table-cell>
          <table:table-cell table:formula="of:=CONCATENATE([.D136];&quot; &quot;;[.E136])" office:value-type="string" office:string-value="Oswaldo Chávez">
            <text:p>Oswaldo Chávez</text:p>
          </table:table-cell>
          <table:table-cell office:value-type="string">
            <text:p>Person</text:p>
          </table:table-cell>
          <table:table-cell office:value-type="string">
            <text:p>Oswaldo</text:p>
          </table:table-cell>
          <table:table-cell office:value-type="string">
            <text:p>Chávez</text:p>
          </table:table-cell>
          <table:table-cell/>
          <table:table-cell office:value-type="string">
            <text:p>Systems Assistant</text:p>
          </table:table-cell>
          <table:table-cell office:value-type="string">
            <text:p>Divisions</text:p>
          </table:table-cell>
          <table:table-cell office:value-type="string">
            <text:p>Division 2: Genetic Resources</text:p>
          </table:table-cell>
          <table:table-cell office:value-type="float" office:value="39965">
            <text:p>1-Jun-09</text:p>
          </table:table-cell>
          <table:table-cell table:style-name="ce5" office:value-type="float" office:value="40908">
            <text:p>31-Dec-11</text:p>
          </table:table-cell>
          <table:table-cell table:number-columns-repeated="1013"/>
        </table:table-row>
        <table:table-row table:style-name="ro1">
          <table:table-cell table:formula="of:=LOWER(CONCATENATE(&quot;/about-cip/staff/&quot;;[.D137];&quot;-&quot;;[.E137]))" office:value-type="string" office:string-value="/about-cip/staff/juan-cruzado">
            <text:p>/about-cip/staff/juan-cruzado</text:p>
          </table:table-cell>
          <table:table-cell table:formula="of:=CONCATENATE([.D137];&quot; &quot;;[.E137])" office:value-type="string" office:string-value="Juan Cruzado">
            <text:p>Juan Cruzado</text:p>
          </table:table-cell>
          <table:table-cell office:value-type="string">
            <text:p>Person</text:p>
          </table:table-cell>
          <table:table-cell office:value-type="string">
            <text:p>Juan</text:p>
          </table:table-cell>
          <table:table-cell office:value-type="string">
            <text:p>Cruzado</text:p>
          </table:table-cell>
          <table:table-cell/>
          <table:table-cell office:value-type="string">
            <text:p>Research Technician</text:p>
          </table:table-cell>
          <table:table-cell office:value-type="string">
            <text:p>Divisions</text:p>
          </table:table-cell>
          <table:table-cell office:value-type="string">
            <text:p>Division 2: Genetic Resources</text:p>
          </table:table-cell>
          <table:table-cell office:value-type="float" office:value="40010">
            <text:p>16-Jul-09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138];&quot;-&quot;;[.E138]))" office:value-type="string" office:string-value="/about-cip/staff/francisco-espinoza">
            <text:p>/about-cip/staff/francisco-espinoza</text:p>
          </table:table-cell>
          <table:table-cell table:formula="of:=CONCATENATE([.D138];&quot; &quot;;[.E138])" office:value-type="string" office:string-value="Francisco Espinoza">
            <text:p>Francisco Espinoza</text:p>
          </table:table-cell>
          <table:table-cell office:value-type="string">
            <text:p>Person</text:p>
          </table:table-cell>
          <table:table-cell office:value-type="string">
            <text:p>Francisco</text:p>
          </table:table-cell>
          <table:table-cell office:value-type="string">
            <text:p>Espinoza</text:p>
          </table:table-cell>
          <table:table-cell/>
          <table:table-cell office:value-type="string">
            <text:p>Field Auxiliary</text:p>
          </table:table-cell>
          <table:table-cell office:value-type="string">
            <text:p>Divisions</text:p>
          </table:table-cell>
          <table:table-cell office:value-type="string">
            <text:p>Division 2: Genetic Resources</text:p>
          </table:table-cell>
          <table:table-cell office:value-type="float" office:value="39888">
            <text:p>16-Mar-09</text:p>
          </table:table-cell>
          <table:table-cell table:style-name="ce5" office:value-type="float" office:value="40908">
            <text:p>31-Dec-11</text:p>
          </table:table-cell>
          <table:table-cell table:number-columns-repeated="1013"/>
        </table:table-row>
        <table:table-row table:style-name="ro1">
          <table:table-cell table:formula="of:=LOWER(CONCATENATE(&quot;/about-cip/staff/&quot;;[.D139];&quot;-&quot;;[.E139]))" office:value-type="string" office:string-value="/about-cip/staff/giancarlo-espinoza">
            <text:p>/about-cip/staff/giancarlo-espinoza</text:p>
          </table:table-cell>
          <table:table-cell table:formula="of:=CONCATENATE([.D139];&quot; &quot;;[.E139])" office:value-type="string" office:string-value="Giancarlo Espinoza">
            <text:p>Giancarlo Espinoza</text:p>
          </table:table-cell>
          <table:table-cell office:value-type="string">
            <text:p>Person</text:p>
          </table:table-cell>
          <table:table-cell office:value-type="string">
            <text:p>Giancarlo</text:p>
          </table:table-cell>
          <table:table-cell office:value-type="string">
            <text:p>Espinoza</text:p>
          </table:table-cell>
          <table:table-cell/>
          <table:table-cell office:value-type="string">
            <text:p>Laboratory Auxiliary</text:p>
          </table:table-cell>
          <table:table-cell office:value-type="string">
            <text:p>Divisions</text:p>
          </table:table-cell>
          <table:table-cell office:value-type="string">
            <text:p>Division 2: Genetic Resources</text:p>
          </table:table-cell>
          <table:table-cell office:value-type="float" office:value="39587">
            <text:p>19-May-08</text:p>
          </table:table-cell>
          <table:table-cell table:style-name="ce5" office:value-type="float" office:value="40681">
            <text:p>18-May-11</text:p>
          </table:table-cell>
          <table:table-cell table:number-columns-repeated="1013"/>
        </table:table-row>
        <table:table-row table:style-name="ro1">
          <table:table-cell table:formula="of:=LOWER(CONCATENATE(&quot;/about-cip/staff/&quot;;[.D140];&quot;-&quot;;[.E140]))" office:value-type="string" office:string-value="/about-cip/staff/víctor-fernández">
            <text:p>/about-cip/staff/víctor-fernández</text:p>
          </table:table-cell>
          <table:table-cell table:formula="of:=CONCATENATE([.D140];&quot; &quot;;[.E140])" office:value-type="string" office:string-value="Víctor Fernández">
            <text:p>Víctor Fernández</text:p>
          </table:table-cell>
          <table:table-cell office:value-type="string">
            <text:p>Person</text:p>
          </table:table-cell>
          <table:table-cell office:value-type="string">
            <text:p>Víctor</text:p>
          </table:table-cell>
          <table:table-cell office:value-type="string">
            <text:p>Fernández</text:p>
          </table:table-cell>
          <table:table-cell/>
          <table:table-cell office:value-type="string">
            <text:p>Laboratory Auxiliary</text:p>
          </table:table-cell>
          <table:table-cell office:value-type="string">
            <text:p>Divisions</text:p>
          </table:table-cell>
          <table:table-cell office:value-type="string">
            <text:p>Division 2: Genetic Resources</text:p>
          </table:table-cell>
          <table:table-cell office:value-type="float" office:value="40375">
            <text:p>16-Jul-10</text:p>
          </table:table-cell>
          <table:table-cell table:style-name="ce5" office:value-type="float" office:value="40724">
            <text:p>30-Jun-11</text:p>
          </table:table-cell>
          <table:table-cell table:number-columns-repeated="1013"/>
        </table:table-row>
        <table:table-row table:style-name="ro1">
          <table:table-cell table:formula="of:=LOWER(CONCATENATE(&quot;/about-cip/staff/&quot;;[.D141];&quot;-&quot;;[.E141]))" office:value-type="string" office:string-value="/about-cip/staff/segundo-fuentes">
            <text:p>/about-cip/staff/segundo-fuentes</text:p>
          </table:table-cell>
          <table:table-cell table:formula="of:=CONCATENATE([.D141];&quot; &quot;;[.E141])" office:value-type="string" office:string-value="Segundo Fuentes">
            <text:p>Segundo Fuentes</text:p>
          </table:table-cell>
          <table:table-cell office:value-type="string">
            <text:p>Person</text:p>
          </table:table-cell>
          <table:table-cell office:value-type="string">
            <text:p>Segundo</text:p>
          </table:table-cell>
          <table:table-cell office:value-type="string">
            <text:p>Fuentes</text:p>
          </table:table-cell>
          <table:table-cell/>
          <table:table-cell office:value-type="string">
            <text:p>Plant Pathologist, Research Associate</text:p>
          </table:table-cell>
          <table:table-cell office:value-type="string">
            <text:p>Divisions</text:p>
          </table:table-cell>
          <table:table-cell office:value-type="string">
            <text:p>Division 2: Genetic Resources</text:p>
          </table:table-cell>
          <table:table-cell office:value-type="float" office:value="32104">
            <text:p>23-Nov-87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142];&quot;-&quot;;[.E142]))" office:value-type="string" office:string-value="/about-cip/staff/amparo-gago">
            <text:p>/about-cip/staff/amparo-gago</text:p>
          </table:table-cell>
          <table:table-cell table:formula="of:=CONCATENATE([.D142];&quot; &quot;;[.E142])" office:value-type="string" office:string-value="Amparo Gago">
            <text:p>Amparo Gago</text:p>
          </table:table-cell>
          <table:table-cell office:value-type="string">
            <text:p>Person</text:p>
          </table:table-cell>
          <table:table-cell office:value-type="string">
            <text:p>Amparo</text:p>
          </table:table-cell>
          <table:table-cell office:value-type="string">
            <text:p>Gago</text:p>
          </table:table-cell>
          <table:table-cell/>
          <table:table-cell office:value-type="string">
            <text:p>Laboratory Auxiliary</text:p>
          </table:table-cell>
          <table:table-cell office:value-type="string">
            <text:p>Divisions</text:p>
          </table:table-cell>
          <table:table-cell office:value-type="string">
            <text:p>Division 2: Genetic Resources</text:p>
          </table:table-cell>
          <table:table-cell office:value-type="float" office:value="40392">
            <text:p>2-Aug-10</text:p>
          </table:table-cell>
          <table:table-cell table:style-name="ce5" office:value-type="float" office:value="40724">
            <text:p>30-Jun-11</text:p>
          </table:table-cell>
          <table:table-cell table:number-columns-repeated="1013"/>
        </table:table-row>
        <table:table-row table:style-name="ro1">
          <table:table-cell table:formula="of:=LOWER(CONCATENATE(&quot;/about-cip/staff/&quot;;[.D143];&quot;-&quot;;[.E143]))" office:value-type="string" office:string-value="/about-cip/staff/luis-garcía">
            <text:p>/about-cip/staff/luis-garcía</text:p>
          </table:table-cell>
          <table:table-cell table:formula="of:=CONCATENATE([.D143];&quot; &quot;;[.E143])" office:value-type="string" office:string-value="Luis García">
            <text:p>Luis García</text:p>
          </table:table-cell>
          <table:table-cell office:value-type="string">
            <text:p>Person</text:p>
          </table:table-cell>
          <table:table-cell office:value-type="string">
            <text:p>Luis</text:p>
          </table:table-cell>
          <table:table-cell office:value-type="string">
            <text:p>García</text:p>
          </table:table-cell>
          <table:table-cell/>
          <table:table-cell office:value-type="string">
            <text:p>Greenhouse Auxiliary</text:p>
          </table:table-cell>
          <table:table-cell office:value-type="string">
            <text:p>Divisions</text:p>
          </table:table-cell>
          <table:table-cell office:value-type="string">
            <text:p>Division 2: Genetic Resources</text:p>
          </table:table-cell>
          <table:table-cell office:value-type="float" office:value="36982">
            <text:p>1-Apr-01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144];&quot;-&quot;;[.E144]))" office:value-type="string" office:string-value="/about-cip/staff/oswaldo-gaspar">
            <text:p>/about-cip/staff/oswaldo-gaspar</text:p>
          </table:table-cell>
          <table:table-cell table:formula="of:=CONCATENATE([.D144];&quot; &quot;;[.E144])" office:value-type="string" office:string-value="Oswaldo Gaspar">
            <text:p>Oswaldo Gaspar</text:p>
          </table:table-cell>
          <table:table-cell office:value-type="string">
            <text:p>Person</text:p>
          </table:table-cell>
          <table:table-cell office:value-type="string">
            <text:p>Oswaldo</text:p>
          </table:table-cell>
          <table:table-cell office:value-type="string">
            <text:p>Gaspar</text:p>
          </table:table-cell>
          <table:table-cell/>
          <table:table-cell office:value-type="string">
            <text:p>Field,Greenhouse Auxiliary</text:p>
          </table:table-cell>
          <table:table-cell office:value-type="string">
            <text:p>Divisions</text:p>
          </table:table-cell>
          <table:table-cell office:value-type="string">
            <text:p>Division 2: Genetic Resources</text:p>
          </table:table-cell>
          <table:table-cell office:value-type="float" office:value="28110">
            <text:p>16-Dec-76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145];&quot;-&quot;;[.E145]))" office:value-type="string" office:string-value="/about-cip/staff/rené-gómez">
            <text:p>/about-cip/staff/rené-gómez</text:p>
          </table:table-cell>
          <table:table-cell table:formula="of:=CONCATENATE([.D145];&quot; &quot;;[.E145])" office:value-type="string" office:string-value="René Gómez">
            <text:p>René Gómez</text:p>
          </table:table-cell>
          <table:table-cell office:value-type="string">
            <text:p>Person</text:p>
          </table:table-cell>
          <table:table-cell office:value-type="string">
            <text:p>René</text:p>
          </table:table-cell>
          <table:table-cell office:value-type="string">
            <text:p>Gómez</text:p>
          </table:table-cell>
          <table:table-cell/>
          <table:table-cell office:value-type="string">
            <text:p>Agronomist, Intermediate Researcher</text:p>
          </table:table-cell>
          <table:table-cell office:value-type="string">
            <text:p>Divisions</text:p>
          </table:table-cell>
          <table:table-cell office:value-type="string">
            <text:p>Division 2: Genetic Resources</text:p>
          </table:table-cell>
          <table:table-cell office:value-type="float" office:value="32517">
            <text:p>9-Jan-89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146];&quot;-&quot;;[.E146]))" office:value-type="string" office:string-value="/about-cip/staff/roberto-gonzales">
            <text:p>/about-cip/staff/roberto-gonzales</text:p>
          </table:table-cell>
          <table:table-cell table:formula="of:=CONCATENATE([.D146];&quot; &quot;;[.E146])" office:value-type="string" office:string-value="Roberto Gonzales">
            <text:p>Roberto Gonzales</text:p>
          </table:table-cell>
          <table:table-cell office:value-type="string">
            <text:p>Person</text:p>
          </table:table-cell>
          <table:table-cell office:value-type="string">
            <text:p>Roberto</text:p>
          </table:table-cell>
          <table:table-cell office:value-type="string">
            <text:p>Gonzales</text:p>
          </table:table-cell>
          <table:table-cell/>
          <table:table-cell office:value-type="string">
            <text:p>Research Technician</text:p>
          </table:table-cell>
          <table:table-cell office:value-type="string">
            <text:p>Divisions</text:p>
          </table:table-cell>
          <table:table-cell office:value-type="string">
            <text:p>Division 2: Genetic Resources</text:p>
          </table:table-cell>
          <table:table-cell office:value-type="float" office:value="33817">
            <text:p>1-Aug-92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147];&quot;-&quot;;[.E147]))" office:value-type="string" office:string-value="/about-cip/staff/miguel-javier">
            <text:p>/about-cip/staff/miguel-javier</text:p>
          </table:table-cell>
          <table:table-cell table:formula="of:=CONCATENATE([.D147];&quot; &quot;;[.E147])" office:value-type="string" office:string-value="Miguel Javier">
            <text:p>Miguel Javier</text:p>
          </table:table-cell>
          <table:table-cell office:value-type="string">
            <text:p>Person</text:p>
          </table:table-cell>
          <table:table-cell office:value-type="string">
            <text:p>Miguel</text:p>
          </table:table-cell>
          <table:table-cell office:value-type="string">
            <text:p>Javier</text:p>
          </table:table-cell>
          <table:table-cell/>
          <table:table-cell office:value-type="string">
            <text:p>Research Technician</text:p>
          </table:table-cell>
          <table:table-cell office:value-type="string">
            <text:p>Divisions</text:p>
          </table:table-cell>
          <table:table-cell office:value-type="string">
            <text:p>Division 2: Genetic Resources</text:p>
          </table:table-cell>
          <table:table-cell office:value-type="float" office:value="37147">
            <text:p>13-Sep-01</text:p>
          </table:table-cell>
          <table:table-cell table:style-name="ce5"/>
          <table:table-cell table:number-columns-repeated="1013"/>
        </table:table-row>
        <table:table-row table:style-name="ro1">
          <table:table-cell table:formula="of:=LOWER(CONCATENATE(&quot;/about-cip/staff/&quot;;[.D148];&quot;-&quot;;[.E148]))" office:value-type="string" office:string-value="/about-cip/staff/serapio-lópez">
            <text:p>/about-cip/staff/serapio-lópez</text:p>
          </table:table-cell>
          <table:table-cell table:formula="of:=CONCATENATE([.D148];&quot; &quot;;[.E148])" office:value-type="string" office:string-value="Serapio López">
            <text:p>Serapio López</text:p>
          </table:table-cell>
          <table:table-cell office:value-type="string">
            <text:p>Person</text:p>
          </table:table-cell>
          <table:table-cell office:value-type="string">
            <text:p>Serapio</text:p>
          </table:table-cell>
          <table:table-cell office:value-type="string">
            <text:p>López</text:p>
          </table:table-cell>
          <table:table-cell/>
          <table:table-cell office:value-type="string">
            <text:p>Field Laborer</text:p>
          </table:table-cell>
          <table:table-cell office:value-type="string">
            <text:p>Divisions</text:p>
          </table:table-cell>
          <table:table-cell office:value-type="string">
            <text:p>Division 2: Genetic Resources</text:p>
          </table:table-cell>
          <table:table-cell office:value-type="float" office:value="33298">
            <text:p>1-Mar-91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149];&quot;-&quot;;[.E149]))" office:value-type="string" office:string-value="/about-cip/staff/iván-manrique">
            <text:p>/about-cip/staff/iván-manrique</text:p>
          </table:table-cell>
          <table:table-cell table:formula="of:=CONCATENATE([.D149];&quot; &quot;;[.E149])" office:value-type="string" office:string-value="Iván Manrique">
            <text:p>Iván Manrique</text:p>
          </table:table-cell>
          <table:table-cell office:value-type="string">
            <text:p>Person</text:p>
          </table:table-cell>
          <table:table-cell office:value-type="string">
            <text:p>Iván</text:p>
          </table:table-cell>
          <table:table-cell office:value-type="string">
            <text:p>Manrique</text:p>
          </table:table-cell>
          <table:table-cell/>
          <table:table-cell office:value-type="string">
            <text:p>Biologist, Intermediate Researcher</text:p>
          </table:table-cell>
          <table:table-cell office:value-type="string">
            <text:p>Divisions</text:p>
          </table:table-cell>
          <table:table-cell office:value-type="string">
            <text:p>Division 2: Genetic Resources</text:p>
          </table:table-cell>
          <table:table-cell office:value-type="float" office:value="36601">
            <text:p>16-Mar-00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150];&quot;-&quot;;[.E150]))" office:value-type="string" office:string-value="/about-cip/staff/mariana-martín">
            <text:p>/about-cip/staff/mariana-martín</text:p>
          </table:table-cell>
          <table:table-cell table:formula="of:=CONCATENATE([.D150];&quot; &quot;;[.E150])" office:value-type="string" office:string-value="Mariana Martín">
            <text:p>Mariana Martín</text:p>
          </table:table-cell>
          <table:table-cell office:value-type="string">
            <text:p>Person</text:p>
          </table:table-cell>
          <table:table-cell office:value-type="string">
            <text:p>Mariana</text:p>
          </table:table-cell>
          <table:table-cell office:value-type="string">
            <text:p>Martín</text:p>
          </table:table-cell>
          <table:table-cell/>
          <table:table-cell office:value-type="string">
            <text:p>Administrative Assistant</text:p>
          </table:table-cell>
          <table:table-cell office:value-type="string">
            <text:p>Divisions</text:p>
          </table:table-cell>
          <table:table-cell office:value-type="string">
            <text:p>Division 2: Genetic Resources</text:p>
          </table:table-cell>
          <table:table-cell office:value-type="float" office:value="33527">
            <text:p>16-Oct-91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151];&quot;-&quot;;[.E151]))" office:value-type="string" office:string-value="/about-cip/staff/ana-panta">
            <text:p>/about-cip/staff/ana-panta</text:p>
          </table:table-cell>
          <table:table-cell table:formula="of:=CONCATENATE([.D151];&quot; &quot;;[.E151])" office:value-type="string" office:string-value="Ana Panta">
            <text:p>Ana Panta</text:p>
          </table:table-cell>
          <table:table-cell office:value-type="string">
            <text:p>Person</text:p>
          </table:table-cell>
          <table:table-cell office:value-type="string">
            <text:p>Ana</text:p>
          </table:table-cell>
          <table:table-cell office:value-type="string">
            <text:p>Panta</text:p>
          </table:table-cell>
          <table:table-cell/>
          <table:table-cell office:value-type="string">
            <text:p>Biologist, Intermediate Researcher</text:p>
          </table:table-cell>
          <table:table-cell office:value-type="string">
            <text:p>Divisions</text:p>
          </table:table-cell>
          <table:table-cell office:value-type="string">
            <text:p>Division 2: Genetic Resources</text:p>
          </table:table-cell>
          <table:table-cell office:value-type="float" office:value="32356">
            <text:p>1-Aug-88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152];&quot;-&quot;;[.E152]))" office:value-type="string" office:string-value="/about-cip/staff/sara-povis">
            <text:p>/about-cip/staff/sara-povis</text:p>
          </table:table-cell>
          <table:table-cell table:formula="of:=CONCATENATE([.D152];&quot; &quot;;[.E152])" office:value-type="string" office:string-value="Sara Povis">
            <text:p>Sara Povis</text:p>
          </table:table-cell>
          <table:table-cell office:value-type="string">
            <text:p>Person</text:p>
          </table:table-cell>
          <table:table-cell office:value-type="string">
            <text:p>Sara</text:p>
          </table:table-cell>
          <table:table-cell office:value-type="string">
            <text:p>Povis</text:p>
          </table:table-cell>
          <table:table-cell/>
          <table:table-cell office:value-type="string">
            <text:p>Laboratory Auxiliary</text:p>
          </table:table-cell>
          <table:table-cell office:value-type="string">
            <text:p>Divisions</text:p>
          </table:table-cell>
          <table:table-cell office:value-type="string">
            <text:p>Division 2: Genetic Resources</text:p>
          </table:table-cell>
          <table:table-cell office:value-type="float" office:value="40392">
            <text:p>2-Aug-10</text:p>
          </table:table-cell>
          <table:table-cell table:style-name="ce5" office:value-type="float" office:value="40908">
            <text:p>31-Dec-11</text:p>
          </table:table-cell>
          <table:table-cell table:number-columns-repeated="1013"/>
        </table:table-row>
        <table:table-row table:style-name="ro1">
          <table:table-cell table:formula="of:=LOWER(CONCATENATE(&quot;/about-cip/staff/&quot;;[.D153];&quot;-&quot;;[.E153]))" office:value-type="string" office:string-value="/about-cip/staff/carlos-ramírez">
            <text:p>/about-cip/staff/carlos-ramírez</text:p>
          </table:table-cell>
          <table:table-cell table:formula="of:=CONCATENATE([.D153];&quot; &quot;;[.E153])" office:value-type="string" office:string-value="Carlos Ramírez">
            <text:p>Carlos Ramírez</text:p>
          </table:table-cell>
          <table:table-cell office:value-type="string">
            <text:p>Person</text:p>
          </table:table-cell>
          <table:table-cell office:value-type="string">
            <text:p>Carlos</text:p>
          </table:table-cell>
          <table:table-cell office:value-type="string">
            <text:p>Ramírez</text:p>
          </table:table-cell>
          <table:table-cell/>
          <table:table-cell office:value-type="string">
            <text:p>Laboratory Technician</text:p>
          </table:table-cell>
          <table:table-cell office:value-type="string">
            <text:p>Divisions</text:p>
          </table:table-cell>
          <table:table-cell office:value-type="string">
            <text:p>Division 2: Genetic Resources</text:p>
          </table:table-cell>
          <table:table-cell office:value-type="float" office:value="39342">
            <text:p>17-Sep-07</text:p>
          </table:table-cell>
          <table:table-cell table:style-name="ce5"/>
          <table:table-cell table:number-columns-repeated="1013"/>
        </table:table-row>
        <table:table-row table:style-name="ro1">
          <table:table-cell table:formula="of:=LOWER(CONCATENATE(&quot;/about-cip/staff/&quot;;[.D154];&quot;-&quot;;[.E154]))" office:value-type="string" office:string-value="/about-cip/staff/olegario-robles">
            <text:p>/about-cip/staff/olegario-robles</text:p>
          </table:table-cell>
          <table:table-cell table:formula="of:=CONCATENATE([.D154];&quot; &quot;;[.E154])" office:value-type="string" office:string-value="Olegario Robles">
            <text:p>Olegario Robles</text:p>
          </table:table-cell>
          <table:table-cell office:value-type="string">
            <text:p>Person</text:p>
          </table:table-cell>
          <table:table-cell office:value-type="string">
            <text:p>Olegario</text:p>
          </table:table-cell>
          <table:table-cell office:value-type="string">
            <text:p>Robles</text:p>
          </table:table-cell>
          <table:table-cell/>
          <table:table-cell office:value-type="string">
            <text:p>Research Technician</text:p>
          </table:table-cell>
          <table:table-cell office:value-type="string">
            <text:p>Divisions</text:p>
          </table:table-cell>
          <table:table-cell office:value-type="string">
            <text:p>Division 2: Genetic Resources</text:p>
          </table:table-cell>
          <table:table-cell office:value-type="float" office:value="36982">
            <text:p>1-Apr-01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155];&quot;-&quot;;[.E155]))" office:value-type="string" office:string-value="/about-cip/staff/ronald-robles">
            <text:p>/about-cip/staff/ronald-robles</text:p>
          </table:table-cell>
          <table:table-cell table:formula="of:=CONCATENATE([.D155];&quot; &quot;;[.E155])" office:value-type="string" office:string-value="Ronald Robles">
            <text:p>Ronald Robles</text:p>
          </table:table-cell>
          <table:table-cell office:value-type="string">
            <text:p>Person</text:p>
          </table:table-cell>
          <table:table-cell office:value-type="string">
            <text:p>Ronald</text:p>
          </table:table-cell>
          <table:table-cell office:value-type="string">
            <text:p>Robles</text:p>
          </table:table-cell>
          <table:table-cell/>
          <table:table-cell office:value-type="string">
            <text:p>Biologist, <text:s/>Research Assistant</text:p>
          </table:table-cell>
          <table:table-cell office:value-type="string">
            <text:p>Divisions</text:p>
          </table:table-cell>
          <table:table-cell office:value-type="string">
            <text:p>Division 2: Genetic Resources</text:p>
          </table:table-cell>
          <table:table-cell office:value-type="float" office:value="39737">
            <text:p>16-Oct-08</text:p>
          </table:table-cell>
          <table:table-cell table:style-name="ce5" office:value-type="float" office:value="40831">
            <text:p>15-Oct-11</text:p>
          </table:table-cell>
          <table:table-cell table:number-columns-repeated="1013"/>
        </table:table-row>
        <table:table-row table:style-name="ro1">
          <table:table-cell table:formula="of:=LOWER(CONCATENATE(&quot;/about-cip/staff/&quot;;[.D156];&quot;-&quot;;[.E156]))" office:value-type="string" office:string-value="/about-cip/staff/josé-rodríguez">
            <text:p>/about-cip/staff/josé-rodríguez</text:p>
          </table:table-cell>
          <table:table-cell table:formula="of:=CONCATENATE([.D156];&quot; &quot;;[.E156])" office:value-type="string" office:string-value="José Rodríguez">
            <text:p>José Rodríguez</text:p>
          </table:table-cell>
          <table:table-cell office:value-type="string">
            <text:p>Person</text:p>
          </table:table-cell>
          <table:table-cell office:value-type="string">
            <text:p>José</text:p>
          </table:table-cell>
          <table:table-cell office:value-type="string">
            <text:p>Rodríguez</text:p>
          </table:table-cell>
          <table:table-cell table:number-columns-repeated="2"/>
          <table:table-cell office:value-type="string">
            <text:p>Divisions</text:p>
          </table:table-cell>
          <table:table-cell office:value-type="string">
            <text:p>Division 2: Genetic Resources</text:p>
          </table:table-cell>
          <table:table-cell table:style-name="ce4"/>
          <table:table-cell table:number-columns-repeated="1014"/>
        </table:table-row>
        <table:table-row table:style-name="ro1">
          <table:table-cell table:formula="of:=LOWER(CONCATENATE(&quot;/about-cip/staff/&quot;;[.D157];&quot;-&quot;;[.E157]))" office:value-type="string" office:string-value="/about-cip/staff/wilder-rodríguez">
            <text:p>/about-cip/staff/wilder-rodríguez</text:p>
          </table:table-cell>
          <table:table-cell table:formula="of:=CONCATENATE([.D157];&quot; &quot;;[.E157])" office:value-type="string" office:string-value="Wilder Rodríguez">
            <text:p>Wilder Rodríguez</text:p>
          </table:table-cell>
          <table:table-cell office:value-type="string">
            <text:p>Person</text:p>
          </table:table-cell>
          <table:table-cell office:value-type="string">
            <text:p>Wilder</text:p>
          </table:table-cell>
          <table:table-cell office:value-type="string">
            <text:p>Rodríguez</text:p>
          </table:table-cell>
          <table:table-cell/>
          <table:table-cell office:value-type="string">
            <text:p>Research Technician</text:p>
          </table:table-cell>
          <table:table-cell office:value-type="string">
            <text:p>Divisions</text:p>
          </table:table-cell>
          <table:table-cell office:value-type="string">
            <text:p>Division 2: Genetic Resources</text:p>
          </table:table-cell>
          <table:table-cell office:value-type="float" office:value="31959">
            <text:p>1-Jul-87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158];&quot;-&quot;;[.E158]))" office:value-type="string" office:string-value="/about-cip/staff/edwin-rojas">
            <text:p>/about-cip/staff/edwin-rojas</text:p>
          </table:table-cell>
          <table:table-cell table:formula="of:=CONCATENATE([.D158];&quot; &quot;;[.E158])" office:value-type="string" office:string-value="Edwin Rojas">
            <text:p>Edwin Rojas</text:p>
          </table:table-cell>
          <table:table-cell office:value-type="string">
            <text:p>Person</text:p>
          </table:table-cell>
          <table:table-cell office:value-type="string">
            <text:p>Edwin</text:p>
          </table:table-cell>
          <table:table-cell office:value-type="string">
            <text:p>Rojas</text:p>
          </table:table-cell>
          <table:table-cell/>
          <table:table-cell office:value-type="string">
            <text:p>Systems Analyst</text:p>
          </table:table-cell>
          <table:table-cell office:value-type="string">
            <text:p>Divisions</text:p>
          </table:table-cell>
          <table:table-cell office:value-type="string">
            <text:p>Division 2: Genetic Resources</text:p>
          </table:table-cell>
          <table:table-cell office:value-type="float" office:value="36713">
            <text:p>6-Jul-00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159];&quot;-&quot;;[.E159]))" office:value-type="string" office:string-value="/about-cip/staff/héctor-rojas">
            <text:p>/about-cip/staff/héctor-rojas</text:p>
          </table:table-cell>
          <table:table-cell table:formula="of:=CONCATENATE([.D159];&quot; &quot;;[.E159])" office:value-type="string" office:string-value="Héctor Rojas">
            <text:p>Héctor Rojas</text:p>
          </table:table-cell>
          <table:table-cell office:value-type="string">
            <text:p>Person</text:p>
          </table:table-cell>
          <table:table-cell office:value-type="string">
            <text:p>Héctor</text:p>
          </table:table-cell>
          <table:table-cell office:value-type="string">
            <text:p>Rojas</text:p>
          </table:table-cell>
          <table:table-cell/>
          <table:table-cell office:value-type="string">
            <text:p>Laboratory Auxiliary</text:p>
          </table:table-cell>
          <table:table-cell office:value-type="string">
            <text:p>Divisions</text:p>
          </table:table-cell>
          <table:table-cell office:value-type="string">
            <text:p>Division 2: Genetic Resources</text:p>
          </table:table-cell>
          <table:table-cell office:value-type="float" office:value="40273">
            <text:p>5-Apr-10</text:p>
          </table:table-cell>
          <table:table-cell table:style-name="ce5" office:value-type="float" office:value="40908">
            <text:p>31-Dec-11</text:p>
          </table:table-cell>
          <table:table-cell table:number-columns-repeated="1013"/>
        </table:table-row>
        <table:table-row table:style-name="ro1">
          <table:table-cell table:formula="of:=LOWER(CONCATENATE(&quot;/about-cip/staff/&quot;;[.D160];&quot;-&quot;;[.E160]))" office:value-type="string" office:string-value="/about-cip/staff/luis-rojas">
            <text:p>/about-cip/staff/luis-rojas</text:p>
          </table:table-cell>
          <table:table-cell table:formula="of:=CONCATENATE([.D160];&quot; &quot;;[.E160])" office:value-type="string" office:string-value="Luis Rojas">
            <text:p>Luis Rojas</text:p>
          </table:table-cell>
          <table:table-cell office:value-type="string">
            <text:p>Person</text:p>
          </table:table-cell>
          <table:table-cell office:value-type="string">
            <text:p>Luis</text:p>
          </table:table-cell>
          <table:table-cell office:value-type="string">
            <text:p>Rojas</text:p>
          </table:table-cell>
          <table:table-cell/>
          <table:table-cell office:value-type="string">
            <text:p>Systems Assistant</text:p>
          </table:table-cell>
          <table:table-cell office:value-type="string">
            <text:p>Divisions</text:p>
          </table:table-cell>
          <table:table-cell office:value-type="string">
            <text:p>Division 2: Genetic Resources</text:p>
          </table:table-cell>
          <table:table-cell office:value-type="float" office:value="39587">
            <text:p>19-May-08</text:p>
          </table:table-cell>
          <table:table-cell table:style-name="ce5" office:value-type="float" office:value="40908">
            <text:p>31-Dec-11</text:p>
          </table:table-cell>
          <table:table-cell table:number-columns-repeated="1013"/>
        </table:table-row>
        <table:table-row table:style-name="ro1">
          <table:table-cell table:formula="of:=LOWER(CONCATENATE(&quot;/about-cip/staff/&quot;;[.D161];&quot;-&quot;;[.E161]))" office:value-type="string" office:string-value="/about-cip/staff/sandra-romero">
            <text:p>/about-cip/staff/sandra-romero</text:p>
          </table:table-cell>
          <table:table-cell table:formula="of:=CONCATENATE([.D161];&quot; &quot;;[.E161])" office:value-type="string" office:string-value="Sandra Romero">
            <text:p>Sandra Romero</text:p>
          </table:table-cell>
          <table:table-cell office:value-type="string">
            <text:p>Person</text:p>
          </table:table-cell>
          <table:table-cell office:value-type="string">
            <text:p>Sandra</text:p>
          </table:table-cell>
          <table:table-cell office:value-type="string">
            <text:p>Romero</text:p>
          </table:table-cell>
          <table:table-cell/>
          <table:table-cell office:value-type="string">
            <text:p>Research Technician</text:p>
          </table:table-cell>
          <table:table-cell office:value-type="string">
            <text:p>Divisions</text:p>
          </table:table-cell>
          <table:table-cell office:value-type="string">
            <text:p>Division 2: Genetic Resources</text:p>
          </table:table-cell>
          <table:table-cell office:value-type="float" office:value="35111">
            <text:p>16-Feb-96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162];&quot;-&quot;;[.E162]))" office:value-type="string" office:string-value="/about-cip/staff/genoveva-rossel">
            <text:p>/about-cip/staff/genoveva-rossel</text:p>
          </table:table-cell>
          <table:table-cell table:formula="of:=CONCATENATE([.D162];&quot; &quot;;[.E162])" office:value-type="string" office:string-value="Genoveva Rossel">
            <text:p>Genoveva Rossel</text:p>
          </table:table-cell>
          <table:table-cell office:value-type="string">
            <text:p>Person</text:p>
          </table:table-cell>
          <table:table-cell office:value-type="string">
            <text:p>Genoveva</text:p>
          </table:table-cell>
          <table:table-cell office:value-type="string">
            <text:p>Rossel</text:p>
          </table:table-cell>
          <table:table-cell/>
          <table:table-cell office:value-type="string">
            <text:p>Biologist, Intermediate Researcher</text:p>
          </table:table-cell>
          <table:table-cell office:value-type="string">
            <text:p>Divisions</text:p>
          </table:table-cell>
          <table:table-cell office:value-type="string">
            <text:p>Division 2: Genetic Resources</text:p>
          </table:table-cell>
          <table:table-cell office:value-type="float" office:value="39084">
            <text:p>2-Jan-07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163];&quot;-&quot;;[.E163]))" office:value-type="string" office:string-value="/about-cip/staff/mario-ruíz">
            <text:p>/about-cip/staff/mario-ruíz</text:p>
          </table:table-cell>
          <table:table-cell table:formula="of:=CONCATENATE([.D163];&quot; &quot;;[.E163])" office:value-type="string" office:string-value="Mario Ruíz">
            <text:p>Mario Ruíz</text:p>
          </table:table-cell>
          <table:table-cell office:value-type="string">
            <text:p>Person</text:p>
          </table:table-cell>
          <table:table-cell office:value-type="string">
            <text:p>Mario</text:p>
          </table:table-cell>
          <table:table-cell office:value-type="string">
            <text:p>Ruíz</text:p>
          </table:table-cell>
          <table:table-cell/>
          <table:table-cell office:value-type="string">
            <text:p>Research Technician</text:p>
          </table:table-cell>
          <table:table-cell office:value-type="string">
            <text:p>Divisions</text:p>
          </table:table-cell>
          <table:table-cell office:value-type="string">
            <text:p>Division 2: Genetic Resources</text:p>
          </table:table-cell>
          <table:table-cell office:value-type="float" office:value="30321">
            <text:p>5-Jan-83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164];&quot;-&quot;;[.E164]))" office:value-type="string" office:string-value="/about-cip/staff/alberto-salas">
            <text:p>/about-cip/staff/alberto-salas</text:p>
          </table:table-cell>
          <table:table-cell table:formula="of:=CONCATENATE([.D164];&quot; &quot;;[.E164])" office:value-type="string" office:string-value="Alberto Salas">
            <text:p>Alberto Salas</text:p>
          </table:table-cell>
          <table:table-cell office:value-type="string">
            <text:p>Person</text:p>
          </table:table-cell>
          <table:table-cell office:value-type="string">
            <text:p>Alberto</text:p>
          </table:table-cell>
          <table:table-cell office:value-type="string">
            <text:p>Salas</text:p>
          </table:table-cell>
          <table:table-cell/>
          <table:table-cell office:value-type="string">
            <text:p>Agronomist, Research Associate</text:p>
          </table:table-cell>
          <table:table-cell office:value-type="string">
            <text:p>Divisions</text:p>
          </table:table-cell>
          <table:table-cell office:value-type="string">
            <text:p>Division 2: Genetic Resources</text:p>
          </table:table-cell>
          <table:table-cell office:value-type="float" office:value="27973">
            <text:p>1-Aug-76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165];&quot;-&quot;;[.E165]))" office:value-type="string" office:string-value="/about-cip/staff/juan-sánchez">
            <text:p>/about-cip/staff/juan-sánchez</text:p>
          </table:table-cell>
          <table:table-cell table:formula="of:=CONCATENATE([.D165];&quot; &quot;;[.E165])" office:value-type="string" office:string-value="Juan Sánchez">
            <text:p>Juan Sánchez</text:p>
          </table:table-cell>
          <table:table-cell office:value-type="string">
            <text:p>Person</text:p>
          </table:table-cell>
          <table:table-cell office:value-type="string">
            <text:p>Juan</text:p>
          </table:table-cell>
          <table:table-cell office:value-type="string">
            <text:p>Sánchez</text:p>
          </table:table-cell>
          <table:table-cell/>
          <table:table-cell office:value-type="string">
            <text:p>Research Technician</text:p>
          </table:table-cell>
          <table:table-cell office:value-type="string">
            <text:p>Divisions</text:p>
          </table:table-cell>
          <table:table-cell office:value-type="string">
            <text:p>Division 2: Genetic Resources</text:p>
          </table:table-cell>
          <table:table-cell office:value-type="float" office:value="38719">
            <text:p>2-Jan-06</text:p>
          </table:table-cell>
          <table:table-cell table:style-name="ce5"/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formula="of:=LOWER(CONCATENATE(&quot;/about-cip/staff/&quot;;[.D166];&quot;-&quot;;[.E166]))" office:value-type="string" office:string-value="/about-cip/staff/julián-soto">
            <text:p>/about-cip/staff/julián-soto</text:p>
          </table:table-cell>
          <table:table-cell table:formula="of:=CONCATENATE([.D166];&quot; &quot;;[.E166])" office:value-type="string" office:string-value="Julián Soto">
            <text:p>Julián Soto</text:p>
          </table:table-cell>
          <table:table-cell office:value-type="string">
            <text:p>Person</text:p>
          </table:table-cell>
          <table:table-cell office:value-type="string">
            <text:p>Julián</text:p>
          </table:table-cell>
          <table:table-cell office:value-type="string">
            <text:p>Soto</text:p>
          </table:table-cell>
          <table:table-cell/>
          <table:table-cell office:value-type="string">
            <text:p>Biologist, <text:s/>Research Assistant</text:p>
          </table:table-cell>
          <table:table-cell office:value-type="string">
            <text:p>Divisions</text:p>
          </table:table-cell>
          <table:table-cell office:value-type="string">
            <text:p>Division 2: Genetic Resources</text:p>
          </table:table-cell>
          <table:table-cell office:value-type="float" office:value="39692">
            <text:p>1-Sep-08</text:p>
          </table:table-cell>
          <table:table-cell table:style-name="ce5" office:value-type="float" office:value="40786">
            <text:p>31-Aug-11</text:p>
          </table:table-cell>
          <table:table-cell table:number-columns-repeated="1013"/>
        </table:table-row>
        <table:table-row table:style-name="ro1">
          <table:table-cell table:formula="of:=LOWER(CONCATENATE(&quot;/about-cip/staff/&quot;;[.D167];&quot;-&quot;;[.E167]))" office:value-type="string" office:string-value="/about-cip/staff/lucio-uribe">
            <text:p>/about-cip/staff/lucio-uribe</text:p>
          </table:table-cell>
          <table:table-cell table:formula="of:=CONCATENATE([.D167];&quot; &quot;;[.E167])" office:value-type="string" office:string-value="Lucio Uribe">
            <text:p>Lucio Uribe</text:p>
          </table:table-cell>
          <table:table-cell office:value-type="string">
            <text:p>Person</text:p>
          </table:table-cell>
          <table:table-cell office:value-type="string">
            <text:p>Lucio</text:p>
          </table:table-cell>
          <table:table-cell office:value-type="string">
            <text:p>Uribe</text:p>
          </table:table-cell>
          <table:table-cell/>
          <table:table-cell office:value-type="string">
            <text:p>Field &amp; Greenhouse Auxiliary</text:p>
          </table:table-cell>
          <table:table-cell office:value-type="string">
            <text:p>Divisions</text:p>
          </table:table-cell>
          <table:table-cell office:value-type="string">
            <text:p>Division 2: Genetic Resources</text:p>
          </table:table-cell>
          <table:table-cell office:value-type="float" office:value="28891">
            <text:p>5-Feb-79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168];&quot;-&quot;;[.E168]))" office:value-type="string" office:string-value="/about-cip/staff/miguel-valverde">
            <text:p>/about-cip/staff/miguel-valverde</text:p>
          </table:table-cell>
          <table:table-cell table:formula="of:=CONCATENATE([.D168];&quot; &quot;;[.E168])" office:value-type="string" office:string-value="Miguel Valverde">
            <text:p>Miguel Valverde</text:p>
          </table:table-cell>
          <table:table-cell office:value-type="string">
            <text:p>Person</text:p>
          </table:table-cell>
          <table:table-cell office:value-type="string">
            <text:p>Miguel</text:p>
          </table:table-cell>
          <table:table-cell office:value-type="string">
            <text:p>Valverde</text:p>
          </table:table-cell>
          <table:table-cell/>
          <table:table-cell office:value-type="string">
            <text:p>Laboratory Auxiliary</text:p>
          </table:table-cell>
          <table:table-cell office:value-type="string">
            <text:p>Divisions</text:p>
          </table:table-cell>
          <table:table-cell office:value-type="string">
            <text:p>Division 2: Genetic Resources</text:p>
          </table:table-cell>
          <table:table-cell office:value-type="float" office:value="40273">
            <text:p>5-Apr-10</text:p>
          </table:table-cell>
          <table:table-cell table:style-name="ce5" office:value-type="float" office:value="40908">
            <text:p>31-Dec-11</text:p>
          </table:table-cell>
          <table:table-cell table:number-columns-repeated="1013"/>
        </table:table-row>
        <table:table-row table:style-name="ro1">
          <table:table-cell table:formula="of:=LOWER(CONCATENATE(&quot;/about-cip/staff/&quot;;[.D169];&quot;-&quot;;[.E169]))" office:value-type="string" office:string-value="/about-cip/staff/fanny-vargas">
            <text:p>/about-cip/staff/fanny-vargas</text:p>
          </table:table-cell>
          <table:table-cell table:formula="of:=CONCATENATE([.D169];&quot; &quot;;[.E169])" office:value-type="string" office:string-value="Fanny Vargas">
            <text:p>Fanny Vargas</text:p>
          </table:table-cell>
          <table:table-cell office:value-type="string">
            <text:p>Person</text:p>
          </table:table-cell>
          <table:table-cell office:value-type="string">
            <text:p>Fanny</text:p>
          </table:table-cell>
          <table:table-cell office:value-type="string">
            <text:p>Vargas</text:p>
          </table:table-cell>
          <table:table-cell/>
          <table:table-cell office:value-type="string">
            <text:p>Agronomist, Intermediate Researcher</text:p>
          </table:table-cell>
          <table:table-cell office:value-type="string">
            <text:p>Divisions</text:p>
          </table:table-cell>
          <table:table-cell office:value-type="string">
            <text:p>Division 2: Genetic Resources</text:p>
          </table:table-cell>
          <table:table-cell office:value-type="float" office:value="32601">
            <text:p>3-Apr-89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170];&quot;-&quot;;[.E170]))" office:value-type="string" office:string-value="/about-cip/staff/eduardo-velásquez">
            <text:p>/about-cip/staff/eduardo-velásquez</text:p>
          </table:table-cell>
          <table:table-cell table:formula="of:=CONCATENATE([.D170];&quot; &quot;;[.E170])" office:value-type="string" office:string-value="Eduardo Velásquez">
            <text:p>Eduardo Velásquez</text:p>
          </table:table-cell>
          <table:table-cell office:value-type="string">
            <text:p>Person</text:p>
          </table:table-cell>
          <table:table-cell office:value-type="string">
            <text:p>Eduardo</text:p>
          </table:table-cell>
          <table:table-cell office:value-type="string">
            <text:p>Velásquez</text:p>
          </table:table-cell>
          <table:table-cell/>
          <table:table-cell office:value-type="string">
            <text:p>Laboratory Auxiliary</text:p>
          </table:table-cell>
          <table:table-cell office:value-type="string">
            <text:p>Divisions</text:p>
          </table:table-cell>
          <table:table-cell office:value-type="string">
            <text:p>Division 2: Genetic Resources</text:p>
          </table:table-cell>
          <table:table-cell office:value-type="float" office:value="28919">
            <text:p>5-Mar-79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171];&quot;-&quot;;[.E171]))" office:value-type="string" office:string-value="/about-cip/staff/rosalva-villagaray">
            <text:p>/about-cip/staff/rosalva-villagaray</text:p>
          </table:table-cell>
          <table:table-cell table:formula="of:=CONCATENATE([.D171];&quot; &quot;;[.E171])" office:value-type="string" office:string-value="Rosalva Villagaray">
            <text:p>Rosalva Villagaray</text:p>
          </table:table-cell>
          <table:table-cell office:value-type="string">
            <text:p>Person</text:p>
          </table:table-cell>
          <table:table-cell office:value-type="string">
            <text:p>Rosalva</text:p>
          </table:table-cell>
          <table:table-cell office:value-type="string">
            <text:p>Villagaray</text:p>
          </table:table-cell>
          <table:table-cell/>
          <table:table-cell office:value-type="string">
            <text:p>Research Technician</text:p>
          </table:table-cell>
          <table:table-cell office:value-type="string">
            <text:p>Divisions</text:p>
          </table:table-cell>
          <table:table-cell office:value-type="string">
            <text:p>Division 2: Genetic Resources</text:p>
          </table:table-cell>
          <table:table-cell office:value-type="float" office:value="37135">
            <text:p>1-Sep-01</text:p>
          </table:table-cell>
          <table:table-cell table:style-name="ce5"/>
          <table:table-cell table:number-columns-repeated="1013"/>
        </table:table-row>
        <table:table-row table:style-name="ro1">
          <table:table-cell table:formula="of:=LOWER(CONCATENATE(&quot;/about-cip/staff/&quot;;[.D172];&quot;-&quot;;[.E172]))" office:value-type="string" office:string-value="/about-cip/staff/francisco-vivanco">
            <text:p>/about-cip/staff/francisco-vivanco</text:p>
          </table:table-cell>
          <table:table-cell table:formula="of:=CONCATENATE([.D172];&quot; &quot;;[.E172])" office:value-type="string" office:string-value="Francisco Vivanco">
            <text:p>Francisco Vivanco</text:p>
          </table:table-cell>
          <table:table-cell office:value-type="string">
            <text:p>Person</text:p>
          </table:table-cell>
          <table:table-cell office:value-type="string">
            <text:p>Francisco</text:p>
          </table:table-cell>
          <table:table-cell office:value-type="string">
            <text:p>Vivanco</text:p>
          </table:table-cell>
          <table:table-cell/>
          <table:table-cell office:value-type="string">
            <text:p>Agronomist, Research Assistant</text:p>
          </table:table-cell>
          <table:table-cell office:value-type="string">
            <text:p>Divisions</text:p>
          </table:table-cell>
          <table:table-cell office:value-type="string">
            <text:p>Division 2: Genetic Resources</text:p>
          </table:table-cell>
          <table:table-cell office:value-type="float" office:value="35111">
            <text:p>16-Feb-96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173];&quot;-&quot;;[.E173]))" office:value-type="string" office:string-value="/about-cip/staff/rainer-vollmer">
            <text:p>/about-cip/staff/rainer-vollmer</text:p>
          </table:table-cell>
          <table:table-cell table:formula="of:=CONCATENATE([.D173];&quot; &quot;;[.E173])" office:value-type="string" office:string-value="Rainer Vollmer">
            <text:p>Rainer Vollmer</text:p>
          </table:table-cell>
          <table:table-cell office:value-type="string">
            <text:p>Person</text:p>
          </table:table-cell>
          <table:table-cell office:value-type="string">
            <text:p>Rainer</text:p>
          </table:table-cell>
          <table:table-cell office:value-type="string">
            <text:p>Vollmer</text:p>
          </table:table-cell>
          <table:table-cell/>
          <table:table-cell office:value-type="string">
            <text:p>Research Assistant</text:p>
          </table:table-cell>
          <table:table-cell office:value-type="string">
            <text:p>Divisions</text:p>
          </table:table-cell>
          <table:table-cell office:value-type="string">
            <text:p>Division 2: Genetic Resources</text:p>
          </table:table-cell>
          <table:table-cell office:value-type="float" office:value="40315">
            <text:p>17-May-10</text:p>
          </table:table-cell>
          <table:table-cell table:style-name="ce5" office:value-type="float" office:value="40908">
            <text:p>31-Dec-11</text:p>
          </table:table-cell>
          <table:table-cell table:number-columns-repeated="1013"/>
        </table:table-row>
        <table:table-row table:style-name="ro1">
          <table:table-cell table:formula="of:=LOWER(CONCATENATE(&quot;/about-cip/staff/&quot;;[.D174];&quot;-&quot;;[.E174]))" office:value-type="string" office:string-value="/about-cip/staff/alberto-ynga">
            <text:p>/about-cip/staff/alberto-ynga</text:p>
          </table:table-cell>
          <table:table-cell table:formula="of:=CONCATENATE([.D174];&quot; &quot;;[.E174])" office:value-type="string" office:string-value="Alberto Ynga">
            <text:p>Alberto Ynga</text:p>
          </table:table-cell>
          <table:table-cell office:value-type="string">
            <text:p>Person</text:p>
          </table:table-cell>
          <table:table-cell office:value-type="string">
            <text:p>Alberto</text:p>
          </table:table-cell>
          <table:table-cell office:value-type="string">
            <text:p>Ynga</text:p>
          </table:table-cell>
          <table:table-cell/>
          <table:table-cell office:value-type="string">
            <text:p>Research Technician</text:p>
          </table:table-cell>
          <table:table-cell office:value-type="string">
            <text:p>Divisions</text:p>
          </table:table-cell>
          <table:table-cell office:value-type="string">
            <text:p>Division 2: Genetic Resources</text:p>
          </table:table-cell>
          <table:table-cell office:value-type="float" office:value="37851">
            <text:p>18-Aug-03</text:p>
          </table:table-cell>
          <table:table-cell table:style-name="ce5"/>
          <table:table-cell table:number-columns-repeated="1013"/>
        </table:table-row>
        <table:table-row table:style-name="ro1">
          <table:table-cell table:formula="of:=LOWER(CONCATENATE(&quot;/about-cip/staff/&quot;;[.D175];&quot;-&quot;;[.E175]))" office:value-type="string" office:string-value="/about-cip/staff/brenda-zea">
            <text:p>/about-cip/staff/brenda-zea</text:p>
          </table:table-cell>
          <table:table-cell table:formula="of:=CONCATENATE([.D175];&quot; &quot;;[.E175])" office:value-type="string" office:string-value="Brenda Zea">
            <text:p>Brenda Zea</text:p>
          </table:table-cell>
          <table:table-cell office:value-type="string">
            <text:p>Person</text:p>
          </table:table-cell>
          <table:table-cell office:value-type="string">
            <text:p>Brenda</text:p>
          </table:table-cell>
          <table:table-cell office:value-type="string">
            <text:p>Zea</text:p>
          </table:table-cell>
          <table:table-cell/>
          <table:table-cell office:value-type="string">
            <text:p>Biotechnologist, Research Assistant</text:p>
          </table:table-cell>
          <table:table-cell office:value-type="string">
            <text:p>Divisions</text:p>
          </table:table-cell>
          <table:table-cell office:value-type="string">
            <text:p>Division 2: Genetic Resources</text:p>
          </table:table-cell>
          <table:table-cell office:value-type="float" office:value="39676">
            <text:p>16-Aug-08</text:p>
          </table:table-cell>
          <table:table-cell table:style-name="ce5" office:value-type="float" office:value="40770">
            <text:p>15-Aug-11</text:p>
          </table:table-cell>
          <table:table-cell table:number-columns-repeated="1013"/>
        </table:table-row>
        <table:table-row table:style-name="ro1">
          <table:table-cell table:formula="of:=LOWER(CONCATENATE(&quot;/about-cip/staff/&quot;;[.D176];&quot;-&quot;;[.E176]))" office:value-type="string" office:string-value="/about-cip/staff/maría-rivera">
            <text:p>/about-cip/staff/maría-rivera</text:p>
          </table:table-cell>
          <table:table-cell table:formula="of:=CONCATENATE([.D176];&quot; &quot;;[.E176])" office:value-type="string" office:string-value="María Rivera">
            <text:p>María Rivera</text:p>
          </table:table-cell>
          <table:table-cell office:value-type="string">
            <text:p>Person</text:p>
          </table:table-cell>
          <table:table-cell office:value-type="string">
            <text:p>María</text:p>
          </table:table-cell>
          <table:table-cell office:value-type="string">
            <text:p>Rivera</text:p>
          </table:table-cell>
          <table:table-cell/>
          <table:table-cell office:value-type="string">
            <text:p>Laboratory Auxiliary</text:p>
          </table:table-cell>
          <table:table-cell office:value-type="string">
            <text:p>Divisions</text:p>
          </table:table-cell>
          <table:table-cell office:value-type="string">
            <text:p>Division 2: Genetic Resources</text:p>
          </table:table-cell>
          <table:table-cell office:value-type="float" office:value="40634">
            <text:p>1-Apr-11</text:p>
          </table:table-cell>
          <table:table-cell table:style-name="ce5" office:value-type="float" office:value="40724">
            <text:p>30-Jun-11</text:p>
          </table:table-cell>
          <table:table-cell table:number-columns-repeated="1013"/>
        </table:table-row>
        <table:table-row table:style-name="ro1">
          <table:table-cell table:formula="of:=LOWER(CONCATENATE(&quot;/about-cip/staff/&quot;;[.D177];&quot;-&quot;;[.E177]))" office:value-type="string" office:string-value="/about-cip/staff/domingo-vicencio">
            <text:p>/about-cip/staff/domingo-vicencio</text:p>
          </table:table-cell>
          <table:table-cell table:formula="of:=CONCATENATE([.D177];&quot; &quot;;[.E177])" office:value-type="string" office:string-value="Domingo Vicencio">
            <text:p>Domingo Vicencio</text:p>
          </table:table-cell>
          <table:table-cell office:value-type="string">
            <text:p>Person</text:p>
          </table:table-cell>
          <table:table-cell office:value-type="string">
            <text:p>Domingo</text:p>
          </table:table-cell>
          <table:table-cell office:value-type="string">
            <text:p>Vicencio</text:p>
          </table:table-cell>
          <table:table-cell/>
          <table:table-cell office:value-type="string">
            <text:p>Field Laborer</text:p>
          </table:table-cell>
          <table:table-cell office:value-type="string">
            <text:p>Divisions</text:p>
          </table:table-cell>
          <table:table-cell office:value-type="string">
            <text:p>Division 2: Genetic Resources</text:p>
          </table:table-cell>
          <table:table-cell office:value-type="float" office:value="40634">
            <text:p>1-Apr-11</text:p>
          </table:table-cell>
          <table:table-cell table:style-name="ce5" office:value-type="float" office:value="40724">
            <text:p>30-Jun-11</text:p>
          </table:table-cell>
          <table:table-cell table:number-columns-repeated="1013"/>
        </table:table-row>
        <table:table-row table:style-name="ro1">
          <table:table-cell table:formula="of:=LOWER(CONCATENATE(&quot;/about-cip/staff/&quot;;[.D178];&quot;-&quot;;[.E178]))" office:value-type="string" office:string-value="/about-cip/staff/girali-huamanlazo">
            <text:p>/about-cip/staff/girali-huamanlazo</text:p>
          </table:table-cell>
          <table:table-cell table:formula="of:=CONCATENATE([.D178];&quot; &quot;;[.E178])" office:value-type="string" office:string-value="Girali Huamanlazo">
            <text:p>Girali Huamanlazo</text:p>
          </table:table-cell>
          <table:table-cell office:value-type="string">
            <text:p>Person</text:p>
          </table:table-cell>
          <table:table-cell office:value-type="string">
            <text:p>Girali</text:p>
          </table:table-cell>
          <table:table-cell office:value-type="string">
            <text:p>Huamanlazo</text:p>
          </table:table-cell>
          <table:table-cell/>
          <table:table-cell office:value-type="string">
            <text:p>Laboratory Auxiliary</text:p>
          </table:table-cell>
          <table:table-cell office:value-type="string">
            <text:p>Divisions</text:p>
          </table:table-cell>
          <table:table-cell office:value-type="string">
            <text:p>Division 2: Genetic Resources</text:p>
          </table:table-cell>
          <table:table-cell office:value-type="float" office:value="40634">
            <text:p>1-Apr-11</text:p>
          </table:table-cell>
          <table:table-cell table:style-name="ce5" office:value-type="float" office:value="40694">
            <text:p>31-May-11</text:p>
          </table:table-cell>
          <table:table-cell table:number-columns-repeated="1013"/>
        </table:table-row>
        <table:table-row table:style-name="ro1">
          <table:table-cell table:formula="of:=LOWER(CONCATENATE(&quot;/about-cip/staff/&quot;;[.D179];&quot;-&quot;;[.E179]))" office:value-type="string" office:string-value="/about-cip/staff/kari-flores">
            <text:p>/about-cip/staff/kari-flores</text:p>
          </table:table-cell>
          <table:table-cell table:formula="of:=CONCATENATE([.D179];&quot; &quot;;[.E179])" office:value-type="string" office:string-value="Kari Flores">
            <text:p>Kari Flores</text:p>
          </table:table-cell>
          <table:table-cell office:value-type="string">
            <text:p>Person</text:p>
          </table:table-cell>
          <table:table-cell office:value-type="string">
            <text:p>Kari</text:p>
          </table:table-cell>
          <table:table-cell office:value-type="string">
            <text:p>Flores</text:p>
          </table:table-cell>
          <table:table-cell/>
          <table:table-cell office:value-type="string">
            <text:p>Greenhouse Auxiliary</text:p>
          </table:table-cell>
          <table:table-cell office:value-type="string">
            <text:p>Divisions</text:p>
          </table:table-cell>
          <table:table-cell office:value-type="string">
            <text:p>Division 2: Genetic Resources</text:p>
          </table:table-cell>
          <table:table-cell office:value-type="float" office:value="40651">
            <text:p>18-Apr-11</text:p>
          </table:table-cell>
          <table:table-cell table:style-name="ce5" office:value-type="float" office:value="40681">
            <text:p>18-May-11</text:p>
          </table:table-cell>
          <table:table-cell table:number-columns-repeated="1013"/>
        </table:table-row>
        <table:table-row table:style-name="ro1">
          <table:table-cell table:style-name="ce2" table:formula="of:=LOWER(CONCATENATE(&quot;/about-cip/staff/&quot;;[.D180];&quot;-&quot;;[.E180]))" office:value-type="string" office:string-value="/about-cip/staff/janny-van been">
            <text:p>/about-cip/staff/janny-van been</text:p>
          </table:table-cell>
          <table:table-cell table:style-name="ce2" table:formula="of:=CONCATENATE([.D180];&quot; &quot;;[.E180])" office:value-type="string" office:string-value="Janny Van Been">
            <text:p>Janny Van Been</text:p>
          </table:table-cell>
          <table:table-cell table:style-name="ce2" office:value-type="string">
            <text:p>Person</text:p>
          </table:table-cell>
          <table:table-cell table:style-name="ce2" office:value-type="string">
            <text:p>Janny</text:p>
          </table:table-cell>
          <table:table-cell table:style-name="ce2" office:value-type="string">
            <text:p>Van Bee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ead ADU</text:p>
          </table:table-cell>
          <table:table-cell office:value-type="string">
            <text:p>Divisions</text:p>
          </table:table-cell>
          <table:table-cell office:value-type="string">
            <text:p>Adquisition &amp; Distribution Unit</text:p>
          </table:table-cell>
          <table:table-cell table:style-name="ce4" office:value-type="float" office:value="40343">
            <text:p>14-Jun-10</text:p>
          </table:table-cell>
          <table:table-cell office:value-type="float" office:value="41425">
            <text:p>31-May-13</text:p>
          </table:table-cell>
          <table:table-cell table:number-columns-repeated="2"/>
          <table:table-cell table:style-name="ce2" table:number-columns-repeated="1011"/>
        </table:table-row>
        <table:table-row table:style-name="ro1">
          <table:table-cell table:formula="of:=LOWER(CONCATENATE(&quot;/about-cip/staff/&quot;;[.D181];&quot;-&quot;;[.E181]))" office:value-type="string" office:string-value="/about-cip/staff/rosario-falcón">
            <text:p>/about-cip/staff/rosario-falcón</text:p>
          </table:table-cell>
          <table:table-cell table:formula="of:=CONCATENATE([.D181];&quot; &quot;;[.E181])" office:value-type="string" office:string-value="Rosario Falcón">
            <text:p>Rosario Falcón</text:p>
          </table:table-cell>
          <table:table-cell office:value-type="string">
            <text:p>Person</text:p>
          </table:table-cell>
          <table:table-cell office:value-type="string">
            <text:p>Rosario</text:p>
          </table:table-cell>
          <table:table-cell office:value-type="string">
            <text:p>Falcón</text:p>
          </table:table-cell>
          <table:table-cell/>
          <table:table-cell office:value-type="string">
            <text:p>Biologist, Intermediate Researcher</text:p>
          </table:table-cell>
          <table:table-cell office:value-type="string">
            <text:p>Divisions</text:p>
          </table:table-cell>
          <table:table-cell office:value-type="string">
            <text:p>Adquisition &amp; Distribution Unit</text:p>
          </table:table-cell>
          <table:table-cell office:value-type="float" office:value="32203">
            <text:p>1-Mar-88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182];&quot;-&quot;;[.E182]))" office:value-type="string" office:string-value="/about-cip/staff/enrique-grande">
            <text:p>/about-cip/staff/enrique-grande</text:p>
          </table:table-cell>
          <table:table-cell table:formula="of:=CONCATENATE([.D182];&quot; &quot;;[.E182])" office:value-type="string" office:string-value="Enrique Grande">
            <text:p>Enrique Grande</text:p>
          </table:table-cell>
          <table:table-cell office:value-type="string">
            <text:p>Person</text:p>
          </table:table-cell>
          <table:table-cell office:value-type="string">
            <text:p>Enrique</text:p>
          </table:table-cell>
          <table:table-cell office:value-type="string">
            <text:p>Grande</text:p>
          </table:table-cell>
          <table:table-cell/>
          <table:table-cell office:value-type="string">
            <text:p>Research Technician</text:p>
          </table:table-cell>
          <table:table-cell office:value-type="string">
            <text:p>Divisions</text:p>
          </table:table-cell>
          <table:table-cell office:value-type="string">
            <text:p>Adquisition &amp; Distribution Unit</text:p>
          </table:table-cell>
          <table:table-cell office:value-type="float" office:value="26514">
            <text:p>3-Aug-72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183];&quot;-&quot;;[.E183]))" office:value-type="string" office:string-value="/about-cip/staff/raúl-lara">
            <text:p>/about-cip/staff/raúl-lara</text:p>
          </table:table-cell>
          <table:table-cell table:formula="of:=CONCATENATE([.D183];&quot; &quot;;[.E183])" office:value-type="string" office:string-value="Raúl Lara">
            <text:p>Raúl Lara</text:p>
          </table:table-cell>
          <table:table-cell office:value-type="string">
            <text:p>Person</text:p>
          </table:table-cell>
          <table:table-cell office:value-type="string">
            <text:p>Raúl</text:p>
          </table:table-cell>
          <table:table-cell office:value-type="string">
            <text:p>Lara</text:p>
          </table:table-cell>
          <table:table-cell/>
          <table:table-cell office:value-type="string">
            <text:p>Greenhouse Auxiliary</text:p>
          </table:table-cell>
          <table:table-cell office:value-type="string">
            <text:p>Divisions</text:p>
          </table:table-cell>
          <table:table-cell office:value-type="string">
            <text:p>Adquisition &amp; Distribution Unit</text:p>
          </table:table-cell>
          <table:table-cell office:value-type="float" office:value="28894">
            <text:p>8-Feb-79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184];&quot;-&quot;;[.E184]))" office:value-type="string" office:string-value="/about-cip/staff/merideth-bonierbale">
            <text:p>/about-cip/staff/merideth-bonierbale</text:p>
          </table:table-cell>
          <table:table-cell table:formula="of:=CONCATENATE([.D184];&quot; &quot;;[.E184])" office:value-type="string" office:string-value="Merideth Bonierbale">
            <text:p>Merideth Bonierbale</text:p>
          </table:table-cell>
          <table:table-cell office:value-type="string">
            <text:p>Person</text:p>
          </table:table-cell>
          <table:table-cell office:value-type="string">
            <text:p>Merideth</text:p>
          </table:table-cell>
          <table:table-cell office:value-type="string">
            <text:p>Bonierbale</text:p>
          </table:table-cell>
          <table:table-cell office:value-type="float" office:value="1">
            <text:p>1</text:p>
          </table:table-cell>
          <table:table-cell office:value-type="string">
            <text:p>Senior Potato Breeder, Division Leader</text:p>
          </table:table-cell>
          <table:table-cell office:value-type="string">
            <text:p>Divisions</text:p>
          </table:table-cell>
          <table:table-cell office:value-type="string">
            <text:p>Division 3: Germplasm Enhancement and Crop Improvement</text:p>
          </table:table-cell>
          <table:table-cell table:style-name="ce4" office:value-type="float" office:value="35437">
            <text:p>7-Jan-97</text:p>
          </table:table-cell>
          <table:table-cell office:value-type="float" office:value="40908">
            <text:p>31-Dec-11</text:p>
          </table:table-cell>
          <table:table-cell table:number-columns-repeated="1013"/>
        </table:table-row>
        <table:table-row table:style-name="ro1">
          <table:table-cell table:formula="of:=LOWER(CONCATENATE(&quot;/about-cip/staff/&quot;;[.D185];&quot;-&quot;;[.E185]))" office:value-type="string" office:string-value="/about-cip/staff/sammy-agili">
            <text:p>/about-cip/staff/sammy-agili</text:p>
          </table:table-cell>
          <table:table-cell table:formula="of:=CONCATENATE([.D185];&quot; &quot;;[.E185])" office:value-type="string" office:string-value="Sammy Agili">
            <text:p>Sammy Agili</text:p>
          </table:table-cell>
          <table:table-cell office:value-type="string">
            <text:p>Person</text:p>
          </table:table-cell>
          <table:table-cell office:value-type="string">
            <text:p>Sammy</text:p>
          </table:table-cell>
          <table:table-cell office:value-type="string">
            <text:p>Agili</text:p>
          </table:table-cell>
          <table:table-cell/>
          <table:table-cell office:value-type="string">
            <text:p>Breeder, Research Assistant</text:p>
          </table:table-cell>
          <table:table-cell office:value-type="string">
            <text:p>Divisions</text:p>
          </table:table-cell>
          <table:table-cell office:value-type="string">
            <text:p>Division 3: Germplasm Enhancement and Crop Improvement</text:p>
          </table:table-cell>
          <table:table-cell table:style-name="ce4" office:value-type="float" office:value="37257">
            <text:p>1-Jan-02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186];&quot;-&quot;;[.E186]))" office:value-type="string" office:string-value="/about-cip/staff/delio-alfaro">
            <text:p>/about-cip/staff/delio-alfaro</text:p>
          </table:table-cell>
          <table:table-cell table:formula="of:=CONCATENATE([.D186];&quot; &quot;;[.E186])" office:value-type="string" office:string-value="Delio Alfaro">
            <text:p>Delio Alfaro</text:p>
          </table:table-cell>
          <table:table-cell office:value-type="string">
            <text:p>Person</text:p>
          </table:table-cell>
          <table:table-cell office:value-type="string">
            <text:p>Delio</text:p>
          </table:table-cell>
          <table:table-cell office:value-type="string">
            <text:p>Alfaro</text:p>
          </table:table-cell>
          <table:table-cell/>
          <table:table-cell office:value-type="string">
            <text:p>Greenhouse Auxiliary</text:p>
          </table:table-cell>
          <table:table-cell office:value-type="string">
            <text:p>Divisions</text:p>
          </table:table-cell>
          <table:table-cell office:value-type="string">
            <text:p>Division 3: Germplasm Enhancement and Crop Improvement</text:p>
          </table:table-cell>
          <table:table-cell office:value-type="float" office:value="28527">
            <text:p>6-Feb-78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187];&quot;-&quot;;[.E187]))" office:value-type="string" office:string-value="/about-cip/staff/vilma-aliaga">
            <text:p>/about-cip/staff/vilma-aliaga</text:p>
          </table:table-cell>
          <table:table-cell table:formula="of:=CONCATENATE([.D187];&quot; &quot;;[.E187])" office:value-type="string" office:string-value="Vilma Aliaga">
            <text:p>Vilma Aliaga</text:p>
          </table:table-cell>
          <table:table-cell office:value-type="string">
            <text:p>Person</text:p>
          </table:table-cell>
          <table:table-cell office:value-type="string">
            <text:p>Vilma</text:p>
          </table:table-cell>
          <table:table-cell office:value-type="string">
            <text:p>Aliaga</text:p>
          </table:table-cell>
          <table:table-cell/>
          <table:table-cell office:value-type="string">
            <text:p>Greenhouse Auxiliary</text:p>
          </table:table-cell>
          <table:table-cell office:value-type="string">
            <text:p>Divisions</text:p>
          </table:table-cell>
          <table:table-cell office:value-type="string">
            <text:p>Division 3: Germplasm Enhancement and Crop Improvement</text:p>
          </table:table-cell>
          <table:table-cell office:value-type="float" office:value="38261">
            <text:p>1-Oct-04</text:p>
          </table:table-cell>
          <table:table-cell table:style-name="ce5"/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formula="of:=LOWER(CONCATENATE(&quot;/about-cip/staff/&quot;;[.D188];&quot;-&quot;;[.E188]))" office:value-type="string" office:string-value="/about-cip/staff/eduar-alva">
            <text:p>/about-cip/staff/eduar-alva</text:p>
          </table:table-cell>
          <table:table-cell table:formula="of:=CONCATENATE([.D188];&quot; &quot;;[.E188])" office:value-type="string" office:string-value="Eduar Alva">
            <text:p>Eduar Alva</text:p>
          </table:table-cell>
          <table:table-cell office:value-type="string">
            <text:p>Person</text:p>
          </table:table-cell>
          <table:table-cell office:value-type="string">
            <text:p>Eduar</text:p>
          </table:table-cell>
          <table:table-cell office:value-type="string">
            <text:p>Alva</text:p>
          </table:table-cell>
          <table:table-cell/>
          <table:table-cell office:value-type="string">
            <text:p>Greenhouse Auxiliary</text:p>
          </table:table-cell>
          <table:table-cell office:value-type="string">
            <text:p>Divisions</text:p>
          </table:table-cell>
          <table:table-cell office:value-type="string">
            <text:p>Division 3: Germplasm Enhancement and Crop Improvement</text:p>
          </table:table-cell>
          <table:table-cell office:value-type="float" office:value="38719">
            <text:p>2-Jan-06</text:p>
          </table:table-cell>
          <table:table-cell table:style-name="ce5"/>
          <table:table-cell table:number-columns-repeated="1013"/>
        </table:table-row>
        <table:table-row table:style-name="ro1">
          <table:table-cell table:formula="of:=LOWER(CONCATENATE(&quot;/about-cip/staff/&quot;;[.D189];&quot;-&quot;;[.E189]))" office:value-type="string" office:string-value="/about-cip/staff/walter-amorós">
            <text:p>/about-cip/staff/walter-amorós</text:p>
          </table:table-cell>
          <table:table-cell table:formula="of:=CONCATENATE([.D189];&quot; &quot;;[.E189])" office:value-type="string" office:string-value="Walter Amorós">
            <text:p>Walter Amorós</text:p>
          </table:table-cell>
          <table:table-cell office:value-type="string">
            <text:p>Person</text:p>
          </table:table-cell>
          <table:table-cell office:value-type="string">
            <text:p>Walter</text:p>
          </table:table-cell>
          <table:table-cell office:value-type="string">
            <text:p>Amorós</text:p>
          </table:table-cell>
          <table:table-cell/>
          <table:table-cell office:value-type="string">
            <text:p>Agronomist, Research Associate</text:p>
          </table:table-cell>
          <table:table-cell office:value-type="string">
            <text:p>Divisions</text:p>
          </table:table-cell>
          <table:table-cell office:value-type="string">
            <text:p>Division 3: Germplasm Enhancement and Crop Improvement</text:p>
          </table:table-cell>
          <table:table-cell office:value-type="float" office:value="28764">
            <text:p>1-Oct-78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190];&quot;-&quot;;[.E190]))" office:value-type="string" office:string-value="/about-cip/staff/maria-andrade">
            <text:p>/about-cip/staff/maria-andrade</text:p>
          </table:table-cell>
          <table:table-cell table:formula="of:=CONCATENATE([.D190];&quot; &quot;;[.E190])" office:value-type="string" office:string-value="Maria Andrade">
            <text:p>Maria Andrade</text:p>
          </table:table-cell>
          <table:table-cell office:value-type="string">
            <text:p>Person</text:p>
          </table:table-cell>
          <table:table-cell office:value-type="string">
            <text:p>Maria</text:p>
          </table:table-cell>
          <table:table-cell office:value-type="string">
            <text:p>Andrade</text:p>
          </table:table-cell>
          <table:table-cell/>
          <table:table-cell office:value-type="string">
            <text:p>Sweetpotato Breeder and Seed Systems Specialist <text:s/>3 (Mozambique)</text:p>
          </table:table-cell>
          <table:table-cell office:value-type="string">
            <text:p>Divisions</text:p>
          </table:table-cell>
          <table:table-cell office:value-type="string">
            <text:p>Division 3: Germplasm Enhancement and Crop Improvement</text:p>
          </table:table-cell>
          <table:table-cell table:style-name="ce4" office:value-type="float" office:value="38718">
            <text:p>1-Jan-06</text:p>
          </table:table-cell>
          <table:table-cell office:value-type="float" office:value="41639">
            <text:p>31-Dec-13</text:p>
          </table:table-cell>
          <table:table-cell table:number-columns-repeated="1013"/>
        </table:table-row>
        <table:table-row table:style-name="ro1">
          <table:table-cell table:formula="of:=LOWER(CONCATENATE(&quot;/about-cip/staff/&quot;;[.D191];&quot;-&quot;;[.E191]))" office:value-type="string" office:string-value="/about-cip/staff/maruja-aponte">
            <text:p>/about-cip/staff/maruja-aponte</text:p>
          </table:table-cell>
          <table:table-cell table:formula="of:=CONCATENATE([.D191];&quot; &quot;;[.E191])" office:value-type="string" office:string-value="Maruja Aponte">
            <text:p>Maruja Aponte</text:p>
          </table:table-cell>
          <table:table-cell office:value-type="string">
            <text:p>Person</text:p>
          </table:table-cell>
          <table:table-cell office:value-type="string">
            <text:p>Maruja</text:p>
          </table:table-cell>
          <table:table-cell office:value-type="string">
            <text:p>Aponte</text:p>
          </table:table-cell>
          <table:table-cell/>
          <table:table-cell office:value-type="string">
            <text:p>Research Technician</text:p>
          </table:table-cell>
          <table:table-cell office:value-type="string">
            <text:p>Divisions</text:p>
          </table:table-cell>
          <table:table-cell office:value-type="string">
            <text:p>Division 3: Germplasm Enhancement and Crop Improvement</text:p>
          </table:table-cell>
          <table:table-cell office:value-type="float" office:value="39114">
            <text:p>1-Feb-07</text:p>
          </table:table-cell>
          <table:table-cell table:style-name="ce5"/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formula="of:=LOWER(CONCATENATE(&quot;/about-cip/staff/&quot;;[.D192];&quot;-&quot;;[.E192]))" office:value-type="string" office:string-value="/about-cip/staff/sreekanth-attaluri">
            <text:p>/about-cip/staff/sreekanth-attaluri</text:p>
          </table:table-cell>
          <table:table-cell table:formula="of:=CONCATENATE([.D192];&quot; &quot;;[.E192])" office:value-type="string" office:string-value="Sreekanth Attaluri">
            <text:p>Sreekanth Attaluri</text:p>
          </table:table-cell>
          <table:table-cell office:value-type="string">
            <text:p>Person</text:p>
          </table:table-cell>
          <table:table-cell office:value-type="string">
            <text:p>Sreekanth</text:p>
          </table:table-cell>
          <table:table-cell office:value-type="string">
            <text:p>Attaluri</text:p>
          </table:table-cell>
          <table:table-cell/>
          <table:table-cell office:value-type="string">
            <text:p>Sweetpotato Agronomist and Research Coordinator (India)</text:p>
          </table:table-cell>
          <table:table-cell office:value-type="string">
            <text:p>Divisions</text:p>
          </table:table-cell>
          <table:table-cell office:value-type="string">
            <text:p>Division 3: Germplasm Enhancement and Crop Improvement</text:p>
          </table:table-cell>
          <table:table-cell table:style-name="ce4" office:value-type="float" office:value="37257">
            <text:p>1-Jan-02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193];&quot;-&quot;;[.E193]))" office:value-type="string" office:string-value="/about-cip/staff/carolina-bastos">
            <text:p>/about-cip/staff/carolina-bastos</text:p>
          </table:table-cell>
          <table:table-cell table:formula="of:=CONCATENATE([.D193];&quot; &quot;;[.E193])" office:value-type="string" office:string-value="Carolina Bastos">
            <text:p>Carolina Bastos</text:p>
          </table:table-cell>
          <table:table-cell office:value-type="string">
            <text:p>Person</text:p>
          </table:table-cell>
          <table:table-cell office:value-type="string">
            <text:p>Carolina</text:p>
          </table:table-cell>
          <table:table-cell office:value-type="string">
            <text:p>Bastos</text:p>
          </table:table-cell>
          <table:table-cell/>
          <table:table-cell office:value-type="string">
            <text:p>Agronomist, Research Assistant</text:p>
          </table:table-cell>
          <table:table-cell office:value-type="string">
            <text:p>Divisions</text:p>
          </table:table-cell>
          <table:table-cell office:value-type="string">
            <text:p>Division 3: Germplasm Enhancement and Crop Improvement</text:p>
          </table:table-cell>
          <table:table-cell office:value-type="float" office:value="39388">
            <text:p>2-Nov-07</text:p>
          </table:table-cell>
          <table:table-cell table:style-name="ce5"/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formula="of:=LOWER(CONCATENATE(&quot;/about-cip/staff/&quot;;[.D194];&quot;-&quot;;[.E194]))" office:value-type="string" office:string-value="/about-cip/staff/mónica-blanco">
            <text:p>/about-cip/staff/mónica-blanco</text:p>
          </table:table-cell>
          <table:table-cell table:formula="of:=CONCATENATE([.D194];&quot; &quot;;[.E194])" office:value-type="string" office:string-value="Mónica Blanco">
            <text:p>Mónica Blanco</text:p>
          </table:table-cell>
          <table:table-cell office:value-type="string">
            <text:p>Person</text:p>
          </table:table-cell>
          <table:table-cell office:value-type="string">
            <text:p>Mónica</text:p>
          </table:table-cell>
          <table:table-cell office:value-type="string">
            <text:p>Blanco</text:p>
          </table:table-cell>
          <table:table-cell/>
          <table:table-cell office:value-type="string">
            <text:p>Administrative Assistant</text:p>
          </table:table-cell>
          <table:table-cell office:value-type="string">
            <text:p>Divisions</text:p>
          </table:table-cell>
          <table:table-cell office:value-type="string">
            <text:p>Division 3: Germplasm Enhancement and Crop Improvement</text:p>
          </table:table-cell>
          <table:table-cell office:value-type="float" office:value="33298">
            <text:p>1-Mar-91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195];&quot;-&quot;;[.E195]))" office:value-type="string" office:string-value="/about-cip/staff/gabriela-burgos">
            <text:p>/about-cip/staff/gabriela-burgos</text:p>
          </table:table-cell>
          <table:table-cell table:formula="of:=CONCATENATE([.D195];&quot; &quot;;[.E195])" office:value-type="string" office:string-value="Gabriela Burgos">
            <text:p>Gabriela Burgos</text:p>
          </table:table-cell>
          <table:table-cell office:value-type="string">
            <text:p>Person</text:p>
          </table:table-cell>
          <table:table-cell office:value-type="string">
            <text:p>Gabriela</text:p>
          </table:table-cell>
          <table:table-cell office:value-type="string">
            <text:p>Burgos</text:p>
          </table:table-cell>
          <table:table-cell/>
          <table:table-cell office:value-type="string">
            <text:p>Biologist, Intermediate Researcher</text:p>
          </table:table-cell>
          <table:table-cell office:value-type="string">
            <text:p>Divisions</text:p>
          </table:table-cell>
          <table:table-cell office:value-type="string">
            <text:p>Division 3: Germplasm Enhancement and Crop Improvement</text:p>
          </table:table-cell>
          <table:table-cell office:value-type="float" office:value="37886">
            <text:p>22-Sep-03</text:p>
          </table:table-cell>
          <table:table-cell table:style-name="ce5"/>
          <table:table-cell table:number-columns-repeated="1013"/>
        </table:table-row>
        <table:table-row table:style-name="ro1">
          <table:table-cell table:formula="of:=LOWER(CONCATENATE(&quot;/about-cip/staff/&quot;;[.D196];&quot;-&quot;;[.E196]))" office:value-type="string" office:string-value="/about-cip/staff/rolando-cabello">
            <text:p>/about-cip/staff/rolando-cabello</text:p>
          </table:table-cell>
          <table:table-cell table:formula="of:=CONCATENATE([.D196];&quot; &quot;;[.E196])" office:value-type="string" office:string-value="Rolando Cabello">
            <text:p>Rolando Cabello</text:p>
          </table:table-cell>
          <table:table-cell office:value-type="string">
            <text:p>Person</text:p>
          </table:table-cell>
          <table:table-cell office:value-type="string">
            <text:p>Rolando</text:p>
          </table:table-cell>
          <table:table-cell office:value-type="string">
            <text:p>Cabello</text:p>
          </table:table-cell>
          <table:table-cell/>
          <table:table-cell office:value-type="string">
            <text:p>Agronomist, Intermediate Researcher</text:p>
          </table:table-cell>
          <table:table-cell office:value-type="string">
            <text:p>Divisions</text:p>
          </table:table-cell>
          <table:table-cell office:value-type="string">
            <text:p>Division 3: Germplasm Enhancement and Crop Improvement</text:p>
          </table:table-cell>
          <table:table-cell office:value-type="float" office:value="29000">
            <text:p>25-May-79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197];&quot;-&quot;;[.E197]))" office:value-type="string" office:string-value="/about-cip/staff/ted-carey">
            <text:p>/about-cip/staff/ted-carey</text:p>
          </table:table-cell>
          <table:table-cell table:formula="of:=CONCATENATE([.D197];&quot; &quot;;[.E197])" office:value-type="string" office:string-value="Ted Carey">
            <text:p>Ted Carey</text:p>
          </table:table-cell>
          <table:table-cell office:value-type="string">
            <text:p>Person</text:p>
          </table:table-cell>
          <table:table-cell office:value-type="string">
            <text:p>Ted</text:p>
          </table:table-cell>
          <table:table-cell office:value-type="string">
            <text:p>Carey</text:p>
          </table:table-cell>
          <table:table-cell/>
          <table:table-cell office:value-type="string">
            <text:p>Sweetpotato Breeder (Ghana)</text:p>
          </table:table-cell>
          <table:table-cell office:value-type="string">
            <text:p>Divisions</text:p>
          </table:table-cell>
          <table:table-cell office:value-type="string">
            <text:p>Division 3: Germplasm Enhancement and Crop Improvement</text:p>
          </table:table-cell>
          <table:table-cell table:style-name="ce4" office:value-type="float" office:value="40203">
            <text:p>25-Jan-10</text:p>
          </table:table-cell>
          <table:table-cell office:value-type="float" office:value="41298">
            <text:p>24-Jan-13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formula="of:=LOWER(CONCATENATE(&quot;/about-cip/staff/&quot;;[.D198];&quot;-&quot;;[.E198]))" office:value-type="string" office:string-value="/about-cip/staff/pablo-carhuapoma">
            <text:p>/about-cip/staff/pablo-carhuapoma</text:p>
          </table:table-cell>
          <table:table-cell table:formula="of:=CONCATENATE([.D198];&quot; &quot;;[.E198])" office:value-type="string" office:string-value="Pablo Carhuapoma">
            <text:p>Pablo Carhuapoma</text:p>
          </table:table-cell>
          <table:table-cell office:value-type="string">
            <text:p>Person</text:p>
          </table:table-cell>
          <table:table-cell office:value-type="string">
            <text:p>Pablo</text:p>
          </table:table-cell>
          <table:table-cell office:value-type="string">
            <text:p>Carhuapoma</text:p>
          </table:table-cell>
          <table:table-cell/>
          <table:table-cell office:value-type="string">
            <text:p>Statistician, Research Assistant</text:p>
          </table:table-cell>
          <table:table-cell office:value-type="string">
            <text:p>Divisions</text:p>
          </table:table-cell>
          <table:table-cell office:value-type="string">
            <text:p>Division 3: Germplasm Enhancement and Crop Improvement</text:p>
          </table:table-cell>
          <table:table-cell office:value-type="float" office:value="39965">
            <text:p>1-Jun-09</text:p>
          </table:table-cell>
          <table:table-cell table:style-name="ce5" office:value-type="float" office:value="40786">
            <text:p>31-Aug-11</text:p>
          </table:table-cell>
          <table:table-cell table:number-columns-repeated="1013"/>
        </table:table-row>
        <table:table-row table:style-name="ro1">
          <table:table-cell table:formula="of:=LOWER(CONCATENATE(&quot;/about-cip/staff/&quot;;[.D199];&quot;-&quot;;[.E199]))" office:value-type="string" office:string-value="/about-cip/staff/carlo-carli">
            <text:p>/about-cip/staff/carlo-carli</text:p>
          </table:table-cell>
          <table:table-cell table:formula="of:=CONCATENATE([.D199];&quot; &quot;;[.E199])" office:value-type="string" office:string-value="Carlo Carli">
            <text:p>Carlo Carli</text:p>
          </table:table-cell>
          <table:table-cell office:value-type="string">
            <text:p>Person</text:p>
          </table:table-cell>
          <table:table-cell office:value-type="string">
            <text:p>Carlo</text:p>
          </table:table-cell>
          <table:table-cell office:value-type="string">
            <text:p>Carli</text:p>
          </table:table-cell>
          <table:table-cell/>
          <table:table-cell office:value-type="string">
            <text:p>Potato Seed Production Specialist, Leader GP - Temperato Potato (Ankara)</text:p>
          </table:table-cell>
          <table:table-cell office:value-type="string">
            <text:p>Divisions</text:p>
          </table:table-cell>
          <table:table-cell office:value-type="string">
            <text:p>Division 3: Germplasm Enhancement and Crop Improvement</text:p>
          </table:table-cell>
          <table:table-cell table:style-name="ce4" office:value-type="float" office:value="38261">
            <text:p>1-Oct-04</text:p>
          </table:table-cell>
          <table:table-cell office:value-type="float" office:value="41547">
            <text:p>30-Sep-13</text:p>
          </table:table-cell>
          <table:table-cell table:number-columns-repeated="1013"/>
        </table:table-row>
        <table:table-row table:style-name="ro1">
          <table:table-cell table:formula="of:=LOWER(CONCATENATE(&quot;/about-cip/staff/&quot;;[.D200];&quot;-&quot;;[.E200]))" office:value-type="string" office:string-value="/about-cip/staff/rossemary-carpio">
            <text:p>/about-cip/staff/rossemary-carpio</text:p>
          </table:table-cell>
          <table:table-cell table:formula="of:=CONCATENATE([.D200];&quot; &quot;;[.E200])" office:value-type="string" office:string-value="Rossemary Carpio">
            <text:p>Rossemary Carpio</text:p>
          </table:table-cell>
          <table:table-cell office:value-type="string">
            <text:p>Person</text:p>
          </table:table-cell>
          <table:table-cell office:value-type="string">
            <text:p>Rossemary</text:p>
          </table:table-cell>
          <table:table-cell office:value-type="string">
            <text:p>Carpio</text:p>
          </table:table-cell>
          <table:table-cell/>
          <table:table-cell office:value-type="string">
            <text:p>Research Assistant</text:p>
          </table:table-cell>
          <table:table-cell office:value-type="string">
            <text:p>Divisions</text:p>
          </table:table-cell>
          <table:table-cell office:value-type="string">
            <text:p>Division 3: Germplasm Enhancement and Crop Improvement</text:p>
          </table:table-cell>
          <table:table-cell office:value-type="float" office:value="39722">
            <text:p>1-Oct-08</text:p>
          </table:table-cell>
          <table:table-cell table:style-name="ce5" office:value-type="float" office:value="40724">
            <text:p>30-Jun-1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formula="of:=LOWER(CONCATENATE(&quot;/about-cip/staff/&quot;;[.D201];&quot;-&quot;;[.E201]))" office:value-type="string" office:string-value="/about-cip/staff/edith-cayhualla">
            <text:p>/about-cip/staff/edith-cayhualla</text:p>
          </table:table-cell>
          <table:table-cell table:formula="of:=CONCATENATE([.D201];&quot; &quot;;[.E201])" office:value-type="string" office:string-value="Edith Cayhualla">
            <text:p>Edith Cayhualla</text:p>
          </table:table-cell>
          <table:table-cell office:value-type="string">
            <text:p>Person</text:p>
          </table:table-cell>
          <table:table-cell office:value-type="string">
            <text:p>Edith</text:p>
          </table:table-cell>
          <table:table-cell office:value-type="string">
            <text:p>Cayhualla</text:p>
          </table:table-cell>
          <table:table-cell/>
          <table:table-cell office:value-type="string">
            <text:p>Research Technician</text:p>
          </table:table-cell>
          <table:table-cell office:value-type="string">
            <text:p>Divisions</text:p>
          </table:table-cell>
          <table:table-cell office:value-type="string">
            <text:p>Division 3: Germplasm Enhancement and Crop Improvement</text:p>
          </table:table-cell>
          <table:table-cell office:value-type="float" office:value="39997">
            <text:p>3-Jul-09</text:p>
          </table:table-cell>
          <table:table-cell table:style-name="ce5" office:value-type="float" office:value="40724">
            <text:p>30-Jun-1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formula="of:=LOWER(CONCATENATE(&quot;/about-cip/staff/&quot;;[.D202];&quot;-&quot;;[.E202]))" office:value-type="string" office:string-value="/about-cip/staff/stefan-de haan">
            <text:p>/about-cip/staff/stefan-de haan</text:p>
          </table:table-cell>
          <table:table-cell table:formula="of:=CONCATENATE([.D202];&quot; &quot;;[.E202])" office:value-type="string" office:string-value="Stefan De Haan">
            <text:p>Stefan De Haan</text:p>
          </table:table-cell>
          <table:table-cell office:value-type="string">
            <text:p>Person</text:p>
          </table:table-cell>
          <table:table-cell office:value-type="string">
            <text:p>Stefan</text:p>
          </table:table-cell>
          <table:table-cell office:value-type="string">
            <text:p>De Haan</text:p>
          </table:table-cell>
          <table:table-cell/>
          <table:table-cell office:value-type="string">
            <text:p>Potato Breeder</text:p>
          </table:table-cell>
          <table:table-cell office:value-type="string">
            <text:p>Divisions</text:p>
          </table:table-cell>
          <table:table-cell office:value-type="string">
            <text:p>Division 3: Germplasm Enhancement and Crop Improvement</text:p>
          </table:table-cell>
          <table:table-cell table:style-name="ce4" office:value-type="float" office:value="37530">
            <text:p>1-Oct-02</text:p>
          </table:table-cell>
          <table:table-cell office:value-type="float" office:value="41274">
            <text:p>31-Dec-12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formula="of:=LOWER(CONCATENATE(&quot;/about-cip/staff/&quot;;[.D203];&quot;-&quot;;[.E203]))" office:value-type="string" office:string-value="/about-cip/staff/faviola-del villar">
            <text:p>/about-cip/staff/faviola-del villar</text:p>
          </table:table-cell>
          <table:table-cell table:formula="of:=CONCATENATE([.D203];&quot; &quot;;[.E203])" office:value-type="string" office:string-value="Faviola Del Villar">
            <text:p>Faviola Del Villar</text:p>
          </table:table-cell>
          <table:table-cell office:value-type="string">
            <text:p>Person</text:p>
          </table:table-cell>
          <table:table-cell office:value-type="string">
            <text:p>Faviola</text:p>
          </table:table-cell>
          <table:table-cell office:value-type="string">
            <text:p>Del Villar</text:p>
          </table:table-cell>
          <table:table-cell/>
          <table:table-cell office:value-type="string">
            <text:p>Research Technician</text:p>
          </table:table-cell>
          <table:table-cell office:value-type="string">
            <text:p>Divisions</text:p>
          </table:table-cell>
          <table:table-cell office:value-type="string">
            <text:p>Division 3: Germplasm Enhancement and Crop Improvement</text:p>
          </table:table-cell>
          <table:table-cell office:value-type="float" office:value="35111">
            <text:p>16-Feb-96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204];&quot;-&quot;;[.E204]))" office:value-type="string" office:string-value="/about-cip/staff/federico-díaz">
            <text:p>/about-cip/staff/federico-díaz</text:p>
          </table:table-cell>
          <table:table-cell table:formula="of:=CONCATENATE([.D204];&quot; &quot;;[.E204])" office:value-type="string" office:string-value="Federico Díaz">
            <text:p>Federico Díaz</text:p>
          </table:table-cell>
          <table:table-cell office:value-type="string">
            <text:p>Person</text:p>
          </table:table-cell>
          <table:table-cell office:value-type="string">
            <text:p>Federico</text:p>
          </table:table-cell>
          <table:table-cell office:value-type="string">
            <text:p>Díaz</text:p>
          </table:table-cell>
          <table:table-cell/>
          <table:table-cell office:value-type="string">
            <text:p>Intermediate Researcher</text:p>
          </table:table-cell>
          <table:table-cell office:value-type="string">
            <text:p>Divisions</text:p>
          </table:table-cell>
          <table:table-cell office:value-type="string">
            <text:p>Division 3: Germplasm Enhancement and Crop Improvement</text:p>
          </table:table-cell>
          <table:table-cell office:value-type="float" office:value="39829">
            <text:p>16-Jan-09</text:p>
          </table:table-cell>
          <table:table-cell table:style-name="ce5" office:value-type="float" office:value="40908">
            <text:p>31-Dec-11</text:p>
          </table:table-cell>
          <table:table-cell table:number-columns-repeated="1013"/>
        </table:table-row>
        <table:table-row table:style-name="ro1">
          <table:table-cell table:formula="of:=LOWER(CONCATENATE(&quot;/about-cip/staff/&quot;;[.D205];&quot;-&quot;;[.E205]))" office:value-type="string" office:string-value="/about-cip/staff/luis-díaz">
            <text:p>/about-cip/staff/luis-díaz</text:p>
          </table:table-cell>
          <table:table-cell table:formula="of:=CONCATENATE([.D205];&quot; &quot;;[.E205])" office:value-type="string" office:string-value="Luis Díaz">
            <text:p>Luis Díaz</text:p>
          </table:table-cell>
          <table:table-cell office:value-type="string">
            <text:p>Person</text:p>
          </table:table-cell>
          <table:table-cell office:value-type="string">
            <text:p>Luis</text:p>
          </table:table-cell>
          <table:table-cell office:value-type="string">
            <text:p>Díaz</text:p>
          </table:table-cell>
          <table:table-cell/>
          <table:table-cell office:value-type="string">
            <text:p>Intermediate Researcher</text:p>
          </table:table-cell>
          <table:table-cell office:value-type="string">
            <text:p>Divisions</text:p>
          </table:table-cell>
          <table:table-cell office:value-type="string">
            <text:p>Division 3: Germplasm Enhancement and Crop Improvement</text:p>
          </table:table-cell>
          <table:table-cell office:value-type="float" office:value="32286">
            <text:p>23-May-88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206];&quot;-&quot;;[.E206]))" office:value-type="string" office:string-value="/about-cip/staff/efraín-erquinio">
            <text:p>/about-cip/staff/efraín-erquinio</text:p>
          </table:table-cell>
          <table:table-cell table:formula="of:=CONCATENATE([.D206];&quot; &quot;;[.E206])" office:value-type="string" office:string-value="Efraín Erquinio">
            <text:p>Efraín Erquinio</text:p>
          </table:table-cell>
          <table:table-cell office:value-type="string">
            <text:p>Person</text:p>
          </table:table-cell>
          <table:table-cell office:value-type="string">
            <text:p>Efraín</text:p>
          </table:table-cell>
          <table:table-cell office:value-type="string">
            <text:p>Erquinio</text:p>
          </table:table-cell>
          <table:table-cell/>
          <table:table-cell office:value-type="string">
            <text:p>Field &amp; Greenhouse Auxiliary</text:p>
          </table:table-cell>
          <table:table-cell office:value-type="string">
            <text:p>Divisions</text:p>
          </table:table-cell>
          <table:table-cell office:value-type="string">
            <text:p>Division 3: Germplasm Enhancement and Crop Improvement</text:p>
          </table:table-cell>
          <table:table-cell office:value-type="float" office:value="27245">
            <text:p>4-Aug-74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207];&quot;-&quot;;[.E207]))" office:value-type="string" office:string-value="/about-cip/staff/raúl-eyzaguire">
            <text:p>/about-cip/staff/raúl-eyzaguire</text:p>
          </table:table-cell>
          <table:table-cell table:formula="of:=CONCATENATE([.D207];&quot; &quot;;[.E207])" office:value-type="string" office:string-value="Raúl Eyzaguire">
            <text:p>Raúl Eyzaguire</text:p>
          </table:table-cell>
          <table:table-cell office:value-type="string">
            <text:p>Person</text:p>
          </table:table-cell>
          <table:table-cell office:value-type="string">
            <text:p>Raúl</text:p>
          </table:table-cell>
          <table:table-cell office:value-type="string">
            <text:p>Eyzaguire</text:p>
          </table:table-cell>
          <table:table-cell/>
          <table:table-cell office:value-type="string">
            <text:p>Statistician, Research Assistant</text:p>
          </table:table-cell>
          <table:table-cell office:value-type="string">
            <text:p>Divisions</text:p>
          </table:table-cell>
          <table:table-cell office:value-type="string">
            <text:p>Division 3: Germplasm Enhancement and Crop Improvement</text:p>
          </table:table-cell>
          <table:table-cell office:value-type="float" office:value="39904">
            <text:p>1-Apr-09</text:p>
          </table:table-cell>
          <table:table-cell table:style-name="ce5" office:value-type="float" office:value="40908">
            <text:p>31-Dec-11</text:p>
          </table:table-cell>
          <table:table-cell table:number-columns-repeated="1013"/>
        </table:table-row>
        <table:table-row table:style-name="ro1">
          <table:table-cell table:formula="of:=LOWER(CONCATENATE(&quot;/about-cip/staff/&quot;;[.D208];&quot;-&quot;;[.E208]))" office:value-type="string" office:string-value="/about-cip/staff/luciano-fernández">
            <text:p>/about-cip/staff/luciano-fernández</text:p>
          </table:table-cell>
          <table:table-cell table:formula="of:=CONCATENATE([.D208];&quot; &quot;;[.E208])" office:value-type="string" office:string-value="Luciano Fernández">
            <text:p>Luciano Fernández</text:p>
          </table:table-cell>
          <table:table-cell office:value-type="string">
            <text:p>Person</text:p>
          </table:table-cell>
          <table:table-cell office:value-type="string">
            <text:p>Luciano</text:p>
          </table:table-cell>
          <table:table-cell office:value-type="string">
            <text:p>Fernández</text:p>
          </table:table-cell>
          <table:table-cell/>
          <table:table-cell office:value-type="string">
            <text:p>Research Technician</text:p>
          </table:table-cell>
          <table:table-cell office:value-type="string">
            <text:p>Divisions</text:p>
          </table:table-cell>
          <table:table-cell office:value-type="string">
            <text:p>Division 3: Germplasm Enhancement and Crop Improvement</text:p>
          </table:table-cell>
          <table:table-cell office:value-type="float" office:value="34274">
            <text:p>1-Nov-93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209];&quot;-&quot;;[.E209]))" office:value-type="string" office:string-value="/about-cip/staff/máximo-fernández">
            <text:p>/about-cip/staff/máximo-fernández</text:p>
          </table:table-cell>
          <table:table-cell table:formula="of:=CONCATENATE([.D209];&quot; &quot;;[.E209])" office:value-type="string" office:string-value="Máximo Fernández">
            <text:p>Máximo Fernández</text:p>
          </table:table-cell>
          <table:table-cell office:value-type="string">
            <text:p>Person</text:p>
          </table:table-cell>
          <table:table-cell office:value-type="string">
            <text:p>Máximo</text:p>
          </table:table-cell>
          <table:table-cell office:value-type="string">
            <text:p>Fernández</text:p>
          </table:table-cell>
          <table:table-cell/>
          <table:table-cell office:value-type="string">
            <text:p>Research Technician</text:p>
          </table:table-cell>
          <table:table-cell office:value-type="string">
            <text:p>Divisions</text:p>
          </table:table-cell>
          <table:table-cell office:value-type="string">
            <text:p>Division 3: Germplasm Enhancement and Crop Improvement</text:p>
          </table:table-cell>
          <table:table-cell office:value-type="float" office:value="34274">
            <text:p>1-Nov-93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210];&quot;-&quot;;[.E210]))" office:value-type="string" office:string-value="/about-cip/staff/julio-frisancho">
            <text:p>/about-cip/staff/julio-frisancho</text:p>
          </table:table-cell>
          <table:table-cell table:formula="of:=CONCATENATE([.D210];&quot; &quot;;[.E210])" office:value-type="string" office:string-value="Julio Frisancho">
            <text:p>Julio Frisancho</text:p>
          </table:table-cell>
          <table:table-cell office:value-type="string">
            <text:p>Person</text:p>
          </table:table-cell>
          <table:table-cell office:value-type="string">
            <text:p>Julio</text:p>
          </table:table-cell>
          <table:table-cell office:value-type="string">
            <text:p>Frisancho</text:p>
          </table:table-cell>
          <table:table-cell/>
          <table:table-cell office:value-type="string">
            <text:p>Research Technician</text:p>
          </table:table-cell>
          <table:table-cell office:value-type="string">
            <text:p>Divisions</text:p>
          </table:table-cell>
          <table:table-cell office:value-type="string">
            <text:p>Division 3: Germplasm Enhancement and Crop Improvement</text:p>
          </table:table-cell>
          <table:table-cell office:value-type="float" office:value="40119">
            <text:p>2-Nov-09</text:p>
          </table:table-cell>
          <table:table-cell table:style-name="ce5" office:value-type="float" office:value="40724">
            <text:p>30-Jun-1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formula="of:=LOWER(CONCATENATE(&quot;/about-cip/staff/&quot;;[.D211];&quot;-&quot;;[.E211]))" office:value-type="string" office:string-value="/about-cip/staff/patricia-gallo">
            <text:p>/about-cip/staff/patricia-gallo</text:p>
          </table:table-cell>
          <table:table-cell table:formula="of:=CONCATENATE([.D211];&quot; &quot;;[.E211])" office:value-type="string" office:string-value="Patricia Gallo">
            <text:p>Patricia Gallo</text:p>
          </table:table-cell>
          <table:table-cell office:value-type="string">
            <text:p>Person</text:p>
          </table:table-cell>
          <table:table-cell office:value-type="string">
            <text:p>Patricia</text:p>
          </table:table-cell>
          <table:table-cell office:value-type="string">
            <text:p>Gallo</text:p>
          </table:table-cell>
          <table:table-cell/>
          <table:table-cell office:value-type="string">
            <text:p>Secretary</text:p>
          </table:table-cell>
          <table:table-cell office:value-type="string">
            <text:p>Divisions</text:p>
          </table:table-cell>
          <table:table-cell office:value-type="string">
            <text:p>Division 3: Germplasm Enhancement and Crop Improvement</text:p>
          </table:table-cell>
          <table:table-cell office:value-type="float" office:value="40284">
            <text:p>16-Apr-10</text:p>
          </table:table-cell>
          <table:table-cell table:style-name="ce5" office:value-type="float" office:value="40724">
            <text:p>30-Jun-11</text:p>
          </table:table-cell>
          <table:table-cell table:number-columns-repeated="1013"/>
        </table:table-row>
        <table:table-row table:style-name="ro1">
          <table:table-cell table:formula="of:=LOWER(CONCATENATE(&quot;/about-cip/staff/&quot;;[.D212];&quot;-&quot;;[.E212]))" office:value-type="string" office:string-value="/about-cip/staff/paulo-garcía">
            <text:p>/about-cip/staff/paulo-garcía</text:p>
          </table:table-cell>
          <table:table-cell table:formula="of:=CONCATENATE([.D212];&quot; &quot;;[.E212])" office:value-type="string" office:string-value="Paulo García">
            <text:p>Paulo García</text:p>
          </table:table-cell>
          <table:table-cell office:value-type="string">
            <text:p>Person</text:p>
          </table:table-cell>
          <table:table-cell office:value-type="string">
            <text:p>Paulo</text:p>
          </table:table-cell>
          <table:table-cell office:value-type="string">
            <text:p>García</text:p>
          </table:table-cell>
          <table:table-cell/>
          <table:table-cell office:value-type="string">
            <text:p>Research Technician</text:p>
          </table:table-cell>
          <table:table-cell office:value-type="string">
            <text:p>Divisions</text:p>
          </table:table-cell>
          <table:table-cell office:value-type="string">
            <text:p>Division 3: Germplasm Enhancement and Crop Improvement</text:p>
          </table:table-cell>
          <table:table-cell office:value-type="float" office:value="27687">
            <text:p>20-Oct-75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213];&quot;-&quot;;[.E213]))" office:value-type="string" office:string-value="/about-cip/staff/manuel-gastelo">
            <text:p>/about-cip/staff/manuel-gastelo</text:p>
          </table:table-cell>
          <table:table-cell table:formula="of:=CONCATENATE([.D213];&quot; &quot;;[.E213])" office:value-type="string" office:string-value="Manuel Gastelo">
            <text:p>Manuel Gastelo</text:p>
          </table:table-cell>
          <table:table-cell office:value-type="string">
            <text:p>Person</text:p>
          </table:table-cell>
          <table:table-cell office:value-type="string">
            <text:p>Manuel</text:p>
          </table:table-cell>
          <table:table-cell office:value-type="string">
            <text:p>Gastelo</text:p>
          </table:table-cell>
          <table:table-cell/>
          <table:table-cell office:value-type="string">
            <text:p>Agronomist, Intermediate Researcher</text:p>
          </table:table-cell>
          <table:table-cell office:value-type="string">
            <text:p>Divisions</text:p>
          </table:table-cell>
          <table:table-cell office:value-type="string">
            <text:p>Division 3: Germplasm Enhancement and Crop Improvement</text:p>
          </table:table-cell>
          <table:table-cell office:value-type="float" office:value="32650">
            <text:p>22-May-89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214];&quot;-&quot;;[.E214]))" office:value-type="string" office:string-value="/about-cip/staff/maurine-gati  jean">
            <text:p>/about-cip/staff/maurine-gati <text:s/>jean</text:p>
          </table:table-cell>
          <table:table-cell table:formula="of:=CONCATENATE([.D214];&quot; &quot;;[.E214])" office:value-type="string" office:string-value="Maurine Gati  Jean">
            <text:p>Maurine Gati <text:s/>Jean</text:p>
          </table:table-cell>
          <table:table-cell office:value-type="string">
            <text:p>Person</text:p>
          </table:table-cell>
          <table:table-cell office:value-type="string">
            <text:p>Maurine</text:p>
          </table:table-cell>
          <table:table-cell office:value-type="string">
            <text:p>Gati <text:s/>Jean</text:p>
          </table:table-cell>
          <table:table-cell/>
          <table:table-cell office:value-type="string">
            <text:p>Scientific Assistant</text:p>
          </table:table-cell>
          <table:table-cell office:value-type="string">
            <text:p>Divisions</text:p>
          </table:table-cell>
          <table:table-cell office:value-type="string">
            <text:p>Division 3: Germplasm Enhancement and Crop Improvement</text:p>
          </table:table-cell>
          <table:table-cell table:style-name="ce4" office:value-type="float" office:value="40133">
            <text:p>16-Nov-09</text:p>
          </table:table-cell>
          <table:table-cell office:value-type="float" office:value="40847">
            <text:p>31-Oct-11</text:p>
          </table:table-cell>
          <table:table-cell table:number-columns-repeated="1013"/>
        </table:table-row>
        <table:table-row table:style-name="ro1">
          <table:table-cell table:formula="of:=LOWER(CONCATENATE(&quot;/about-cip/staff/&quot;;[.D215];&quot;-&quot;;[.E215]))" office:value-type="string" office:string-value="/about-cip/staff/marc-ghislain">
            <text:p>/about-cip/staff/marc-ghislain</text:p>
          </table:table-cell>
          <table:table-cell table:formula="of:=CONCATENATE([.D215];&quot; &quot;;[.E215])" office:value-type="string" office:string-value="Marc Ghislain">
            <text:p>Marc Ghislain</text:p>
          </table:table-cell>
          <table:table-cell office:value-type="string">
            <text:p>Person</text:p>
          </table:table-cell>
          <table:table-cell office:value-type="string">
            <text:p>Marc</text:p>
          </table:table-cell>
          <table:table-cell office:value-type="string">
            <text:p>Ghislain</text:p>
          </table:table-cell>
          <table:table-cell/>
          <table:table-cell office:value-type="string">
            <text:p>Head Applied Biotechnology Laboratory CIP-NAIROBI)</text:p>
          </table:table-cell>
          <table:table-cell office:value-type="string">
            <text:p>Divisions</text:p>
          </table:table-cell>
          <table:table-cell office:value-type="string">
            <text:p>Division 3: Germplasm Enhancement and Crop Improvement</text:p>
          </table:table-cell>
          <table:table-cell table:style-name="ce4" office:value-type="float" office:value="34121">
            <text:p>1-Jun-93</text:p>
          </table:table-cell>
          <table:table-cell office:value-type="float" office:value="40694">
            <text:p>31-May-11</text:p>
          </table:table-cell>
          <table:table-cell table:number-columns-repeated="1013"/>
        </table:table-row>
        <table:table-row table:style-name="ro1">
          <table:table-cell table:formula="of:=LOWER(CONCATENATE(&quot;/about-cip/staff/&quot;;[.D216];&quot;-&quot;;[.E216]))" office:value-type="string" office:string-value="/about-cip/staff/félix-gómez">
            <text:p>/about-cip/staff/félix-gómez</text:p>
          </table:table-cell>
          <table:table-cell table:formula="of:=CONCATENATE([.D216];&quot; &quot;;[.E216])" office:value-type="string" office:string-value="Félix Gómez">
            <text:p>Félix Gómez</text:p>
          </table:table-cell>
          <table:table-cell office:value-type="string">
            <text:p>Person</text:p>
          </table:table-cell>
          <table:table-cell office:value-type="string">
            <text:p>Félix</text:p>
          </table:table-cell>
          <table:table-cell office:value-type="string">
            <text:p>Gómez</text:p>
          </table:table-cell>
          <table:table-cell/>
          <table:table-cell office:value-type="string">
            <text:p>Research Technician</text:p>
          </table:table-cell>
          <table:table-cell office:value-type="string">
            <text:p>Divisions</text:p>
          </table:table-cell>
          <table:table-cell office:value-type="string">
            <text:p>Division 3: Germplasm Enhancement and Crop Improvement</text:p>
          </table:table-cell>
          <table:table-cell office:value-type="float" office:value="26451">
            <text:p>1-Jun-72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217];&quot;-&quot;;[.E217]))" office:value-type="string" office:string-value="/about-cip/staff/walter-gómez">
            <text:p>/about-cip/staff/walter-gómez</text:p>
          </table:table-cell>
          <table:table-cell table:formula="of:=CONCATENATE([.D217];&quot; &quot;;[.E217])" office:value-type="string" office:string-value="Walter Gómez">
            <text:p>Walter Gómez</text:p>
          </table:table-cell>
          <table:table-cell office:value-type="string">
            <text:p>Person</text:p>
          </table:table-cell>
          <table:table-cell office:value-type="string">
            <text:p>Walter</text:p>
          </table:table-cell>
          <table:table-cell office:value-type="string">
            <text:p>Gómez</text:p>
          </table:table-cell>
          <table:table-cell/>
          <table:table-cell office:value-type="string">
            <text:p>Research Technician</text:p>
          </table:table-cell>
          <table:table-cell office:value-type="string">
            <text:p>Divisions</text:p>
          </table:table-cell>
          <table:table-cell office:value-type="string">
            <text:p>Division 3: Germplasm Enhancement and Crop Improvement</text:p>
          </table:table-cell>
          <table:table-cell office:value-type="float" office:value="26833">
            <text:p>18-Jun-73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218];&quot;-&quot;;[.E218]))" office:value-type="string" office:string-value="/about-cip/staff/wolfgang-gruneberg">
            <text:p>/about-cip/staff/wolfgang-gruneberg</text:p>
          </table:table-cell>
          <table:table-cell table:formula="of:=CONCATENATE([.D218];&quot; &quot;;[.E218])" office:value-type="string" office:string-value="Wolfgang Gruneberg">
            <text:p>Wolfgang Gruneberg</text:p>
          </table:table-cell>
          <table:table-cell office:value-type="string">
            <text:p>Person</text:p>
          </table:table-cell>
          <table:table-cell office:value-type="string">
            <text:p>Wolfgang</text:p>
          </table:table-cell>
          <table:table-cell office:value-type="string">
            <text:p>Gruneberg</text:p>
          </table:table-cell>
          <table:table-cell/>
          <table:table-cell office:value-type="string">
            <text:p>Sweetpotato Breeder Geneticist</text:p>
          </table:table-cell>
          <table:table-cell office:value-type="string">
            <text:p>Divisions</text:p>
          </table:table-cell>
          <table:table-cell office:value-type="string">
            <text:p>Division 3: Germplasm Enhancement and Crop Improvement</text:p>
          </table:table-cell>
          <table:table-cell table:style-name="ce4" office:value-type="float" office:value="38145">
            <text:p>7-Jun-04</text:p>
          </table:table-cell>
          <table:table-cell office:value-type="float" office:value="41425">
            <text:p>31-May-13</text:p>
          </table:table-cell>
          <table:table-cell table:number-columns-repeated="1013"/>
        </table:table-row>
        <table:table-row table:style-name="ro1">
          <table:table-cell table:formula="of:=LOWER(CONCATENATE(&quot;/about-cip/staff/&quot;;[.D219];&quot;-&quot;;[.E219]))" office:value-type="string" office:string-value="/about-cip/staff/luis-gutiérrez">
            <text:p>/about-cip/staff/luis-gutiérrez</text:p>
          </table:table-cell>
          <table:table-cell table:formula="of:=CONCATENATE([.D219];&quot; &quot;;[.E219])" office:value-type="string" office:string-value="Luis Gutiérrez">
            <text:p>Luis Gutiérrez</text:p>
          </table:table-cell>
          <table:table-cell office:value-type="string">
            <text:p>Person</text:p>
          </table:table-cell>
          <table:table-cell office:value-type="string">
            <text:p>Luis</text:p>
          </table:table-cell>
          <table:table-cell office:value-type="string">
            <text:p>Gutiérrez</text:p>
          </table:table-cell>
          <table:table-cell/>
          <table:table-cell office:value-type="string">
            <text:p>Research Technician</text:p>
          </table:table-cell>
          <table:table-cell office:value-type="string">
            <text:p>Divisions</text:p>
          </table:table-cell>
          <table:table-cell office:value-type="string">
            <text:p>Division 3: Germplasm Enhancement and Crop Improvement</text:p>
          </table:table-cell>
          <table:table-cell office:value-type="float" office:value="33009">
            <text:p>16-May-90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220];&quot;-&quot;;[.E220]))" office:value-type="string" office:string-value="/about-cip/staff/raymundo-gutiérrez">
            <text:p>/about-cip/staff/raymundo-gutiérrez</text:p>
          </table:table-cell>
          <table:table-cell table:formula="of:=CONCATENATE([.D220];&quot; &quot;;[.E220])" office:value-type="string" office:string-value="Raymundo Gutiérrez">
            <text:p>Raymundo Gutiérrez</text:p>
          </table:table-cell>
          <table:table-cell office:value-type="string">
            <text:p>Person</text:p>
          </table:table-cell>
          <table:table-cell office:value-type="string">
            <text:p>Raymundo</text:p>
          </table:table-cell>
          <table:table-cell office:value-type="string">
            <text:p>Gutiérrez</text:p>
          </table:table-cell>
          <table:table-cell/>
          <table:table-cell office:value-type="string">
            <text:p>Agricultural Engineer, <text:s/>Research Assistant</text:p>
          </table:table-cell>
          <table:table-cell office:value-type="string">
            <text:p>Divisions</text:p>
          </table:table-cell>
          <table:table-cell office:value-type="string">
            <text:p>Division 3: Germplasm Enhancement and Crop Improvement</text:p>
          </table:table-cell>
          <table:table-cell office:value-type="float" office:value="39631">
            <text:p>2-Jul-08</text:p>
          </table:table-cell>
          <table:table-cell table:style-name="ce5" office:value-type="float" office:value="40724">
            <text:p>30-Jun-1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formula="of:=LOWER(CONCATENATE(&quot;/about-cip/staff/&quot;;[.D221];&quot;-&quot;;[.E221]))" office:value-type="string" office:string-value="/about-cip/staff/dieudonne-harahagazwe">
            <text:p>/about-cip/staff/dieudonne-harahagazwe</text:p>
          </table:table-cell>
          <table:table-cell table:formula="of:=CONCATENATE([.D221];&quot; &quot;;[.E221])" office:value-type="string" office:string-value="Dieudonne Harahagazwe">
            <text:p>Dieudonne Harahagazwe</text:p>
          </table:table-cell>
          <table:table-cell office:value-type="string">
            <text:p>Person</text:p>
          </table:table-cell>
          <table:table-cell office:value-type="string">
            <text:p>Dieudonne</text:p>
          </table:table-cell>
          <table:table-cell office:value-type="string">
            <text:p>Harahagazwe</text:p>
          </table:table-cell>
          <table:table-cell/>
          <table:table-cell office:value-type="string">
            <text:p>Seed Systems Specialist(Mozambique)</text:p>
          </table:table-cell>
          <table:table-cell office:value-type="string">
            <text:p>Divisions</text:p>
          </table:table-cell>
          <table:table-cell office:value-type="string">
            <text:p>Division 3: Germplasm Enhancement and Crop Improvement</text:p>
          </table:table-cell>
          <table:table-cell table:style-name="ce4" office:value-type="float" office:value="40203">
            <text:p>25-Jan-10</text:p>
          </table:table-cell>
          <table:table-cell office:value-type="float" office:value="40939">
            <text:p>31-Jan-12</text:p>
          </table:table-cell>
          <table:table-cell table:number-columns-repeated="1013"/>
        </table:table-row>
        <table:table-row table:style-name="ro1">
          <table:table-cell table:formula="of:=LOWER(CONCATENATE(&quot;/about-cip/staff/&quot;;[.D222];&quot;-&quot;;[.E222]))" office:value-type="string" office:string-value="/about-cip/staff/bettina-heider">
            <text:p>/about-cip/staff/bettina-heider</text:p>
          </table:table-cell>
          <table:table-cell table:formula="of:=CONCATENATE([.D222];&quot; &quot;;[.E222])" office:value-type="string" office:string-value="Bettina Heider">
            <text:p>Bettina Heider</text:p>
          </table:table-cell>
          <table:table-cell office:value-type="string">
            <text:p>Person</text:p>
          </table:table-cell>
          <table:table-cell office:value-type="string">
            <text:p>Bettina</text:p>
          </table:table-cell>
          <table:table-cell office:value-type="string">
            <text:p>Heider</text:p>
          </table:table-cell>
          <table:table-cell/>
          <table:table-cell office:value-type="string">
            <text:p>Germplasm Curator and Pre-Breeding Specialist</text:p>
          </table:table-cell>
          <table:table-cell office:value-type="string">
            <text:p>Divisions</text:p>
          </table:table-cell>
          <table:table-cell office:value-type="string">
            <text:p>Division 3: Germplasm Enhancement and Crop Improvement</text:p>
          </table:table-cell>
          <table:table-cell table:style-name="ce4" office:value-type="float" office:value="39995">
            <text:p>1-Jul-09</text:p>
          </table:table-cell>
          <table:table-cell office:value-type="float" office:value="41090">
            <text:p>30-Jun-12</text:p>
          </table:table-cell>
          <table:table-cell table:number-columns-repeated="1013"/>
        </table:table-row>
        <table:table-row table:style-name="ro1">
          <table:table-cell table:formula="of:=LOWER(CONCATENATE(&quot;/about-cip/staff/&quot;;[.D223];&quot;-&quot;;[.E223]))" office:value-type="string" office:string-value="/about-cip/staff/rosario-herrera">
            <text:p>/about-cip/staff/rosario-herrera</text:p>
          </table:table-cell>
          <table:table-cell table:formula="of:=CONCATENATE([.D223];&quot; &quot;;[.E223])" office:value-type="string" office:string-value="Rosario Herrera">
            <text:p>Rosario Herrera</text:p>
          </table:table-cell>
          <table:table-cell office:value-type="string">
            <text:p>Person</text:p>
          </table:table-cell>
          <table:table-cell office:value-type="string">
            <text:p>Rosario</text:p>
          </table:table-cell>
          <table:table-cell office:value-type="string">
            <text:p>Herrera</text:p>
          </table:table-cell>
          <table:table-cell/>
          <table:table-cell office:value-type="string">
            <text:p>Biologist, Intermediate Researcher</text:p>
          </table:table-cell>
          <table:table-cell office:value-type="string">
            <text:p>Divisions</text:p>
          </table:table-cell>
          <table:table-cell office:value-type="string">
            <text:p>Division 3: Germplasm Enhancement and Crop Improvement</text:p>
          </table:table-cell>
          <table:table-cell office:value-type="float" office:value="32325">
            <text:p>1-Jul-88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224];&quot;-&quot;;[.E224]))" office:value-type="string" office:string-value="/about-cip/staff/juan-huaccachi">
            <text:p>/about-cip/staff/juan-huaccachi</text:p>
          </table:table-cell>
          <table:table-cell table:formula="of:=CONCATENATE([.D224];&quot; &quot;;[.E224])" office:value-type="string" office:string-value="Juan Huaccachi">
            <text:p>Juan Huaccachi</text:p>
          </table:table-cell>
          <table:table-cell office:value-type="string">
            <text:p>Person</text:p>
          </table:table-cell>
          <table:table-cell office:value-type="string">
            <text:p>Juan</text:p>
          </table:table-cell>
          <table:table-cell office:value-type="string">
            <text:p>Huaccachi</text:p>
          </table:table-cell>
          <table:table-cell/>
          <table:table-cell office:value-type="string">
            <text:p>Research Technician</text:p>
          </table:table-cell>
          <table:table-cell office:value-type="string">
            <text:p>Divisions</text:p>
          </table:table-cell>
          <table:table-cell office:value-type="string">
            <text:p>Division 3: Germplasm Enhancement and Crop Improvement</text:p>
          </table:table-cell>
          <table:table-cell office:value-type="float" office:value="32203">
            <text:p>1-Mar-88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225];&quot;-&quot;;[.E225]))" office:value-type="string" office:string-value="/about-cip/staff/vilma  -hualla">
            <text:p>/about-cip/staff/vilma <text:s/>-hualla</text:p>
          </table:table-cell>
          <table:table-cell table:formula="of:=CONCATENATE([.D225];&quot; &quot;;[.E225])" office:value-type="string" office:string-value="Vilma   Hualla">
            <text:p>Vilma <text:s text:c="2"/>Hualla</text:p>
          </table:table-cell>
          <table:table-cell office:value-type="string">
            <text:p>Person</text:p>
          </table:table-cell>
          <table:table-cell office:value-type="string">
            <text:p>Vilma <text:s/></text:p>
          </table:table-cell>
          <table:table-cell office:value-type="string">
            <text:p>Hualla</text:p>
          </table:table-cell>
          <table:table-cell/>
          <table:table-cell office:value-type="string">
            <text:p>Biologist, <text:s/>Research Assistant</text:p>
          </table:table-cell>
          <table:table-cell office:value-type="string">
            <text:p>Divisions</text:p>
          </table:table-cell>
          <table:table-cell office:value-type="string">
            <text:p>Division 3: Germplasm Enhancement and Crop Improvement</text:p>
          </table:table-cell>
          <table:table-cell office:value-type="float" office:value="40484">
            <text:p>2-Nov-10</text:p>
          </table:table-cell>
          <table:table-cell table:style-name="ce5" office:value-type="float" office:value="40724">
            <text:p>30-Jun-1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formula="of:=LOWER(CONCATENATE(&quot;/about-cip/staff/&quot;;[.D226];&quot;-&quot;;[.E226]))" office:value-type="string" office:string-value="/about-cip/staff/kelvin-huamani">
            <text:p>/about-cip/staff/kelvin-huamani</text:p>
          </table:table-cell>
          <table:table-cell table:formula="of:=CONCATENATE([.D226];&quot; &quot;;[.E226])" office:value-type="string" office:string-value="Kelvin Huamani">
            <text:p>Kelvin Huamani</text:p>
          </table:table-cell>
          <table:table-cell office:value-type="string">
            <text:p>Person</text:p>
          </table:table-cell>
          <table:table-cell office:value-type="string">
            <text:p>Kelvin</text:p>
          </table:table-cell>
          <table:table-cell office:value-type="string">
            <text:p>Huamani</text:p>
          </table:table-cell>
          <table:table-cell/>
          <table:table-cell office:value-type="string">
            <text:p>Biologist, <text:s/>Research Assistant</text:p>
          </table:table-cell>
          <table:table-cell office:value-type="string">
            <text:p>Divisions</text:p>
          </table:table-cell>
          <table:table-cell office:value-type="string">
            <text:p>Division 3: Germplasm Enhancement and Crop Improvement</text:p>
          </table:table-cell>
          <table:table-cell office:value-type="float" office:value="39517">
            <text:p>10-Mar-08</text:p>
          </table:table-cell>
          <table:table-cell table:style-name="ce5" office:value-type="float" office:value="40908">
            <text:p>31-Dec-1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formula="of:=LOWER(CONCATENATE(&quot;/about-cip/staff/&quot;;[.D227];&quot;-&quot;;[.E227]))" office:value-type="string" office:string-value="/about-cip/staff/mohinder singh-kadian">
            <text:p>/about-cip/staff/mohinder singh-kadian</text:p>
          </table:table-cell>
          <table:table-cell table:formula="of:=CONCATENATE([.D227];&quot; &quot;;[.E227])" office:value-type="string" office:string-value="Mohinder Singh Kadian">
            <text:p>Mohinder Singh Kadian</text:p>
          </table:table-cell>
          <table:table-cell office:value-type="string">
            <text:p>Person</text:p>
          </table:table-cell>
          <table:table-cell office:value-type="string">
            <text:p>Mohinder Singh</text:p>
          </table:table-cell>
          <table:table-cell office:value-type="string">
            <text:p>Kadian</text:p>
          </table:table-cell>
          <table:table-cell/>
          <table:table-cell office:value-type="string">
            <text:p>Potato Agronomist (India)</text:p>
          </table:table-cell>
          <table:table-cell office:value-type="string">
            <text:p>Divisions</text:p>
          </table:table-cell>
          <table:table-cell office:value-type="string">
            <text:p>Division 3: Germplasm Enhancement and Crop Improvement</text:p>
          </table:table-cell>
          <table:table-cell table:style-name="ce4" office:value-type="float" office:value="40179">
            <text:p>1-Jan-10</text:p>
          </table:table-cell>
          <table:table-cell office:value-type="float" office:value="41274">
            <text:p>31-Dec-12</text:p>
          </table:table-cell>
          <table:table-cell table:number-columns-repeated="1013"/>
        </table:table-row>
        <table:table-row table:style-name="ro1">
          <table:table-cell table:formula="of:=LOWER(CONCATENATE(&quot;/about-cip/staff/&quot;;[.D228];&quot;-&quot;;[.E228]))" office:value-type="string" office:string-value="/about-cip/staff/jan-kreuze">
            <text:p>/about-cip/staff/jan-kreuze</text:p>
          </table:table-cell>
          <table:table-cell table:formula="of:=CONCATENATE([.D228];&quot; &quot;;[.E228])" office:value-type="string" office:string-value="Jan Kreuze">
            <text:p>Jan Kreuze</text:p>
          </table:table-cell>
          <table:table-cell office:value-type="string">
            <text:p>Person</text:p>
          </table:table-cell>
          <table:table-cell office:value-type="string">
            <text:p>Jan</text:p>
          </table:table-cell>
          <table:table-cell office:value-type="string">
            <text:p>Kreuze</text:p>
          </table:table-cell>
          <table:table-cell/>
          <table:table-cell office:value-type="string">
            <text:p>Virologist</text:p>
          </table:table-cell>
          <table:table-cell office:value-type="string">
            <text:p>Divisions</text:p>
          </table:table-cell>
          <table:table-cell office:value-type="string">
            <text:p>Division 3: Germplasm Enhancement and Crop Improvement</text:p>
          </table:table-cell>
          <table:table-cell table:style-name="ce4" office:value-type="float" office:value="37848">
            <text:p>15-Aug-03</text:p>
          </table:table-cell>
          <table:table-cell office:value-type="float" office:value="41136">
            <text:p>15-Aug-12</text:p>
          </table:table-cell>
          <table:table-cell table:number-columns-repeated="1013"/>
        </table:table-row>
        <table:table-row table:style-name="ro1">
          <table:table-cell table:formula="of:=LOWER(CONCATENATE(&quot;/about-cip/staff/&quot;;[.D229];&quot;-&quot;;[.E229]))" office:value-type="string" office:string-value="/about-cip/staff/wilder-loayza">
            <text:p>/about-cip/staff/wilder-loayza</text:p>
          </table:table-cell>
          <table:table-cell table:formula="of:=CONCATENATE([.D229];&quot; &quot;;[.E229])" office:value-type="string" office:string-value="Wilder Loayza">
            <text:p>Wilder Loayza</text:p>
          </table:table-cell>
          <table:table-cell office:value-type="string">
            <text:p>Person</text:p>
          </table:table-cell>
          <table:table-cell office:value-type="string">
            <text:p>Wilder</text:p>
          </table:table-cell>
          <table:table-cell office:value-type="string">
            <text:p>Loayza</text:p>
          </table:table-cell>
          <table:table-cell/>
          <table:table-cell office:value-type="string">
            <text:p>Greenhouse Auxiliary</text:p>
          </table:table-cell>
          <table:table-cell office:value-type="string">
            <text:p>Divisions</text:p>
          </table:table-cell>
          <table:table-cell office:value-type="string">
            <text:p>Division 3: Germplasm Enhancement and Crop Improvement</text:p>
          </table:table-cell>
          <table:table-cell office:value-type="float" office:value="32027">
            <text:p>7-Sep-87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230];&quot;-&quot;;[.E230]))" office:value-type="string" office:string-value="/about-cip/staff/marco-lozano">
            <text:p>/about-cip/staff/marco-lozano</text:p>
          </table:table-cell>
          <table:table-cell table:formula="of:=CONCATENATE([.D230];&quot; &quot;;[.E230])" office:value-type="string" office:string-value="Marco Lozano">
            <text:p>Marco Lozano</text:p>
          </table:table-cell>
          <table:table-cell office:value-type="string">
            <text:p>Person</text:p>
          </table:table-cell>
          <table:table-cell office:value-type="string">
            <text:p>Marco</text:p>
          </table:table-cell>
          <table:table-cell office:value-type="string">
            <text:p>Lozano</text:p>
          </table:table-cell>
          <table:table-cell/>
          <table:table-cell office:value-type="string">
            <text:p>Laboratory Auxiliary</text:p>
          </table:table-cell>
          <table:table-cell office:value-type="string">
            <text:p>Divisions</text:p>
          </table:table-cell>
          <table:table-cell office:value-type="string">
            <text:p>Division 3: Germplasm Enhancement and Crop Improvement</text:p>
          </table:table-cell>
          <table:table-cell office:value-type="float" office:value="40001">
            <text:p>7-Jul-09</text:p>
          </table:table-cell>
          <table:table-cell table:style-name="ce5" office:value-type="float" office:value="40908">
            <text:p>31-Dec-1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formula="of:=LOWER(CONCATENATE(&quot;/about-cip/staff/&quot;;[.D231];&quot;-&quot;;[.E231]))" office:value-type="string" office:string-value="/about-cip/staff/sandra-manrique">
            <text:p>/about-cip/staff/sandra-manrique</text:p>
          </table:table-cell>
          <table:table-cell table:formula="of:=CONCATENATE([.D231];&quot; &quot;;[.E231])" office:value-type="string" office:string-value="Sandra Manrique">
            <text:p>Sandra Manrique</text:p>
          </table:table-cell>
          <table:table-cell office:value-type="string">
            <text:p>Person</text:p>
          </table:table-cell>
          <table:table-cell office:value-type="string">
            <text:p>Sandra</text:p>
          </table:table-cell>
          <table:table-cell office:value-type="string">
            <text:p>Manrique</text:p>
          </table:table-cell>
          <table:table-cell/>
          <table:table-cell office:value-type="string">
            <text:p>Ph.D. Biologist, Intermediate Researcher</text:p>
          </table:table-cell>
          <table:table-cell office:value-type="string">
            <text:p>Divisions</text:p>
          </table:table-cell>
          <table:table-cell office:value-type="string">
            <text:p>Division 3: Germplasm Enhancement and Crop Improvement</text:p>
          </table:table-cell>
          <table:table-cell office:value-type="float" office:value="38999">
            <text:p>9-Oct-06</text:p>
          </table:table-cell>
          <table:table-cell table:style-name="ce5"/>
          <table:table-cell table:number-columns-repeated="1013"/>
        </table:table-row>
        <table:table-row table:style-name="ro1">
          <table:table-cell table:formula="of:=LOWER(CONCATENATE(&quot;/about-cip/staff/&quot;;[.D232];&quot;-&quot;;[.E232]))" office:value-type="string" office:string-value="/about-cip/staff/napoleón-martínez">
            <text:p>/about-cip/staff/napoleón-martínez</text:p>
          </table:table-cell>
          <table:table-cell table:formula="of:=CONCATENATE([.D232];&quot; &quot;;[.E232])" office:value-type="string" office:string-value="Napoleón Martínez">
            <text:p>Napoleón Martínez</text:p>
          </table:table-cell>
          <table:table-cell office:value-type="string">
            <text:p>Person</text:p>
          </table:table-cell>
          <table:table-cell office:value-type="string">
            <text:p>Napoleón</text:p>
          </table:table-cell>
          <table:table-cell office:value-type="string">
            <text:p>Martínez</text:p>
          </table:table-cell>
          <table:table-cell/>
          <table:table-cell office:value-type="string">
            <text:p>Field Laborer</text:p>
          </table:table-cell>
          <table:table-cell office:value-type="string">
            <text:p>Divisions</text:p>
          </table:table-cell>
          <table:table-cell office:value-type="string">
            <text:p>Division 3: Germplasm Enhancement and Crop Improvement</text:p>
          </table:table-cell>
          <table:table-cell office:value-type="float" office:value="39995">
            <text:p>1-Jul-09</text:p>
          </table:table-cell>
          <table:table-cell table:style-name="ce5" office:value-type="float" office:value="40908">
            <text:p>31-Dec-11</text:p>
          </table:table-cell>
          <table:table-cell table:number-columns-repeated="1013"/>
        </table:table-row>
        <table:table-row table:style-name="ro1">
          <table:table-cell table:formula="of:=LOWER(CONCATENATE(&quot;/about-cip/staff/&quot;;[.D233];&quot;-&quot;;[.E233]))" office:value-type="string" office:string-value="/about-cip/staff/roberto-martínez">
            <text:p>/about-cip/staff/roberto-martínez</text:p>
          </table:table-cell>
          <table:table-cell table:formula="of:=CONCATENATE([.D233];&quot; &quot;;[.E233])" office:value-type="string" office:string-value="Roberto Martínez">
            <text:p>Roberto Martínez</text:p>
          </table:table-cell>
          <table:table-cell office:value-type="string">
            <text:p>Person</text:p>
          </table:table-cell>
          <table:table-cell office:value-type="string">
            <text:p>Roberto</text:p>
          </table:table-cell>
          <table:table-cell office:value-type="string">
            <text:p>Martínez</text:p>
          </table:table-cell>
          <table:table-cell/>
          <table:table-cell office:value-type="string">
            <text:p>Greenhouse Auxiliary</text:p>
          </table:table-cell>
          <table:table-cell office:value-type="string">
            <text:p>Divisions</text:p>
          </table:table-cell>
          <table:table-cell office:value-type="string">
            <text:p>Division 3: Germplasm Enhancement and Crop Improvement</text:p>
          </table:table-cell>
          <table:table-cell office:value-type="float" office:value="38353">
            <text:p>1-Jan-05</text:p>
          </table:table-cell>
          <table:table-cell table:style-name="ce5"/>
          <table:table-cell table:number-columns-repeated="1013"/>
        </table:table-row>
        <table:table-row table:style-name="ro1">
          <table:table-cell table:formula="of:=LOWER(CONCATENATE(&quot;/about-cip/staff/&quot;;[.D234];&quot;-&quot;;[.E234]))" office:value-type="string" office:string-value="/about-cip/staff/elisa-mihovilovich">
            <text:p>/about-cip/staff/elisa-mihovilovich</text:p>
          </table:table-cell>
          <table:table-cell table:formula="of:=CONCATENATE([.D234];&quot; &quot;;[.E234])" office:value-type="string" office:string-value="Elisa Mihovilovich">
            <text:p>Elisa Mihovilovich</text:p>
          </table:table-cell>
          <table:table-cell office:value-type="string">
            <text:p>Person</text:p>
          </table:table-cell>
          <table:table-cell office:value-type="string">
            <text:p>Elisa</text:p>
          </table:table-cell>
          <table:table-cell office:value-type="string">
            <text:p>Mihovilovich</text:p>
          </table:table-cell>
          <table:table-cell/>
          <table:table-cell office:value-type="string">
            <text:p>Biologist, Intermediate Researcher</text:p>
          </table:table-cell>
          <table:table-cell office:value-type="string">
            <text:p>Divisions</text:p>
          </table:table-cell>
          <table:table-cell office:value-type="string">
            <text:p>Division 3: Germplasm Enhancement and Crop Improvement</text:p>
          </table:table-cell>
          <table:table-cell office:value-type="float" office:value="32524">
            <text:p>16-Jan-89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235];&quot;-&quot;;[.E235]))" office:value-type="string" office:string-value="/about-cip/staff/susan-munive">
            <text:p>/about-cip/staff/susan-munive</text:p>
          </table:table-cell>
          <table:table-cell table:formula="of:=CONCATENATE([.D235];&quot; &quot;;[.E235])" office:value-type="string" office:string-value="Susan Munive">
            <text:p>Susan Munive</text:p>
          </table:table-cell>
          <table:table-cell office:value-type="string">
            <text:p>Person</text:p>
          </table:table-cell>
          <table:table-cell office:value-type="string">
            <text:p>Susan</text:p>
          </table:table-cell>
          <table:table-cell office:value-type="string">
            <text:p>Munive</text:p>
          </table:table-cell>
          <table:table-cell/>
          <table:table-cell office:value-type="string">
            <text:p>Research Technician</text:p>
          </table:table-cell>
          <table:table-cell office:value-type="string">
            <text:p>Divisions</text:p>
          </table:table-cell>
          <table:table-cell office:value-type="string">
            <text:p>Division 3: Germplasm Enhancement and Crop Improvement</text:p>
          </table:table-cell>
          <table:table-cell office:value-type="float" office:value="38108">
            <text:p>1-May-04</text:p>
          </table:table-cell>
          <table:table-cell table:style-name="ce5"/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formula="of:=LOWER(CONCATENATE(&quot;/about-cip/staff/&quot;;[.D236];&quot;-&quot;;[.E236]))" office:value-type="string" office:string-value="/about-cip/staff/lupita-muñoa">
            <text:p>/about-cip/staff/lupita-muñoa</text:p>
          </table:table-cell>
          <table:table-cell table:formula="of:=CONCATENATE([.D236];&quot; &quot;;[.E236])" office:value-type="string" office:string-value="Lupita Muñoa">
            <text:p>Lupita Muñoa</text:p>
          </table:table-cell>
          <table:table-cell office:value-type="string">
            <text:p>Person</text:p>
          </table:table-cell>
          <table:table-cell office:value-type="string">
            <text:p>Lupita</text:p>
          </table:table-cell>
          <table:table-cell office:value-type="string">
            <text:p>Muñoa</text:p>
          </table:table-cell>
          <table:table-cell/>
          <table:table-cell office:value-type="string">
            <text:p>Research Technician</text:p>
          </table:table-cell>
          <table:table-cell office:value-type="string">
            <text:p>Divisions</text:p>
          </table:table-cell>
          <table:table-cell office:value-type="string">
            <text:p>Division 3: Germplasm Enhancement and Crop Improvement</text:p>
          </table:table-cell>
          <table:table-cell office:value-type="float" office:value="39570">
            <text:p>2-May-08</text:p>
          </table:table-cell>
          <table:table-cell table:style-name="ce5" office:value-type="float" office:value="40663">
            <text:p>30-Apr-1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formula="of:=LOWER(CONCATENATE(&quot;/about-cip/staff/&quot;;[.D237];&quot;-&quot;;[.E237]))" office:value-type="string" office:string-value="/about-cip/staff/raquel-murrieta">
            <text:p>/about-cip/staff/raquel-murrieta</text:p>
          </table:table-cell>
          <table:table-cell table:formula="of:=CONCATENATE([.D237];&quot; &quot;;[.E237])" office:value-type="string" office:string-value="Raquel Murrieta">
            <text:p>Raquel Murrieta</text:p>
          </table:table-cell>
          <table:table-cell office:value-type="string">
            <text:p>Person</text:p>
          </table:table-cell>
          <table:table-cell office:value-type="string">
            <text:p>Raquel</text:p>
          </table:table-cell>
          <table:table-cell office:value-type="string">
            <text:p>Murrieta</text:p>
          </table:table-cell>
          <table:table-cell/>
          <table:table-cell office:value-type="string">
            <text:p>Secretary</text:p>
          </table:table-cell>
          <table:table-cell office:value-type="string">
            <text:p>Divisions</text:p>
          </table:table-cell>
          <table:table-cell office:value-type="string">
            <text:p>Division 3: Germplasm Enhancement and Crop Improvement</text:p>
          </table:table-cell>
          <table:table-cell office:value-type="float" office:value="39234">
            <text:p>1-Jun-07</text:p>
          </table:table-cell>
          <table:table-cell table:style-name="ce5" office:value-type="float" office:value="40694">
            <text:p>31-May-11</text:p>
          </table:table-cell>
          <table:table-cell table:number-columns-repeated="1013"/>
        </table:table-row>
        <table:table-row table:style-name="ro1">
          <table:table-cell table:formula="of:=LOWER(CONCATENATE(&quot;/about-cip/staff/&quot;;[.D238];&quot;-&quot;;[.E238]))" office:value-type="string" office:string-value="/about-cip/staff/margaret-mwathi">
            <text:p>/about-cip/staff/margaret-mwathi</text:p>
          </table:table-cell>
          <table:table-cell table:formula="of:=CONCATENATE([.D238];&quot; &quot;;[.E238])" office:value-type="string" office:string-value="Margaret Mwathi">
            <text:p>Margaret Mwathi</text:p>
          </table:table-cell>
          <table:table-cell office:value-type="string">
            <text:p>Person</text:p>
          </table:table-cell>
          <table:table-cell office:value-type="string">
            <text:p>Margaret</text:p>
          </table:table-cell>
          <table:table-cell office:value-type="string">
            <text:p>Mwathi</text:p>
          </table:table-cell>
          <table:table-cell/>
          <table:table-cell office:value-type="string">
            <text:p>Plant Molecular Biologist</text:p>
          </table:table-cell>
          <table:table-cell office:value-type="string">
            <text:p>Divisions</text:p>
          </table:table-cell>
          <table:table-cell office:value-type="string">
            <text:p>Division 3: Germplasm Enhancement and Crop Improvement</text:p>
          </table:table-cell>
          <table:table-cell table:style-name="ce4" office:value-type="float" office:value="40210">
            <text:p>1-Feb-10</text:p>
          </table:table-cell>
          <table:table-cell office:value-type="float" office:value="40939">
            <text:p>31-Jan-12</text:p>
          </table:table-cell>
          <table:table-cell table:number-columns-repeated="1013"/>
        </table:table-row>
        <table:table-row table:style-name="ro1">
          <table:table-cell table:formula="of:=LOWER(CONCATENATE(&quot;/about-cip/staff/&quot;;[.D239];&quot;-&quot;;[.E239]))" office:value-type="string" office:string-value="/about-cip/staff/jeanette-orbegozo">
            <text:p>/about-cip/staff/jeanette-orbegozo</text:p>
          </table:table-cell>
          <table:table-cell table:formula="of:=CONCATENATE([.D239];&quot; &quot;;[.E239])" office:value-type="string" office:string-value="Jeanette Orbegozo">
            <text:p>Jeanette Orbegozo</text:p>
          </table:table-cell>
          <table:table-cell office:value-type="string">
            <text:p>Person</text:p>
          </table:table-cell>
          <table:table-cell office:value-type="string">
            <text:p>Jeanette</text:p>
          </table:table-cell>
          <table:table-cell office:value-type="string">
            <text:p>Orbegozo</text:p>
          </table:table-cell>
          <table:table-cell/>
          <table:table-cell office:value-type="string">
            <text:p>Biologist, <text:s/>Research Assistant</text:p>
          </table:table-cell>
          <table:table-cell office:value-type="string">
            <text:p>Divisions</text:p>
          </table:table-cell>
          <table:table-cell office:value-type="string">
            <text:p>Division 3: Germplasm Enhancement and Crop Improvement</text:p>
          </table:table-cell>
          <table:table-cell office:value-type="float" office:value="39722">
            <text:p>1-Oct-08</text:p>
          </table:table-cell>
          <table:table-cell table:style-name="ce5" office:value-type="float" office:value="40724">
            <text:p>30-Jun-1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formula="of:=LOWER(CONCATENATE(&quot;/about-cip/staff/&quot;;[.D240];&quot;-&quot;;[.E240]))" office:value-type="string" office:string-value="/about-cip/staff/benny-ordoñez">
            <text:p>/about-cip/staff/benny-ordoñez</text:p>
          </table:table-cell>
          <table:table-cell table:formula="of:=CONCATENATE([.D240];&quot; &quot;;[.E240])" office:value-type="string" office:string-value="Benny Ordoñez">
            <text:p>Benny Ordoñez</text:p>
          </table:table-cell>
          <table:table-cell office:value-type="string">
            <text:p>Person</text:p>
          </table:table-cell>
          <table:table-cell office:value-type="string">
            <text:p>Benny</text:p>
          </table:table-cell>
          <table:table-cell office:value-type="string">
            <text:p>Ordoñez</text:p>
          </table:table-cell>
          <table:table-cell/>
          <table:table-cell office:value-type="string">
            <text:p>Research Technician</text:p>
          </table:table-cell>
          <table:table-cell office:value-type="string">
            <text:p>Divisions</text:p>
          </table:table-cell>
          <table:table-cell office:value-type="string">
            <text:p>Division 3: Germplasm Enhancement and Crop Improvement</text:p>
          </table:table-cell>
          <table:table-cell office:value-type="float" office:value="39645">
            <text:p>16-Jul-08</text:p>
          </table:table-cell>
          <table:table-cell table:style-name="ce5" office:value-type="float" office:value="40739">
            <text:p>15-Jul-1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formula="of:=LOWER(CONCATENATE(&quot;/about-cip/staff/&quot;;[.D241];&quot;-&quot;;[.E241]))" office:value-type="string" office:string-value="/about-cip/staff/eduardo-porras">
            <text:p>/about-cip/staff/eduardo-porras</text:p>
          </table:table-cell>
          <table:table-cell table:formula="of:=CONCATENATE([.D241];&quot; &quot;;[.E241])" office:value-type="string" office:string-value="Eduardo Porras">
            <text:p>Eduardo Porras</text:p>
          </table:table-cell>
          <table:table-cell office:value-type="string">
            <text:p>Person</text:p>
          </table:table-cell>
          <table:table-cell office:value-type="string">
            <text:p>Eduardo</text:p>
          </table:table-cell>
          <table:table-cell office:value-type="string">
            <text:p>Porras</text:p>
          </table:table-cell>
          <table:table-cell/>
          <table:table-cell office:value-type="string">
            <text:p>Research Technician</text:p>
          </table:table-cell>
          <table:table-cell office:value-type="string">
            <text:p>Divisions</text:p>
          </table:table-cell>
          <table:table-cell office:value-type="string">
            <text:p>Division 3: Germplasm Enhancement and Crop Improvement</text:p>
          </table:table-cell>
          <table:table-cell office:value-type="float" office:value="38079">
            <text:p>2-Apr-04</text:p>
          </table:table-cell>
          <table:table-cell table:style-name="ce5"/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formula="of:=LOWER(CONCATENATE(&quot;/about-cip/staff/&quot;;[.D242];&quot;-&quot;;[.E242]))" office:value-type="string" office:string-value="/about-cip/staff/leticia-portal">
            <text:p>/about-cip/staff/leticia-portal</text:p>
          </table:table-cell>
          <table:table-cell table:formula="of:=CONCATENATE([.D242];&quot; &quot;;[.E242])" office:value-type="string" office:string-value="Leticia Portal">
            <text:p>Leticia Portal</text:p>
          </table:table-cell>
          <table:table-cell office:value-type="string">
            <text:p>Person</text:p>
          </table:table-cell>
          <table:table-cell office:value-type="string">
            <text:p>Leticia</text:p>
          </table:table-cell>
          <table:table-cell office:value-type="string">
            <text:p>Portal</text:p>
          </table:table-cell>
          <table:table-cell/>
          <table:table-cell office:value-type="string">
            <text:p>Biologist, <text:s/>Research Assistant</text:p>
          </table:table-cell>
          <table:table-cell office:value-type="string">
            <text:p>Divisions</text:p>
          </table:table-cell>
          <table:table-cell office:value-type="string">
            <text:p>Division 3: Germplasm Enhancement and Crop Improvement</text:p>
          </table:table-cell>
          <table:table-cell office:value-type="float" office:value="34554">
            <text:p>8-Aug-94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243];&quot;-&quot;;[.E243]))" office:value-type="string" office:string-value="/about-cip/staff/víctor-pozo">
            <text:p>/about-cip/staff/víctor-pozo</text:p>
          </table:table-cell>
          <table:table-cell table:formula="of:=CONCATENATE([.D243];&quot; &quot;;[.E243])" office:value-type="string" office:string-value="Víctor Pozo">
            <text:p>Víctor Pozo</text:p>
          </table:table-cell>
          <table:table-cell office:value-type="string">
            <text:p>Person</text:p>
          </table:table-cell>
          <table:table-cell office:value-type="string">
            <text:p>Víctor</text:p>
          </table:table-cell>
          <table:table-cell office:value-type="string">
            <text:p>Pozo</text:p>
          </table:table-cell>
          <table:table-cell/>
          <table:table-cell office:value-type="string">
            <text:p>Research Technician</text:p>
          </table:table-cell>
          <table:table-cell office:value-type="string">
            <text:p>Divisions</text:p>
          </table:table-cell>
          <table:table-cell office:value-type="string">
            <text:p>Division 3: Germplasm Enhancement and Crop Improvement</text:p>
          </table:table-cell>
          <table:table-cell office:value-type="float" office:value="29236">
            <text:p>16-Jan-80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244];&quot;-&quot;;[.E244]))" office:value-type="string" office:string-value="/about-cip/staff/katterine-prentice">
            <text:p>/about-cip/staff/katterine-prentice</text:p>
          </table:table-cell>
          <table:table-cell table:formula="of:=CONCATENATE([.D244];&quot; &quot;;[.E244])" office:value-type="string" office:string-value="Katterine Prentice">
            <text:p>Katterine Prentice</text:p>
          </table:table-cell>
          <table:table-cell office:value-type="string">
            <text:p>Person</text:p>
          </table:table-cell>
          <table:table-cell office:value-type="string">
            <text:p>Katterine</text:p>
          </table:table-cell>
          <table:table-cell office:value-type="string">
            <text:p>Prentice</text:p>
          </table:table-cell>
          <table:table-cell/>
          <table:table-cell office:value-type="string">
            <text:p>Research Assistant</text:p>
          </table:table-cell>
          <table:table-cell office:value-type="string">
            <text:p>Divisions</text:p>
          </table:table-cell>
          <table:table-cell office:value-type="string">
            <text:p>Division 3: Germplasm Enhancement and Crop Improvement</text:p>
          </table:table-cell>
          <table:table-cell office:value-type="float" office:value="39479">
            <text:p>1-Feb-08</text:p>
          </table:table-cell>
          <table:table-cell table:style-name="ce5" office:value-type="float" office:value="40724">
            <text:p>30-Jun-1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formula="of:=LOWER(CONCATENATE(&quot;/about-cip/staff/&quot;;[.D245];&quot;-&quot;;[.E245]))" office:value-type="string" office:string-value="/about-cip/staff/martín-ramos">
            <text:p>/about-cip/staff/martín-ramos</text:p>
          </table:table-cell>
          <table:table-cell table:formula="of:=CONCATENATE([.D245];&quot; &quot;;[.E245])" office:value-type="string" office:string-value="Martín Ramos">
            <text:p>Martín Ramos</text:p>
          </table:table-cell>
          <table:table-cell office:value-type="string">
            <text:p>Person</text:p>
          </table:table-cell>
          <table:table-cell office:value-type="string">
            <text:p>Martín</text:p>
          </table:table-cell>
          <table:table-cell office:value-type="string">
            <text:p>Ramos</text:p>
          </table:table-cell>
          <table:table-cell/>
          <table:table-cell office:value-type="string">
            <text:p>Research Technician</text:p>
          </table:table-cell>
          <table:table-cell office:value-type="string">
            <text:p>Divisions</text:p>
          </table:table-cell>
          <table:table-cell office:value-type="string">
            <text:p>Division 3: Germplasm Enhancement and Crop Improvement</text:p>
          </table:table-cell>
          <table:table-cell office:value-type="float" office:value="39876">
            <text:p>4-Mar-09</text:p>
          </table:table-cell>
          <table:table-cell table:style-name="ce5" office:value-type="float" office:value="40908">
            <text:p>31-Dec-11</text:p>
          </table:table-cell>
          <table:table-cell table:number-columns-repeated="1013"/>
        </table:table-row>
        <table:table-row table:style-name="ro1">
          <table:table-cell table:formula="of:=LOWER(CONCATENATE(&quot;/about-cip/staff/&quot;;[.D246];&quot;-&quot;;[.E246]))" office:value-type="string" office:string-value="/about-cip/staff/shamir -ramos">
            <text:p>/about-cip/staff/shamir -ramos</text:p>
          </table:table-cell>
          <table:table-cell table:formula="of:=CONCATENATE([.D246];&quot; &quot;;[.E246])" office:value-type="string" office:string-value="Shamir  Ramos">
            <text:p>Shamir <text:s/>Ramos</text:p>
          </table:table-cell>
          <table:table-cell office:value-type="string">
            <text:p>Person</text:p>
          </table:table-cell>
          <table:table-cell office:value-type="string">
            <text:p>Shamir </text:p>
          </table:table-cell>
          <table:table-cell office:value-type="string">
            <text:p>Ramos</text:p>
          </table:table-cell>
          <table:table-cell/>
          <table:table-cell office:value-type="string">
            <text:p>Laboratory Technician</text:p>
          </table:table-cell>
          <table:table-cell office:value-type="string">
            <text:p>Divisions</text:p>
          </table:table-cell>
          <table:table-cell office:value-type="string">
            <text:p>Division 3: Germplasm Enhancement and Crop Improvement</text:p>
          </table:table-cell>
          <table:table-cell office:value-type="float" office:value="38611">
            <text:p>16-Sep-05</text:p>
          </table:table-cell>
          <table:table-cell table:style-name="ce5"/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formula="of:=LOWER(CONCATENATE(&quot;/about-cip/staff/&quot;;[.D247];&quot;-&quot;;[.E247]))" office:value-type="string" office:string-value="/about-cip/staff/eddy-reyes">
            <text:p>/about-cip/staff/eddy-reyes</text:p>
          </table:table-cell>
          <table:table-cell table:formula="of:=CONCATENATE([.D247];&quot; &quot;;[.E247])" office:value-type="string" office:string-value="Eddy Reyes">
            <text:p>Eddy Reyes</text:p>
          </table:table-cell>
          <table:table-cell office:value-type="string">
            <text:p>Person</text:p>
          </table:table-cell>
          <table:table-cell office:value-type="string">
            <text:p>Eddy</text:p>
          </table:table-cell>
          <table:table-cell office:value-type="string">
            <text:p>Reyes</text:p>
          </table:table-cell>
          <table:table-cell/>
          <table:table-cell office:value-type="string">
            <text:p>Research Technician</text:p>
          </table:table-cell>
          <table:table-cell office:value-type="string">
            <text:p>Divisions</text:p>
          </table:table-cell>
          <table:table-cell office:value-type="string">
            <text:p>Division 3: Germplasm Enhancement and Crop Improvement</text:p>
          </table:table-cell>
          <table:table-cell office:value-type="float" office:value="36982">
            <text:p>1-Apr-01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248];&quot;-&quot;;[.E248]))" office:value-type="string" office:string-value="/about-cip/staff/cristina-rivera">
            <text:p>/about-cip/staff/cristina-rivera</text:p>
          </table:table-cell>
          <table:table-cell table:formula="of:=CONCATENATE([.D248];&quot; &quot;;[.E248])" office:value-type="string" office:string-value="Cristina Rivera">
            <text:p>Cristina Rivera</text:p>
          </table:table-cell>
          <table:table-cell office:value-type="string">
            <text:p>Person</text:p>
          </table:table-cell>
          <table:table-cell office:value-type="string">
            <text:p>Cristina</text:p>
          </table:table-cell>
          <table:table-cell office:value-type="string">
            <text:p>Rivera</text:p>
          </table:table-cell>
          <table:table-cell/>
          <table:table-cell office:value-type="string">
            <text:p>Biologist, <text:s/>Research Assistant</text:p>
          </table:table-cell>
          <table:table-cell office:value-type="string">
            <text:p>Divisions</text:p>
          </table:table-cell>
          <table:table-cell office:value-type="string">
            <text:p>Division 3: Germplasm Enhancement and Crop Improvement</text:p>
          </table:table-cell>
          <table:table-cell office:value-type="float" office:value="38475">
            <text:p>3-May-05</text:p>
          </table:table-cell>
          <table:table-cell table:style-name="ce5"/>
          <table:table-cell table:number-columns-repeated="1013"/>
        </table:table-row>
        <table:table-row table:style-name="ro1">
          <table:table-cell table:formula="of:=LOWER(CONCATENATE(&quot;/about-cip/staff/&quot;;[.D249];&quot;-&quot;;[.E249]))" office:value-type="string" office:string-value="/about-cip/staff/daniel -rodríguez">
            <text:p>/about-cip/staff/daniel -rodríguez</text:p>
          </table:table-cell>
          <table:table-cell table:formula="of:=CONCATENATE([.D249];&quot; &quot;;[.E249])" office:value-type="string" office:string-value="Daniel  Rodríguez">
            <text:p>Daniel <text:s/>Rodríguez</text:p>
          </table:table-cell>
          <table:table-cell office:value-type="string">
            <text:p>Person</text:p>
          </table:table-cell>
          <table:table-cell office:value-type="string">
            <text:p>Daniel </text:p>
          </table:table-cell>
          <table:table-cell office:value-type="string">
            <text:p>Rodríguez</text:p>
          </table:table-cell>
          <table:table-cell/>
          <table:table-cell office:value-type="string">
            <text:p>Greenhouse Auxiliary</text:p>
          </table:table-cell>
          <table:table-cell office:value-type="string">
            <text:p>Divisions</text:p>
          </table:table-cell>
          <table:table-cell office:value-type="string">
            <text:p>Division 3: Germplasm Enhancement and Crop Improvement</text:p>
          </table:table-cell>
          <table:table-cell office:value-type="float" office:value="38327">
            <text:p>6-Dec-04</text:p>
          </table:table-cell>
          <table:table-cell table:style-name="ce5"/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formula="of:=LOWER(CONCATENATE(&quot;/about-cip/staff/&quot;;[.D250];&quot;-&quot;;[.E250]))" office:value-type="string" office:string-value="/about-cip/staff/josé-rodríguez">
            <text:p>/about-cip/staff/josé-rodríguez</text:p>
          </table:table-cell>
          <table:table-cell table:formula="of:=CONCATENATE([.D250];&quot; &quot;;[.E250])" office:value-type="string" office:string-value="José Rodríguez">
            <text:p>José Rodríguez</text:p>
          </table:table-cell>
          <table:table-cell office:value-type="string">
            <text:p>Person</text:p>
          </table:table-cell>
          <table:table-cell office:value-type="string">
            <text:p>José</text:p>
          </table:table-cell>
          <table:table-cell office:value-type="string">
            <text:p>Rodríguez</text:p>
          </table:table-cell>
          <table:table-cell/>
          <table:table-cell office:value-type="string">
            <text:p>Research Technician</text:p>
          </table:table-cell>
          <table:table-cell office:value-type="string">
            <text:p>Divisions</text:p>
          </table:table-cell>
          <table:table-cell office:value-type="string">
            <text:p>Division 3: Germplasm Enhancement and Crop Improvement</text:p>
          </table:table-cell>
          <table:table-cell office:value-type="float" office:value="31959">
            <text:p>1-Jul-87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251];&quot;-&quot;;[.E251]))" office:value-type="string" office:string-value="/about-cip/staff/maría lupe-román">
            <text:p>/about-cip/staff/maría lupe-román</text:p>
          </table:table-cell>
          <table:table-cell table:formula="of:=CONCATENATE([.D251];&quot; &quot;;[.E251])" office:value-type="string" office:string-value="María Lupe Román">
            <text:p>María Lupe Román</text:p>
          </table:table-cell>
          <table:table-cell office:value-type="string">
            <text:p>Person</text:p>
          </table:table-cell>
          <table:table-cell office:value-type="string">
            <text:p>María Lupe</text:p>
          </table:table-cell>
          <table:table-cell office:value-type="string">
            <text:p>Román</text:p>
          </table:table-cell>
          <table:table-cell/>
          <table:table-cell office:value-type="string">
            <text:p>Biologist, <text:s/>Research Assistant</text:p>
          </table:table-cell>
          <table:table-cell office:value-type="string">
            <text:p>Divisions</text:p>
          </table:table-cell>
          <table:table-cell office:value-type="string">
            <text:p>Division 3: Germplasm Enhancement and Crop Improvement</text:p>
          </table:table-cell>
          <table:table-cell office:value-type="float" office:value="39722">
            <text:p>1-Oct-08</text:p>
          </table:table-cell>
          <table:table-cell table:style-name="ce5" office:value-type="float" office:value="40816">
            <text:p>30-Sep-1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formula="of:=LOWER(CONCATENATE(&quot;/about-cip/staff/&quot;;[.D252];&quot;-&quot;;[.E252]))" office:value-type="string" office:string-value="/about-cip/staff/edgar-romero">
            <text:p>/about-cip/staff/edgar-romero</text:p>
          </table:table-cell>
          <table:table-cell table:formula="of:=CONCATENATE([.D252];&quot; &quot;;[.E252])" office:value-type="string" office:string-value="Edgar Romero">
            <text:p>Edgar Romero</text:p>
          </table:table-cell>
          <table:table-cell office:value-type="string">
            <text:p>Person</text:p>
          </table:table-cell>
          <table:table-cell office:value-type="string">
            <text:p>Edgar</text:p>
          </table:table-cell>
          <table:table-cell office:value-type="string">
            <text:p>Romero</text:p>
          </table:table-cell>
          <table:table-cell/>
          <table:table-cell office:value-type="string">
            <text:p>Laboratory Auxiliary</text:p>
          </table:table-cell>
          <table:table-cell office:value-type="string">
            <text:p>Divisions</text:p>
          </table:table-cell>
          <table:table-cell office:value-type="string">
            <text:p>Division 3: Germplasm Enhancement and Crop Improvement</text:p>
          </table:table-cell>
          <table:table-cell office:value-type="float" office:value="39570">
            <text:p>2-May-08</text:p>
          </table:table-cell>
          <table:table-cell table:style-name="ce5" office:value-type="float" office:value="40694">
            <text:p>31-May-11</text:p>
          </table:table-cell>
          <table:table-cell table:number-columns-repeated="1013"/>
        </table:table-row>
        <table:table-row table:style-name="ro1">
          <table:table-cell table:formula="of:=LOWER(CONCATENATE(&quot;/about-cip/staff/&quot;;[.D253];&quot;-&quot;;[.E253]))" office:value-type="string" office:string-value="/about-cip/staff/elisa-romero">
            <text:p>/about-cip/staff/elisa-romero</text:p>
          </table:table-cell>
          <table:table-cell table:formula="of:=CONCATENATE([.D253];&quot; &quot;;[.E253])" office:value-type="string" office:string-value="Elisa Romero">
            <text:p>Elisa Romero</text:p>
          </table:table-cell>
          <table:table-cell office:value-type="string">
            <text:p>Person</text:p>
          </table:table-cell>
          <table:table-cell office:value-type="string">
            <text:p>Elisa</text:p>
          </table:table-cell>
          <table:table-cell office:value-type="string">
            <text:p>Romero</text:p>
          </table:table-cell>
          <table:table-cell/>
          <table:table-cell office:value-type="string">
            <text:p>Agronomist, Research Assistant</text:p>
          </table:table-cell>
          <table:table-cell office:value-type="string">
            <text:p>Divisions</text:p>
          </table:table-cell>
          <table:table-cell office:value-type="string">
            <text:p>Division 3: Germplasm Enhancement and Crop Improvement</text:p>
          </table:table-cell>
          <table:table-cell office:value-type="float" office:value="40427">
            <text:p>6-Sep-10</text:p>
          </table:table-cell>
          <table:table-cell table:style-name="ce5"/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formula="of:=LOWER(CONCATENATE(&quot;/about-cip/staff/&quot;;[.D254];&quot;-&quot;;[.E254]))" office:value-type="string" office:string-value="/about-cip/staff/elisa-salas">
            <text:p>/about-cip/staff/elisa-salas</text:p>
          </table:table-cell>
          <table:table-cell table:formula="of:=CONCATENATE([.D254];&quot; &quot;;[.E254])" office:value-type="string" office:string-value="Elisa Salas">
            <text:p>Elisa Salas</text:p>
          </table:table-cell>
          <table:table-cell office:value-type="string">
            <text:p>Person</text:p>
          </table:table-cell>
          <table:table-cell office:value-type="string">
            <text:p>Elisa</text:p>
          </table:table-cell>
          <table:table-cell office:value-type="string">
            <text:p>Salas</text:p>
          </table:table-cell>
          <table:table-cell/>
          <table:table-cell office:value-type="string">
            <text:p>Agronomist, Research Assistant </text:p>
          </table:table-cell>
          <table:table-cell office:value-type="string">
            <text:p>Divisions</text:p>
          </table:table-cell>
          <table:table-cell office:value-type="string">
            <text:p>Division 3: Germplasm Enhancement and Crop Improvement</text:p>
          </table:table-cell>
          <table:table-cell office:value-type="float" office:value="38189">
            <text:p>21-Jul-04</text:p>
          </table:table-cell>
          <table:table-cell table:style-name="ce5"/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formula="of:=LOWER(CONCATENATE(&quot;/about-cip/staff/&quot;;[.D255];&quot;-&quot;;[.E255]))" office:value-type="string" office:string-value="/about-cip/staff/carlos -salcedo">
            <text:p>/about-cip/staff/carlos -salcedo</text:p>
          </table:table-cell>
          <table:table-cell table:formula="of:=CONCATENATE([.D255];&quot; &quot;;[.E255])" office:value-type="string" office:string-value="Carlos  Salcedo">
            <text:p>Carlos <text:s/>Salcedo</text:p>
          </table:table-cell>
          <table:table-cell office:value-type="string">
            <text:p>Person</text:p>
          </table:table-cell>
          <table:table-cell office:value-type="string">
            <text:p>Carlos </text:p>
          </table:table-cell>
          <table:table-cell office:value-type="string">
            <text:p>Salcedo</text:p>
          </table:table-cell>
          <table:table-cell/>
          <table:table-cell office:value-type="string">
            <text:p>Greenhouse Auxiliary</text:p>
          </table:table-cell>
          <table:table-cell office:value-type="string">
            <text:p>Divisions</text:p>
          </table:table-cell>
          <table:table-cell office:value-type="string">
            <text:p>Division 3: Germplasm Enhancement and Crop Improvement</text:p>
          </table:table-cell>
          <table:table-cell office:value-type="float" office:value="38307">
            <text:p>16-Nov-04</text:p>
          </table:table-cell>
          <table:table-cell table:style-name="ce5"/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formula="of:=LOWER(CONCATENATE(&quot;/about-cip/staff/&quot;;[.D256];&quot;-&quot;;[.E256]))" office:value-type="string" office:string-value="/about-cip/staff/jacqueline -sánchez">
            <text:p>/about-cip/staff/jacqueline -sánchez</text:p>
          </table:table-cell>
          <table:table-cell table:formula="of:=CONCATENATE([.D256];&quot; &quot;;[.E256])" office:value-type="string" office:string-value="Jacqueline  Sánchez">
            <text:p>Jacqueline <text:s/>Sánchez</text:p>
          </table:table-cell>
          <table:table-cell office:value-type="string">
            <text:p>Person</text:p>
          </table:table-cell>
          <table:table-cell office:value-type="string">
            <text:p>Jacqueline </text:p>
          </table:table-cell>
          <table:table-cell office:value-type="string">
            <text:p>Sánchez</text:p>
          </table:table-cell>
          <table:table-cell/>
          <table:table-cell office:value-type="string">
            <text:p>Research Technician</text:p>
          </table:table-cell>
          <table:table-cell office:value-type="string">
            <text:p>Divisions</text:p>
          </table:table-cell>
          <table:table-cell office:value-type="string">
            <text:p>Division 3: Germplasm Enhancement and Crop Improvement</text:p>
          </table:table-cell>
          <table:table-cell office:value-type="float" office:value="39737">
            <text:p>16-Oct-08</text:p>
          </table:table-cell>
          <table:table-cell table:style-name="ce5" office:value-type="float" office:value="40831">
            <text:p>15-Oct-1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formula="of:=LOWER(CONCATENATE(&quot;/about-cip/staff/&quot;;[.D257];&quot;-&quot;;[.E257]))" office:value-type="string" office:string-value="/about-cip/staff/laura-sánchez">
            <text:p>/about-cip/staff/laura-sánchez</text:p>
          </table:table-cell>
          <table:table-cell table:formula="of:=CONCATENATE([.D257];&quot; &quot;;[.E257])" office:value-type="string" office:string-value="Laura Sánchez">
            <text:p>Laura Sánchez</text:p>
          </table:table-cell>
          <table:table-cell office:value-type="string">
            <text:p>Person</text:p>
          </table:table-cell>
          <table:table-cell office:value-type="string">
            <text:p>Laura</text:p>
          </table:table-cell>
          <table:table-cell office:value-type="string">
            <text:p>Sánchez</text:p>
          </table:table-cell>
          <table:table-cell/>
          <table:table-cell office:value-type="string">
            <text:p>Research Technician</text:p>
          </table:table-cell>
          <table:table-cell office:value-type="string">
            <text:p>Divisions</text:p>
          </table:table-cell>
          <table:table-cell office:value-type="string">
            <text:p>Division 3: Germplasm Enhancement and Crop Improvement</text:p>
          </table:table-cell>
          <table:table-cell office:value-type="float" office:value="40575">
            <text:p>1-Feb-11</text:p>
          </table:table-cell>
          <table:table-cell table:style-name="ce5" office:value-type="float" office:value="40663">
            <text:p>30-Apr-1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formula="of:=LOWER(CONCATENATE(&quot;/about-cip/staff/&quot;;[.D258];&quot;-&quot;;[.E258]))" office:value-type="string" office:string-value="/about-cip/staff/paola-sosa">
            <text:p>/about-cip/staff/paola-sosa</text:p>
          </table:table-cell>
          <table:table-cell table:formula="of:=CONCATENATE([.D258];&quot; &quot;;[.E258])" office:value-type="string" office:string-value="Paola Sosa">
            <text:p>Paola Sosa</text:p>
          </table:table-cell>
          <table:table-cell office:value-type="string">
            <text:p>Person</text:p>
          </table:table-cell>
          <table:table-cell office:value-type="string">
            <text:p>Paola</text:p>
          </table:table-cell>
          <table:table-cell office:value-type="string">
            <text:p>Sosa</text:p>
          </table:table-cell>
          <table:table-cell/>
          <table:table-cell office:value-type="string">
            <text:p>Research Technician</text:p>
          </table:table-cell>
          <table:table-cell office:value-type="string">
            <text:p>Divisions</text:p>
          </table:table-cell>
          <table:table-cell office:value-type="string">
            <text:p>Division 3: Germplasm Enhancement and Crop Improvement</text:p>
          </table:table-cell>
          <table:table-cell office:value-type="float" office:value="39630">
            <text:p>1-Jul-08</text:p>
          </table:table-cell>
          <table:table-cell table:style-name="ce5" office:value-type="float" office:value="40724">
            <text:p>30-Jun-1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formula="of:=LOWER(CONCATENATE(&quot;/about-cip/staff/&quot;;[.D259];&quot;-&quot;;[.E259]))" office:value-type="string" office:string-value="/about-cip/staff/silver-tumwegamire">
            <text:p>/about-cip/staff/silver-tumwegamire</text:p>
          </table:table-cell>
          <table:table-cell table:formula="of:=CONCATENATE([.D259];&quot; &quot;;[.E259])" office:value-type="string" office:string-value="Silver Tumwegamire">
            <text:p>Silver Tumwegamire</text:p>
          </table:table-cell>
          <table:table-cell office:value-type="string">
            <text:p>Person</text:p>
          </table:table-cell>
          <table:table-cell office:value-type="string">
            <text:p>Silver</text:p>
          </table:table-cell>
          <table:table-cell office:value-type="string">
            <text:p>Tumwegamire</text:p>
          </table:table-cell>
          <table:table-cell/>
          <table:table-cell office:value-type="string">
            <text:p>Breeder, Research Assistant, Liaison Office Uganda</text:p>
          </table:table-cell>
          <table:table-cell office:value-type="string">
            <text:p>Divisions</text:p>
          </table:table-cell>
          <table:table-cell office:value-type="string">
            <text:p>Division 3: Germplasm Enhancement and Crop Improvement</text:p>
          </table:table-cell>
          <table:table-cell table:style-name="ce4" office:value-type="float" office:value="37305">
            <text:p>18-Feb-02</text:p>
          </table:table-cell>
          <table:table-cell office:value-type="float" office:value="40678">
            <text:p>15-May-11</text:p>
          </table:table-cell>
          <table:table-cell table:number-columns-repeated="1013"/>
        </table:table-row>
        <table:table-row table:style-name="ro1">
          <table:table-cell table:formula="of:=LOWER(CONCATENATE(&quot;/about-cip/staff/&quot;;[.D260];&quot;-&quot;;[.E260]))" office:value-type="string" office:string-value="/about-cip/staff/milton-untiveros">
            <text:p>/about-cip/staff/milton-untiveros</text:p>
          </table:table-cell>
          <table:table-cell table:formula="of:=CONCATENATE([.D260];&quot; &quot;;[.E260])" office:value-type="string" office:string-value="Milton Untiveros">
            <text:p>Milton Untiveros</text:p>
          </table:table-cell>
          <table:table-cell office:value-type="string">
            <text:p>Person</text:p>
          </table:table-cell>
          <table:table-cell office:value-type="string">
            <text:p>Milton</text:p>
          </table:table-cell>
          <table:table-cell office:value-type="string">
            <text:p>Untiveros</text:p>
          </table:table-cell>
          <table:table-cell/>
          <table:table-cell office:value-type="string">
            <text:p>Biologist, <text:s/>Research Assistant</text:p>
          </table:table-cell>
          <table:table-cell office:value-type="string">
            <text:p>Divisions</text:p>
          </table:table-cell>
          <table:table-cell office:value-type="string">
            <text:p>Division 3: Germplasm Enhancement and Crop Improvement</text:p>
          </table:table-cell>
          <table:table-cell office:value-type="float" office:value="40042">
            <text:p>17-Aug-09</text:p>
          </table:table-cell>
          <table:table-cell table:style-name="ce5"/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formula="of:=LOWER(CONCATENATE(&quot;/about-cip/staff/&quot;;[.D261];&quot;-&quot;;[.E261]))" office:value-type="string" office:string-value="/about-cip/staff/jorge-vega">
            <text:p>/about-cip/staff/jorge-vega</text:p>
          </table:table-cell>
          <table:table-cell table:formula="of:=CONCATENATE([.D261];&quot; &quot;;[.E261])" office:value-type="string" office:string-value="Jorge Vega">
            <text:p>Jorge Vega</text:p>
          </table:table-cell>
          <table:table-cell office:value-type="string">
            <text:p>Person</text:p>
          </table:table-cell>
          <table:table-cell office:value-type="string">
            <text:p>Jorge</text:p>
          </table:table-cell>
          <table:table-cell office:value-type="string">
            <text:p>Vega</text:p>
          </table:table-cell>
          <table:table-cell/>
          <table:table-cell office:value-type="string">
            <text:p>Greenhouse Auxiliary</text:p>
          </table:table-cell>
          <table:table-cell office:value-type="string">
            <text:p>Divisions</text:p>
          </table:table-cell>
          <table:table-cell office:value-type="string">
            <text:p>Division 3: Germplasm Enhancement and Crop Improvement</text:p>
          </table:table-cell>
          <table:table-cell office:value-type="float" office:value="30348">
            <text:p>1-Feb-83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262];&quot;-&quot;;[.E262]))" office:value-type="string" office:string-value="/about-cip/staff/josé-vélez">
            <text:p>/about-cip/staff/josé-vélez</text:p>
          </table:table-cell>
          <table:table-cell table:formula="of:=CONCATENATE([.D262];&quot; &quot;;[.E262])" office:value-type="string" office:string-value="José Vélez">
            <text:p>José Vélez</text:p>
          </table:table-cell>
          <table:table-cell office:value-type="string">
            <text:p>Person</text:p>
          </table:table-cell>
          <table:table-cell office:value-type="string">
            <text:p>José</text:p>
          </table:table-cell>
          <table:table-cell office:value-type="string">
            <text:p>Vélez</text:p>
          </table:table-cell>
          <table:table-cell/>
          <table:table-cell office:value-type="string">
            <text:p>Field,Greenhouse Auxiliary</text:p>
          </table:table-cell>
          <table:table-cell office:value-type="string">
            <text:p>Divisions</text:p>
          </table:table-cell>
          <table:table-cell office:value-type="string">
            <text:p>Division 3: Germplasm Enhancement and Crop Improvement</text:p>
          </table:table-cell>
          <table:table-cell office:value-type="float" office:value="31959">
            <text:p>1-Jul-87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263];&quot;-&quot;;[.E263]))" office:value-type="string" office:string-value="/about-cip/staff/lydia-wamalwa">
            <text:p>/about-cip/staff/lydia-wamalwa</text:p>
          </table:table-cell>
          <table:table-cell table:formula="of:=CONCATENATE([.D263];&quot; &quot;;[.E263])" office:value-type="string" office:string-value="Lydia Wamalwa">
            <text:p>Lydia Wamalwa</text:p>
          </table:table-cell>
          <table:table-cell office:value-type="string">
            <text:p>Person</text:p>
          </table:table-cell>
          <table:table-cell office:value-type="string">
            <text:p>Lydia</text:p>
          </table:table-cell>
          <table:table-cell office:value-type="string">
            <text:p>Wamalwa</text:p>
          </table:table-cell>
          <table:table-cell/>
          <table:table-cell office:value-type="string">
            <text:p>Research Assistant</text:p>
          </table:table-cell>
          <table:table-cell office:value-type="string">
            <text:p>Divisions</text:p>
          </table:table-cell>
          <table:table-cell office:value-type="string">
            <text:p>Division 3: Germplasm Enhancement and Crop Improvement</text:p>
          </table:table-cell>
          <table:table-cell table:style-name="ce4" office:value-type="float" office:value="40087">
            <text:p>1-Oct-09</text:p>
          </table:table-cell>
          <table:table-cell/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formula="of:=LOWER(CONCATENATE(&quot;/about-cip/staff/&quot;;[.D264];&quot;-&quot;;[.E264]))" office:value-type="string" office:string-value="/about-cip/staff/kaiyun-xie">
            <text:p>/about-cip/staff/kaiyun-xie</text:p>
          </table:table-cell>
          <table:table-cell table:formula="of:=CONCATENATE([.D264];&quot; &quot;;[.E264])" office:value-type="string" office:string-value="Kaiyun Xie">
            <text:p>Kaiyun Xie</text:p>
          </table:table-cell>
          <table:table-cell office:value-type="string">
            <text:p>Person</text:p>
          </table:table-cell>
          <table:table-cell office:value-type="string">
            <text:p>Kaiyun</text:p>
          </table:table-cell>
          <table:table-cell office:value-type="string">
            <text:p>Xie</text:p>
          </table:table-cell>
          <table:table-cell/>
          <table:table-cell office:value-type="string">
            <text:p>Liaison Scientist <text:s/>(China)</text:p>
          </table:table-cell>
          <table:table-cell office:value-type="string">
            <text:p>Divisions</text:p>
          </table:table-cell>
          <table:table-cell office:value-type="string">
            <text:p>Division 3: Germplasm Enhancement and Crop Improvement</text:p>
          </table:table-cell>
          <table:table-cell table:style-name="ce4" office:value-type="float" office:value="39114">
            <text:p>1-Feb-07</text:p>
          </table:table-cell>
          <table:table-cell office:value-type="float" office:value="41305">
            <text:p>31-Jan-13</text:p>
          </table:table-cell>
          <table:table-cell table:number-columns-repeated="1013"/>
        </table:table-row>
        <table:table-row table:style-name="ro1">
          <table:table-cell table:formula="of:=LOWER(CONCATENATE(&quot;/about-cip/staff/&quot;;[.D265];&quot;-&quot;;[.E265]))" office:value-type="string" office:string-value="/about-cip/staff/thomas-zum felde">
            <text:p>/about-cip/staff/thomas-zum felde</text:p>
          </table:table-cell>
          <table:table-cell table:formula="of:=CONCATENATE([.D265];&quot; &quot;;[.E265])" office:value-type="string" office:string-value="Thomas Zum Felde">
            <text:p>Thomas Zum Felde</text:p>
          </table:table-cell>
          <table:table-cell office:value-type="string">
            <text:p>Person</text:p>
          </table:table-cell>
          <table:table-cell office:value-type="string">
            <text:p>Thomas</text:p>
          </table:table-cell>
          <table:table-cell office:value-type="string">
            <text:p>Zum Felde</text:p>
          </table:table-cell>
          <table:table-cell/>
          <table:table-cell office:value-type="string">
            <text:p>Plant Breeder/NIRS Specialist</text:p>
          </table:table-cell>
          <table:table-cell office:value-type="string">
            <text:p>Divisions</text:p>
          </table:table-cell>
          <table:table-cell office:value-type="string">
            <text:p>Division 3: Germplasm Enhancement and Crop Improvement</text:p>
          </table:table-cell>
          <table:table-cell table:style-name="ce4" office:value-type="float" office:value="39995">
            <text:p>1-Jul-09</text:p>
          </table:table-cell>
          <table:table-cell office:value-type="float" office:value="41090">
            <text:p>30-Jun-12</text:p>
          </table:table-cell>
          <table:table-cell table:number-columns-repeated="1013"/>
        </table:table-row>
        <table:table-row table:style-name="ro1">
          <table:table-cell table:formula="of:=LOWER(CONCATENATE(&quot;/about-cip/staff/&quot;;[.D266];&quot;-&quot;;[.E266]))" office:value-type="string" office:string-value="/about-cip/staff/ninamango-avila">
            <text:p>/about-cip/staff/ninamango-avila</text:p>
          </table:table-cell>
          <table:table-cell table:formula="of:=CONCATENATE([.D266];&quot; &quot;;[.E266])" office:value-type="string" office:string-value="Ninamango Avila">
            <text:p>Ninamango Avila</text:p>
          </table:table-cell>
          <table:table-cell office:value-type="string">
            <text:p>Person</text:p>
          </table:table-cell>
          <table:table-cell office:value-type="string">
            <text:p>Ninamango</text:p>
          </table:table-cell>
          <table:table-cell office:value-type="string">
            <text:p>Avila</text:p>
          </table:table-cell>
          <table:table-cell/>
          <table:table-cell office:value-type="string">
            <text:p>Laboratory Auxiliary</text:p>
          </table:table-cell>
          <table:table-cell office:value-type="string">
            <text:p>Divisions</text:p>
          </table:table-cell>
          <table:table-cell office:value-type="string">
            <text:p>Division 3: Germplasm Enhancement and Crop Improvement</text:p>
          </table:table-cell>
          <table:table-cell office:value-type="float" office:value="40546">
            <text:p>3-Jan-11</text:p>
          </table:table-cell>
          <table:table-cell table:style-name="ce5" office:value-type="float" office:value="40892">
            <text:p>15-Dec-11</text:p>
          </table:table-cell>
          <table:table-cell table:number-columns-repeated="1013"/>
        </table:table-row>
        <table:table-row table:style-name="ro1">
          <table:table-cell table:formula="of:=LOWER(CONCATENATE(&quot;/about-cip/staff/&quot;;[.D267];&quot;-&quot;;[.E267]))" office:value-type="string" office:string-value="/about-cip/staff/moisés-ramos">
            <text:p>/about-cip/staff/moisés-ramos</text:p>
          </table:table-cell>
          <table:table-cell table:formula="of:=CONCATENATE([.D267];&quot; &quot;;[.E267])" office:value-type="string" office:string-value="Moisés Ramos">
            <text:p>Moisés Ramos</text:p>
          </table:table-cell>
          <table:table-cell office:value-type="string">
            <text:p>Person</text:p>
          </table:table-cell>
          <table:table-cell office:value-type="string">
            <text:p>Moisés</text:p>
          </table:table-cell>
          <table:table-cell office:value-type="string">
            <text:p>Ramos</text:p>
          </table:table-cell>
          <table:table-cell/>
          <table:table-cell office:value-type="string">
            <text:p>Laboratory Auxiliary</text:p>
          </table:table-cell>
          <table:table-cell office:value-type="string">
            <text:p>Divisions</text:p>
          </table:table-cell>
          <table:table-cell office:value-type="string">
            <text:p>Division 3: Germplasm Enhancement and Crop Improvement</text:p>
          </table:table-cell>
          <table:table-cell office:value-type="float" office:value="40546">
            <text:p>3-Jan-11</text:p>
          </table:table-cell>
          <table:table-cell table:style-name="ce5" office:value-type="float" office:value="40892">
            <text:p>15-Dec-11</text:p>
          </table:table-cell>
          <table:table-cell table:number-columns-repeated="1013"/>
        </table:table-row>
        <table:table-row table:style-name="ro1">
          <table:table-cell table:formula="of:=LOWER(CONCATENATE(&quot;/about-cip/staff/&quot;;[.D268];&quot;-&quot;;[.E268]))" office:value-type="string" office:string-value="/about-cip/staff/silvia-inga">
            <text:p>/about-cip/staff/silvia-inga</text:p>
          </table:table-cell>
          <table:table-cell table:formula="of:=CONCATENATE([.D268];&quot; &quot;;[.E268])" office:value-type="string" office:string-value="Silvia Inga">
            <text:p>Silvia Inga</text:p>
          </table:table-cell>
          <table:table-cell office:value-type="string">
            <text:p>Person</text:p>
          </table:table-cell>
          <table:table-cell office:value-type="string">
            <text:p>Silvia</text:p>
          </table:table-cell>
          <table:table-cell office:value-type="string">
            <text:p>Inga</text:p>
          </table:table-cell>
          <table:table-cell/>
          <table:table-cell office:value-type="string">
            <text:p>Laboratory Auxiliary</text:p>
          </table:table-cell>
          <table:table-cell office:value-type="string">
            <text:p>Divisions</text:p>
          </table:table-cell>
          <table:table-cell office:value-type="string">
            <text:p>Division 3: Germplasm Enhancement and Crop Improvement</text:p>
          </table:table-cell>
          <table:table-cell office:value-type="float" office:value="40549">
            <text:p>6-Jan-11</text:p>
          </table:table-cell>
          <table:table-cell table:style-name="ce5" office:value-type="float" office:value="40694">
            <text:p>31-May-11</text:p>
          </table:table-cell>
          <table:table-cell table:number-columns-repeated="1013"/>
        </table:table-row>
        <table:table-row table:style-name="ro1">
          <table:table-cell table:formula="of:=LOWER(CONCATENATE(&quot;/about-cip/staff/&quot;;[.D269];&quot;-&quot;;[.E269]))" office:value-type="string" office:string-value="/about-cip/staff/regina-cruzado">
            <text:p>/about-cip/staff/regina-cruzado</text:p>
          </table:table-cell>
          <table:table-cell table:formula="of:=CONCATENATE([.D269];&quot; &quot;;[.E269])" office:value-type="string" office:string-value="Regina Cruzado">
            <text:p>Regina Cruzado</text:p>
          </table:table-cell>
          <table:table-cell office:value-type="string">
            <text:p>Person</text:p>
          </table:table-cell>
          <table:table-cell office:value-type="string">
            <text:p>Regina</text:p>
          </table:table-cell>
          <table:table-cell office:value-type="string">
            <text:p>Cruzado</text:p>
          </table:table-cell>
          <table:table-cell/>
          <table:table-cell office:value-type="string">
            <text:p>Research Assistant</text:p>
          </table:table-cell>
          <table:table-cell office:value-type="string">
            <text:p>Divisions</text:p>
          </table:table-cell>
          <table:table-cell office:value-type="string">
            <text:p>Division 3: Germplasm Enhancement and Crop Improvement</text:p>
          </table:table-cell>
          <table:table-cell office:value-type="float" office:value="40560">
            <text:p>17-Jan-11</text:p>
          </table:table-cell>
          <table:table-cell table:style-name="ce5" office:value-type="float" office:value="40739">
            <text:p>15-Jul-11</text:p>
          </table:table-cell>
          <table:table-cell table:number-columns-repeated="1013"/>
        </table:table-row>
        <table:table-row table:style-name="ro1">
          <table:table-cell table:formula="of:=LOWER(CONCATENATE(&quot;/about-cip/staff/&quot;;[.D270];&quot;-&quot;;[.E270]))" office:value-type="string" office:string-value="/about-cip/staff/juan-montenegro">
            <text:p>/about-cip/staff/juan-montenegro</text:p>
          </table:table-cell>
          <table:table-cell table:formula="of:=CONCATENATE([.D270];&quot; &quot;;[.E270])" office:value-type="string" office:string-value="Juan Montenegro">
            <text:p>Juan Montenegro</text:p>
          </table:table-cell>
          <table:table-cell office:value-type="string">
            <text:p>Person</text:p>
          </table:table-cell>
          <table:table-cell office:value-type="string">
            <text:p>Juan</text:p>
          </table:table-cell>
          <table:table-cell office:value-type="string">
            <text:p>Montenegro</text:p>
          </table:table-cell>
          <table:table-cell/>
          <table:table-cell office:value-type="string">
            <text:p>Junior Research Assistant</text:p>
          </table:table-cell>
          <table:table-cell office:value-type="string">
            <text:p>Divisions</text:p>
          </table:table-cell>
          <table:table-cell office:value-type="string">
            <text:p>Division 3: Germplasm Enhancement and Crop Improvement</text:p>
          </table:table-cell>
          <table:table-cell office:value-type="float" office:value="40590">
            <text:p>16-Feb-11</text:p>
          </table:table-cell>
          <table:table-cell table:style-name="ce5" office:value-type="float" office:value="40678">
            <text:p>15-May-11</text:p>
          </table:table-cell>
          <table:table-cell table:number-columns-repeated="1013"/>
        </table:table-row>
        <table:table-row table:style-name="ro1">
          <table:table-cell table:formula="of:=LOWER(CONCATENATE(&quot;/about-cip/staff/&quot;;[.D271];&quot;-&quot;;[.E271]))" office:value-type="string" office:string-value="/about-cip/staff/carolina-tasso">
            <text:p>/about-cip/staff/carolina-tasso</text:p>
          </table:table-cell>
          <table:table-cell table:formula="of:=CONCATENATE([.D271];&quot; &quot;;[.E271])" office:value-type="string" office:string-value="Carolina Tasso">
            <text:p>Carolina Tasso</text:p>
          </table:table-cell>
          <table:table-cell office:value-type="string">
            <text:p>Person</text:p>
          </table:table-cell>
          <table:table-cell office:value-type="string">
            <text:p>Carolina</text:p>
          </table:table-cell>
          <table:table-cell office:value-type="string">
            <text:p>Tasso</text:p>
          </table:table-cell>
          <table:table-cell/>
          <table:table-cell office:value-type="string">
            <text:p>Junior Research Assistant</text:p>
          </table:table-cell>
          <table:table-cell office:value-type="string">
            <text:p>Divisions</text:p>
          </table:table-cell>
          <table:table-cell office:value-type="string">
            <text:p>Division 3: Germplasm Enhancement and Crop Improvement</text:p>
          </table:table-cell>
          <table:table-cell office:value-type="float" office:value="40617">
            <text:p>15-Mar-11</text:p>
          </table:table-cell>
          <table:table-cell table:style-name="ce5" office:value-type="float" office:value="40801">
            <text:p>15-Sep-11</text:p>
          </table:table-cell>
          <table:table-cell table:number-columns-repeated="1013"/>
        </table:table-row>
        <table:table-row table:style-name="ro1">
          <table:table-cell table:formula="of:=LOWER(CONCATENATE(&quot;/about-cip/staff/&quot;;[.D272];&quot;-&quot;;[.E272]))" office:value-type="string" office:string-value="/about-cip/staff/dora-quispe">
            <text:p>/about-cip/staff/dora-quispe</text:p>
          </table:table-cell>
          <table:table-cell table:formula="of:=CONCATENATE([.D272];&quot; &quot;;[.E272])" office:value-type="string" office:string-value="Dora Quispe">
            <text:p>Dora Quispe</text:p>
          </table:table-cell>
          <table:table-cell office:value-type="string">
            <text:p>Person</text:p>
          </table:table-cell>
          <table:table-cell office:value-type="string">
            <text:p>Dora</text:p>
          </table:table-cell>
          <table:table-cell office:value-type="string">
            <text:p>Quispe</text:p>
          </table:table-cell>
          <table:table-cell/>
          <table:table-cell office:value-type="string">
            <text:p>Junior Research Assistant</text:p>
          </table:table-cell>
          <table:table-cell office:value-type="string">
            <text:p>Divisions</text:p>
          </table:table-cell>
          <table:table-cell office:value-type="string">
            <text:p>Division 3: Germplasm Enhancement and Crop Improvement</text:p>
          </table:table-cell>
          <table:table-cell office:value-type="float" office:value="40634">
            <text:p>1-Apr-11</text:p>
          </table:table-cell>
          <table:table-cell table:style-name="ce5" office:value-type="float" office:value="40724">
            <text:p>30-Jun-11</text:p>
          </table:table-cell>
          <table:table-cell table:number-columns-repeated="1013"/>
        </table:table-row>
        <table:table-row table:style-name="ro1">
          <table:table-cell table:formula="of:=LOWER(CONCATENATE(&quot;/about-cip/staff/&quot;;[.D273];&quot;-&quot;;[.E273]))" office:value-type="string" office:string-value="/about-cip/staff/oscar-ortiz">
            <text:p>/about-cip/staff/oscar-ortiz</text:p>
          </table:table-cell>
          <table:table-cell table:formula="of:=CONCATENATE([.D273];&quot; &quot;;[.E273])" office:value-type="string" office:string-value="Oscar Ortiz">
            <text:p>Oscar Ortiz</text:p>
          </table:table-cell>
          <table:table-cell office:value-type="string">
            <text:p>Person</text:p>
          </table:table-cell>
          <table:table-cell office:value-type="string">
            <text:p>Oscar</text:p>
          </table:table-cell>
          <table:table-cell office:value-type="string">
            <text:p>Ortiz</text:p>
          </table:table-cell>
          <table:table-cell/>
          <table:table-cell office:value-type="string">
            <text:p>Agricultural Extension &amp; Rural Development Specialist, Division Leader</text:p>
          </table:table-cell>
          <table:table-cell office:value-type="string">
            <text:p>Divisions</text:p>
          </table:table-cell>
          <table:table-cell office:value-type="string">
            <text:p>Division 4: Crop Management <text:s/>and Production Systems</text:p>
          </table:table-cell>
          <table:table-cell table:style-name="ce4" office:value-type="float" office:value="37135">
            <text:p>1-Sep-01</text:p>
          </table:table-cell>
          <table:table-cell office:value-type="float" office:value="41517">
            <text:p>31-Aug-13</text:p>
          </table:table-cell>
          <table:table-cell table:number-columns-repeated="1013"/>
        </table:table-row>
        <table:table-row table:style-name="ro1">
          <table:table-cell table:formula="of:=LOWER(CONCATENATE(&quot;/about-cip/staff/&quot;;[.D274];&quot;-&quot;;[.E274]))" office:value-type="string" office:string-value="/about-cip/staff/erna-abidin">
            <text:p>/about-cip/staff/erna-abidin</text:p>
          </table:table-cell>
          <table:table-cell table:formula="of:=CONCATENATE([.D274];&quot; &quot;;[.E274])" office:value-type="string" office:string-value="Erna Abidin">
            <text:p>Erna Abidin</text:p>
          </table:table-cell>
          <table:table-cell office:value-type="string">
            <text:p>Person</text:p>
          </table:table-cell>
          <table:table-cell office:value-type="string">
            <text:p>Erna</text:p>
          </table:table-cell>
          <table:table-cell office:value-type="string">
            <text:p>Abidin</text:p>
          </table:table-cell>
          <table:table-cell office:value-type="float" office:value="1">
            <text:p>1</text:p>
          </table:table-cell>
          <table:table-cell office:value-type="string">
            <text:p>Sweetpotato Production Specialist (Malawi)</text:p>
          </table:table-cell>
          <table:table-cell office:value-type="string">
            <text:p>Divisions</text:p>
          </table:table-cell>
          <table:table-cell office:value-type="string">
            <text:p>Division 4: Crop Management <text:s/>and Production Systems</text:p>
          </table:table-cell>
          <table:table-cell table:style-name="ce4" office:value-type="float" office:value="40238">
            <text:p>1-Mar-10</text:p>
          </table:table-cell>
          <table:table-cell office:value-type="float" office:value="40967">
            <text:p>28-Feb-12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formula="of:=LOWER(CONCATENATE(&quot;/about-cip/staff/&quot;;[.D275];&quot;-&quot;;[.E275]))" office:value-type="string" office:string-value="/about-cip/staff/jesús-alcazar">
            <text:p>/about-cip/staff/jesús-alcazar</text:p>
          </table:table-cell>
          <table:table-cell table:formula="of:=CONCATENATE([.D275];&quot; &quot;;[.E275])" office:value-type="string" office:string-value="Jesús Alcazar">
            <text:p>Jesús Alcazar</text:p>
          </table:table-cell>
          <table:table-cell office:value-type="string">
            <text:p>Person</text:p>
          </table:table-cell>
          <table:table-cell office:value-type="string">
            <text:p>Jesús</text:p>
          </table:table-cell>
          <table:table-cell office:value-type="string">
            <text:p>Alcazar</text:p>
          </table:table-cell>
          <table:table-cell/>
          <table:table-cell office:value-type="string">
            <text:p>Agronomist, Research Associate</text:p>
          </table:table-cell>
          <table:table-cell office:value-type="string">
            <text:p>Divisions</text:p>
          </table:table-cell>
          <table:table-cell office:value-type="string">
            <text:p>Division 4: Crop Management <text:s/>and Production Systems</text:p>
          </table:table-cell>
          <table:table-cell office:value-type="float" office:value="29495">
            <text:p>1-Oct-80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276];&quot;-&quot;;[.E276]))" office:value-type="string" office:string-value="/about-cip/staff/jaime-arellano">
            <text:p>/about-cip/staff/jaime-arellano</text:p>
          </table:table-cell>
          <table:table-cell table:formula="of:=CONCATENATE([.D276];&quot; &quot;;[.E276])" office:value-type="string" office:string-value="Jaime Arellano">
            <text:p>Jaime Arellano</text:p>
          </table:table-cell>
          <table:table-cell office:value-type="string">
            <text:p>Person</text:p>
          </table:table-cell>
          <table:table-cell office:value-type="string">
            <text:p>Jaime</text:p>
          </table:table-cell>
          <table:table-cell office:value-type="string">
            <text:p>Arellano</text:p>
          </table:table-cell>
          <table:table-cell/>
          <table:table-cell office:value-type="string">
            <text:p>Research Technician</text:p>
          </table:table-cell>
          <table:table-cell office:value-type="string">
            <text:p>Divisions</text:p>
          </table:table-cell>
          <table:table-cell office:value-type="string">
            <text:p>Division 4: Crop Management <text:s/>and Production Systems</text:p>
          </table:table-cell>
          <table:table-cell office:value-type="float" office:value="32638">
            <text:p>10-May-89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277];&quot;-&quot;;[.E277]))" office:value-type="string" office:string-value="/about-cip/staff/verónica-cañedo">
            <text:p>/about-cip/staff/verónica-cañedo</text:p>
          </table:table-cell>
          <table:table-cell table:formula="of:=CONCATENATE([.D277];&quot; &quot;;[.E277])" office:value-type="string" office:string-value="Verónica Cañedo">
            <text:p>Verónica Cañedo</text:p>
          </table:table-cell>
          <table:table-cell office:value-type="string">
            <text:p>Person</text:p>
          </table:table-cell>
          <table:table-cell office:value-type="string">
            <text:p>Verónica</text:p>
          </table:table-cell>
          <table:table-cell office:value-type="string">
            <text:p>Cañedo</text:p>
          </table:table-cell>
          <table:table-cell/>
          <table:table-cell office:value-type="string">
            <text:p>Biologist, Intermediate Researcher</text:p>
          </table:table-cell>
          <table:table-cell office:value-type="string">
            <text:p>Divisions</text:p>
          </table:table-cell>
          <table:table-cell office:value-type="string">
            <text:p>Division 4: Crop Management <text:s/>and Production Systems</text:p>
          </table:table-cell>
          <table:table-cell office:value-type="float" office:value="32517">
            <text:p>9-Jan-89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278];&quot;-&quot;;[.E278]))" office:value-type="string" office:string-value="/about-cip/staff/carlos-chuquillanqui">
            <text:p>/about-cip/staff/carlos-chuquillanqui</text:p>
          </table:table-cell>
          <table:table-cell table:formula="of:=CONCATENATE([.D278];&quot; &quot;;[.E278])" office:value-type="string" office:string-value="Carlos Chuquillanqui">
            <text:p>Carlos Chuquillanqui</text:p>
          </table:table-cell>
          <table:table-cell office:value-type="string">
            <text:p>Person</text:p>
          </table:table-cell>
          <table:table-cell office:value-type="string">
            <text:p>Carlos</text:p>
          </table:table-cell>
          <table:table-cell office:value-type="string">
            <text:p>Chuquillanqui</text:p>
          </table:table-cell>
          <table:table-cell/>
          <table:table-cell office:value-type="string">
            <text:p>Agronomist, Intermediate Researcher</text:p>
          </table:table-cell>
          <table:table-cell office:value-type="string">
            <text:p>Divisions</text:p>
          </table:table-cell>
          <table:table-cell office:value-type="string">
            <text:p>Division 4: Crop Management <text:s/>and Production Systems</text:p>
          </table:table-cell>
          <table:table-cell office:value-type="float" office:value="28128">
            <text:p>3-Jan-77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279];&quot;-&quot;;[.E279]))" office:value-type="string" office:string-value="/about-cip/staff/wilmer-cuellar">
            <text:p>/about-cip/staff/wilmer-cuellar</text:p>
          </table:table-cell>
          <table:table-cell table:formula="of:=CONCATENATE([.D279];&quot; &quot;;[.E279])" office:value-type="string" office:string-value="Wilmer Cuellar">
            <text:p>Wilmer Cuellar</text:p>
          </table:table-cell>
          <table:table-cell office:value-type="string">
            <text:p>Person</text:p>
          </table:table-cell>
          <table:table-cell office:value-type="string">
            <text:p>Wilmer</text:p>
          </table:table-cell>
          <table:table-cell office:value-type="string">
            <text:p>Cuellar</text:p>
          </table:table-cell>
          <table:table-cell/>
          <table:table-cell office:value-type="string">
            <text:p>Post-Doctoral Fellow</text:p>
          </table:table-cell>
          <table:table-cell office:value-type="string">
            <text:p>Divisions</text:p>
          </table:table-cell>
          <table:table-cell office:value-type="string">
            <text:p>Division 4: Crop Management <text:s/>and Production Systems</text:p>
          </table:table-cell>
          <table:table-cell table:style-name="ce4" office:value-type="float" office:value="39722">
            <text:p>1-Oct-08</text:p>
          </table:table-cell>
          <table:table-cell office:value-type="float" office:value="40816">
            <text:p>30-Sep-1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formula="of:=LOWER(CONCATENATE(&quot;/about-cip/staff/&quot;;[.D280];&quot;-&quot;;[.E280]))" office:value-type="string" office:string-value="/about-cip/staff/elvin-de la torre">
            <text:p>/about-cip/staff/elvin-de la torre</text:p>
          </table:table-cell>
          <table:table-cell table:formula="of:=CONCATENATE([.D280];&quot; &quot;;[.E280])" office:value-type="string" office:string-value="Elvin De la Torre">
            <text:p>Elvin De la Torre</text:p>
          </table:table-cell>
          <table:table-cell office:value-type="string">
            <text:p>Person</text:p>
          </table:table-cell>
          <table:table-cell office:value-type="string">
            <text:p>Elvin</text:p>
          </table:table-cell>
          <table:table-cell office:value-type="string">
            <text:p>De la Torre</text:p>
          </table:table-cell>
          <table:table-cell/>
          <table:table-cell office:value-type="string">
            <text:p>Laboratory Technician</text:p>
          </table:table-cell>
          <table:table-cell office:value-type="string">
            <text:p>Divisions</text:p>
          </table:table-cell>
          <table:table-cell office:value-type="string">
            <text:p>Division 4: Crop Management <text:s/>and Production Systems</text:p>
          </table:table-cell>
          <table:table-cell office:value-type="float" office:value="32948">
            <text:p>16-Mar-90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281];&quot;-&quot;;[.E281]))" office:value-type="string" office:string-value="/about-cip/staff/paul-demo">
            <text:p>/about-cip/staff/paul-demo</text:p>
          </table:table-cell>
          <table:table-cell table:formula="of:=CONCATENATE([.D281];&quot; &quot;;[.E281])" office:value-type="string" office:string-value="Paul Demo">
            <text:p>Paul Demo</text:p>
          </table:table-cell>
          <table:table-cell office:value-type="string">
            <text:p>Person</text:p>
          </table:table-cell>
          <table:table-cell office:value-type="string">
            <text:p>Paul</text:p>
          </table:table-cell>
          <table:table-cell office:value-type="string">
            <text:p>Demo</text:p>
          </table:table-cell>
          <table:table-cell/>
          <table:table-cell office:value-type="string">
            <text:p>Regional Potato Expert</text:p>
          </table:table-cell>
          <table:table-cell office:value-type="string">
            <text:p>Divisions</text:p>
          </table:table-cell>
          <table:table-cell office:value-type="string">
            <text:p>Division 4: Crop Management <text:s/>and Production Systems</text:p>
          </table:table-cell>
          <table:table-cell table:style-name="ce4" office:value-type="float" office:value="37909">
            <text:p>15-Oct-03</text:p>
          </table:table-cell>
          <table:table-cell office:value-type="float" office:value="40908">
            <text:p>31-Dec-1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formula="of:=LOWER(CONCATENATE(&quot;/about-cip/staff/&quot;;[.D282];&quot;-&quot;;[.E282]))" office:value-type="string" office:string-value="/about-cip/staff/hugo-espinoza">
            <text:p>/about-cip/staff/hugo-espinoza</text:p>
          </table:table-cell>
          <table:table-cell table:formula="of:=CONCATENATE([.D282];&quot; &quot;;[.E282])" office:value-type="string" office:string-value="Hugo Espinoza">
            <text:p>Hugo Espinoza</text:p>
          </table:table-cell>
          <table:table-cell office:value-type="string">
            <text:p>Person</text:p>
          </table:table-cell>
          <table:table-cell office:value-type="string">
            <text:p>Hugo</text:p>
          </table:table-cell>
          <table:table-cell office:value-type="string">
            <text:p>Espinoza</text:p>
          </table:table-cell>
          <table:table-cell/>
          <table:table-cell office:value-type="string">
            <text:p>Research Technician</text:p>
          </table:table-cell>
          <table:table-cell office:value-type="string">
            <text:p>Divisions</text:p>
          </table:table-cell>
          <table:table-cell office:value-type="string">
            <text:p>Division 4: Crop Management <text:s/>and Production Systems</text:p>
          </table:table-cell>
          <table:table-cell office:value-type="float" office:value="26851">
            <text:p>6-Jul-73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283];&quot;-&quot;;[.E283]))" office:value-type="string" office:string-value="/about-cip/staff/fernando-ezeta">
            <text:p>/about-cip/staff/fernando-ezeta</text:p>
          </table:table-cell>
          <table:table-cell table:formula="of:=CONCATENATE([.D283];&quot; &quot;;[.E283])" office:value-type="string" office:string-value="Fernando Ezeta">
            <text:p>Fernando Ezeta</text:p>
          </table:table-cell>
          <table:table-cell office:value-type="string">
            <text:p>Person</text:p>
          </table:table-cell>
          <table:table-cell office:value-type="string">
            <text:p>Fernando</text:p>
          </table:table-cell>
          <table:table-cell office:value-type="string">
            <text:p>Ezeta</text:p>
          </table:table-cell>
          <table:table-cell/>
          <table:table-cell office:value-type="string">
            <text:p>Agronomist, <text:s/>Lowland Potato Leader (i)</text:p>
          </table:table-cell>
          <table:table-cell office:value-type="string">
            <text:p>Divisions</text:p>
          </table:table-cell>
          <table:table-cell office:value-type="string">
            <text:p>Division 4: Crop Management <text:s/>and Production Systems</text:p>
          </table:table-cell>
          <table:table-cell table:style-name="ce4" office:value-type="float" office:value="33284">
            <text:p>15-Feb-91</text:p>
          </table:table-cell>
          <table:table-cell office:value-type="float" office:value="40839">
            <text:p>23-Oct-11</text:p>
          </table:table-cell>
          <table:table-cell table:number-columns-repeated="1013"/>
        </table:table-row>
        <table:table-row table:style-name="ro1">
          <table:table-cell table:formula="of:=LOWER(CONCATENATE(&quot;/about-cip/staff/&quot;;[.D284];&quot;-&quot;;[.E284]))" office:value-type="string" office:string-value="/about-cip/staff/betty-flores">
            <text:p>/about-cip/staff/betty-flores</text:p>
          </table:table-cell>
          <table:table-cell table:formula="of:=CONCATENATE([.D284];&quot; &quot;;[.E284])" office:value-type="string" office:string-value="Betty Flores">
            <text:p>Betty Flores</text:p>
          </table:table-cell>
          <table:table-cell office:value-type="string">
            <text:p>Person</text:p>
          </table:table-cell>
          <table:table-cell office:value-type="string">
            <text:p>Betty</text:p>
          </table:table-cell>
          <table:table-cell office:value-type="string">
            <text:p>Flores</text:p>
          </table:table-cell>
          <table:table-cell/>
          <table:table-cell office:value-type="string">
            <text:p>Research Technician 3</text:p>
          </table:table-cell>
          <table:table-cell office:value-type="string">
            <text:p>Divisions</text:p>
          </table:table-cell>
          <table:table-cell office:value-type="string">
            <text:p>Division 4: Crop Management <text:s/>and Production Systems</text:p>
          </table:table-cell>
          <table:table-cell office:value-type="float" office:value="38869">
            <text:p>1-Jun-06</text:p>
          </table:table-cell>
          <table:table-cell table:style-name="ce5"/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formula="of:=LOWER(CONCATENATE(&quot;/about-cip/staff/&quot;;[.D285];&quot;-&quot;;[.E285]))" office:value-type="string" office:string-value="/about-cip/staff/gregory-forbes">
            <text:p>/about-cip/staff/gregory-forbes</text:p>
          </table:table-cell>
          <table:table-cell table:formula="of:=CONCATENATE([.D285];&quot; &quot;;[.E285])" office:value-type="string" office:string-value="Gregory Forbes">
            <text:p>Gregory Forbes</text:p>
          </table:table-cell>
          <table:table-cell office:value-type="string">
            <text:p>Person</text:p>
          </table:table-cell>
          <table:table-cell office:value-type="string">
            <text:p>Gregory</text:p>
          </table:table-cell>
          <table:table-cell office:value-type="string">
            <text:p>Forbes</text:p>
          </table:table-cell>
          <table:table-cell/>
          <table:table-cell office:value-type="string">
            <text:p>Pathologist, Leader GP - Highland Potato Asia</text:p>
          </table:table-cell>
          <table:table-cell office:value-type="string">
            <text:p>Divisions</text:p>
          </table:table-cell>
          <table:table-cell office:value-type="string">
            <text:p>Division 4: Crop Management <text:s/>and Production Systems</text:p>
          </table:table-cell>
          <table:table-cell table:style-name="ce4" office:value-type="float" office:value="32384">
            <text:p>29-Aug-88</text:p>
          </table:table-cell>
          <table:table-cell office:value-type="float" office:value="40786">
            <text:p>31-Aug-11</text:p>
          </table:table-cell>
          <table:table-cell table:number-columns-repeated="1013"/>
        </table:table-row>
        <table:table-row table:style-name="ro1">
          <table:table-cell table:formula="of:=LOWER(CONCATENATE(&quot;/about-cip/staff/&quot;;[.D286];&quot;-&quot;;[.E286]))" office:value-type="string" office:string-value="/about-cip/staff/edward-french">
            <text:p>/about-cip/staff/edward-french</text:p>
          </table:table-cell>
          <table:table-cell table:formula="of:=CONCATENATE([.D286];&quot; &quot;;[.E286])" office:value-type="string" office:string-value="Edward French">
            <text:p>Edward French</text:p>
          </table:table-cell>
          <table:table-cell office:value-type="string">
            <text:p>Person</text:p>
          </table:table-cell>
          <table:table-cell office:value-type="string">
            <text:p>Edward</text:p>
          </table:table-cell>
          <table:table-cell office:value-type="string">
            <text:p>French</text:p>
          </table:table-cell>
          <table:table-cell table:number-columns-repeated="2"/>
          <table:table-cell office:value-type="string">
            <text:p>Divisions</text:p>
          </table:table-cell>
          <table:table-cell office:value-type="string">
            <text:p>Division 4: Crop Management <text:s/>and Production Systems</text:p>
          </table:table-cell>
          <table:table-cell table:style-name="ce4"/>
          <table:table-cell table:number-columns-repeated="1014"/>
        </table:table-row>
        <table:table-row table:style-name="ro1">
          <table:table-cell table:formula="of:=LOWER(CONCATENATE(&quot;/about-cip/staff/&quot;;[.D287];&quot;-&quot;;[.E287]))" office:value-type="string" office:string-value="/about-cip/staff/segundo-fuentes">
            <text:p>/about-cip/staff/segundo-fuentes</text:p>
          </table:table-cell>
          <table:table-cell table:formula="of:=CONCATENATE([.D287];&quot; &quot;;[.E287])" office:value-type="string" office:string-value="Segundo Fuentes">
            <text:p>Segundo Fuentes</text:p>
          </table:table-cell>
          <table:table-cell office:value-type="string">
            <text:p>Person</text:p>
          </table:table-cell>
          <table:table-cell office:value-type="string">
            <text:p>Segundo</text:p>
          </table:table-cell>
          <table:table-cell office:value-type="string">
            <text:p>Fuentes</text:p>
          </table:table-cell>
          <table:table-cell/>
          <table:table-cell office:value-type="string">
            <text:p>Plant Pathologist, Research Associate</text:p>
          </table:table-cell>
          <table:table-cell office:value-type="string">
            <text:p>Divisions</text:p>
          </table:table-cell>
          <table:table-cell office:value-type="string">
            <text:p>Division 4: Crop Management <text:s/>and Production Systems</text:p>
          </table:table-cell>
          <table:table-cell table:style-name="ce4" office:value-type="float" office:value="31800">
            <text:p>23-Jan-87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288];&quot;-&quot;;[.E288]))" office:value-type="string" office:string-value="/about-cip/staff/heidy-gamarra">
            <text:p>/about-cip/staff/heidy-gamarra</text:p>
          </table:table-cell>
          <table:table-cell table:formula="of:=CONCATENATE([.D288];&quot; &quot;;[.E288])" office:value-type="string" office:string-value="Heidy Gamarra">
            <text:p>Heidy Gamarra</text:p>
          </table:table-cell>
          <table:table-cell office:value-type="string">
            <text:p>Person</text:p>
          </table:table-cell>
          <table:table-cell office:value-type="string">
            <text:p>Heidy</text:p>
          </table:table-cell>
          <table:table-cell office:value-type="string">
            <text:p>Gamarra</text:p>
          </table:table-cell>
          <table:table-cell/>
          <table:table-cell office:value-type="string">
            <text:p>Biologist, <text:s/>Research Assistant</text:p>
          </table:table-cell>
          <table:table-cell office:value-type="string">
            <text:p>Divisions</text:p>
          </table:table-cell>
          <table:table-cell office:value-type="string">
            <text:p>Division 4: Crop Management <text:s/>and Production Systems</text:p>
          </table:table-cell>
          <table:table-cell office:value-type="float" office:value="39083">
            <text:p>1-Jan-07</text:p>
          </table:table-cell>
          <table:table-cell table:style-name="ce5"/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formula="of:=LOWER(CONCATENATE(&quot;/about-cip/staff/&quot;;[.D289];&quot;-&quot;;[.E289]))" office:value-type="string" office:string-value="/about-cip/staff/soledad-gamboa">
            <text:p>/about-cip/staff/soledad-gamboa</text:p>
          </table:table-cell>
          <table:table-cell table:formula="of:=CONCATENATE([.D289];&quot; &quot;;[.E289])" office:value-type="string" office:string-value="Soledad Gamboa">
            <text:p>Soledad Gamboa</text:p>
          </table:table-cell>
          <table:table-cell office:value-type="string">
            <text:p>Person</text:p>
          </table:table-cell>
          <table:table-cell office:value-type="string">
            <text:p>Soledad</text:p>
          </table:table-cell>
          <table:table-cell office:value-type="string">
            <text:p>Gamboa</text:p>
          </table:table-cell>
          <table:table-cell/>
          <table:table-cell office:value-type="string">
            <text:p>Biologist, Intermediate Researcher</text:p>
          </table:table-cell>
          <table:table-cell office:value-type="string">
            <text:p>Divisions</text:p>
          </table:table-cell>
          <table:table-cell office:value-type="string">
            <text:p>Division 4: Crop Management <text:s/>and Production Systems</text:p>
          </table:table-cell>
          <table:table-cell office:value-type="float" office:value="34881">
            <text:p>1-Jul-95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290];&quot;-&quot;;[.E290]))" office:value-type="string" office:string-value="/about-cip/staff/halappa-girish">
            <text:p>/about-cip/staff/halappa-girish</text:p>
          </table:table-cell>
          <table:table-cell table:formula="of:=CONCATENATE([.D290];&quot; &quot;;[.E290])" office:value-type="string" office:string-value="Halappa Girish">
            <text:p>Halappa Girish</text:p>
          </table:table-cell>
          <table:table-cell office:value-type="string">
            <text:p>Person</text:p>
          </table:table-cell>
          <table:table-cell office:value-type="string">
            <text:p>Halappa</text:p>
          </table:table-cell>
          <table:table-cell office:value-type="string">
            <text:p>Girish</text:p>
          </table:table-cell>
          <table:table-cell/>
          <table:table-cell office:value-type="string">
            <text:p>Potato Scientist</text:p>
          </table:table-cell>
          <table:table-cell office:value-type="string">
            <text:p>Divisions</text:p>
          </table:table-cell>
          <table:table-cell office:value-type="string">
            <text:p>Division 4: Crop Management <text:s/>and Production Systems</text:p>
          </table:table-cell>
          <table:table-cell table:style-name="ce4" office:value-type="float" office:value="37727">
            <text:p>16-Apr-03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291];&quot;-&quot;;[.E291]))" office:value-type="string" office:string-value="/about-cip/staff/ manuel-gonzales">
            <text:p>/about-cip/staff/ manuel-gonzales</text:p>
          </table:table-cell>
          <table:table-cell table:formula="of:=CONCATENATE([.D291];&quot; &quot;;[.E291])" office:value-type="string" office:string-value=" Manuel Gonzales">
            <text:p><text:s/>Manuel Gonzales</text:p>
          </table:table-cell>
          <table:table-cell office:value-type="string">
            <text:p>Person</text:p>
          </table:table-cell>
          <table:table-cell office:value-type="string">
            <text:p><text:s/>Manuel</text:p>
          </table:table-cell>
          <table:table-cell office:value-type="string">
            <text:p>Gonzales</text:p>
          </table:table-cell>
          <table:table-cell/>
          <table:table-cell office:value-type="string">
            <text:p>Laboratory Technician</text:p>
          </table:table-cell>
          <table:table-cell office:value-type="string">
            <text:p>Divisions</text:p>
          </table:table-cell>
          <table:table-cell office:value-type="string">
            <text:p>Division 4: Crop Management <text:s/>and Production Systems</text:p>
          </table:table-cell>
          <table:table-cell office:value-type="float" office:value="33298">
            <text:p>1-Mar-91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292];&quot;-&quot;;[.E292]))" office:value-type="string" office:string-value="/about-cip/staff/beder -guerrero">
            <text:p>/about-cip/staff/beder -guerrero</text:p>
          </table:table-cell>
          <table:table-cell table:formula="of:=CONCATENATE([.D292];&quot; &quot;;[.E292])" office:value-type="string" office:string-value="Beder  Guerrero">
            <text:p>Beder <text:s/>Guerrero</text:p>
          </table:table-cell>
          <table:table-cell office:value-type="string">
            <text:p>Person</text:p>
          </table:table-cell>
          <table:table-cell office:value-type="string">
            <text:p>Beder </text:p>
          </table:table-cell>
          <table:table-cell office:value-type="string">
            <text:p>Guerrero</text:p>
          </table:table-cell>
          <table:table-cell/>
          <table:table-cell office:value-type="string">
            <text:p>Greenhouse Auxiliary</text:p>
          </table:table-cell>
          <table:table-cell office:value-type="string">
            <text:p>Divisions</text:p>
          </table:table-cell>
          <table:table-cell office:value-type="string">
            <text:p>Division 4: Crop Management <text:s/>and Production Systems</text:p>
          </table:table-cell>
          <table:table-cell office:value-type="float" office:value="39874">
            <text:p>2-Mar-09</text:p>
          </table:table-cell>
          <table:table-cell table:style-name="ce5" office:value-type="float" office:value="40724">
            <text:p>30-Jun-1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formula="of:=LOWER(CONCATENATE(&quot;/about-cip/staff/&quot;;[.D293];&quot;-&quot;;[.E293]))" office:value-type="string" office:string-value="/about-cip/staff/liliam-gutarra">
            <text:p>/about-cip/staff/liliam-gutarra</text:p>
          </table:table-cell>
          <table:table-cell table:formula="of:=CONCATENATE([.D293];&quot; &quot;;[.E293])" office:value-type="string" office:string-value="Liliam Gutarra">
            <text:p>Liliam Gutarra</text:p>
          </table:table-cell>
          <table:table-cell office:value-type="string">
            <text:p>Person</text:p>
          </table:table-cell>
          <table:table-cell office:value-type="string">
            <text:p>Liliam</text:p>
          </table:table-cell>
          <table:table-cell office:value-type="string">
            <text:p>Gutarra</text:p>
          </table:table-cell>
          <table:table-cell/>
          <table:table-cell office:value-type="string">
            <text:p>Agronomist, Intermediate Researcher</text:p>
          </table:table-cell>
          <table:table-cell office:value-type="string">
            <text:p>Divisions</text:p>
          </table:table-cell>
          <table:table-cell office:value-type="string">
            <text:p>Division 4: Crop Management <text:s/>and Production Systems</text:p>
          </table:table-cell>
          <table:table-cell office:value-type="float" office:value="27257">
            <text:p>16-Aug-74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294];&quot;-&quot;;[.E294]))" office:value-type="string" office:string-value="/about-cip/staff/eva-huamán">
            <text:p>/about-cip/staff/eva-huamán</text:p>
          </table:table-cell>
          <table:table-cell table:formula="of:=CONCATENATE([.D294];&quot; &quot;;[.E294])" office:value-type="string" office:string-value="Eva Huamán">
            <text:p>Eva Huamán</text:p>
          </table:table-cell>
          <table:table-cell office:value-type="string">
            <text:p>Person</text:p>
          </table:table-cell>
          <table:table-cell office:value-type="string">
            <text:p>Eva</text:p>
          </table:table-cell>
          <table:table-cell office:value-type="string">
            <text:p>Huamán</text:p>
          </table:table-cell>
          <table:table-cell/>
          <table:table-cell office:value-type="string">
            <text:p>Research Technician</text:p>
          </table:table-cell>
          <table:table-cell office:value-type="string">
            <text:p>Divisions</text:p>
          </table:table-cell>
          <table:table-cell office:value-type="string">
            <text:p>Division 4: Crop Management <text:s/>and Production Systems</text:p>
          </table:table-cell>
          <table:table-cell office:value-type="float" office:value="31628">
            <text:p>4-Aug-86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295];&quot;-&quot;;[.E295]))" office:value-type="string" office:string-value="/about-cip/staff/mohinder-kadian">
            <text:p>/about-cip/staff/mohinder-kadian</text:p>
          </table:table-cell>
          <table:table-cell table:formula="of:=CONCATENATE([.D295];&quot; &quot;;[.E295])" office:value-type="string" office:string-value="Mohinder Kadian">
            <text:p>Mohinder Kadian</text:p>
          </table:table-cell>
          <table:table-cell office:value-type="string">
            <text:p>Person</text:p>
          </table:table-cell>
          <table:table-cell office:value-type="string">
            <text:p>Mohinder</text:p>
          </table:table-cell>
          <table:table-cell office:value-type="string">
            <text:p>Kadian</text:p>
          </table:table-cell>
          <table:table-cell/>
          <table:table-cell office:value-type="string">
            <text:p>Potato Agronomist (India)</text:p>
          </table:table-cell>
          <table:table-cell office:value-type="string">
            <text:p>Divisions</text:p>
          </table:table-cell>
          <table:table-cell office:value-type="string">
            <text:p>Division 4: Crop Management <text:s/>and Production Systems</text:p>
          </table:table-cell>
          <table:table-cell table:style-name="ce4" office:value-type="float" office:value="40179">
            <text:p>1-Jan-10</text:p>
          </table:table-cell>
          <table:table-cell office:value-type="float" office:value="41274">
            <text:p>31-Dec-12</text:p>
          </table:table-cell>
          <table:table-cell table:number-columns-repeated="1013"/>
        </table:table-row>
        <table:table-row table:style-name="ro1">
          <table:table-cell table:formula="of:=LOWER(CONCATENATE(&quot;/about-cip/staff/&quot;;[.D296];&quot;-&quot;;[.E296]))" office:value-type="string" office:string-value="/about-cip/staff/rogers-kakuhenzire">
            <text:p>/about-cip/staff/rogers-kakuhenzire</text:p>
          </table:table-cell>
          <table:table-cell table:formula="of:=CONCATENATE([.D296];&quot; &quot;;[.E296])" office:value-type="string" office:string-value="Rogers Kakuhenzire">
            <text:p>Rogers Kakuhenzire</text:p>
          </table:table-cell>
          <table:table-cell office:value-type="string">
            <text:p>Person</text:p>
          </table:table-cell>
          <table:table-cell office:value-type="string">
            <text:p>Rogers</text:p>
          </table:table-cell>
          <table:table-cell office:value-type="string">
            <text:p>Kakuhenzire</text:p>
          </table:table-cell>
          <table:table-cell/>
          <table:table-cell office:value-type="string">
            <text:p>Regional Potato Research Fellow <text:s/>(Uganda)</text:p>
          </table:table-cell>
          <table:table-cell office:value-type="string">
            <text:p>Divisions</text:p>
          </table:table-cell>
          <table:table-cell office:value-type="string">
            <text:p>Division 4: Crop Management <text:s/>and Production Systems</text:p>
          </table:table-cell>
          <table:table-cell table:style-name="ce4" office:value-type="float" office:value="39448">
            <text:p>1-Jan-08</text:p>
          </table:table-cell>
          <table:table-cell office:value-type="float" office:value="40877">
            <text:p>30-Nov-11</text:p>
          </table:table-cell>
          <table:table-cell table:number-columns-repeated="1013"/>
        </table:table-row>
        <table:table-row table:style-name="ro1">
          <table:table-cell table:formula="of:=LOWER(CONCATENATE(&quot;/about-cip/staff/&quot;;[.D297];&quot;-&quot;;[.E297]))" office:value-type="string" office:string-value="/about-cip/staff/britta-kowalski">
            <text:p>/about-cip/staff/britta-kowalski</text:p>
          </table:table-cell>
          <table:table-cell table:formula="of:=CONCATENATE([.D297];&quot; &quot;;[.E297])" office:value-type="string" office:string-value="Britta Kowalski">
            <text:p>Britta Kowalski</text:p>
          </table:table-cell>
          <table:table-cell office:value-type="string">
            <text:p>Person</text:p>
          </table:table-cell>
          <table:table-cell office:value-type="string">
            <text:p>Britta</text:p>
          </table:table-cell>
          <table:table-cell office:value-type="string">
            <text:p>Kowalski</text:p>
          </table:table-cell>
          <table:table-cell/>
          <table:table-cell office:value-type="string">
            <text:p>Potato Agronomist, Proyect Leader <text:s/>(Angola)</text:p>
          </table:table-cell>
          <table:table-cell office:value-type="string">
            <text:p>Divisions</text:p>
          </table:table-cell>
          <table:table-cell office:value-type="string">
            <text:p>Division 4: Crop Management <text:s/>and Production Systems</text:p>
          </table:table-cell>
          <table:table-cell table:style-name="ce4" office:value-type="float" office:value="39661">
            <text:p>1-Aug-08</text:p>
          </table:table-cell>
          <table:table-cell office:value-type="float" office:value="40755">
            <text:p>31-Jul-1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formula="of:=LOWER(CONCATENATE(&quot;/about-cip/staff/&quot;;[.D298];&quot;-&quot;;[.E298]))" office:value-type="string" office:string-value="/about-cip/staff/jurgen-kroschel">
            <text:p>/about-cip/staff/jurgen-kroschel</text:p>
          </table:table-cell>
          <table:table-cell table:formula="of:=CONCATENATE([.D298];&quot; &quot;;[.E298])" office:value-type="string" office:string-value="Jurgen Kroschel">
            <text:p>Jurgen Kroschel</text:p>
          </table:table-cell>
          <table:table-cell office:value-type="string">
            <text:p>Person</text:p>
          </table:table-cell>
          <table:table-cell office:value-type="string">
            <text:p>Jurgen</text:p>
          </table:table-cell>
          <table:table-cell office:value-type="string">
            <text:p>Kroschel</text:p>
          </table:table-cell>
          <table:table-cell/>
          <table:table-cell office:value-type="string">
            <text:p>Entomologist</text:p>
          </table:table-cell>
          <table:table-cell office:value-type="string">
            <text:p>Divisions</text:p>
          </table:table-cell>
          <table:table-cell office:value-type="string">
            <text:p>Division 4: Crop Management <text:s/>and Production Systems</text:p>
          </table:table-cell>
          <table:table-cell table:style-name="ce4" office:value-type="float" office:value="38139">
            <text:p>1-Jun-04</text:p>
          </table:table-cell>
          <table:table-cell office:value-type="float" office:value="41425">
            <text:p>31-May-13</text:p>
          </table:table-cell>
          <table:table-cell table:number-columns-repeated="1013"/>
        </table:table-row>
        <table:table-row table:style-name="ro1">
          <table:table-cell table:formula="of:=LOWER(CONCATENATE(&quot;/about-cip/staff/&quot;;[.D299];&quot;-&quot;;[.E299]))" office:value-type="string" office:string-value="/about-cip/staff/berga-lemaga">
            <text:p>/about-cip/staff/berga-lemaga</text:p>
          </table:table-cell>
          <table:table-cell table:formula="of:=CONCATENATE([.D299];&quot; &quot;;[.E299])" office:value-type="string" office:string-value="Berga Lemaga">
            <text:p>Berga Lemaga</text:p>
          </table:table-cell>
          <table:table-cell office:value-type="string">
            <text:p>Person</text:p>
          </table:table-cell>
          <table:table-cell office:value-type="string">
            <text:p>Berga</text:p>
          </table:table-cell>
          <table:table-cell office:value-type="string">
            <text:p>Lemaga</text:p>
          </table:table-cell>
          <table:table-cell/>
          <table:table-cell office:value-type="string">
            <text:p>Potato Agronomist , Leader GP - Highland Potato SSA(Uganda)</text:p>
          </table:table-cell>
          <table:table-cell office:value-type="string">
            <text:p>Divisions</text:p>
          </table:table-cell>
          <table:table-cell office:value-type="string">
            <text:p>Division 4: Crop Management <text:s/>and Production Systems</text:p>
          </table:table-cell>
          <table:table-cell table:style-name="ce4" office:value-type="float" office:value="34926">
            <text:p>15-Aug-95</text:p>
          </table:table-cell>
          <table:table-cell office:value-type="float" office:value="41547">
            <text:p>30-Sep-13</text:p>
          </table:table-cell>
          <table:table-cell table:number-columns-repeated="1013"/>
        </table:table-row>
        <table:table-row table:style-name="ro1">
          <table:table-cell table:formula="of:=LOWER(CONCATENATE(&quot;/about-cip/staff/&quot;;[.D300];&quot;-&quot;;[.E300]))" office:value-type="string" office:string-value="/about-cip/staff/margaret-mcewan">
            <text:p>/about-cip/staff/margaret-mcewan</text:p>
          </table:table-cell>
          <table:table-cell table:formula="of:=CONCATENATE([.D300];&quot; &quot;;[.E300])" office:value-type="string" office:string-value="Margaret McEwan">
            <text:p>Margaret McEwan</text:p>
          </table:table-cell>
          <table:table-cell office:value-type="string">
            <text:p>Person</text:p>
          </table:table-cell>
          <table:table-cell office:value-type="string">
            <text:p>Margaret</text:p>
          </table:table-cell>
          <table:table-cell office:value-type="string">
            <text:p>McEwan</text:p>
          </table:table-cell>
          <table:table-cell/>
          <table:table-cell office:value-type="string">
            <text:p>Research Leader on OFSP Technology Transfer Dissemination (Kenya)</text:p>
          </table:table-cell>
          <table:table-cell office:value-type="string">
            <text:p>Divisions</text:p>
          </table:table-cell>
          <table:table-cell office:value-type="string">
            <text:p>Division 4: Crop Management <text:s/>and Production Systems</text:p>
          </table:table-cell>
          <table:table-cell table:style-name="ce4" office:value-type="float" office:value="39753">
            <text:p>1-Nov-08</text:p>
          </table:table-cell>
          <table:table-cell office:value-type="float" office:value="40847">
            <text:p>31-Oct-1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formula="of:=LOWER(CONCATENATE(&quot;/about-cip/staff/&quot;;[.D301];&quot;-&quot;;[.E301]))" office:value-type="string" office:string-value="/about-cip/staff/carlos-mendoza">
            <text:p>/about-cip/staff/carlos-mendoza</text:p>
          </table:table-cell>
          <table:table-cell table:formula="of:=CONCATENATE([.D301];&quot; &quot;;[.E301])" office:value-type="string" office:string-value="Carlos Mendoza">
            <text:p>Carlos Mendoza</text:p>
          </table:table-cell>
          <table:table-cell office:value-type="string">
            <text:p>Person</text:p>
          </table:table-cell>
          <table:table-cell office:value-type="string">
            <text:p>Carlos</text:p>
          </table:table-cell>
          <table:table-cell office:value-type="string">
            <text:p>Mendoza</text:p>
          </table:table-cell>
          <table:table-cell/>
          <table:table-cell office:value-type="string">
            <text:p>Research Technician</text:p>
          </table:table-cell>
          <table:table-cell office:value-type="string">
            <text:p>Divisions</text:p>
          </table:table-cell>
          <table:table-cell office:value-type="string">
            <text:p>Division 4: Crop Management <text:s/>and Production Systems</text:p>
          </table:table-cell>
          <table:table-cell office:value-type="float" office:value="30348">
            <text:p>1-Feb-83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302];&quot;-&quot;;[.E302]))" office:value-type="string" office:string-value="/about-cip/staff/marco-meza">
            <text:p>/about-cip/staff/marco-meza</text:p>
          </table:table-cell>
          <table:table-cell table:formula="of:=CONCATENATE([.D302];&quot; &quot;;[.E302])" office:value-type="string" office:string-value="Marco Meza">
            <text:p>Marco Meza</text:p>
          </table:table-cell>
          <table:table-cell office:value-type="string">
            <text:p>Person</text:p>
          </table:table-cell>
          <table:table-cell office:value-type="string">
            <text:p>Marco</text:p>
          </table:table-cell>
          <table:table-cell office:value-type="string">
            <text:p>Meza</text:p>
          </table:table-cell>
          <table:table-cell/>
          <table:table-cell office:value-type="string">
            <text:p>Research Technician</text:p>
          </table:table-cell>
          <table:table-cell office:value-type="string">
            <text:p>Divisions</text:p>
          </table:table-cell>
          <table:table-cell office:value-type="string">
            <text:p>Division 4: Crop Management <text:s/>and Production Systems</text:p>
          </table:table-cell>
          <table:table-cell office:value-type="float" office:value="31089">
            <text:p>11-Feb-85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303];&quot;-&quot;;[.E303]))" office:value-type="string" office:string-value="/about-cip/staff/thomas-miethbauer">
            <text:p>/about-cip/staff/thomas-miethbauer</text:p>
          </table:table-cell>
          <table:table-cell table:formula="of:=CONCATENATE([.D303];&quot; &quot;;[.E303])" office:value-type="string" office:string-value="Thomas Miethbauer">
            <text:p>Thomas Miethbauer</text:p>
          </table:table-cell>
          <table:table-cell office:value-type="string">
            <text:p>Person</text:p>
          </table:table-cell>
          <table:table-cell office:value-type="string">
            <text:p>Thomas</text:p>
          </table:table-cell>
          <table:table-cell office:value-type="string">
            <text:p>Miethbauer</text:p>
          </table:table-cell>
          <table:table-cell/>
          <table:table-cell office:value-type="string">
            <text:p>Associate Scientist</text:p>
          </table:table-cell>
          <table:table-cell office:value-type="string">
            <text:p>Divisions</text:p>
          </table:table-cell>
          <table:table-cell office:value-type="string">
            <text:p>Division 4: Crop Management <text:s/>and Production Systems</text:p>
          </table:table-cell>
          <table:table-cell table:style-name="ce4" office:value-type="float" office:value="40210">
            <text:p>1-Feb-10</text:p>
          </table:table-cell>
          <table:table-cell office:value-type="float" office:value="40939">
            <text:p>31-Jan-12</text:p>
          </table:table-cell>
          <table:table-cell/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formula="of:=LOWER(CONCATENATE(&quot;/about-cip/staff/&quot;;[.D304];&quot;-&quot;;[.E304]))" office:value-type="string" office:string-value="/about-cip/staff/norma-mujica">
            <text:p>/about-cip/staff/norma-mujica</text:p>
          </table:table-cell>
          <table:table-cell table:formula="of:=CONCATENATE([.D304];&quot; &quot;;[.E304])" office:value-type="string" office:string-value="Norma Mujica">
            <text:p>Norma Mujica</text:p>
          </table:table-cell>
          <table:table-cell office:value-type="string">
            <text:p>Person</text:p>
          </table:table-cell>
          <table:table-cell office:value-type="string">
            <text:p>Norma</text:p>
          </table:table-cell>
          <table:table-cell office:value-type="string">
            <text:p>Mujica</text:p>
          </table:table-cell>
          <table:table-cell/>
          <table:table-cell office:value-type="string">
            <text:p>Agronomist, Intermediate Researcher</text:p>
          </table:table-cell>
          <table:table-cell office:value-type="string">
            <text:p>Divisions</text:p>
          </table:table-cell>
          <table:table-cell office:value-type="string">
            <text:p>Division 4: Crop Management <text:s/>and Production Systems</text:p>
          </table:table-cell>
          <table:table-cell office:value-type="float" office:value="33121">
            <text:p>5-Sep-90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305];&quot;-&quot;;[.E305]))" office:value-type="string" office:string-value="/about-cip/staff/giovanna-muller">
            <text:p>/about-cip/staff/giovanna-muller</text:p>
          </table:table-cell>
          <table:table-cell table:formula="of:=CONCATENATE([.D305];&quot; &quot;;[.E305])" office:value-type="string" office:string-value="Giovanna Muller">
            <text:p>Giovanna Muller</text:p>
          </table:table-cell>
          <table:table-cell office:value-type="string">
            <text:p>Person</text:p>
          </table:table-cell>
          <table:table-cell office:value-type="string">
            <text:p>Giovanna</text:p>
          </table:table-cell>
          <table:table-cell office:value-type="string">
            <text:p>Muller</text:p>
          </table:table-cell>
          <table:table-cell/>
          <table:table-cell office:value-type="string">
            <text:p>Biologist, Intermediate Researcher</text:p>
          </table:table-cell>
          <table:table-cell office:value-type="string">
            <text:p>Divisions</text:p>
          </table:table-cell>
          <table:table-cell office:value-type="string">
            <text:p>Division 4: Crop Management <text:s/>and Production Systems</text:p>
          </table:table-cell>
          <table:table-cell office:value-type="float" office:value="34568">
            <text:p>22-Aug-94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306];&quot;-&quot;;[.E306]))" office:value-type="string" office:string-value="/about-cip/staff/francisco-ochoa">
            <text:p>/about-cip/staff/francisco-ochoa</text:p>
          </table:table-cell>
          <table:table-cell table:formula="of:=CONCATENATE([.D306];&quot; &quot;;[.E306])" office:value-type="string" office:string-value="Francisco Ochoa">
            <text:p>Francisco Ochoa</text:p>
          </table:table-cell>
          <table:table-cell office:value-type="string">
            <text:p>Person</text:p>
          </table:table-cell>
          <table:table-cell office:value-type="string">
            <text:p>Francisco</text:p>
          </table:table-cell>
          <table:table-cell office:value-type="string">
            <text:p>Ochoa</text:p>
          </table:table-cell>
          <table:table-cell/>
          <table:table-cell office:value-type="string">
            <text:p>Research Technician</text:p>
          </table:table-cell>
          <table:table-cell office:value-type="string">
            <text:p>Divisions</text:p>
          </table:table-cell>
          <table:table-cell office:value-type="string">
            <text:p>Division 4: Crop Management <text:s/>and Production Systems</text:p>
          </table:table-cell>
          <table:table-cell office:value-type="float" office:value="31291">
            <text:p>1-Sep-85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307];&quot;-&quot;;[.E307]))" office:value-type="string" office:string-value="/about-cip/staff/ricardo-orrego">
            <text:p>/about-cip/staff/ricardo-orrego</text:p>
          </table:table-cell>
          <table:table-cell table:formula="of:=CONCATENATE([.D307];&quot; &quot;;[.E307])" office:value-type="string" office:string-value="Ricardo Orrego">
            <text:p>Ricardo Orrego</text:p>
          </table:table-cell>
          <table:table-cell office:value-type="string">
            <text:p>Person</text:p>
          </table:table-cell>
          <table:table-cell office:value-type="string">
            <text:p>Ricardo</text:p>
          </table:table-cell>
          <table:table-cell office:value-type="string">
            <text:p>Orrego</text:p>
          </table:table-cell>
          <table:table-cell/>
          <table:table-cell office:value-type="string">
            <text:p>Agronomist, Intermediate Researcher</text:p>
          </table:table-cell>
          <table:table-cell office:value-type="string">
            <text:p>Divisions</text:p>
          </table:table-cell>
          <table:table-cell office:value-type="string">
            <text:p>Division 4: Crop Management <text:s/>and Production Systems</text:p>
          </table:table-cell>
          <table:table-cell office:value-type="float" office:value="32671">
            <text:p>12-Jun-89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308];&quot;-&quot;;[.E308]))" office:value-type="string" office:string-value="/about-cip/staff/catalina-paredes">
            <text:p>/about-cip/staff/catalina-paredes</text:p>
          </table:table-cell>
          <table:table-cell table:formula="of:=CONCATENATE([.D308];&quot; &quot;;[.E308])" office:value-type="string" office:string-value="Catalina Paredes">
            <text:p>Catalina Paredes</text:p>
          </table:table-cell>
          <table:table-cell office:value-type="string">
            <text:p>Person</text:p>
          </table:table-cell>
          <table:table-cell office:value-type="string">
            <text:p>Catalina</text:p>
          </table:table-cell>
          <table:table-cell office:value-type="string">
            <text:p>Paredes</text:p>
          </table:table-cell>
          <table:table-cell/>
          <table:table-cell office:value-type="string">
            <text:p>Research Technician</text:p>
          </table:table-cell>
          <table:table-cell office:value-type="string">
            <text:p>Divisions</text:p>
          </table:table-cell>
          <table:table-cell office:value-type="string">
            <text:p>Division 4: Crop Management <text:s/>and Production Systems</text:p>
          </table:table-cell>
          <table:table-cell office:value-type="float" office:value="27820">
            <text:p>1-Mar-76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309];&quot;-&quot;;[.E309]))" office:value-type="string" office:string-value="/about-cip/staff/wilmer-pérez">
            <text:p>/about-cip/staff/wilmer-pérez</text:p>
          </table:table-cell>
          <table:table-cell table:formula="of:=CONCATENATE([.D309];&quot; &quot;;[.E309])" office:value-type="string" office:string-value="Wilmer Pérez">
            <text:p>Wilmer Pérez</text:p>
          </table:table-cell>
          <table:table-cell office:value-type="string">
            <text:p>Person</text:p>
          </table:table-cell>
          <table:table-cell office:value-type="string">
            <text:p>Wilmer</text:p>
          </table:table-cell>
          <table:table-cell office:value-type="string">
            <text:p>Pérez</text:p>
          </table:table-cell>
          <table:table-cell/>
          <table:table-cell office:value-type="string">
            <text:p>Plant Pathologist, Intermediate Researcher</text:p>
          </table:table-cell>
          <table:table-cell office:value-type="string">
            <text:p>Divisions</text:p>
          </table:table-cell>
          <table:table-cell office:value-type="string">
            <text:p>Division 4: Crop Management <text:s/>and Production Systems</text:p>
          </table:table-cell>
          <table:table-cell office:value-type="float" office:value="34123">
            <text:p>3-Jun-93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310];&quot;-&quot;;[.E310]))" office:value-type="string" office:string-value="/about-cip/staff/luciano -ponce">
            <text:p>/about-cip/staff/luciano -ponce</text:p>
          </table:table-cell>
          <table:table-cell table:formula="of:=CONCATENATE([.D310];&quot; &quot;;[.E310])" office:value-type="string" office:string-value="Luciano  Ponce">
            <text:p>Luciano <text:s/>Ponce</text:p>
          </table:table-cell>
          <table:table-cell office:value-type="string">
            <text:p>Person</text:p>
          </table:table-cell>
          <table:table-cell office:value-type="string">
            <text:p>Luciano </text:p>
          </table:table-cell>
          <table:table-cell office:value-type="string">
            <text:p>Ponce</text:p>
          </table:table-cell>
          <table:table-cell/>
          <table:table-cell office:value-type="string">
            <text:p>Field,Greenhouse Auxiliary</text:p>
          </table:table-cell>
          <table:table-cell office:value-type="string">
            <text:p>Divisions</text:p>
          </table:table-cell>
          <table:table-cell office:value-type="string">
            <text:p>Division 4: Crop Management <text:s/>and Production Systems</text:p>
          </table:table-cell>
          <table:table-cell office:value-type="float" office:value="31093">
            <text:p>15-Feb-85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311];&quot;-&quot;;[.E311]))" office:value-type="string" office:string-value="/about-cip/staff/gian-quispe">
            <text:p>/about-cip/staff/gian-quispe</text:p>
          </table:table-cell>
          <table:table-cell table:formula="of:=CONCATENATE([.D311];&quot; &quot;;[.E311])" office:value-type="string" office:string-value="Gian Quispe">
            <text:p>Gian Quispe</text:p>
          </table:table-cell>
          <table:table-cell office:value-type="string">
            <text:p>Person</text:p>
          </table:table-cell>
          <table:table-cell office:value-type="string">
            <text:p>Gian</text:p>
          </table:table-cell>
          <table:table-cell office:value-type="string">
            <text:p>Quispe</text:p>
          </table:table-cell>
          <table:table-cell/>
          <table:table-cell office:value-type="string">
            <text:p>Research Technician</text:p>
          </table:table-cell>
          <table:table-cell office:value-type="string">
            <text:p>Divisions</text:p>
          </table:table-cell>
          <table:table-cell office:value-type="string">
            <text:p>Division 4: Crop Management <text:s/>and Production Systems</text:p>
          </table:table-cell>
          <table:table-cell office:value-type="float" office:value="39904">
            <text:p>1-Apr-09</text:p>
          </table:table-cell>
          <table:table-cell table:style-name="ce5" office:value-type="float" office:value="40908">
            <text:p>31-Dec-1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formula="of:=LOWER(CONCATENATE(&quot;/about-cip/staff/&quot;;[.D312];&quot;-&quot;;[.E312]))" office:value-type="string" office:string-value="/about-cip/staff/mecy-rojas">
            <text:p>/about-cip/staff/mecy-rojas</text:p>
          </table:table-cell>
          <table:table-cell table:formula="of:=CONCATENATE([.D312];&quot; &quot;;[.E312])" office:value-type="string" office:string-value="Mecy Rojas">
            <text:p>Mecy Rojas</text:p>
          </table:table-cell>
          <table:table-cell office:value-type="string">
            <text:p>Person</text:p>
          </table:table-cell>
          <table:table-cell office:value-type="string">
            <text:p>Mecy</text:p>
          </table:table-cell>
          <table:table-cell office:value-type="string">
            <text:p>Rojas</text:p>
          </table:table-cell>
          <table:table-cell/>
          <table:table-cell office:value-type="string">
            <text:p>Research Technician</text:p>
          </table:table-cell>
          <table:table-cell office:value-type="string">
            <text:p>Divisions</text:p>
          </table:table-cell>
          <table:table-cell office:value-type="string">
            <text:p>Division 4: Crop Management <text:s/>and Production Systems</text:p>
          </table:table-cell>
          <table:table-cell office:value-type="float" office:value="40210">
            <text:p>1-Feb-10</text:p>
          </table:table-cell>
          <table:table-cell table:style-name="ce5" office:value-type="float" office:value="40908">
            <text:p>31-Dec-1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formula="of:=LOWER(CONCATENATE(&quot;/about-cip/staff/&quot;;[.D313];&quot;-&quot;;[.E313]))" office:value-type="string" office:string-value="/about-cip/staff/juan-sánchez">
            <text:p>/about-cip/staff/juan-sánchez</text:p>
          </table:table-cell>
          <table:table-cell table:formula="of:=CONCATENATE([.D313];&quot; &quot;;[.E313])" office:value-type="string" office:string-value="Juan Sánchez">
            <text:p>Juan Sánchez</text:p>
          </table:table-cell>
          <table:table-cell office:value-type="string">
            <text:p>Person</text:p>
          </table:table-cell>
          <table:table-cell office:value-type="string">
            <text:p>Juan</text:p>
          </table:table-cell>
          <table:table-cell office:value-type="string">
            <text:p>Sánchez</text:p>
          </table:table-cell>
          <table:table-cell/>
          <table:table-cell office:value-type="string">
            <text:p>Research Technician</text:p>
          </table:table-cell>
          <table:table-cell office:value-type="string">
            <text:p>Divisions</text:p>
          </table:table-cell>
          <table:table-cell office:value-type="string">
            <text:p>Division 4: Crop Management <text:s/>and Production Systems</text:p>
          </table:table-cell>
          <table:table-cell office:value-type="float" office:value="39234">
            <text:p>1-Jun-07</text:p>
          </table:table-cell>
          <table:table-cell/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formula="of:=LOWER(CONCATENATE(&quot;/about-cip/staff/&quot;;[.D314];&quot;-&quot;;[.E314]))" office:value-type="string" office:string-value="/about-cip/staff/sonia-santivañez">
            <text:p>/about-cip/staff/sonia-santivañez</text:p>
          </table:table-cell>
          <table:table-cell table:formula="of:=CONCATENATE([.D314];&quot; &quot;;[.E314])" office:value-type="string" office:string-value="Sonia Santivañez">
            <text:p>Sonia Santivañez</text:p>
          </table:table-cell>
          <table:table-cell office:value-type="string">
            <text:p>Person</text:p>
          </table:table-cell>
          <table:table-cell office:value-type="string">
            <text:p>Sonia</text:p>
          </table:table-cell>
          <table:table-cell office:value-type="string">
            <text:p>Santivañez</text:p>
          </table:table-cell>
          <table:table-cell/>
          <table:table-cell office:value-type="string">
            <text:p>Secretary</text:p>
          </table:table-cell>
          <table:table-cell office:value-type="string">
            <text:p>Divisions</text:p>
          </table:table-cell>
          <table:table-cell office:value-type="string">
            <text:p>Division 4: Crop Management <text:s/>and Production Systems</text:p>
          </table:table-cell>
          <table:table-cell office:value-type="float" office:value="39114">
            <text:p>1-Feb-07</text:p>
          </table:table-cell>
          <table:table-cell table:style-name="ce5"/>
          <table:table-cell table:number-columns-repeated="1013"/>
        </table:table-row>
        <table:table-row table:style-name="ro1">
          <table:table-cell table:formula="of:=LOWER(CONCATENATE(&quot;/about-cip/staff/&quot;;[.D315];&quot;-&quot;;[.E315]))" office:value-type="string" office:string-value="/about-cip/staff/elmar-schulte-geldermann">
            <text:p>/about-cip/staff/elmar-schulte-geldermann</text:p>
          </table:table-cell>
          <table:table-cell table:formula="of:=CONCATENATE([.D315];&quot; &quot;;[.E315])" office:value-type="string" office:string-value="Elmar Schulte-Geldermann">
            <text:p>Elmar Schulte-Geldermann</text:p>
          </table:table-cell>
          <table:table-cell office:value-type="string">
            <text:p>Person</text:p>
          </table:table-cell>
          <table:table-cell office:value-type="string">
            <text:p>Elmar</text:p>
          </table:table-cell>
          <table:table-cell office:value-type="string">
            <text:p>Schulte-Geldermann</text:p>
          </table:table-cell>
          <table:table-cell/>
          <table:table-cell office:value-type="string">
            <text:p>ICP Specialist</text:p>
          </table:table-cell>
          <table:table-cell office:value-type="string">
            <text:p>Divisions</text:p>
          </table:table-cell>
          <table:table-cell office:value-type="string">
            <text:p>Division 4: Crop Management <text:s/>and Production Systems</text:p>
          </table:table-cell>
          <table:table-cell table:style-name="ce4" office:value-type="float" office:value="39909">
            <text:p>6-Apr-09</text:p>
          </table:table-cell>
          <table:table-cell office:value-type="float" office:value="40638">
            <text:p>5-Apr-11</text:p>
          </table:table-cell>
          <table:table-cell/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formula="of:=LOWER(CONCATENATE(&quot;/about-cip/staff/&quot;;[.D316];&quot;-&quot;;[.E316]))" office:value-type="string" office:string-value="/about-cip/staff/alexander-sierralta">
            <text:p>/about-cip/staff/alexander-sierralta</text:p>
          </table:table-cell>
          <table:table-cell table:formula="of:=CONCATENATE([.D316];&quot; &quot;;[.E316])" office:value-type="string" office:string-value="Alexander Sierralta">
            <text:p>Alexander Sierralta</text:p>
          </table:table-cell>
          <table:table-cell office:value-type="string">
            <text:p>Person</text:p>
          </table:table-cell>
          <table:table-cell office:value-type="string">
            <text:p>Alexander</text:p>
          </table:table-cell>
          <table:table-cell office:value-type="string">
            <text:p>Sierralta</text:p>
          </table:table-cell>
          <table:table-cell/>
          <table:table-cell office:value-type="string">
            <text:p>Laboratory Technician</text:p>
          </table:table-cell>
          <table:table-cell office:value-type="string">
            <text:p>Divisions</text:p>
          </table:table-cell>
          <table:table-cell office:value-type="string">
            <text:p>Division 4: Crop Management <text:s/>and Production Systems</text:p>
          </table:table-cell>
          <table:table-cell office:value-type="float" office:value="36526">
            <text:p>1-Jan-00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317];&quot;-&quot;;[.E317]))" office:value-type="string" office:string-value="/about-cip/staff/marc-sporleder">
            <text:p>/about-cip/staff/marc-sporleder</text:p>
          </table:table-cell>
          <table:table-cell table:formula="of:=CONCATENATE([.D317];&quot; &quot;;[.E317])" office:value-type="string" office:string-value="Marc Sporleder">
            <text:p>Marc Sporleder</text:p>
          </table:table-cell>
          <table:table-cell office:value-type="string">
            <text:p>Person</text:p>
          </table:table-cell>
          <table:table-cell office:value-type="string">
            <text:p>Marc</text:p>
          </table:table-cell>
          <table:table-cell office:value-type="string">
            <text:p>Sporleder</text:p>
          </table:table-cell>
          <table:table-cell/>
          <table:table-cell office:value-type="string">
            <text:p>Entomologist, ICM Specialist</text:p>
          </table:table-cell>
          <table:table-cell office:value-type="string">
            <text:p>Divisions</text:p>
          </table:table-cell>
          <table:table-cell office:value-type="string">
            <text:p>Division 4: Crop Management <text:s/>and Production Systems</text:p>
          </table:table-cell>
          <table:table-cell table:style-name="ce4" office:value-type="float" office:value="39244">
            <text:p>11-Jun-07</text:p>
          </table:table-cell>
          <table:table-cell office:value-type="float" office:value="40704">
            <text:p>10-Jun-11</text:p>
          </table:table-cell>
          <table:table-cell/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formula="of:=LOWER(CONCATENATE(&quot;/about-cip/staff/&quot;;[.D318];&quot;-&quot;;[.E318]))" office:value-type="string" office:string-value="/about-cip/staff/jaime-taipe">
            <text:p>/about-cip/staff/jaime-taipe</text:p>
          </table:table-cell>
          <table:table-cell table:formula="of:=CONCATENATE([.D318];&quot; &quot;;[.E318])" office:value-type="string" office:string-value="Jaime Taipe">
            <text:p>Jaime Taipe</text:p>
          </table:table-cell>
          <table:table-cell office:value-type="string">
            <text:p>Person</text:p>
          </table:table-cell>
          <table:table-cell office:value-type="string">
            <text:p>Jaime</text:p>
          </table:table-cell>
          <table:table-cell office:value-type="string">
            <text:p>Taipe</text:p>
          </table:table-cell>
          <table:table-cell/>
          <table:table-cell office:value-type="string">
            <text:p>Research Assistant</text:p>
          </table:table-cell>
          <table:table-cell office:value-type="string">
            <text:p>Divisions</text:p>
          </table:table-cell>
          <table:table-cell office:value-type="string">
            <text:p>Division 4: Crop Management <text:s/>and Production Systems</text:p>
          </table:table-cell>
          <table:table-cell table:style-name="ce4" office:value-type="float" office:value="38930">
            <text:p>1-Aug-06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319];&quot;-&quot;;[.E319]))" office:value-type="string" office:string-value="/about-cip/staff/jorge-tenorio">
            <text:p>/about-cip/staff/jorge-tenorio</text:p>
          </table:table-cell>
          <table:table-cell table:formula="of:=CONCATENATE([.D319];&quot; &quot;;[.E319])" office:value-type="string" office:string-value="Jorge Tenorio">
            <text:p>Jorge Tenorio</text:p>
          </table:table-cell>
          <table:table-cell office:value-type="string">
            <text:p>Person</text:p>
          </table:table-cell>
          <table:table-cell office:value-type="string">
            <text:p>Jorge</text:p>
          </table:table-cell>
          <table:table-cell office:value-type="string">
            <text:p>Tenorio</text:p>
          </table:table-cell>
          <table:table-cell/>
          <table:table-cell office:value-type="string">
            <text:p>Biologist, Intermediate Researcher</text:p>
          </table:table-cell>
          <table:table-cell office:value-type="string">
            <text:p>Divisions</text:p>
          </table:table-cell>
          <table:table-cell office:value-type="string">
            <text:p>Division 4: Crop Management <text:s/>and Production Systems</text:p>
          </table:table-cell>
          <table:table-cell office:value-type="float" office:value="32237">
            <text:p>4-Apr-88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320];&quot;-&quot;;[.E320]))" office:value-type="string" office:string-value="/about-cip/staff/henri-tonnang">
            <text:p>/about-cip/staff/henri-tonnang</text:p>
          </table:table-cell>
          <table:table-cell table:formula="of:=CONCATENATE([.D320];&quot; &quot;;[.E320])" office:value-type="string" office:string-value="Henri Tonnang">
            <text:p>Henri Tonnang</text:p>
          </table:table-cell>
          <table:table-cell office:value-type="string">
            <text:p>Person</text:p>
          </table:table-cell>
          <table:table-cell office:value-type="string">
            <text:p>Henri</text:p>
          </table:table-cell>
          <table:table-cell office:value-type="string">
            <text:p>Tonnang</text:p>
          </table:table-cell>
          <table:table-cell/>
          <table:table-cell office:value-type="string">
            <text:p>Entomologist</text:p>
          </table:table-cell>
          <table:table-cell office:value-type="string">
            <text:p>Divisions</text:p>
          </table:table-cell>
          <table:table-cell office:value-type="string">
            <text:p>Division 4: Crop Management <text:s/>and Production Systems</text:p>
          </table:table-cell>
          <table:table-cell table:style-name="ce4" office:value-type="float" office:value="40179">
            <text:p>1-Jan-10</text:p>
          </table:table-cell>
          <table:table-cell office:value-type="float" office:value="41425">
            <text:p>31-May-13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formula="of:=LOWER(CONCATENATE(&quot;/about-cip/staff/&quot;;[.D321];&quot;-&quot;;[.E321]))" office:value-type="string" office:string-value="/about-cip/staff/marcelo-trebejo">
            <text:p>/about-cip/staff/marcelo-trebejo</text:p>
          </table:table-cell>
          <table:table-cell table:formula="of:=CONCATENATE([.D321];&quot; &quot;;[.E321])" office:value-type="string" office:string-value="Marcelo Trebejo">
            <text:p>Marcelo Trebejo</text:p>
          </table:table-cell>
          <table:table-cell office:value-type="string">
            <text:p>Person</text:p>
          </table:table-cell>
          <table:table-cell office:value-type="string">
            <text:p>Marcelo</text:p>
          </table:table-cell>
          <table:table-cell office:value-type="string">
            <text:p>Trebejo</text:p>
          </table:table-cell>
          <table:table-cell/>
          <table:table-cell office:value-type="string">
            <text:p>Research Technician</text:p>
          </table:table-cell>
          <table:table-cell office:value-type="string">
            <text:p>Divisions</text:p>
          </table:table-cell>
          <table:table-cell office:value-type="string">
            <text:p>Division 4: Crop Management <text:s/>and Production Systems</text:p>
          </table:table-cell>
          <table:table-cell office:value-type="float" office:value="30348">
            <text:p>1-Feb-83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322];&quot;-&quot;;[.E322]))" office:value-type="string" office:string-value="/about-cip/staff/antonio-trillo">
            <text:p>/about-cip/staff/antonio-trillo</text:p>
          </table:table-cell>
          <table:table-cell table:formula="of:=CONCATENATE([.D322];&quot; &quot;;[.E322])" office:value-type="string" office:string-value="Antonio Trillo">
            <text:p>Antonio Trillo</text:p>
          </table:table-cell>
          <table:table-cell office:value-type="string">
            <text:p>Person</text:p>
          </table:table-cell>
          <table:table-cell office:value-type="string">
            <text:p>Antonio</text:p>
          </table:table-cell>
          <table:table-cell office:value-type="string">
            <text:p>Trillo</text:p>
          </table:table-cell>
          <table:table-cell/>
          <table:table-cell office:value-type="string">
            <text:p>Research Technician</text:p>
          </table:table-cell>
          <table:table-cell office:value-type="string">
            <text:p>Divisions</text:p>
          </table:table-cell>
          <table:table-cell office:value-type="string">
            <text:p>Division 4: Crop Management <text:s/>and Production Systems</text:p>
          </table:table-cell>
          <table:table-cell office:value-type="float" office:value="28048">
            <text:p>15-Oct-76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323];&quot;-&quot;;[.E323]))" office:value-type="string" office:string-value="/about-cip/staff/adan-vega">
            <text:p>/about-cip/staff/adan-vega</text:p>
          </table:table-cell>
          <table:table-cell table:formula="of:=CONCATENATE([.D323];&quot; &quot;;[.E323])" office:value-type="string" office:string-value="Adan Vega">
            <text:p>Adan Vega</text:p>
          </table:table-cell>
          <table:table-cell office:value-type="string">
            <text:p>Person</text:p>
          </table:table-cell>
          <table:table-cell office:value-type="string">
            <text:p>Adan</text:p>
          </table:table-cell>
          <table:table-cell office:value-type="string">
            <text:p>Vega</text:p>
          </table:table-cell>
          <table:table-cell/>
          <table:table-cell office:value-type="string">
            <text:p>Research Technician</text:p>
          </table:table-cell>
          <table:table-cell office:value-type="string">
            <text:p>Divisions</text:p>
          </table:table-cell>
          <table:table-cell office:value-type="string">
            <text:p>Division 4: Crop Management <text:s/>and Production Systems</text:p>
          </table:table-cell>
          <table:table-cell office:value-type="float" office:value="28034">
            <text:p>1-Oct-76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324];&quot;-&quot;;[.E324]))" office:value-type="string" office:string-value="/about-cip/staff/fredy-ventura">
            <text:p>/about-cip/staff/fredy-ventura</text:p>
          </table:table-cell>
          <table:table-cell table:formula="of:=CONCATENATE([.D324];&quot; &quot;;[.E324])" office:value-type="string" office:string-value="Fredy Ventura">
            <text:p>Fredy Ventura</text:p>
          </table:table-cell>
          <table:table-cell office:value-type="string">
            <text:p>Person</text:p>
          </table:table-cell>
          <table:table-cell office:value-type="string">
            <text:p>Fredy</text:p>
          </table:table-cell>
          <table:table-cell office:value-type="string">
            <text:p>Ventura</text:p>
          </table:table-cell>
          <table:table-cell/>
          <table:table-cell office:value-type="string">
            <text:p>Laboratory Technician</text:p>
          </table:table-cell>
          <table:table-cell office:value-type="string">
            <text:p>Divisions</text:p>
          </table:table-cell>
          <table:table-cell office:value-type="string">
            <text:p>Division 4: Crop Management <text:s/>and Production Systems</text:p>
          </table:table-cell>
          <table:table-cell office:value-type="float" office:value="34060">
            <text:p>1-Apr-93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325];&quot;-&quot;;[.E325]))" office:value-type="string" office:string-value="/about-cip/staff/marcelo-vinueza">
            <text:p>/about-cip/staff/marcelo-vinueza</text:p>
          </table:table-cell>
          <table:table-cell table:formula="of:=CONCATENATE([.D325];&quot; &quot;;[.E325])" office:value-type="string" office:string-value="Marcelo Vinueza">
            <text:p>Marcelo Vinueza</text:p>
          </table:table-cell>
          <table:table-cell office:value-type="string">
            <text:p>Person</text:p>
          </table:table-cell>
          <table:table-cell office:value-type="string">
            <text:p>Marcelo</text:p>
          </table:table-cell>
          <table:table-cell office:value-type="string">
            <text:p>Vinueza</text:p>
          </table:table-cell>
          <table:table-cell/>
          <table:table-cell office:value-type="string">
            <text:p>Laboratory Technician</text:p>
          </table:table-cell>
          <table:table-cell office:value-type="string">
            <text:p>Divisions</text:p>
          </table:table-cell>
          <table:table-cell office:value-type="string">
            <text:p>Division 4: Crop Management <text:s/>and Production Systems</text:p>
          </table:table-cell>
          <table:table-cell table:style-name="ce4" office:value-type="float" office:value="33284">
            <text:p>15-Feb-91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326];&quot;-&quot;;[.E326]))" office:value-type="string" office:string-value="/about-cip/staff/julia-zamudio">
            <text:p>/about-cip/staff/julia-zamudio</text:p>
          </table:table-cell>
          <table:table-cell table:formula="of:=CONCATENATE([.D326];&quot; &quot;;[.E326])" office:value-type="string" office:string-value="Julia Zamudio">
            <text:p>Julia Zamudio</text:p>
          </table:table-cell>
          <table:table-cell office:value-type="string">
            <text:p>Person</text:p>
          </table:table-cell>
          <table:table-cell office:value-type="string">
            <text:p>Julia</text:p>
          </table:table-cell>
          <table:table-cell office:value-type="string">
            <text:p>Zamudio</text:p>
          </table:table-cell>
          <table:table-cell/>
          <table:table-cell office:value-type="string">
            <text:p>Administrative Assistant</text:p>
          </table:table-cell>
          <table:table-cell office:value-type="string">
            <text:p>Divisions</text:p>
          </table:table-cell>
          <table:table-cell office:value-type="string">
            <text:p>Division 4: Crop Management <text:s/>and Production Systems</text:p>
          </table:table-cell>
          <table:table-cell office:value-type="float" office:value="34274">
            <text:p>1-Nov-93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327];&quot;-&quot;;[.E327]))" office:value-type="string" office:string-value="/about-cip/staff/octavio-zegarra">
            <text:p>/about-cip/staff/octavio-zegarra</text:p>
          </table:table-cell>
          <table:table-cell table:formula="of:=CONCATENATE([.D327];&quot; &quot;;[.E327])" office:value-type="string" office:string-value="Octavio Zegarra">
            <text:p>Octavio Zegarra</text:p>
          </table:table-cell>
          <table:table-cell office:value-type="string">
            <text:p>Person</text:p>
          </table:table-cell>
          <table:table-cell office:value-type="string">
            <text:p>Octavio</text:p>
          </table:table-cell>
          <table:table-cell office:value-type="string">
            <text:p>Zegarra</text:p>
          </table:table-cell>
          <table:table-cell/>
          <table:table-cell office:value-type="string">
            <text:p>Biologist, <text:s/>Research Assistant</text:p>
          </table:table-cell>
          <table:table-cell office:value-type="string">
            <text:p>Divisions</text:p>
          </table:table-cell>
          <table:table-cell office:value-type="string">
            <text:p>Division 4: Crop Management <text:s/>and Production Systems</text:p>
          </table:table-cell>
          <table:table-cell office:value-type="float" office:value="34715">
            <text:p>16-Jan-95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328];&quot;-&quot;;[.E328]))" office:value-type="string" office:string-value="/about-cip/staff/ana-peréz">
            <text:p>/about-cip/staff/ana-peréz</text:p>
          </table:table-cell>
          <table:table-cell table:formula="of:=CONCATENATE([.D328];&quot; &quot;;[.E328])" office:value-type="string" office:string-value="Ana Peréz">
            <text:p>Ana Peréz</text:p>
          </table:table-cell>
          <table:table-cell office:value-type="string">
            <text:p>Person</text:p>
          </table:table-cell>
          <table:table-cell office:value-type="string">
            <text:p>Ana</text:p>
          </table:table-cell>
          <table:table-cell office:value-type="string">
            <text:p>Peréz</text:p>
          </table:table-cell>
          <table:table-cell/>
          <table:table-cell office:value-type="string">
            <text:p>Junior Research Assistant</text:p>
          </table:table-cell>
          <table:table-cell office:value-type="string">
            <text:p>Divisions</text:p>
          </table:table-cell>
          <table:table-cell office:value-type="string">
            <text:p>Division 4: Crop Management <text:s/>and Production Systems</text:p>
          </table:table-cell>
          <table:table-cell office:value-type="float" office:value="40549">
            <text:p>6-Jan-11</text:p>
          </table:table-cell>
          <table:table-cell table:style-name="ce5" office:value-type="float" office:value="40724">
            <text:p>30-Jun-11</text:p>
          </table:table-cell>
          <table:table-cell table:number-columns-repeated="1013"/>
        </table:table-row>
        <table:table-row table:style-name="ro1">
          <table:table-cell table:formula="of:=LOWER(CONCATENATE(&quot;/about-cip/staff/&quot;;[.D329];&quot;-&quot;;[.E329]))" office:value-type="string" office:string-value="/about-cip/staff/evelyn-tinoco">
            <text:p>/about-cip/staff/evelyn-tinoco</text:p>
          </table:table-cell>
          <table:table-cell table:formula="of:=CONCATENATE([.D329];&quot; &quot;;[.E329])" office:value-type="string" office:string-value="Evelyn Tinoco">
            <text:p>Evelyn Tinoco</text:p>
          </table:table-cell>
          <table:table-cell office:value-type="string">
            <text:p>Person</text:p>
          </table:table-cell>
          <table:table-cell office:value-type="string">
            <text:p>Evelyn</text:p>
          </table:table-cell>
          <table:table-cell office:value-type="string">
            <text:p>Tinoco</text:p>
          </table:table-cell>
          <table:table-cell/>
          <table:table-cell office:value-type="string">
            <text:p>Greenhouse Auxiliary</text:p>
          </table:table-cell>
          <table:table-cell office:value-type="string">
            <text:p>Divisions</text:p>
          </table:table-cell>
          <table:table-cell office:value-type="string">
            <text:p>Division 4: Crop Management <text:s/>and Production Systems</text:p>
          </table:table-cell>
          <table:table-cell office:value-type="float" office:value="40618">
            <text:p>16-Mar-11</text:p>
          </table:table-cell>
          <table:table-cell table:style-name="ce5" office:value-type="float" office:value="40755">
            <text:p>31-Jul-11</text:p>
          </table:table-cell>
          <table:table-cell table:number-columns-repeated="1013"/>
        </table:table-row>
        <table:table-row table:style-name="ro1">
          <table:table-cell table:formula="of:=LOWER(CONCATENATE(&quot;/about-cip/staff/&quot;;[.D330];&quot;-&quot;;[.E330]))" office:value-type="string" office:string-value="/about-cip/staff/roberto-quiróz">
            <text:p>/about-cip/staff/roberto-quiróz</text:p>
          </table:table-cell>
          <table:table-cell table:formula="of:=CONCATENATE([.D330];&quot; &quot;;[.E330])" office:value-type="string" office:string-value="Roberto Quiróz">
            <text:p>Roberto Quiróz</text:p>
          </table:table-cell>
          <table:table-cell office:value-type="string">
            <text:p>Person</text:p>
          </table:table-cell>
          <table:table-cell office:value-type="string">
            <text:p>Roberto</text:p>
          </table:table-cell>
          <table:table-cell office:value-type="string">
            <text:p>Quiróz</text:p>
          </table:table-cell>
          <table:table-cell/>
          <table:table-cell office:value-type="string">
            <text:p>Land Use Systems Specialist</text:p>
          </table:table-cell>
          <table:table-cell office:value-type="string">
            <text:p>Divisions</text:p>
          </table:table-cell>
          <table:table-cell office:value-type="string">
            <text:p>Division 4: Crop Management <text:s/>and Production Systems</text:p>
          </table:table-cell>
          <table:table-cell table:style-name="ce4" office:value-type="float" office:value="35096">
            <text:p>1-Feb-96</text:p>
          </table:table-cell>
          <table:table-cell office:value-type="float" office:value="40908">
            <text:p>31-Dec-11</text:p>
          </table:table-cell>
          <table:table-cell table:number-columns-repeated="1013"/>
        </table:table-row>
        <table:table-row table:style-name="ro1">
          <table:table-cell table:formula="of:=LOWER(CONCATENATE(&quot;/about-cip/staff/&quot;;[.D331];&quot;-&quot;;[.E331]))" office:value-type="string" office:string-value="/about-cip/staff/nikolai -alarcón">
            <text:p>/about-cip/staff/nikolai -alarcón</text:p>
          </table:table-cell>
          <table:table-cell table:formula="of:=CONCATENATE([.D331];&quot; &quot;;[.E331])" office:value-type="string" office:string-value="Nikolai  Alarcón">
            <text:p>Nikolai <text:s/>Alarcón</text:p>
          </table:table-cell>
          <table:table-cell office:value-type="string">
            <text:p>Person</text:p>
          </table:table-cell>
          <table:table-cell office:value-type="string">
            <text:p>Nikolai </text:p>
          </table:table-cell>
          <table:table-cell office:value-type="string">
            <text:p>Alarcón</text:p>
          </table:table-cell>
          <table:table-cell/>
          <table:table-cell office:value-type="string">
            <text:p>Greenhouse Technician</text:p>
          </table:table-cell>
          <table:table-cell office:value-type="string">
            <text:p>Divisions</text:p>
          </table:table-cell>
          <table:table-cell office:value-type="string">
            <text:p>Division 4: Crop Management <text:s/>and Production Systems</text:p>
          </table:table-cell>
          <table:table-cell office:value-type="float" office:value="38687">
            <text:p>1-Dec-05</text:p>
          </table:table-cell>
          <table:table-cell table:style-name="ce5"/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formula="of:=LOWER(CONCATENATE(&quot;/about-cip/staff/&quot;;[.D332];&quot;-&quot;;[.E332]))" office:value-type="string" office:string-value="/about-cip/staff/carolina-barreda">
            <text:p>/about-cip/staff/carolina-barreda</text:p>
          </table:table-cell>
          <table:table-cell table:formula="of:=CONCATENATE([.D332];&quot; &quot;;[.E332])" office:value-type="string" office:string-value="Carolina Barreda">
            <text:p>Carolina Barreda</text:p>
          </table:table-cell>
          <table:table-cell office:value-type="string">
            <text:p>Person</text:p>
          </table:table-cell>
          <table:table-cell office:value-type="string">
            <text:p>Carolina</text:p>
          </table:table-cell>
          <table:table-cell office:value-type="string">
            <text:p>Barreda</text:p>
          </table:table-cell>
          <table:table-cell/>
          <table:table-cell office:value-type="string">
            <text:p>Barreda, Carolina, Agronomist, Research Assistant</text:p>
          </table:table-cell>
          <table:table-cell office:value-type="string">
            <text:p>Divisions</text:p>
          </table:table-cell>
          <table:table-cell office:value-type="string">
            <text:p>Division 4: Crop Management <text:s/>and Production Systems</text:p>
          </table:table-cell>
          <table:table-cell office:value-type="float" office:value="36997">
            <text:p>16-Apr-01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333];&quot;-&quot;;[.E333]))" office:value-type="string" office:string-value="/about-cip/staff/mariella-carbajal">
            <text:p>/about-cip/staff/mariella-carbajal</text:p>
          </table:table-cell>
          <table:table-cell table:formula="of:=CONCATENATE([.D333];&quot; &quot;;[.E333])" office:value-type="string" office:string-value="Mariella Carbajal">
            <text:p>Mariella Carbajal</text:p>
          </table:table-cell>
          <table:table-cell office:value-type="string">
            <text:p>Person</text:p>
          </table:table-cell>
          <table:table-cell office:value-type="string">
            <text:p>Mariella</text:p>
          </table:table-cell>
          <table:table-cell office:value-type="string">
            <text:p>Carbajal</text:p>
          </table:table-cell>
          <table:table-cell/>
          <table:table-cell office:value-type="string">
            <text:p>Research Assistant</text:p>
          </table:table-cell>
          <table:table-cell office:value-type="string">
            <text:p>Divisions</text:p>
          </table:table-cell>
          <table:table-cell office:value-type="string">
            <text:p>Division 4: Crop Management <text:s/>and Production Systems</text:p>
          </table:table-cell>
          <table:table-cell office:value-type="float" office:value="40301">
            <text:p>3-May-10</text:p>
          </table:table-cell>
          <table:table-cell table:style-name="ce5" office:value-type="float" office:value="40908">
            <text:p>31-Dec-11</text:p>
          </table:table-cell>
          <table:table-cell table:number-columns-repeated="1013"/>
        </table:table-row>
        <table:table-row table:style-name="ro1">
          <table:table-cell table:formula="of:=LOWER(CONCATENATE(&quot;/about-cip/staff/&quot;;[.D334];&quot;-&quot;;[.E334]))" office:value-type="string" office:string-value="/about-cip/staff/lieven-claessens">
            <text:p>/about-cip/staff/lieven-claessens</text:p>
          </table:table-cell>
          <table:table-cell table:formula="of:=CONCATENATE([.D334];&quot; &quot;;[.E334])" office:value-type="string" office:string-value="Lieven Claessens">
            <text:p>Lieven Claessens</text:p>
          </table:table-cell>
          <table:table-cell office:value-type="string">
            <text:p>Person</text:p>
          </table:table-cell>
          <table:table-cell office:value-type="string">
            <text:p>Lieven</text:p>
          </table:table-cell>
          <table:table-cell office:value-type="string">
            <text:p>Claessens</text:p>
          </table:table-cell>
          <table:table-cell/>
          <table:table-cell office:value-type="string">
            <text:p>Soil Scientist 3 (Kenya)</text:p>
          </table:table-cell>
          <table:table-cell office:value-type="string">
            <text:p>Divisions</text:p>
          </table:table-cell>
          <table:table-cell office:value-type="string">
            <text:p>Division 4: Crop Management <text:s/>and Production Systems</text:p>
          </table:table-cell>
          <table:table-cell table:style-name="ce4" office:value-type="float" office:value="38596">
            <text:p>1-Sep-05</text:p>
          </table:table-cell>
          <table:table-cell office:value-type="float" office:value="40786">
            <text:p>31-Aug-1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formula="of:=LOWER(CONCATENATE(&quot;/about-cip/staff/&quot;;[.D335];&quot;-&quot;;[.E335]))" office:value-type="string" office:string-value="/about-cip/staff/mariana  -cruz">
            <text:p>/about-cip/staff/mariana <text:s/>-cruz</text:p>
          </table:table-cell>
          <table:table-cell table:formula="of:=CONCATENATE([.D335];&quot; &quot;;[.E335])" office:value-type="string" office:string-value="Mariana   Cruz">
            <text:p>Mariana <text:s text:c="2"/>Cruz</text:p>
          </table:table-cell>
          <table:table-cell office:value-type="string">
            <text:p>Person</text:p>
          </table:table-cell>
          <table:table-cell office:value-type="string">
            <text:p>Mariana <text:s/></text:p>
          </table:table-cell>
          <table:table-cell office:value-type="string">
            <text:p>Cruz</text:p>
          </table:table-cell>
          <table:table-cell/>
          <table:table-cell office:value-type="string">
            <text:p>Biologist, Intermediate Researcher</text:p>
          </table:table-cell>
          <table:table-cell office:value-type="string">
            <text:p>Divisions</text:p>
          </table:table-cell>
          <table:table-cell office:value-type="string">
            <text:p>Division 4: Crop Management <text:s/>and Production Systems</text:p>
          </table:table-cell>
          <table:table-cell office:value-type="float" office:value="39371">
            <text:p>16-Oct-07</text:p>
          </table:table-cell>
          <table:table-cell table:style-name="ce5"/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formula="of:=LOWER(CONCATENATE(&quot;/about-cip/staff/&quot;;[.D336];&quot;-&quot;;[.E336]))" office:value-type="string" office:string-value="/about-cip/staff/carla-gávilan">
            <text:p>/about-cip/staff/carla-gávilan</text:p>
          </table:table-cell>
          <table:table-cell table:formula="of:=CONCATENATE([.D336];&quot; &quot;;[.E336])" office:value-type="string" office:string-value="Carla Gávilan">
            <text:p>Carla Gávilan</text:p>
          </table:table-cell>
          <table:table-cell office:value-type="string">
            <text:p>Person</text:p>
          </table:table-cell>
          <table:table-cell office:value-type="string">
            <text:p>Carla</text:p>
          </table:table-cell>
          <table:table-cell office:value-type="string">
            <text:p>Gávilan</text:p>
          </table:table-cell>
          <table:table-cell/>
          <table:table-cell office:value-type="string">
            <text:p>Agronomist, Research Assistant</text:p>
          </table:table-cell>
          <table:table-cell office:value-type="string">
            <text:p>Divisions</text:p>
          </table:table-cell>
          <table:table-cell office:value-type="string">
            <text:p>Division 4: Crop Management <text:s/>and Production Systems</text:p>
          </table:table-cell>
          <table:table-cell office:value-type="float" office:value="40071">
            <text:p>15-Sep-09</text:p>
          </table:table-cell>
          <table:table-cell table:style-name="ce5" office:value-type="float" office:value="40908">
            <text:p>31-Dec-1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formula="of:=LOWER(CONCATENATE(&quot;/about-cip/staff/&quot;;[.D337];&quot;-&quot;;[.E337]))" office:value-type="string" office:string-value="/about-cip/staff/josé -guerrero">
            <text:p>/about-cip/staff/josé -guerrero</text:p>
          </table:table-cell>
          <table:table-cell table:formula="of:=CONCATENATE([.D337];&quot; &quot;;[.E337])" office:value-type="string" office:string-value="José  Guerrero">
            <text:p>José <text:s/>Guerrero</text:p>
          </table:table-cell>
          <table:table-cell office:value-type="string">
            <text:p>Person</text:p>
          </table:table-cell>
          <table:table-cell office:value-type="string">
            <text:p>José </text:p>
          </table:table-cell>
          <table:table-cell office:value-type="string">
            <text:p>Guerrero</text:p>
          </table:table-cell>
          <table:table-cell/>
          <table:table-cell office:value-type="string">
            <text:p>Systems Assistant</text:p>
          </table:table-cell>
          <table:table-cell office:value-type="string">
            <text:p>Divisions</text:p>
          </table:table-cell>
          <table:table-cell office:value-type="string">
            <text:p>Division 4: Crop Management <text:s/>and Production Systems</text:p>
          </table:table-cell>
          <table:table-cell office:value-type="float" office:value="37259">
            <text:p>3-Jan-02</text:p>
          </table:table-cell>
          <table:table-cell table:style-name="ce5"/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formula="of:=LOWER(CONCATENATE(&quot;/about-cip/staff/&quot;;[.D338];&quot;-&quot;;[.E338]))" office:value-type="string" office:string-value="/about-cip/staff/haline-heidinger">
            <text:p>/about-cip/staff/haline-heidinger</text:p>
          </table:table-cell>
          <table:table-cell table:formula="of:=CONCATENATE([.D338];&quot; &quot;;[.E338])" office:value-type="string" office:string-value="Haline Heidinger">
            <text:p>Haline Heidinger</text:p>
          </table:table-cell>
          <table:table-cell office:value-type="string">
            <text:p>Person</text:p>
          </table:table-cell>
          <table:table-cell office:value-type="string">
            <text:p>Haline</text:p>
          </table:table-cell>
          <table:table-cell office:value-type="string">
            <text:p>Heidinger</text:p>
          </table:table-cell>
          <table:table-cell/>
          <table:table-cell office:value-type="string">
            <text:p>Enviroment Engineer, <text:s/>Research Assistant</text:p>
          </table:table-cell>
          <table:table-cell office:value-type="string">
            <text:p>Divisions</text:p>
          </table:table-cell>
          <table:table-cell office:value-type="string">
            <text:p>Division 4: Crop Management <text:s/>and Production Systems</text:p>
          </table:table-cell>
          <table:table-cell office:value-type="float" office:value="39279">
            <text:p>16-Jul-07</text:p>
          </table:table-cell>
          <table:table-cell table:style-name="ce5"/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formula="of:=LOWER(CONCATENATE(&quot;/about-cip/staff/&quot;;[.D339];&quot;-&quot;;[.E339]))" office:value-type="string" office:string-value="/about-cip/staff/hildo-loayza">
            <text:p>/about-cip/staff/hildo-loayza</text:p>
          </table:table-cell>
          <table:table-cell table:formula="of:=CONCATENATE([.D339];&quot; &quot;;[.E339])" office:value-type="string" office:string-value="Hildo Loayza">
            <text:p>Hildo Loayza</text:p>
          </table:table-cell>
          <table:table-cell office:value-type="string">
            <text:p>Person</text:p>
          </table:table-cell>
          <table:table-cell office:value-type="string">
            <text:p>Hildo</text:p>
          </table:table-cell>
          <table:table-cell office:value-type="string">
            <text:p>Loayza</text:p>
          </table:table-cell>
          <table:table-cell/>
          <table:table-cell office:value-type="string">
            <text:p>Research Assistant</text:p>
          </table:table-cell>
          <table:table-cell office:value-type="string">
            <text:p>Divisions</text:p>
          </table:table-cell>
          <table:table-cell office:value-type="string">
            <text:p>Division 4: Crop Management <text:s/>and Production Systems</text:p>
          </table:table-cell>
          <table:table-cell office:value-type="float" office:value="38271">
            <text:p>11-Oct-04</text:p>
          </table:table-cell>
          <table:table-cell table:style-name="ce5"/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formula="of:=LOWER(CONCATENATE(&quot;/about-cip/staff/&quot;;[.D340];&quot;-&quot;;[.E340]))" office:value-type="string" office:string-value="/about-cip/staff/adolfo-posadas">
            <text:p>/about-cip/staff/adolfo-posadas</text:p>
          </table:table-cell>
          <table:table-cell table:formula="of:=CONCATENATE([.D340];&quot; &quot;;[.E340])" office:value-type="string" office:string-value="Adolfo Posadas">
            <text:p>Adolfo Posadas</text:p>
          </table:table-cell>
          <table:table-cell office:value-type="string">
            <text:p>Person</text:p>
          </table:table-cell>
          <table:table-cell office:value-type="string">
            <text:p>Adolfo</text:p>
          </table:table-cell>
          <table:table-cell office:value-type="string">
            <text:p>Posadas</text:p>
          </table:table-cell>
          <table:table-cell/>
          <table:table-cell office:value-type="string">
            <text:p>Physicist, Research Associate, Liaison Officer Brazil 3</text:p>
          </table:table-cell>
          <table:table-cell office:value-type="string">
            <text:p>Divisions</text:p>
          </table:table-cell>
          <table:table-cell office:value-type="string">
            <text:p>Division 4: Crop Management <text:s/>and Production Systems</text:p>
          </table:table-cell>
          <table:table-cell table:style-name="ce4" office:value-type="float" office:value="39965">
            <text:p>1-Jun-09</text:p>
          </table:table-cell>
          <table:table-cell office:value-type="float" office:value="40999">
            <text:p>31-Mar-12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formula="of:=LOWER(CONCATENATE(&quot;/about-cip/staff/&quot;;[.D341];&quot;-&quot;;[.E341]))" office:value-type="string" office:string-value="/about-cip/staff/rubí-raymundo">
            <text:p>/about-cip/staff/rubí-raymundo</text:p>
          </table:table-cell>
          <table:table-cell table:formula="of:=CONCATENATE([.D341];&quot; &quot;;[.E341])" office:value-type="string" office:string-value="Rubí Raymundo">
            <text:p>Rubí Raymundo</text:p>
          </table:table-cell>
          <table:table-cell office:value-type="string">
            <text:p>Person</text:p>
          </table:table-cell>
          <table:table-cell office:value-type="string">
            <text:p>Rubí</text:p>
          </table:table-cell>
          <table:table-cell office:value-type="string">
            <text:p>Raymundo</text:p>
          </table:table-cell>
          <table:table-cell/>
          <table:table-cell office:value-type="string">
            <text:p>GIS, Research Assistant</text:p>
          </table:table-cell>
          <table:table-cell office:value-type="string">
            <text:p>Divisions</text:p>
          </table:table-cell>
          <table:table-cell office:value-type="string">
            <text:p>Division 4: Crop Management <text:s/>and Production Systems</text:p>
          </table:table-cell>
          <table:table-cell office:value-type="float" office:value="39517">
            <text:p>10-Mar-08</text:p>
          </table:table-cell>
          <table:table-cell table:style-name="ce5" office:value-type="float" office:value="40908">
            <text:p>31-Dec-1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formula="of:=LOWER(CONCATENATE(&quot;/about-cip/staff/&quot;;[.D342];&quot;-&quot;;[.E342]))" office:value-type="string" office:string-value="/about-cip/staff/luis-silva">
            <text:p>/about-cip/staff/luis-silva</text:p>
          </table:table-cell>
          <table:table-cell table:formula="of:=CONCATENATE([.D342];&quot; &quot;;[.E342])" office:value-type="string" office:string-value="Luis Silva">
            <text:p>Luis Silva</text:p>
          </table:table-cell>
          <table:table-cell office:value-type="string">
            <text:p>Person</text:p>
          </table:table-cell>
          <table:table-cell office:value-type="string">
            <text:p>Luis</text:p>
          </table:table-cell>
          <table:table-cell office:value-type="string">
            <text:p>Silva</text:p>
          </table:table-cell>
          <table:table-cell/>
          <table:table-cell office:value-type="string">
            <text:p>Database Technician</text:p>
          </table:table-cell>
          <table:table-cell office:value-type="string">
            <text:p>Divisions</text:p>
          </table:table-cell>
          <table:table-cell office:value-type="string">
            <text:p>Division 4: Crop Management <text:s/>and Production Systems</text:p>
          </table:table-cell>
          <table:table-cell office:value-type="float" office:value="38365">
            <text:p>13-Jan-05</text:p>
          </table:table-cell>
          <table:table-cell table:style-name="ce5"/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formula="of:=LOWER(CONCATENATE(&quot;/about-cip/staff/&quot;;[.D343];&quot;-&quot;;[.E343]))" office:value-type="string" office:string-value="/about-cip/staff/ivonne-valdizán">
            <text:p>/about-cip/staff/ivonne-valdizán</text:p>
          </table:table-cell>
          <table:table-cell table:formula="of:=CONCATENATE([.D343];&quot; &quot;;[.E343])" office:value-type="string" office:string-value="Ivonne Valdizán">
            <text:p>Ivonne Valdizán</text:p>
          </table:table-cell>
          <table:table-cell office:value-type="string">
            <text:p>Person</text:p>
          </table:table-cell>
          <table:table-cell office:value-type="string">
            <text:p>Ivonne</text:p>
          </table:table-cell>
          <table:table-cell office:value-type="string">
            <text:p>Valdizán</text:p>
          </table:table-cell>
          <table:table-cell/>
          <table:table-cell office:value-type="string">
            <text:p>Administrative Assistant</text:p>
          </table:table-cell>
          <table:table-cell office:value-type="string">
            <text:p>Divisions</text:p>
          </table:table-cell>
          <table:table-cell office:value-type="string">
            <text:p>Division 4: Crop Management <text:s/>and Production Systems</text:p>
          </table:table-cell>
          <table:table-cell office:value-type="float" office:value="30539">
            <text:p>11-Aug-83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344];&quot;-&quot;;[.E344]))" office:value-type="string" office:string-value="/about-cip/staff/christian-yarlequé">
            <text:p>/about-cip/staff/christian-yarlequé</text:p>
          </table:table-cell>
          <table:table-cell table:formula="of:=CONCATENATE([.D344];&quot; &quot;;[.E344])" office:value-type="string" office:string-value="Christian Yarlequé">
            <text:p>Christian Yarlequé</text:p>
          </table:table-cell>
          <table:table-cell office:value-type="string">
            <text:p>Person</text:p>
          </table:table-cell>
          <table:table-cell office:value-type="string">
            <text:p>Christian</text:p>
          </table:table-cell>
          <table:table-cell office:value-type="string">
            <text:p>Yarlequé</text:p>
          </table:table-cell>
          <table:table-cell/>
          <table:table-cell office:value-type="string">
            <text:p>Research Assistant</text:p>
          </table:table-cell>
          <table:table-cell office:value-type="string">
            <text:p>Divisions</text:p>
          </table:table-cell>
          <table:table-cell office:value-type="string">
            <text:p>Division 4: Crop Management <text:s/>and Production Systems</text:p>
          </table:table-cell>
          <table:table-cell office:value-type="float" office:value="38384">
            <text:p>1-Feb-05</text:p>
          </table:table-cell>
          <table:table-cell table:style-name="ce5"/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formula="of:=LOWER(CONCATENATE(&quot;/about-cip/staff/&quot;;[.D345];&quot;-&quot;;[.E345]))" office:value-type="string" office:string-value="/about-cip/staff/percy-zorogastúa">
            <text:p>/about-cip/staff/percy-zorogastúa</text:p>
          </table:table-cell>
          <table:table-cell table:formula="of:=CONCATENATE([.D345];&quot; &quot;;[.E345])" office:value-type="string" office:string-value="Percy Zorogastúa">
            <text:p>Percy Zorogastúa</text:p>
          </table:table-cell>
          <table:table-cell office:value-type="string">
            <text:p>Person</text:p>
          </table:table-cell>
          <table:table-cell office:value-type="string">
            <text:p>Percy</text:p>
          </table:table-cell>
          <table:table-cell office:value-type="string">
            <text:p>Zorogastúa</text:p>
          </table:table-cell>
          <table:table-cell/>
          <table:table-cell office:value-type="string">
            <text:p>Agronomist, Intermediate Researcher</text:p>
          </table:table-cell>
          <table:table-cell office:value-type="string">
            <text:p>Divisions</text:p>
          </table:table-cell>
          <table:table-cell office:value-type="string">
            <text:p>Division 4: Crop Management <text:s/>and Production Systems</text:p>
          </table:table-cell>
          <table:table-cell office:value-type="float" office:value="35947">
            <text:p>1-Jun-98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346];&quot;-&quot;;[.E346]))" office:value-type="string" office:string-value="/about-cip/staff/carlos-león-velarde">
            <text:p>/about-cip/staff/carlos-león-velarde</text:p>
          </table:table-cell>
          <table:table-cell table:formula="of:=CONCATENATE([.D346];&quot; &quot;;[.E346])" office:value-type="string" office:string-value="Carlos León-Velarde">
            <text:p>Carlos León-Velarde</text:p>
          </table:table-cell>
          <table:table-cell office:value-type="string">
            <text:p>Person</text:p>
          </table:table-cell>
          <table:table-cell office:value-type="string">
            <text:p>Carlos</text:p>
          </table:table-cell>
          <table:table-cell office:value-type="string">
            <text:p>León-Velarde</text:p>
          </table:table-cell>
          <table:table-cell/>
          <table:table-cell office:value-type="string">
            <text:p>Agricultural Systems Analysis Specialist</text:p>
          </table:table-cell>
          <table:table-cell office:value-type="string">
            <text:p>Divisions</text:p>
          </table:table-cell>
          <table:table-cell office:value-type="string">
            <text:p>ALTAGRO Project</text:p>
          </table:table-cell>
          <table:table-cell table:style-name="ce4" office:value-type="float" office:value="34060">
            <text:p>1-Apr-93</text:p>
          </table:table-cell>
          <table:table-cell office:value-type="float" office:value="41029">
            <text:p>30-Apr-12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formula="of:=LOWER(CONCATENATE(&quot;/about-cip/staff/&quot;;[.D347];&quot;-&quot;;[.E347]))" office:value-type="string" office:string-value="/about-cip/staff/amalia-lanatta">
            <text:p>/about-cip/staff/amalia-lanatta</text:p>
          </table:table-cell>
          <table:table-cell table:formula="of:=CONCATENATE([.D347];&quot; &quot;;[.E347])" office:value-type="string" office:string-value="Amalia Lanatta">
            <text:p>Amalia Lanatta</text:p>
          </table:table-cell>
          <table:table-cell office:value-type="string">
            <text:p>Person</text:p>
          </table:table-cell>
          <table:table-cell office:value-type="string">
            <text:p>Amalia</text:p>
          </table:table-cell>
          <table:table-cell office:value-type="string">
            <text:p>Lanatta</text:p>
          </table:table-cell>
          <table:table-cell/>
          <table:table-cell office:value-type="string">
            <text:p>Administrative Assistant</text:p>
          </table:table-cell>
          <table:table-cell office:value-type="string">
            <text:p>Divisions</text:p>
          </table:table-cell>
          <table:table-cell office:value-type="string">
            <text:p>ALTAGRO Project</text:p>
          </table:table-cell>
          <table:table-cell office:value-type="float" office:value="29542">
            <text:p>17-Nov-80</text:p>
          </table:table-cell>
          <table:table-cell/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formula="of:=LOWER(CONCATENATE(&quot;/about-cip/staff/&quot;;[.D348];&quot;-&quot;;[.E348]))" office:value-type="string" office:string-value="/about-cip/staff/víctor-mares">
            <text:p>/about-cip/staff/víctor-mares</text:p>
          </table:table-cell>
          <table:table-cell table:formula="of:=CONCATENATE([.D348];&quot; &quot;;[.E348])" office:value-type="string" office:string-value="Víctor Mares">
            <text:p>Víctor Mares</text:p>
          </table:table-cell>
          <table:table-cell office:value-type="string">
            <text:p>Person</text:p>
          </table:table-cell>
          <table:table-cell office:value-type="string">
            <text:p>Víctor</text:p>
          </table:table-cell>
          <table:table-cell office:value-type="string">
            <text:p>Mares</text:p>
          </table:table-cell>
          <table:table-cell/>
          <table:table-cell office:value-type="string">
            <text:p>Consultant</text:p>
          </table:table-cell>
          <table:table-cell office:value-type="string">
            <text:p>Divisions</text:p>
          </table:table-cell>
          <table:table-cell office:value-type="string">
            <text:p>ALTAGRO Project</text:p>
          </table:table-cell>
          <table:table-cell table:style-name="ce4"/>
          <table:table-cell table:number-columns-repeated="1014"/>
        </table:table-row>
        <table:table-row table:style-name="ro1">
          <table:table-cell table:formula="of:=LOWER(CONCATENATE(&quot;/about-cip/staff/&quot;;[.D349];&quot;-&quot;;[.E349]))" office:value-type="string" office:string-value="/about-cip/staff/roberto-valdivia">
            <text:p>/about-cip/staff/roberto-valdivia</text:p>
          </table:table-cell>
          <table:table-cell table:formula="of:=CONCATENATE([.D349];&quot; &quot;;[.E349])" office:value-type="string" office:string-value="Roberto Valdivia">
            <text:p>Roberto Valdivia</text:p>
          </table:table-cell>
          <table:table-cell office:value-type="string">
            <text:p>Person</text:p>
          </table:table-cell>
          <table:table-cell office:value-type="string">
            <text:p>Roberto</text:p>
          </table:table-cell>
          <table:table-cell office:value-type="string">
            <text:p>Valdivia</text:p>
          </table:table-cell>
          <table:table-cell/>
          <table:table-cell office:value-type="string">
            <text:p>Agronomist, Coordinator Altagro-Puno</text:p>
          </table:table-cell>
          <table:table-cell office:value-type="string">
            <text:p>Divisions</text:p>
          </table:table-cell>
          <table:table-cell office:value-type="string">
            <text:p>ALTAGRO Project</text:p>
          </table:table-cell>
          <table:table-cell office:value-type="float" office:value="38777">
            <text:p>1-Mar-06</text:p>
          </table:table-cell>
          <table:table-cell table:style-name="ce5"/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formula="of:=LOWER(CONCATENATE(&quot;/about-cip/staff/&quot;;[.D350];&quot;-&quot;;[.E350]))" office:value-type="string" office:string-value="/about-cip/staff/edda-echeandía">
            <text:p>/about-cip/staff/edda-echeandía</text:p>
          </table:table-cell>
          <table:table-cell table:formula="of:=CONCATENATE([.D350];&quot; &quot;;[.E350])" office:value-type="string" office:string-value="Edda Echeandía">
            <text:p>Edda Echeandía</text:p>
          </table:table-cell>
          <table:table-cell office:value-type="string">
            <text:p>Person</text:p>
          </table:table-cell>
          <table:table-cell office:value-type="string">
            <text:p>Edda</text:p>
          </table:table-cell>
          <table:table-cell office:value-type="string">
            <text:p>Echeandía</text:p>
          </table:table-cell>
          <table:table-cell/>
          <table:table-cell office:value-type="string">
            <text:p>Edda, Multimedia Developer</text:p>
          </table:table-cell>
          <table:table-cell office:value-type="string">
            <text:p>Divisions</text:p>
          </table:table-cell>
          <table:table-cell office:value-type="string">
            <text:p>Capacity Strengthening Department</text:p>
          </table:table-cell>
          <table:table-cell office:value-type="float" office:value="36586">
            <text:p>1-Mar-00</text:p>
          </table:table-cell>
          <table:table-cell table:style-name="ce5"/>
          <table:table-cell table:number-columns-repeated="1013"/>
        </table:table-row>
        <table:table-row table:style-name="ro1">
          <table:table-cell table:formula="of:=LOWER(CONCATENATE(&quot;/about-cip/staff/&quot;;[.D351];&quot;-&quot;;[.E351]))" office:value-type="string" office:string-value="/about-cip/staff/alfredo-puccini">
            <text:p>/about-cip/staff/alfredo-puccini</text:p>
          </table:table-cell>
          <table:table-cell table:formula="of:=CONCATENATE([.D351];&quot; &quot;;[.E351])" office:value-type="string" office:string-value="Alfredo Puccini">
            <text:p>Alfredo Puccini</text:p>
          </table:table-cell>
          <table:table-cell office:value-type="string">
            <text:p>Person</text:p>
          </table:table-cell>
          <table:table-cell office:value-type="string">
            <text:p>Alfredo</text:p>
          </table:table-cell>
          <table:table-cell office:value-type="string">
            <text:p>Puccini</text:p>
          </table:table-cell>
          <table:table-cell/>
          <table:table-cell office:value-type="string">
            <text:p>Multimedia Designer</text:p>
          </table:table-cell>
          <table:table-cell office:value-type="string">
            <text:p>Divisions</text:p>
          </table:table-cell>
          <table:table-cell office:value-type="string">
            <text:p>Capacity Strengthening Department</text:p>
          </table:table-cell>
          <table:table-cell office:value-type="float" office:value="35552">
            <text:p>2-May-97</text:p>
          </table:table-cell>
          <table:table-cell table:style-name="ce5"/>
          <table:table-cell table:number-columns-repeated="1013"/>
        </table:table-row>
        <table:table-row table:style-name="ro1">
          <table:table-cell table:formula="of:=LOWER(CONCATENATE(&quot;/about-cip/staff/&quot;;[.D352];&quot;-&quot;;[.E352]))" office:value-type="string" office:string-value="/about-cip/staff/mercedes-suito">
            <text:p>/about-cip/staff/mercedes-suito</text:p>
          </table:table-cell>
          <table:table-cell table:formula="of:=CONCATENATE([.D352];&quot; &quot;;[.E352])" office:value-type="string" office:string-value="Mercedes Suito">
            <text:p>Mercedes Suito</text:p>
          </table:table-cell>
          <table:table-cell office:value-type="string">
            <text:p>Person</text:p>
          </table:table-cell>
          <table:table-cell office:value-type="string">
            <text:p>Mercedes</text:p>
          </table:table-cell>
          <table:table-cell office:value-type="string">
            <text:p>Suito</text:p>
          </table:table-cell>
          <table:table-cell/>
          <table:table-cell office:value-type="string">
            <text:p>Administrative Assistant</text:p>
          </table:table-cell>
          <table:table-cell office:value-type="string">
            <text:p>Divisions</text:p>
          </table:table-cell>
          <table:table-cell office:value-type="string">
            <text:p>Capacity Strengthening Department</text:p>
          </table:table-cell>
          <table:table-cell office:value-type="float" office:value="31803">
            <text:p>26-Jan-87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353];&quot;-&quot;;[.E353]))" office:value-type="string" office:string-value="/about-cip/staff/cecilia-ferreyra">
            <text:p>/about-cip/staff/cecilia-ferreyra</text:p>
          </table:table-cell>
          <table:table-cell table:formula="of:=CONCATENATE([.D353];&quot; &quot;;[.E353])" office:value-type="string" office:string-value="Cecilia Ferreyra">
            <text:p>Cecilia Ferreyra</text:p>
          </table:table-cell>
          <table:table-cell office:value-type="string">
            <text:p>Person</text:p>
          </table:table-cell>
          <table:table-cell office:value-type="string">
            <text:p>Cecilia</text:p>
          </table:table-cell>
          <table:table-cell office:value-type="string">
            <text:p>Ferreyra</text:p>
          </table:table-cell>
          <table:table-cell office:value-type="float" office:value="1">
            <text:p>1</text:p>
          </table:table-cell>
          <table:table-cell office:value-type="string">
            <text:p>Head Librarian</text:p>
          </table:table-cell>
          <table:table-cell office:value-type="string">
            <text:p>Divisions</text:p>
          </table:table-cell>
          <table:table-cell office:value-type="string">
            <text:p>Library</text:p>
          </table:table-cell>
          <table:table-cell office:value-type="float" office:value="27974">
            <text:p>2-Aug-76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354];&quot;-&quot;;[.E354]))" office:value-type="string" office:string-value="/about-cip/staff/daniel-garcía">
            <text:p>/about-cip/staff/daniel-garcía</text:p>
          </table:table-cell>
          <table:table-cell table:formula="of:=CONCATENATE([.D354];&quot; &quot;;[.E354])" office:value-type="string" office:string-value="Daniel García">
            <text:p>Daniel García</text:p>
          </table:table-cell>
          <table:table-cell office:value-type="string">
            <text:p>Person</text:p>
          </table:table-cell>
          <table:table-cell office:value-type="string">
            <text:p>Daniel</text:p>
          </table:table-cell>
          <table:table-cell office:value-type="string">
            <text:p>García</text:p>
          </table:table-cell>
          <table:table-cell/>
          <table:table-cell office:value-type="string">
            <text:p>Library Auxiliary</text:p>
          </table:table-cell>
          <table:table-cell office:value-type="string">
            <text:p>Divisions</text:p>
          </table:table-cell>
          <table:table-cell office:value-type="string">
            <text:p>Library</text:p>
          </table:table-cell>
          <table:table-cell office:value-type="float" office:value="39251">
            <text:p>18-Jun-07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355];&quot;-&quot;;[.E355]))" office:value-type="string" office:string-value="/about-cip/staff/alexis-hoyos">
            <text:p>/about-cip/staff/alexis-hoyos</text:p>
          </table:table-cell>
          <table:table-cell table:formula="of:=CONCATENATE([.D355];&quot; &quot;;[.E355])" office:value-type="string" office:string-value="Alexis Hoyos">
            <text:p>Alexis Hoyos</text:p>
          </table:table-cell>
          <table:table-cell office:value-type="string">
            <text:p>Person</text:p>
          </table:table-cell>
          <table:table-cell office:value-type="string">
            <text:p>Alexis</text:p>
          </table:table-cell>
          <table:table-cell office:value-type="string">
            <text:p>Hoyos</text:p>
          </table:table-cell>
          <table:table-cell/>
          <table:table-cell office:value-type="string">
            <text:p>Library Auxiliary</text:p>
          </table:table-cell>
          <table:table-cell office:value-type="string">
            <text:p>Divisions</text:p>
          </table:table-cell>
          <table:table-cell office:value-type="string">
            <text:p>Library</text:p>
          </table:table-cell>
          <table:table-cell office:value-type="float" office:value="39274">
            <text:p>11-Jul-07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356];&quot;-&quot;;[.E356]))" office:value-type="string" office:string-value="/about-cip/staff/griselda-lay">
            <text:p>/about-cip/staff/griselda-lay</text:p>
          </table:table-cell>
          <table:table-cell table:formula="of:=CONCATENATE([.D356];&quot; &quot;;[.E356])" office:value-type="string" office:string-value="Griselda Lay">
            <text:p>Griselda Lay</text:p>
          </table:table-cell>
          <table:table-cell office:value-type="string">
            <text:p>Person</text:p>
          </table:table-cell>
          <table:table-cell office:value-type="string">
            <text:p>Griselda</text:p>
          </table:table-cell>
          <table:table-cell office:value-type="string">
            <text:p>Lay</text:p>
          </table:table-cell>
          <table:table-cell/>
          <table:table-cell office:value-type="string">
            <text:p>Library Assistant</text:p>
          </table:table-cell>
          <table:table-cell office:value-type="string">
            <text:p>Divisions</text:p>
          </table:table-cell>
          <table:table-cell office:value-type="string">
            <text:p>Library</text:p>
          </table:table-cell>
          <table:table-cell office:value-type="float" office:value="31913">
            <text:p>16-May-87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357];&quot;-&quot;;[.E357]))" office:value-type="string" office:string-value="/about-cip/staff/roberto-duarte">
            <text:p>/about-cip/staff/roberto-duarte</text:p>
          </table:table-cell>
          <table:table-cell table:formula="of:=CONCATENATE([.D357];&quot; &quot;;[.E357])" office:value-type="string" office:string-value="Roberto Duarte">
            <text:p>Roberto Duarte</text:p>
          </table:table-cell>
          <table:table-cell office:value-type="string">
            <text:p>Person</text:p>
          </table:table-cell>
          <table:table-cell office:value-type="string">
            <text:p>Roberto</text:p>
          </table:table-cell>
          <table:table-cell office:value-type="string">
            <text:p>Duarte</text:p>
          </table:table-cell>
          <table:table-cell office:value-type="float" office:value="1">
            <text:p>1</text:p>
          </table:table-cell>
          <table:table-cell office:value-type="string">
            <text:p>Agronomist, Field/Greenhouse Supervisor</text:p>
          </table:table-cell>
          <table:table-cell office:value-type="string">
            <text:p>Divisions</text:p>
          </table:table-cell>
          <table:table-cell office:value-type="string">
            <text:p>Research Support – La Molina</text:p>
          </table:table-cell>
          <table:table-cell office:value-type="float" office:value="33588">
            <text:p>16-Dec-91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358];&quot;-&quot;;[.E358]))" office:value-type="string" office:string-value="/about-cip/staff/juan-alburqueque">
            <text:p>/about-cip/staff/juan-alburqueque</text:p>
          </table:table-cell>
          <table:table-cell table:formula="of:=CONCATENATE([.D358];&quot; &quot;;[.E358])" office:value-type="string" office:string-value="Juan Alburqueque">
            <text:p>Juan Alburqueque</text:p>
          </table:table-cell>
          <table:table-cell office:value-type="string">
            <text:p>Person</text:p>
          </table:table-cell>
          <table:table-cell office:value-type="string">
            <text:p>Juan</text:p>
          </table:table-cell>
          <table:table-cell office:value-type="string">
            <text:p>Alburqueque</text:p>
          </table:table-cell>
          <table:table-cell/>
          <table:table-cell office:value-type="string">
            <text:p>Field Laborer</text:p>
          </table:table-cell>
          <table:table-cell office:value-type="string">
            <text:p>Divisions</text:p>
          </table:table-cell>
          <table:table-cell office:value-type="string">
            <text:p>Research Support – La Molina</text:p>
          </table:table-cell>
          <table:table-cell office:value-type="float" office:value="36982">
            <text:p>1-Apr-01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359];&quot;-&quot;;[.E359]))" office:value-type="string" office:string-value="/about-cip/staff/herminio-barrientos">
            <text:p>/about-cip/staff/herminio-barrientos</text:p>
          </table:table-cell>
          <table:table-cell table:formula="of:=CONCATENATE([.D359];&quot; &quot;;[.E359])" office:value-type="string" office:string-value="Herminio Barrientos">
            <text:p>Herminio Barrientos</text:p>
          </table:table-cell>
          <table:table-cell office:value-type="string">
            <text:p>Person</text:p>
          </table:table-cell>
          <table:table-cell office:value-type="string">
            <text:p>Herminio</text:p>
          </table:table-cell>
          <table:table-cell office:value-type="string">
            <text:p>Barrientos</text:p>
          </table:table-cell>
          <table:table-cell/>
          <table:table-cell office:value-type="string">
            <text:p>Gardener</text:p>
          </table:table-cell>
          <table:table-cell office:value-type="string">
            <text:p>Divisions</text:p>
          </table:table-cell>
          <table:table-cell office:value-type="string">
            <text:p>Research Support – La Molina</text:p>
          </table:table-cell>
          <table:table-cell office:value-type="float" office:value="38293">
            <text:p>2-Nov-04</text:p>
          </table:table-cell>
          <table:table-cell table:style-name="ce5"/>
          <table:table-cell table:number-columns-repeated="1013"/>
        </table:table-row>
        <table:table-row table:style-name="ro1">
          <table:table-cell table:formula="of:=LOWER(CONCATENATE(&quot;/about-cip/staff/&quot;;[.D360];&quot;-&quot;;[.E360]))" office:value-type="string" office:string-value="/about-cip/staff/francisco-callañupa">
            <text:p>/about-cip/staff/francisco-callañupa</text:p>
          </table:table-cell>
          <table:table-cell table:formula="of:=CONCATENATE([.D360];&quot; &quot;;[.E360])" office:value-type="string" office:string-value="Francisco Callañupa">
            <text:p>Francisco Callañupa</text:p>
          </table:table-cell>
          <table:table-cell office:value-type="string">
            <text:p>Person</text:p>
          </table:table-cell>
          <table:table-cell office:value-type="string">
            <text:p>Francisco</text:p>
          </table:table-cell>
          <table:table-cell office:value-type="string">
            <text:p>Callañupa</text:p>
          </table:table-cell>
          <table:table-cell/>
          <table:table-cell office:value-type="string">
            <text:p>Field Laborer</text:p>
          </table:table-cell>
          <table:table-cell office:value-type="string">
            <text:p>Divisions</text:p>
          </table:table-cell>
          <table:table-cell office:value-type="string">
            <text:p>Research Support – La Molina</text:p>
          </table:table-cell>
          <table:table-cell office:value-type="float" office:value="35096">
            <text:p>1-Feb-96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361];&quot;-&quot;;[.E361]))" office:value-type="string" office:string-value="/about-cip/staff/jhony-cumpa">
            <text:p>/about-cip/staff/jhony-cumpa</text:p>
          </table:table-cell>
          <table:table-cell table:formula="of:=CONCATENATE([.D361];&quot; &quot;;[.E361])" office:value-type="string" office:string-value="Jhony Cumpa">
            <text:p>Jhony Cumpa</text:p>
          </table:table-cell>
          <table:table-cell office:value-type="string">
            <text:p>Person</text:p>
          </table:table-cell>
          <table:table-cell office:value-type="string">
            <text:p>Jhony</text:p>
          </table:table-cell>
          <table:table-cell office:value-type="string">
            <text:p>Cumpa</text:p>
          </table:table-cell>
          <table:table-cell/>
          <table:table-cell office:value-type="string">
            <text:p>Field Laborer</text:p>
          </table:table-cell>
          <table:table-cell office:value-type="string">
            <text:p>Divisions</text:p>
          </table:table-cell>
          <table:table-cell office:value-type="string">
            <text:p>Research Support – La Molina</text:p>
          </table:table-cell>
          <table:table-cell office:value-type="float" office:value="40364">
            <text:p>5-Jul-10</text:p>
          </table:table-cell>
          <table:table-cell table:style-name="ce5" office:value-type="float" office:value="40816">
            <text:p>30-Sep-11</text:p>
          </table:table-cell>
          <table:table-cell table:number-columns-repeated="1013"/>
        </table:table-row>
        <table:table-row table:style-name="ro1">
          <table:table-cell table:formula="of:=LOWER(CONCATENATE(&quot;/about-cip/staff/&quot;;[.D362];&quot;-&quot;;[.E362]))" office:value-type="string" office:string-value="/about-cip/staff/augusto-domínguez">
            <text:p>/about-cip/staff/augusto-domínguez</text:p>
          </table:table-cell>
          <table:table-cell table:formula="of:=CONCATENATE([.D362];&quot; &quot;;[.E362])" office:value-type="string" office:string-value="Augusto Domínguez">
            <text:p>Augusto Domínguez</text:p>
          </table:table-cell>
          <table:table-cell office:value-type="string">
            <text:p>Person</text:p>
          </table:table-cell>
          <table:table-cell office:value-type="string">
            <text:p>Augusto</text:p>
          </table:table-cell>
          <table:table-cell office:value-type="string">
            <text:p>Domínguez</text:p>
          </table:table-cell>
          <table:table-cell/>
          <table:table-cell office:value-type="string">
            <text:p>Field Laborer</text:p>
          </table:table-cell>
          <table:table-cell office:value-type="string">
            <text:p>Divisions</text:p>
          </table:table-cell>
          <table:table-cell office:value-type="string">
            <text:p>Research Support – La Molina</text:p>
          </table:table-cell>
          <table:table-cell office:value-type="float" office:value="32964">
            <text:p>1-Apr-90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363];&quot;-&quot;;[.E363]))" office:value-type="string" office:string-value="/about-cip/staff/israel-espinoza">
            <text:p>/about-cip/staff/israel-espinoza</text:p>
          </table:table-cell>
          <table:table-cell table:formula="of:=CONCATENATE([.D363];&quot; &quot;;[.E363])" office:value-type="string" office:string-value="Israel Espinoza">
            <text:p>Israel Espinoza</text:p>
          </table:table-cell>
          <table:table-cell office:value-type="string">
            <text:p>Person</text:p>
          </table:table-cell>
          <table:table-cell office:value-type="string">
            <text:p>Israel</text:p>
          </table:table-cell>
          <table:table-cell office:value-type="string">
            <text:p>Espinoza</text:p>
          </table:table-cell>
          <table:table-cell/>
          <table:table-cell office:value-type="string">
            <text:p>Gardener</text:p>
          </table:table-cell>
          <table:table-cell office:value-type="string">
            <text:p>Divisions</text:p>
          </table:table-cell>
          <table:table-cell office:value-type="string">
            <text:p>Research Support – La Molina</text:p>
          </table:table-cell>
          <table:table-cell office:value-type="float" office:value="39937">
            <text:p>4-May-09</text:p>
          </table:table-cell>
          <table:table-cell table:style-name="ce5" office:value-type="float" office:value="40908">
            <text:p>31-Dec-11</text:p>
          </table:table-cell>
          <table:table-cell table:number-columns-repeated="1013"/>
        </table:table-row>
        <table:table-row table:style-name="ro1">
          <table:table-cell table:formula="of:=LOWER(CONCATENATE(&quot;/about-cip/staff/&quot;;[.D364];&quot;-&quot;;[.E364]))" office:value-type="string" office:string-value="/about-cip/staff/alberto-huarcaya">
            <text:p>/about-cip/staff/alberto-huarcaya</text:p>
          </table:table-cell>
          <table:table-cell table:formula="of:=CONCATENATE([.D364];&quot; &quot;;[.E364])" office:value-type="string" office:string-value="Alberto Huarcaya">
            <text:p>Alberto Huarcaya</text:p>
          </table:table-cell>
          <table:table-cell office:value-type="string">
            <text:p>Person</text:p>
          </table:table-cell>
          <table:table-cell office:value-type="string">
            <text:p>Alberto</text:p>
          </table:table-cell>
          <table:table-cell office:value-type="string">
            <text:p>Huarcaya</text:p>
          </table:table-cell>
          <table:table-cell/>
          <table:table-cell office:value-type="string">
            <text:p>Field Laborer</text:p>
          </table:table-cell>
          <table:table-cell office:value-type="string">
            <text:p>Divisions</text:p>
          </table:table-cell>
          <table:table-cell office:value-type="string">
            <text:p>Research Support – La Molina</text:p>
          </table:table-cell>
          <table:table-cell office:value-type="float" office:value="33557">
            <text:p>15-Nov-91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365];&quot;-&quot;;[.E365]))" office:value-type="string" office:string-value="/about-cip/staff/carmen-lara">
            <text:p>/about-cip/staff/carmen-lara</text:p>
          </table:table-cell>
          <table:table-cell table:formula="of:=CONCATENATE([.D365];&quot; &quot;;[.E365])" office:value-type="string" office:string-value="Carmen Lara">
            <text:p>Carmen Lara</text:p>
          </table:table-cell>
          <table:table-cell office:value-type="string">
            <text:p>Person</text:p>
          </table:table-cell>
          <table:table-cell office:value-type="string">
            <text:p>Carmen</text:p>
          </table:table-cell>
          <table:table-cell office:value-type="string">
            <text:p>Lara</text:p>
          </table:table-cell>
          <table:table-cell/>
          <table:table-cell office:value-type="string">
            <text:p>Secretary</text:p>
          </table:table-cell>
          <table:table-cell office:value-type="string">
            <text:p>Divisions</text:p>
          </table:table-cell>
          <table:table-cell office:value-type="string">
            <text:p>Research Support – La Molina</text:p>
          </table:table-cell>
          <table:table-cell office:value-type="float" office:value="30773">
            <text:p>1-Apr-84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366];&quot;-&quot;;[.E366]))" office:value-type="string" office:string-value="/about-cip/staff/víctor-mena">
            <text:p>/about-cip/staff/víctor-mena</text:p>
          </table:table-cell>
          <table:table-cell table:formula="of:=CONCATENATE([.D366];&quot; &quot;;[.E366])" office:value-type="string" office:string-value="Víctor Mena">
            <text:p>Víctor Mena</text:p>
          </table:table-cell>
          <table:table-cell office:value-type="string">
            <text:p>Person</text:p>
          </table:table-cell>
          <table:table-cell office:value-type="string">
            <text:p>Víctor</text:p>
          </table:table-cell>
          <table:table-cell office:value-type="string">
            <text:p>Mena</text:p>
          </table:table-cell>
          <table:table-cell/>
          <table:table-cell office:value-type="string">
            <text:p>Greenhouse/Field Laborer</text:p>
          </table:table-cell>
          <table:table-cell office:value-type="string">
            <text:p>Divisions</text:p>
          </table:table-cell>
          <table:table-cell office:value-type="string">
            <text:p>Research Support – La Molina</text:p>
          </table:table-cell>
          <table:table-cell office:value-type="float" office:value="32964">
            <text:p>1-Apr-90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367];&quot;-&quot;;[.E367]))" office:value-type="string" office:string-value="/about-cip/staff/fernando-noa">
            <text:p>/about-cip/staff/fernando-noa</text:p>
          </table:table-cell>
          <table:table-cell table:formula="of:=CONCATENATE([.D367];&quot; &quot;;[.E367])" office:value-type="string" office:string-value="Fernando Noa">
            <text:p>Fernando Noa</text:p>
          </table:table-cell>
          <table:table-cell office:value-type="string">
            <text:p>Person</text:p>
          </table:table-cell>
          <table:table-cell office:value-type="string">
            <text:p>Fernando</text:p>
          </table:table-cell>
          <table:table-cell office:value-type="string">
            <text:p>Noa</text:p>
          </table:table-cell>
          <table:table-cell/>
          <table:table-cell office:value-type="string">
            <text:p>Field Laborer</text:p>
          </table:table-cell>
          <table:table-cell office:value-type="string">
            <text:p>Divisions</text:p>
          </table:table-cell>
          <table:table-cell office:value-type="string">
            <text:p>Research Support – La Molina</text:p>
          </table:table-cell>
          <table:table-cell office:value-type="float" office:value="33546">
            <text:p>4-Nov-91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368];&quot;-&quot;;[.E368]))" office:value-type="string" office:string-value="/about-cip/staff/josé -olmedo">
            <text:p>/about-cip/staff/josé -olmedo</text:p>
          </table:table-cell>
          <table:table-cell table:formula="of:=CONCATENATE([.D368];&quot; &quot;;[.E368])" office:value-type="string" office:string-value="José  Olmedo">
            <text:p>José <text:s/>Olmedo</text:p>
          </table:table-cell>
          <table:table-cell office:value-type="string">
            <text:p>Person</text:p>
          </table:table-cell>
          <table:table-cell office:value-type="string">
            <text:p>José </text:p>
          </table:table-cell>
          <table:table-cell office:value-type="string">
            <text:p>Olmedo</text:p>
          </table:table-cell>
          <table:table-cell/>
          <table:table-cell office:value-type="string">
            <text:p>Driver (Tractor)</text:p>
          </table:table-cell>
          <table:table-cell office:value-type="string">
            <text:p>Divisions</text:p>
          </table:table-cell>
          <table:table-cell office:value-type="string">
            <text:p>Research Support – La Molina</text:p>
          </table:table-cell>
          <table:table-cell office:value-type="float" office:value="29480">
            <text:p>16-Sep-80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369];&quot;-&quot;;[.E369]))" office:value-type="string" office:string-value="/about-cip/staff/miguel-quino">
            <text:p>/about-cip/staff/miguel-quino</text:p>
          </table:table-cell>
          <table:table-cell table:formula="of:=CONCATENATE([.D369];&quot; &quot;;[.E369])" office:value-type="string" office:string-value="Miguel Quino">
            <text:p>Miguel Quino</text:p>
          </table:table-cell>
          <table:table-cell office:value-type="string">
            <text:p>Person</text:p>
          </table:table-cell>
          <table:table-cell office:value-type="string">
            <text:p>Miguel</text:p>
          </table:table-cell>
          <table:table-cell office:value-type="string">
            <text:p>Quino</text:p>
          </table:table-cell>
          <table:table-cell/>
          <table:table-cell office:value-type="string">
            <text:p>Research Technician</text:p>
          </table:table-cell>
          <table:table-cell office:value-type="string">
            <text:p>Divisions</text:p>
          </table:table-cell>
          <table:table-cell office:value-type="string">
            <text:p>Research Support – La Molina</text:p>
          </table:table-cell>
          <table:table-cell office:value-type="float" office:value="32965">
            <text:p>2-Apr-90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370];&quot;-&quot;;[.E370]))" office:value-type="string" office:string-value="/about-cip/staff/victor-otazú">
            <text:p>/about-cip/staff/victor-otazú</text:p>
          </table:table-cell>
          <table:table-cell table:formula="of:=CONCATENATE([.D370];&quot; &quot;;[.E370])" office:value-type="string" office:string-value="Victor Otazú">
            <text:p>Victor Otazú</text:p>
          </table:table-cell>
          <table:table-cell office:value-type="string">
            <text:p>Person</text:p>
          </table:table-cell>
          <table:table-cell office:value-type="string">
            <text:p>Victor</text:p>
          </table:table-cell>
          <table:table-cell office:value-type="string">
            <text:p>Otazú</text:p>
          </table:table-cell>
          <table:table-cell office:value-type="float" office:value="1">
            <text:p>1</text:p>
          </table:table-cell>
          <table:table-cell office:value-type="string">
            <text:p>Experimental Stations Superintendent</text:p>
          </table:table-cell>
          <table:table-cell office:value-type="string">
            <text:p>Divisions</text:p>
          </table:table-cell>
          <table:table-cell office:value-type="string">
            <text:p>Research Support - Huancayo</text:p>
          </table:table-cell>
          <table:table-cell office:value-type="float" office:value="34151">
            <text:p>1-Jul-93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371];&quot;-&quot;;[.E371]))" office:value-type="string" office:string-value="/about-cip/staff/agustín-ayquipa">
            <text:p>/about-cip/staff/agustín-ayquipa</text:p>
          </table:table-cell>
          <table:table-cell table:formula="of:=CONCATENATE([.D371];&quot; &quot;;[.E371])" office:value-type="string" office:string-value="Agustín Ayquipa">
            <text:p>Agustín Ayquipa</text:p>
          </table:table-cell>
          <table:table-cell office:value-type="string">
            <text:p>Person</text:p>
          </table:table-cell>
          <table:table-cell office:value-type="string">
            <text:p>Agustín</text:p>
          </table:table-cell>
          <table:table-cell office:value-type="string">
            <text:p>Ayquipa</text:p>
          </table:table-cell>
          <table:table-cell/>
          <table:table-cell office:value-type="string">
            <text:p>Driver</text:p>
          </table:table-cell>
          <table:table-cell office:value-type="string">
            <text:p>Divisions</text:p>
          </table:table-cell>
          <table:table-cell office:value-type="string">
            <text:p>Research Support - Huancayo</text:p>
          </table:table-cell>
          <table:table-cell office:value-type="float" office:value="32377">
            <text:p>22-Aug-88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372];&quot;-&quot;;[.E372]))" office:value-type="string" office:string-value="/about-cip/staff/walter-blas">
            <text:p>/about-cip/staff/walter-blas</text:p>
          </table:table-cell>
          <table:table-cell table:formula="of:=CONCATENATE([.D372];&quot; &quot;;[.E372])" office:value-type="string" office:string-value="Walter Blas">
            <text:p>Walter Blas</text:p>
          </table:table-cell>
          <table:table-cell office:value-type="string">
            <text:p>Person</text:p>
          </table:table-cell>
          <table:table-cell office:value-type="string">
            <text:p>Walter</text:p>
          </table:table-cell>
          <table:table-cell office:value-type="string">
            <text:p>Blas</text:p>
          </table:table-cell>
          <table:table-cell/>
          <table:table-cell office:value-type="string">
            <text:p>Mechanic</text:p>
          </table:table-cell>
          <table:table-cell office:value-type="string">
            <text:p>Divisions</text:p>
          </table:table-cell>
          <table:table-cell office:value-type="string">
            <text:p>Research Support - Huancayo</text:p>
          </table:table-cell>
          <table:table-cell office:value-type="float" office:value="31990">
            <text:p>1-Aug-87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373];&quot;-&quot;;[.E373]))" office:value-type="string" office:string-value="/about-cip/staff/reymundo-cardoso">
            <text:p>/about-cip/staff/reymundo-cardoso</text:p>
          </table:table-cell>
          <table:table-cell table:formula="of:=CONCATENATE([.D373];&quot; &quot;;[.E373])" office:value-type="string" office:string-value="Reymundo Cardoso">
            <text:p>Reymundo Cardoso</text:p>
          </table:table-cell>
          <table:table-cell office:value-type="string">
            <text:p>Person</text:p>
          </table:table-cell>
          <table:table-cell office:value-type="string">
            <text:p>Reymundo</text:p>
          </table:table-cell>
          <table:table-cell office:value-type="string">
            <text:p>Cardoso</text:p>
          </table:table-cell>
          <table:table-cell/>
          <table:table-cell office:value-type="string">
            <text:p>Field Laborer</text:p>
          </table:table-cell>
          <table:table-cell office:value-type="string">
            <text:p>Divisions</text:p>
          </table:table-cell>
          <table:table-cell office:value-type="string">
            <text:p>Research Support - Huancayo</text:p>
          </table:table-cell>
          <table:table-cell office:value-type="float" office:value="29312">
            <text:p>1-Apr-80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374];&quot;-&quot;;[.E374]))" office:value-type="string" office:string-value="/about-cip/staff/jorge-cipriano">
            <text:p>/about-cip/staff/jorge-cipriano</text:p>
          </table:table-cell>
          <table:table-cell table:formula="of:=CONCATENATE([.D374];&quot; &quot;;[.E374])" office:value-type="string" office:string-value="Jorge Cipriano">
            <text:p>Jorge Cipriano</text:p>
          </table:table-cell>
          <table:table-cell office:value-type="string">
            <text:p>Person</text:p>
          </table:table-cell>
          <table:table-cell office:value-type="string">
            <text:p>Jorge</text:p>
          </table:table-cell>
          <table:table-cell office:value-type="string">
            <text:p>Cipriano</text:p>
          </table:table-cell>
          <table:table-cell/>
          <table:table-cell office:value-type="string">
            <text:p>Field Laborer</text:p>
          </table:table-cell>
          <table:table-cell office:value-type="string">
            <text:p>Divisions</text:p>
          </table:table-cell>
          <table:table-cell office:value-type="string">
            <text:p>Research Support - Huancayo</text:p>
          </table:table-cell>
          <table:table-cell office:value-type="float" office:value="29343">
            <text:p>2-May-80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375];&quot;-&quot;;[.E375]))" office:value-type="string" office:string-value="/about-cip/staff/eloy-colachagua">
            <text:p>/about-cip/staff/eloy-colachagua</text:p>
          </table:table-cell>
          <table:table-cell table:formula="of:=CONCATENATE([.D375];&quot; &quot;;[.E375])" office:value-type="string" office:string-value="Eloy Colachagua">
            <text:p>Eloy Colachagua</text:p>
          </table:table-cell>
          <table:table-cell office:value-type="string">
            <text:p>Person</text:p>
          </table:table-cell>
          <table:table-cell office:value-type="string">
            <text:p>Eloy</text:p>
          </table:table-cell>
          <table:table-cell office:value-type="string">
            <text:p>Colachagua</text:p>
          </table:table-cell>
          <table:table-cell/>
          <table:table-cell office:value-type="string">
            <text:p>Field Laborer</text:p>
          </table:table-cell>
          <table:table-cell office:value-type="string">
            <text:p>Divisions</text:p>
          </table:table-cell>
          <table:table-cell office:value-type="string">
            <text:p>Research Support - Huancayo</text:p>
          </table:table-cell>
          <table:table-cell office:value-type="float" office:value="28369">
            <text:p>1-Sep-77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376];&quot;-&quot;;[.E376]))" office:value-type="string" office:string-value="/about-cip/staff/anastacio-cosme">
            <text:p>/about-cip/staff/anastacio-cosme</text:p>
          </table:table-cell>
          <table:table-cell table:formula="of:=CONCATENATE([.D376];&quot; &quot;;[.E376])" office:value-type="string" office:string-value="Anastacio Cosme">
            <text:p>Anastacio Cosme</text:p>
          </table:table-cell>
          <table:table-cell office:value-type="string">
            <text:p>Person</text:p>
          </table:table-cell>
          <table:table-cell office:value-type="string">
            <text:p>Anastacio</text:p>
          </table:table-cell>
          <table:table-cell office:value-type="string">
            <text:p>Cosme</text:p>
          </table:table-cell>
          <table:table-cell/>
          <table:table-cell office:value-type="string">
            <text:p>Driver (Tractor)</text:p>
          </table:table-cell>
          <table:table-cell office:value-type="string">
            <text:p>Divisions</text:p>
          </table:table-cell>
          <table:table-cell office:value-type="string">
            <text:p>Research Support - Huancayo</text:p>
          </table:table-cell>
          <table:table-cell office:value-type="float" office:value="27738">
            <text:p>10-Dec-75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377];&quot;-&quot;;[.E377]))" office:value-type="string" office:string-value="/about-cip/staff/armando-coz">
            <text:p>/about-cip/staff/armando-coz</text:p>
          </table:table-cell>
          <table:table-cell table:formula="of:=CONCATENATE([.D377];&quot; &quot;;[.E377])" office:value-type="string" office:string-value="Armando Coz">
            <text:p>Armando Coz</text:p>
          </table:table-cell>
          <table:table-cell office:value-type="string">
            <text:p>Person</text:p>
          </table:table-cell>
          <table:table-cell office:value-type="string">
            <text:p>Armando</text:p>
          </table:table-cell>
          <table:table-cell office:value-type="string">
            <text:p>Coz</text:p>
          </table:table-cell>
          <table:table-cell/>
          <table:table-cell office:value-type="string">
            <text:p>Driver</text:p>
          </table:table-cell>
          <table:table-cell office:value-type="string">
            <text:p>Divisions</text:p>
          </table:table-cell>
          <table:table-cell office:value-type="string">
            <text:p>Research Support - Huancayo</text:p>
          </table:table-cell>
          <table:table-cell office:value-type="float" office:value="29099">
            <text:p>1-Sep-79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378];&quot;-&quot;;[.E378]))" office:value-type="string" office:string-value="/about-cip/staff/juan-cristóbal">
            <text:p>/about-cip/staff/juan-cristóbal</text:p>
          </table:table-cell>
          <table:table-cell table:formula="of:=CONCATENATE([.D378];&quot; &quot;;[.E378])" office:value-type="string" office:string-value="Juan Cristóbal">
            <text:p>Juan Cristóbal</text:p>
          </table:table-cell>
          <table:table-cell office:value-type="string">
            <text:p>Person</text:p>
          </table:table-cell>
          <table:table-cell office:value-type="string">
            <text:p>Juan</text:p>
          </table:table-cell>
          <table:table-cell office:value-type="string">
            <text:p>Cristóbal</text:p>
          </table:table-cell>
          <table:table-cell/>
          <table:table-cell office:value-type="string">
            <text:p>Field Laborer</text:p>
          </table:table-cell>
          <table:table-cell office:value-type="string">
            <text:p>Divisions</text:p>
          </table:table-cell>
          <table:table-cell office:value-type="string">
            <text:p>Research Support - Huancayo</text:p>
          </table:table-cell>
          <table:table-cell office:value-type="float" office:value="28947">
            <text:p>2-Apr-79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379];&quot;-&quot;;[.E379]))" office:value-type="string" office:string-value="/about-cip/staff/josé-falcón">
            <text:p>/about-cip/staff/josé-falcón</text:p>
          </table:table-cell>
          <table:table-cell table:formula="of:=CONCATENATE([.D379];&quot; &quot;;[.E379])" office:value-type="string" office:string-value="José Falcón">
            <text:p>José Falcón</text:p>
          </table:table-cell>
          <table:table-cell office:value-type="string">
            <text:p>Person</text:p>
          </table:table-cell>
          <table:table-cell office:value-type="string">
            <text:p>José</text:p>
          </table:table-cell>
          <table:table-cell office:value-type="string">
            <text:p>Falcón</text:p>
          </table:table-cell>
          <table:table-cell/>
          <table:table-cell office:value-type="string">
            <text:p>Cooking Attendant</text:p>
          </table:table-cell>
          <table:table-cell office:value-type="string">
            <text:p>Divisions</text:p>
          </table:table-cell>
          <table:table-cell office:value-type="string">
            <text:p>Research Support - Huancayo</text:p>
          </table:table-cell>
          <table:table-cell office:value-type="float" office:value="37987">
            <text:p>1-Jan-04</text:p>
          </table:table-cell>
          <table:table-cell table:style-name="ce5"/>
          <table:table-cell table:number-columns-repeated="1013"/>
        </table:table-row>
        <table:table-row table:style-name="ro1">
          <table:table-cell table:formula="of:=LOWER(CONCATENATE(&quot;/about-cip/staff/&quot;;[.D380];&quot;-&quot;;[.E380]))" office:value-type="string" office:string-value="/about-cip/staff/julián-flores">
            <text:p>/about-cip/staff/julián-flores</text:p>
          </table:table-cell>
          <table:table-cell table:formula="of:=CONCATENATE([.D380];&quot; &quot;;[.E380])" office:value-type="string" office:string-value="Julián Flores">
            <text:p>Julián Flores</text:p>
          </table:table-cell>
          <table:table-cell office:value-type="string">
            <text:p>Person</text:p>
          </table:table-cell>
          <table:table-cell office:value-type="string">
            <text:p>Julián</text:p>
          </table:table-cell>
          <table:table-cell office:value-type="string">
            <text:p>Flores</text:p>
          </table:table-cell>
          <table:table-cell/>
          <table:table-cell office:value-type="string">
            <text:p>Office Auxiliary</text:p>
          </table:table-cell>
          <table:table-cell office:value-type="string">
            <text:p>Divisions</text:p>
          </table:table-cell>
          <table:table-cell office:value-type="string">
            <text:p>Research Support - Huancayo</text:p>
          </table:table-cell>
          <table:table-cell office:value-type="float" office:value="31922">
            <text:p>25-May-87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381];&quot;-&quot;;[.E381]))" office:value-type="string" office:string-value="/about-cip/staff/rebeca-frisancho">
            <text:p>/about-cip/staff/rebeca-frisancho</text:p>
          </table:table-cell>
          <table:table-cell table:formula="of:=CONCATENATE([.D381];&quot; &quot;;[.E381])" office:value-type="string" office:string-value="Rebeca Frisancho">
            <text:p>Rebeca Frisancho</text:p>
          </table:table-cell>
          <table:table-cell office:value-type="string">
            <text:p>Person</text:p>
          </table:table-cell>
          <table:table-cell office:value-type="string">
            <text:p>Rebeca</text:p>
          </table:table-cell>
          <table:table-cell office:value-type="string">
            <text:p>Frisancho</text:p>
          </table:table-cell>
          <table:table-cell/>
          <table:table-cell office:value-type="string">
            <text:p>Agronomist, Field/Greenhouse Supervisor</text:p>
          </table:table-cell>
          <table:table-cell office:value-type="string">
            <text:p>Divisions</text:p>
          </table:table-cell>
          <table:table-cell office:value-type="string">
            <text:p>Research Support - Huancayo</text:p>
          </table:table-cell>
          <table:table-cell office:value-type="float" office:value="39055">
            <text:p>4-Dec-06</text:p>
          </table:table-cell>
          <table:table-cell table:style-name="ce5"/>
          <table:table-cell table:number-columns-repeated="1013"/>
        </table:table-row>
        <table:table-row table:style-name="ro1">
          <table:table-cell table:formula="of:=LOWER(CONCATENATE(&quot;/about-cip/staff/&quot;;[.D382];&quot;-&quot;;[.E382]))" office:value-type="string" office:string-value="/about-cip/staff/demetrio-gaspar">
            <text:p>/about-cip/staff/demetrio-gaspar</text:p>
          </table:table-cell>
          <table:table-cell table:formula="of:=CONCATENATE([.D382];&quot; &quot;;[.E382])" office:value-type="string" office:string-value="Demetrio Gaspar">
            <text:p>Demetrio Gaspar</text:p>
          </table:table-cell>
          <table:table-cell office:value-type="string">
            <text:p>Person</text:p>
          </table:table-cell>
          <table:table-cell office:value-type="string">
            <text:p>Demetrio</text:p>
          </table:table-cell>
          <table:table-cell office:value-type="string">
            <text:p>Gaspar</text:p>
          </table:table-cell>
          <table:table-cell/>
          <table:table-cell office:value-type="string">
            <text:p>Field Laborer</text:p>
          </table:table-cell>
          <table:table-cell office:value-type="string">
            <text:p>Divisions</text:p>
          </table:table-cell>
          <table:table-cell office:value-type="string">
            <text:p>Research Support - Huancayo</text:p>
          </table:table-cell>
          <table:table-cell office:value-type="float" office:value="27729">
            <text:p>1-Dec-75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383];&quot;-&quot;;[.E383]))" office:value-type="string" office:string-value="/about-cip/staff/henry-gaspar">
            <text:p>/about-cip/staff/henry-gaspar</text:p>
          </table:table-cell>
          <table:table-cell table:formula="of:=CONCATENATE([.D383];&quot; &quot;;[.E383])" office:value-type="string" office:string-value="Henry Gaspar">
            <text:p>Henry Gaspar</text:p>
          </table:table-cell>
          <table:table-cell office:value-type="string">
            <text:p>Person</text:p>
          </table:table-cell>
          <table:table-cell office:value-type="string">
            <text:p>Henry</text:p>
          </table:table-cell>
          <table:table-cell office:value-type="string">
            <text:p>Gaspar</text:p>
          </table:table-cell>
          <table:table-cell/>
          <table:table-cell office:value-type="string">
            <text:p>Cooking Attendant</text:p>
          </table:table-cell>
          <table:table-cell office:value-type="string">
            <text:p>Divisions</text:p>
          </table:table-cell>
          <table:table-cell office:value-type="string">
            <text:p>Research Support - Huancayo</text:p>
          </table:table-cell>
          <table:table-cell office:value-type="float" office:value="37987">
            <text:p>1-Jan-04</text:p>
          </table:table-cell>
          <table:table-cell table:style-name="ce5"/>
          <table:table-cell table:number-columns-repeated="1013"/>
        </table:table-row>
        <table:table-row table:style-name="ro1">
          <table:table-cell table:formula="of:=LOWER(CONCATENATE(&quot;/about-cip/staff/&quot;;[.D384];&quot;-&quot;;[.E384]))" office:value-type="string" office:string-value="/about-cip/staff/jenny-limaylla">
            <text:p>/about-cip/staff/jenny-limaylla</text:p>
          </table:table-cell>
          <table:table-cell table:formula="of:=CONCATENATE([.D384];&quot; &quot;;[.E384])" office:value-type="string" office:string-value="Jenny Limaylla">
            <text:p>Jenny Limaylla</text:p>
          </table:table-cell>
          <table:table-cell office:value-type="string">
            <text:p>Person</text:p>
          </table:table-cell>
          <table:table-cell office:value-type="string">
            <text:p>Jenny</text:p>
          </table:table-cell>
          <table:table-cell office:value-type="string">
            <text:p>Limaylla</text:p>
          </table:table-cell>
          <table:table-cell/>
          <table:table-cell office:value-type="string">
            <text:p>Administrative Assistant</text:p>
          </table:table-cell>
          <table:table-cell office:value-type="string">
            <text:p>Divisions</text:p>
          </table:table-cell>
          <table:table-cell office:value-type="string">
            <text:p>Research Support - Huancayo</text:p>
          </table:table-cell>
          <table:table-cell office:value-type="float" office:value="33756">
            <text:p>1-Jun-92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385];&quot;-&quot;;[.E385]))" office:value-type="string" office:string-value="/about-cip/staff/sergio-maguiña">
            <text:p>/about-cip/staff/sergio-maguiña</text:p>
          </table:table-cell>
          <table:table-cell table:formula="of:=CONCATENATE([.D385];&quot; &quot;;[.E385])" office:value-type="string" office:string-value="Sergio Maguiña">
            <text:p>Sergio Maguiña</text:p>
          </table:table-cell>
          <table:table-cell office:value-type="string">
            <text:p>Person</text:p>
          </table:table-cell>
          <table:table-cell office:value-type="string">
            <text:p>Sergio</text:p>
          </table:table-cell>
          <table:table-cell office:value-type="string">
            <text:p>Maguiña</text:p>
          </table:table-cell>
          <table:table-cell/>
          <table:table-cell office:value-type="string">
            <text:p>Field Laborer</text:p>
          </table:table-cell>
          <table:table-cell office:value-type="string">
            <text:p>Divisions</text:p>
          </table:table-cell>
          <table:table-cell office:value-type="string">
            <text:p>Research Support - Huancayo</text:p>
          </table:table-cell>
          <table:table-cell office:value-type="float" office:value="32478">
            <text:p>1-Dec-88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386];&quot;-&quot;;[.E386]))" office:value-type="string" office:string-value="/about-cip/staff/fernando-marín">
            <text:p>/about-cip/staff/fernando-marín</text:p>
          </table:table-cell>
          <table:table-cell table:formula="of:=CONCATENATE([.D386];&quot; &quot;;[.E386])" office:value-type="string" office:string-value="Fernando Marín">
            <text:p>Fernando Marín</text:p>
          </table:table-cell>
          <table:table-cell office:value-type="string">
            <text:p>Person</text:p>
          </table:table-cell>
          <table:table-cell office:value-type="string">
            <text:p>Fernando</text:p>
          </table:table-cell>
          <table:table-cell office:value-type="string">
            <text:p>Marín</text:p>
          </table:table-cell>
          <table:table-cell/>
          <table:table-cell office:value-type="string">
            <text:p>Maintenance Technician</text:p>
          </table:table-cell>
          <table:table-cell office:value-type="string">
            <text:p>Divisions</text:p>
          </table:table-cell>
          <table:table-cell office:value-type="string">
            <text:p>Research Support - Huancayo</text:p>
          </table:table-cell>
          <table:table-cell office:value-type="float" office:value="30424">
            <text:p>18-Apr-83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387];&quot;-&quot;;[.E387]))" office:value-type="string" office:string-value="/about-cip/staff/luis -merma">
            <text:p>/about-cip/staff/luis -merma</text:p>
          </table:table-cell>
          <table:table-cell table:formula="of:=CONCATENATE([.D387];&quot; &quot;;[.E387])" office:value-type="string" office:string-value="Luis  Merma">
            <text:p>Luis <text:s/>Merma</text:p>
          </table:table-cell>
          <table:table-cell office:value-type="string">
            <text:p>Person</text:p>
          </table:table-cell>
          <table:table-cell office:value-type="string">
            <text:p>Luis </text:p>
          </table:table-cell>
          <table:table-cell office:value-type="string">
            <text:p>Merma</text:p>
          </table:table-cell>
          <table:table-cell/>
          <table:table-cell office:value-type="string">
            <text:p>Greenhouse/Field Laborer</text:p>
          </table:table-cell>
          <table:table-cell office:value-type="string">
            <text:p>Divisions</text:p>
          </table:table-cell>
          <table:table-cell office:value-type="string">
            <text:p>Research Support - Huancayo</text:p>
          </table:table-cell>
          <table:table-cell office:value-type="float" office:value="31793">
            <text:p>16-Jan-87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388];&quot;-&quot;;[.E388]))" office:value-type="string" office:string-value="/about-cip/staff/marco-montes">
            <text:p>/about-cip/staff/marco-montes</text:p>
          </table:table-cell>
          <table:table-cell table:formula="of:=CONCATENATE([.D388];&quot; &quot;;[.E388])" office:value-type="string" office:string-value="Marco Montes">
            <text:p>Marco Montes</text:p>
          </table:table-cell>
          <table:table-cell office:value-type="string">
            <text:p>Person</text:p>
          </table:table-cell>
          <table:table-cell office:value-type="string">
            <text:p>Marco</text:p>
          </table:table-cell>
          <table:table-cell office:value-type="string">
            <text:p>Montes</text:p>
          </table:table-cell>
          <table:table-cell/>
          <table:table-cell office:value-type="string">
            <text:p>Field Laborer</text:p>
          </table:table-cell>
          <table:table-cell office:value-type="string">
            <text:p>Divisions</text:p>
          </table:table-cell>
          <table:table-cell office:value-type="string">
            <text:p>Research Support - Huancayo</text:p>
          </table:table-cell>
          <table:table-cell office:value-type="float" office:value="31782">
            <text:p>5-Jan-87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389];&quot;-&quot;;[.E389]))" office:value-type="string" office:string-value="/about-cip/staff/vanna-piana">
            <text:p>/about-cip/staff/vanna-piana</text:p>
          </table:table-cell>
          <table:table-cell table:formula="of:=CONCATENATE([.D389];&quot; &quot;;[.E389])" office:value-type="string" office:string-value="Vanna Piana">
            <text:p>Vanna Piana</text:p>
          </table:table-cell>
          <table:table-cell office:value-type="string">
            <text:p>Person</text:p>
          </table:table-cell>
          <table:table-cell office:value-type="string">
            <text:p>Vanna</text:p>
          </table:table-cell>
          <table:table-cell office:value-type="string">
            <text:p>Piana</text:p>
          </table:table-cell>
          <table:table-cell/>
          <table:table-cell office:value-type="string">
            <text:p>Administrative Assistant</text:p>
          </table:table-cell>
          <table:table-cell office:value-type="string">
            <text:p>Divisions</text:p>
          </table:table-cell>
          <table:table-cell office:value-type="string">
            <text:p>Research Support - Huancayo</text:p>
          </table:table-cell>
          <table:table-cell office:value-type="float" office:value="31663">
            <text:p>8-Sep-86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390];&quot;-&quot;;[.E390]))" office:value-type="string" office:string-value="/about-cip/staff/jorge-porras">
            <text:p>/about-cip/staff/jorge-porras</text:p>
          </table:table-cell>
          <table:table-cell table:formula="of:=CONCATENATE([.D390];&quot; &quot;;[.E390])" office:value-type="string" office:string-value="Jorge Porras">
            <text:p>Jorge Porras</text:p>
          </table:table-cell>
          <table:table-cell office:value-type="string">
            <text:p>Person</text:p>
          </table:table-cell>
          <table:table-cell office:value-type="string">
            <text:p>Jorge</text:p>
          </table:table-cell>
          <table:table-cell office:value-type="string">
            <text:p>Porras</text:p>
          </table:table-cell>
          <table:table-cell/>
          <table:table-cell office:value-type="string">
            <text:p>Warehouse Assistant</text:p>
          </table:table-cell>
          <table:table-cell office:value-type="string">
            <text:p>Divisions</text:p>
          </table:table-cell>
          <table:table-cell office:value-type="string">
            <text:p>Research Support - Huancayo</text:p>
          </table:table-cell>
          <table:table-cell office:value-type="float" office:value="28149">
            <text:p>24-Jan-77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391];&quot;-&quot;;[.E391]))" office:value-type="string" office:string-value="/about-cip/staff/emeterio -romero">
            <text:p>/about-cip/staff/emeterio -romero</text:p>
          </table:table-cell>
          <table:table-cell table:formula="of:=CONCATENATE([.D391];&quot; &quot;;[.E391])" office:value-type="string" office:string-value="Emeterio  Romero">
            <text:p>Emeterio <text:s/>Romero</text:p>
          </table:table-cell>
          <table:table-cell office:value-type="string">
            <text:p>Person</text:p>
          </table:table-cell>
          <table:table-cell office:value-type="string">
            <text:p>Emeterio </text:p>
          </table:table-cell>
          <table:table-cell office:value-type="string">
            <text:p>Romero</text:p>
          </table:table-cell>
          <table:table-cell/>
          <table:table-cell office:value-type="string">
            <text:p>Field,Greenhouse Auxiliary</text:p>
          </table:table-cell>
          <table:table-cell office:value-type="string">
            <text:p>Divisions</text:p>
          </table:table-cell>
          <table:table-cell office:value-type="string">
            <text:p>Research Support - Huancayo</text:p>
          </table:table-cell>
          <table:table-cell office:value-type="float" office:value="31719">
            <text:p>3-Nov-86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392];&quot;-&quot;;[.E392]))" office:value-type="string" office:string-value="/about-cip/staff/julio-suárez">
            <text:p>/about-cip/staff/julio-suárez</text:p>
          </table:table-cell>
          <table:table-cell table:formula="of:=CONCATENATE([.D392];&quot; &quot;;[.E392])" office:value-type="string" office:string-value="Julio Suárez">
            <text:p>Julio Suárez</text:p>
          </table:table-cell>
          <table:table-cell office:value-type="string">
            <text:p>Person</text:p>
          </table:table-cell>
          <table:table-cell office:value-type="string">
            <text:p>Julio</text:p>
          </table:table-cell>
          <table:table-cell office:value-type="string">
            <text:p>Suárez</text:p>
          </table:table-cell>
          <table:table-cell/>
          <table:table-cell office:value-type="string">
            <text:p>Field Laborer</text:p>
          </table:table-cell>
          <table:table-cell office:value-type="string">
            <text:p>Divisions</text:p>
          </table:table-cell>
          <table:table-cell office:value-type="string">
            <text:p>Research Support - Huancayo</text:p>
          </table:table-cell>
          <table:table-cell office:value-type="float" office:value="32188">
            <text:p>15-Feb-88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393];&quot;-&quot;;[.E393]))" office:value-type="string" office:string-value="/about-cip/staff/ricardo -vega">
            <text:p>/about-cip/staff/ricardo -vega</text:p>
          </table:table-cell>
          <table:table-cell table:formula="of:=CONCATENATE([.D393];&quot; &quot;;[.E393])" office:value-type="string" office:string-value="Ricardo  Vega">
            <text:p>Ricardo <text:s/>Vega</text:p>
          </table:table-cell>
          <table:table-cell office:value-type="string">
            <text:p>Person</text:p>
          </table:table-cell>
          <table:table-cell office:value-type="string">
            <text:p>Ricardo </text:p>
          </table:table-cell>
          <table:table-cell office:value-type="string">
            <text:p>Vega</text:p>
          </table:table-cell>
          <table:table-cell/>
          <table:table-cell office:value-type="string">
            <text:p>Field,Greenhouse Auxiliary</text:p>
          </table:table-cell>
          <table:table-cell office:value-type="string">
            <text:p>Divisions</text:p>
          </table:table-cell>
          <table:table-cell office:value-type="string">
            <text:p>Research Support - Huancayo</text:p>
          </table:table-cell>
          <table:table-cell office:value-type="float" office:value="28527">
            <text:p>6-Feb-78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394];&quot;-&quot;;[.E394]))" office:value-type="string" office:string-value="/about-cip/staff/diogardo -velasco">
            <text:p>/about-cip/staff/diogardo -velasco</text:p>
          </table:table-cell>
          <table:table-cell table:formula="of:=CONCATENATE([.D394];&quot; &quot;;[.E394])" office:value-type="string" office:string-value="Diogardo  Velasco">
            <text:p>Diogardo <text:s/>Velasco</text:p>
          </table:table-cell>
          <table:table-cell office:value-type="string">
            <text:p>Person</text:p>
          </table:table-cell>
          <table:table-cell office:value-type="string">
            <text:p>Diogardo </text:p>
          </table:table-cell>
          <table:table-cell office:value-type="string">
            <text:p>Velasco</text:p>
          </table:table-cell>
          <table:table-cell/>
          <table:table-cell office:value-type="string">
            <text:p>Field,Greenhouse Auxiliary</text:p>
          </table:table-cell>
          <table:table-cell office:value-type="string">
            <text:p>Divisions</text:p>
          </table:table-cell>
          <table:table-cell office:value-type="string">
            <text:p>Research Support - Huancayo</text:p>
          </table:table-cell>
          <table:table-cell office:value-type="float" office:value="30235">
            <text:p>11-Oct-82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395];&quot;-&quot;;[.E395]))" office:value-type="string" office:string-value="/about-cip/staff/maría luz-callupe">
            <text:p>/about-cip/staff/maría luz-callupe</text:p>
          </table:table-cell>
          <table:table-cell table:formula="of:=CONCATENATE([.D395];&quot; &quot;;[.E395])" office:value-type="string" office:string-value="María Luz Callupe">
            <text:p>María Luz Callupe</text:p>
          </table:table-cell>
          <table:table-cell office:value-type="string">
            <text:p>Person</text:p>
          </table:table-cell>
          <table:table-cell office:value-type="string">
            <text:p>María Luz</text:p>
          </table:table-cell>
          <table:table-cell office:value-type="string">
            <text:p>Callupe</text:p>
          </table:table-cell>
          <table:table-cell/>
          <table:table-cell office:value-type="string">
            <text:p>Room &amp; Linen Attendant - Hyo</text:p>
          </table:table-cell>
          <table:table-cell office:value-type="string">
            <text:p>Divisions</text:p>
          </table:table-cell>
          <table:table-cell office:value-type="string">
            <text:p>Research Support - Huancayo</text:p>
          </table:table-cell>
          <table:table-cell office:value-type="float" office:value="40546">
            <text:p>3-Jan-11</text:p>
          </table:table-cell>
          <table:table-cell table:style-name="ce5" office:value-type="float" office:value="40724">
            <text:p>30-Jun-11</text:p>
          </table:table-cell>
          <table:table-cell table:number-columns-repeated="1013"/>
        </table:table-row>
        <table:table-row table:style-name="ro1">
          <table:table-cell table:formula="of:=LOWER(CONCATENATE(&quot;/about-cip/staff/&quot;;[.D396];&quot;-&quot;;[.E396]))" office:value-type="string" office:string-value="/about-cip/staff/roberto    -duarte">
            <text:p>/about-cip/staff/roberto <text:s text:c="3"/>-duarte</text:p>
          </table:table-cell>
          <table:table-cell table:formula="of:=CONCATENATE([.D396];&quot; &quot;;[.E396])" office:value-type="string" office:string-value="Roberto     Duarte">
            <text:p>Roberto <text:s text:c="4"/>Duarte</text:p>
          </table:table-cell>
          <table:table-cell office:value-type="string">
            <text:p>Person</text:p>
          </table:table-cell>
          <table:table-cell office:value-type="string">
            <text:p>Roberto <text:s text:c="3"/></text:p>
          </table:table-cell>
          <table:table-cell office:value-type="string">
            <text:p>Duarte</text:p>
          </table:table-cell>
          <table:table-cell office:value-type="float" office:value="1">
            <text:p>1</text:p>
          </table:table-cell>
          <table:table-cell office:value-type="string">
            <text:p>Agronomist, Field/Greenhouse Supervisor</text:p>
          </table:table-cell>
          <table:table-cell office:value-type="string">
            <text:p>Divisions</text:p>
          </table:table-cell>
          <table:table-cell office:value-type="string">
            <text:p>Research Support - San Ramón</text:p>
          </table:table-cell>
          <table:table-cell table:style-name="ce4" office:value-type="float" office:value="33588">
            <text:p>16-Dec-91</text:p>
          </table:table-cell>
          <table:table-cell table:style-name="ce5"/>
          <table:table-cell table:number-columns-repeated="1013"/>
        </table:table-row>
        <table:table-row table:style-name="ro1">
          <table:table-cell table:formula="of:=LOWER(CONCATENATE(&quot;/about-cip/staff/&quot;;[.D397];&quot;-&quot;;[.E397]))" office:value-type="string" office:string-value="/about-cip/staff/maromeo-castillón">
            <text:p>/about-cip/staff/maromeo-castillón</text:p>
          </table:table-cell>
          <table:table-cell table:formula="of:=CONCATENATE([.D397];&quot; &quot;;[.E397])" office:value-type="string" office:string-value="Maromeo Castillón">
            <text:p>Maromeo Castillón</text:p>
          </table:table-cell>
          <table:table-cell office:value-type="string">
            <text:p>Person</text:p>
          </table:table-cell>
          <table:table-cell office:value-type="string">
            <text:p>Maromeo</text:p>
          </table:table-cell>
          <table:table-cell office:value-type="string">
            <text:p>Castillón</text:p>
          </table:table-cell>
          <table:table-cell/>
          <table:table-cell office:value-type="string">
            <text:p>Field Laborer</text:p>
          </table:table-cell>
          <table:table-cell office:value-type="string">
            <text:p>Divisions</text:p>
          </table:table-cell>
          <table:table-cell office:value-type="string">
            <text:p>Research Support - San Ramón</text:p>
          </table:table-cell>
          <table:table-cell office:value-type="float" office:value="32279">
            <text:p>16-May-88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398];&quot;-&quot;;[.E398]))" office:value-type="string" office:string-value="/about-cip/staff/angel-espinoza">
            <text:p>/about-cip/staff/angel-espinoza</text:p>
          </table:table-cell>
          <table:table-cell table:formula="of:=CONCATENATE([.D398];&quot; &quot;;[.E398])" office:value-type="string" office:string-value="Angel Espinoza">
            <text:p>Angel Espinoza</text:p>
          </table:table-cell>
          <table:table-cell office:value-type="string">
            <text:p>Person</text:p>
          </table:table-cell>
          <table:table-cell office:value-type="string">
            <text:p>Angel</text:p>
          </table:table-cell>
          <table:table-cell office:value-type="string">
            <text:p>Espinoza</text:p>
          </table:table-cell>
          <table:table-cell/>
          <table:table-cell office:value-type="string">
            <text:p>Field Laborer</text:p>
          </table:table-cell>
          <table:table-cell office:value-type="string">
            <text:p>Divisions</text:p>
          </table:table-cell>
          <table:table-cell office:value-type="string">
            <text:p>Research Support - San Ramón</text:p>
          </table:table-cell>
          <table:table-cell office:value-type="float" office:value="30682">
            <text:p>1-Jan-84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399];&quot;-&quot;;[.E399]))" office:value-type="string" office:string-value="/about-cip/staff/eusebio-llacta">
            <text:p>/about-cip/staff/eusebio-llacta</text:p>
          </table:table-cell>
          <table:table-cell table:formula="of:=CONCATENATE([.D399];&quot; &quot;;[.E399])" office:value-type="string" office:string-value="Eusebio Llacta">
            <text:p>Eusebio Llacta</text:p>
          </table:table-cell>
          <table:table-cell office:value-type="string">
            <text:p>Person</text:p>
          </table:table-cell>
          <table:table-cell office:value-type="string">
            <text:p>Eusebio</text:p>
          </table:table-cell>
          <table:table-cell office:value-type="string">
            <text:p>Llacta</text:p>
          </table:table-cell>
          <table:table-cell/>
          <table:table-cell office:value-type="string">
            <text:p>Field Laborer</text:p>
          </table:table-cell>
          <table:table-cell office:value-type="string">
            <text:p>Divisions</text:p>
          </table:table-cell>
          <table:table-cell office:value-type="string">
            <text:p>Research Support - San Ramón</text:p>
          </table:table-cell>
          <table:table-cell office:value-type="float" office:value="32279">
            <text:p>16-May-88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400];&quot;-&quot;;[.E400]))" office:value-type="string" office:string-value="/about-cip/staff/héctor-quispe">
            <text:p>/about-cip/staff/héctor-quispe</text:p>
          </table:table-cell>
          <table:table-cell table:formula="of:=CONCATENATE([.D400];&quot; &quot;;[.E400])" office:value-type="string" office:string-value="Héctor Quispe">
            <text:p>Héctor Quispe</text:p>
          </table:table-cell>
          <table:table-cell office:value-type="string">
            <text:p>Person</text:p>
          </table:table-cell>
          <table:table-cell office:value-type="string">
            <text:p>Héctor</text:p>
          </table:table-cell>
          <table:table-cell office:value-type="string">
            <text:p>Quispe</text:p>
          </table:table-cell>
          <table:table-cell/>
          <table:table-cell office:value-type="string">
            <text:p>Research Technician</text:p>
          </table:table-cell>
          <table:table-cell office:value-type="string">
            <text:p>Divisions</text:p>
          </table:table-cell>
          <table:table-cell office:value-type="string">
            <text:p>Research Support - San Ramón</text:p>
          </table:table-cell>
          <table:table-cell office:value-type="float" office:value="27668">
            <text:p>1-Oct-75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401];&quot;-&quot;;[.E401]))" office:value-type="string" office:string-value="/about-cip/staff/reinhard-simon">
            <text:p>/about-cip/staff/reinhard-simon</text:p>
          </table:table-cell>
          <table:table-cell table:formula="of:=CONCATENATE([.D401];&quot; &quot;;[.E401])" office:value-type="string" office:string-value="Reinhard Simon">
            <text:p>Reinhard Simon</text:p>
          </table:table-cell>
          <table:table-cell office:value-type="string">
            <text:p>Person</text:p>
          </table:table-cell>
          <table:table-cell office:value-type="string">
            <text:p>Reinhard</text:p>
          </table:table-cell>
          <table:table-cell office:value-type="string">
            <text:p>Simon</text:p>
          </table:table-cell>
          <table:table-cell office:value-type="float" office:value="1">
            <text:p>1</text:p>
          </table:table-cell>
          <table:table-cell office:value-type="string">
            <text:p>Head RIU</text:p>
          </table:table-cell>
          <table:table-cell office:value-type="string">
            <text:p>Divisions</text:p>
          </table:table-cell>
          <table:table-cell office:value-type="string">
            <text:p>Research Informatics Unit</text:p>
          </table:table-cell>
          <table:table-cell table:style-name="ce4" office:value-type="float" office:value="38367">
            <text:p>15-Jan-05</text:p>
          </table:table-cell>
          <table:table-cell office:value-type="float" office:value="41653">
            <text:p>14-Jan-14</text:p>
          </table:table-cell>
          <table:table-cell table:number-columns-repeated="1013"/>
        </table:table-row>
        <table:table-row table:style-name="ro1">
          <table:table-cell table:formula="of:=LOWER(CONCATENATE(&quot;/about-cip/staff/&quot;;[.D402];&quot;-&quot;;[.E402]))" office:value-type="string" office:string-value="/about-cip/staff/raúl-córdova">
            <text:p>/about-cip/staff/raúl-córdova</text:p>
          </table:table-cell>
          <table:table-cell table:formula="of:=CONCATENATE([.D402];&quot; &quot;;[.E402])" office:value-type="string" office:string-value="Raúl Córdova">
            <text:p>Raúl Córdova</text:p>
          </table:table-cell>
          <table:table-cell office:value-type="string">
            <text:p>Person</text:p>
          </table:table-cell>
          <table:table-cell office:value-type="string">
            <text:p>Raúl</text:p>
          </table:table-cell>
          <table:table-cell office:value-type="string">
            <text:p>Córdova</text:p>
          </table:table-cell>
          <table:table-cell/>
          <table:table-cell office:value-type="string">
            <text:p>Systems Assistant</text:p>
          </table:table-cell>
          <table:table-cell office:value-type="string">
            <text:p>Divisions</text:p>
          </table:table-cell>
          <table:table-cell office:value-type="string">
            <text:p>Research Informatics Unit</text:p>
          </table:table-cell>
          <table:table-cell office:value-type="float" office:value="40546">
            <text:p>3-Jan-11</text:p>
          </table:table-cell>
          <table:table-cell table:style-name="ce5" office:value-type="float" office:value="40724">
            <text:p>30-Jun-11</text:p>
          </table:table-cell>
          <table:table-cell table:number-columns-repeated="1013"/>
        </table:table-row>
        <table:table-row table:style-name="ro1">
          <table:table-cell table:formula="of:=LOWER(CONCATENATE(&quot;/about-cip/staff/&quot;;[.D403];&quot;-&quot;;[.E403]))" office:value-type="string" office:string-value="/about-cip/staff/felipe-de mendiburu">
            <text:p>/about-cip/staff/felipe-de mendiburu</text:p>
          </table:table-cell>
          <table:table-cell table:formula="of:=CONCATENATE([.D403];&quot; &quot;;[.E403])" office:value-type="string" office:string-value="Felipe De Mendiburu">
            <text:p>Felipe De Mendiburu</text:p>
          </table:table-cell>
          <table:table-cell office:value-type="string">
            <text:p>Person</text:p>
          </table:table-cell>
          <table:table-cell office:value-type="string">
            <text:p>Felipe</text:p>
          </table:table-cell>
          <table:table-cell office:value-type="string">
            <text:p>De Mendiburu</text:p>
          </table:table-cell>
          <table:table-cell/>
          <table:table-cell office:value-type="string">
            <text:p>Statistician, Research Assistant</text:p>
          </table:table-cell>
          <table:table-cell office:value-type="string">
            <text:p>Divisions</text:p>
          </table:table-cell>
          <table:table-cell office:value-type="string">
            <text:p>Research Informatics Unit</text:p>
          </table:table-cell>
          <table:table-cell office:value-type="float" office:value="34596">
            <text:p>19-Sep-94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404];&quot;-&quot;;[.E404]))" office:value-type="string" office:string-value="/about-cip/staff/juan carlos  -gonzales">
            <text:p>/about-cip/staff/juan carlos <text:s/>-gonzales</text:p>
          </table:table-cell>
          <table:table-cell table:formula="of:=CONCATENATE([.D404];&quot; &quot;;[.E404])" office:value-type="string" office:string-value="Juan Carlos   Gonzales">
            <text:p>Juan Carlos <text:s text:c="2"/>Gonzales</text:p>
          </table:table-cell>
          <table:table-cell office:value-type="string">
            <text:p>Person</text:p>
          </table:table-cell>
          <table:table-cell office:value-type="string">
            <text:p>Juan Carlos <text:s/></text:p>
          </table:table-cell>
          <table:table-cell office:value-type="string">
            <text:p>Gonzales</text:p>
          </table:table-cell>
          <table:table-cell/>
          <table:table-cell office:value-type="string">
            <text:p>Systems Assistant</text:p>
          </table:table-cell>
          <table:table-cell office:value-type="string">
            <text:p>Divisions</text:p>
          </table:table-cell>
          <table:table-cell office:value-type="string">
            <text:p>Research Informatics Unit</text:p>
          </table:table-cell>
          <table:table-cell office:value-type="float" office:value="39264">
            <text:p>1-Jul-07</text:p>
          </table:table-cell>
          <table:table-cell table:style-name="ce5" office:value-type="float" office:value="40786">
            <text:p>31-Aug-1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formula="of:=LOWER(CONCATENATE(&quot;/about-cip/staff/&quot;;[.D405];&quot;-&quot;;[.E405]))" office:value-type="string" office:string-value="/about-cip/staff/daniel-hirahoka">
            <text:p>/about-cip/staff/daniel-hirahoka</text:p>
          </table:table-cell>
          <table:table-cell table:formula="of:=CONCATENATE([.D405];&quot; &quot;;[.E405])" office:value-type="string" office:string-value="Daniel Hirahoka">
            <text:p>Daniel Hirahoka</text:p>
          </table:table-cell>
          <table:table-cell office:value-type="string">
            <text:p>Person</text:p>
          </table:table-cell>
          <table:table-cell office:value-type="string">
            <text:p>Daniel</text:p>
          </table:table-cell>
          <table:table-cell office:value-type="string">
            <text:p>Hirahoka</text:p>
          </table:table-cell>
          <table:table-cell/>
          <table:table-cell office:value-type="string">
            <text:p>Systems Auxiliary</text:p>
          </table:table-cell>
          <table:table-cell office:value-type="string">
            <text:p>Divisions</text:p>
          </table:table-cell>
          <table:table-cell office:value-type="string">
            <text:p>Research Informatics Unit</text:p>
          </table:table-cell>
          <table:table-cell office:value-type="float" office:value="40224">
            <text:p>15-Feb-10</text:p>
          </table:table-cell>
          <table:table-cell table:style-name="ce5" office:value-type="float" office:value="40724">
            <text:p>30-Jun-11</text:p>
          </table:table-cell>
          <table:table-cell table:number-columns-repeated="1013"/>
        </table:table-row>
        <table:table-row table:style-name="ro1">
          <table:table-cell table:formula="of:=LOWER(CONCATENATE(&quot;/about-cip/staff/&quot;;[.D406];&quot;-&quot;;[.E406]))" office:value-type="string" office:string-value="/about-cip/staff/henry-juárez">
            <text:p>/about-cip/staff/henry-juárez</text:p>
          </table:table-cell>
          <table:table-cell table:formula="of:=CONCATENATE([.D406];&quot; &quot;;[.E406])" office:value-type="string" office:string-value="Henry Juárez">
            <text:p>Henry Juárez</text:p>
          </table:table-cell>
          <table:table-cell office:value-type="string">
            <text:p>Person</text:p>
          </table:table-cell>
          <table:table-cell office:value-type="string">
            <text:p>Henry</text:p>
          </table:table-cell>
          <table:table-cell office:value-type="string">
            <text:p>Juárez</text:p>
          </table:table-cell>
          <table:table-cell/>
          <table:table-cell office:value-type="string">
            <text:p>Agronomist, Intermediate Researcher</text:p>
          </table:table-cell>
          <table:table-cell office:value-type="string">
            <text:p>Divisions</text:p>
          </table:table-cell>
          <table:table-cell office:value-type="string">
            <text:p>Research Informatics Unit</text:p>
          </table:table-cell>
          <table:table-cell office:value-type="float" office:value="37027">
            <text:p>16-May-01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407];&quot;-&quot;;[.E407]))" office:value-type="string" office:string-value="/about-cip/staff/jens-riis-jacobsen">
            <text:p>/about-cip/staff/jens-riis-jacobsen</text:p>
          </table:table-cell>
          <table:table-cell table:formula="of:=CONCATENATE([.D407];&quot; &quot;;[.E407])" office:value-type="string" office:string-value="Jens Riis-Jacobsen">
            <text:p>Jens Riis-Jacobsen</text:p>
          </table:table-cell>
          <table:table-cell office:value-type="string">
            <text:p>Person</text:p>
          </table:table-cell>
          <table:table-cell office:value-type="string">
            <text:p>Jens</text:p>
          </table:table-cell>
          <table:table-cell office:value-type="string">
            <text:p>Riis-Jacobsen</text:p>
          </table:table-cell>
          <table:table-cell/>
          <table:table-cell office:value-type="string">
            <text:p>Data Management Specialist(Nairobi)</text:p>
          </table:table-cell>
          <table:table-cell office:value-type="string">
            <text:p>Divisions</text:p>
          </table:table-cell>
          <table:table-cell office:value-type="string">
            <text:p>Research Informatics Unit</text:p>
          </table:table-cell>
          <table:table-cell table:style-name="ce4" office:value-type="float" office:value="40252">
            <text:p>15-Mar-10</text:p>
          </table:table-cell>
          <table:table-cell office:value-type="float" office:value="41333">
            <text:p>28-Feb-13</text:p>
          </table:table-cell>
          <table:table-cell table:number-columns-repeated="1013"/>
        </table:table-row>
        <table:table-row table:style-name="ro1">
          <table:table-cell table:formula="of:=LOWER(CONCATENATE(&quot;/about-cip/staff/&quot;;[.D408];&quot;-&quot;;[.E408]))" office:value-type="string" office:string-value="/about-cip/staff/edwin-rojas">
            <text:p>/about-cip/staff/edwin-rojas</text:p>
          </table:table-cell>
          <table:table-cell table:formula="of:=CONCATENATE([.D408];&quot; &quot;;[.E408])" office:value-type="string" office:string-value="Edwin Rojas">
            <text:p>Edwin Rojas</text:p>
          </table:table-cell>
          <table:table-cell office:value-type="string">
            <text:p>Person</text:p>
          </table:table-cell>
          <table:table-cell office:value-type="string">
            <text:p>Edwin</text:p>
          </table:table-cell>
          <table:table-cell office:value-type="string">
            <text:p>Rojas</text:p>
          </table:table-cell>
          <table:table-cell/>
          <table:table-cell office:value-type="string">
            <text:p>Systems Analyst</text:p>
          </table:table-cell>
          <table:table-cell office:value-type="string">
            <text:p>Divisions</text:p>
          </table:table-cell>
          <table:table-cell office:value-type="string">
            <text:p>Research Informatics Unit</text:p>
          </table:table-cell>
          <table:table-cell office:value-type="float" office:value="36713">
            <text:p>6-Jul-00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409];&quot;-&quot;;[.E409]))" office:value-type="string" office:string-value="/about-cip/staff/robert-mwanga">
            <text:p>/about-cip/staff/robert-mwanga</text:p>
          </table:table-cell>
          <table:table-cell table:formula="of:=CONCATENATE([.D409];&quot; &quot;;[.E409])" office:value-type="string" office:string-value="Robert Mwanga">
            <text:p>Robert Mwanga</text:p>
          </table:table-cell>
          <table:table-cell office:value-type="string">
            <text:p>Person</text:p>
          </table:table-cell>
          <table:table-cell office:value-type="string">
            <text:p>Robert</text:p>
          </table:table-cell>
          <table:table-cell office:value-type="string">
            <text:p>Mwanga</text:p>
          </table:table-cell>
          <table:table-cell/>
          <table:table-cell office:value-type="string">
            <text:p>Sweetpotato Breeder</text:p>
          </table:table-cell>
          <table:table-cell office:value-type="string">
            <text:p>Partnership programs</text:p>
          </table:table-cell>
          <table:table-cell table:style-name="ce3" office:value-type="string">
            <text:p>Programs VITAA</text:p>
          </table:table-cell>
          <table:table-cell table:style-name="ce4" office:value-type="float" office:value="39965">
            <text:p>1-Jun-09</text:p>
          </table:table-cell>
          <table:table-cell office:value-type="float" office:value="40663">
            <text:p>30-Apr-11</text:p>
          </table:table-cell>
          <table:table-cell table:number-columns-repeated="1013"/>
        </table:table-row>
        <table:table-row table:style-name="ro1">
          <table:table-cell table:formula="of:=LOWER(CONCATENATE(&quot;/about-cip/staff/&quot;;[.D410];&quot;-&quot;;[.E410]))" office:value-type="string" office:string-value="/about-cip/staff/silver-tumwegamire">
            <text:p>/about-cip/staff/silver-tumwegamire</text:p>
          </table:table-cell>
          <table:table-cell table:formula="of:=CONCATENATE([.D410];&quot; &quot;;[.E410])" office:value-type="string" office:string-value="Silver Tumwegamire">
            <text:p>Silver Tumwegamire</text:p>
          </table:table-cell>
          <table:table-cell office:value-type="string">
            <text:p>Person</text:p>
          </table:table-cell>
          <table:table-cell office:value-type="string">
            <text:p>Silver</text:p>
          </table:table-cell>
          <table:table-cell office:value-type="string">
            <text:p>Tumwegamire</text:p>
          </table:table-cell>
          <table:table-cell/>
          <table:table-cell office:value-type="string">
            <text:p>Breeder, Research Assistant</text:p>
          </table:table-cell>
          <table:table-cell office:value-type="string">
            <text:p>Partnership programs</text:p>
          </table:table-cell>
          <table:table-cell table:style-name="ce3" office:value-type="string">
            <text:p>Programs VITAA</text:p>
          </table:table-cell>
          <table:table-cell table:style-name="ce4" office:value-type="float" office:value="37305">
            <text:p>18-Feb-02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411];&quot;-&quot;;[.E411]))" office:value-type="string" office:string-value="/about-cip/staff/andré-devaux">
            <text:p>/about-cip/staff/andré-devaux</text:p>
          </table:table-cell>
          <table:table-cell table:formula="of:=CONCATENATE([.D411];&quot; &quot;;[.E411])" office:value-type="string" office:string-value="André Devaux">
            <text:p>André Devaux</text:p>
          </table:table-cell>
          <table:table-cell office:value-type="string">
            <text:p>Person</text:p>
          </table:table-cell>
          <table:table-cell office:value-type="string">
            <text:p>André</text:p>
          </table:table-cell>
          <table:table-cell office:value-type="string">
            <text:p>Devaux</text:p>
          </table:table-cell>
          <table:table-cell office:value-type="float" office:value="1">
            <text:p>1</text:p>
          </table:table-cell>
          <table:table-cell office:value-type="string">
            <text:p>Agronomist, Program Coordinator/Leader GP - Highland Potato Andes</text:p>
          </table:table-cell>
          <table:table-cell office:value-type="string">
            <text:p>Partnership programs</text:p>
          </table:table-cell>
          <table:table-cell table:style-name="ce3" office:value-type="string">
            <text:p>Papa Andina</text:p>
          </table:table-cell>
          <table:table-cell table:style-name="ce4" office:value-type="float" office:value="29677">
            <text:p>1-Apr-81</text:p>
          </table:table-cell>
          <table:table-cell office:value-type="float" office:value="41455">
            <text:p>30-Jun-13</text:p>
          </table:table-cell>
          <table:table-cell table:number-columns-repeated="1013"/>
        </table:table-row>
        <table:table-row table:style-name="ro1">
          <table:table-cell table:formula="of:=LOWER(CONCATENATE(&quot;/about-cip/staff/&quot;;[.D412];&quot;-&quot;;[.E412]))" office:value-type="string" office:string-value="/about-cip/staff/jorge-andrade">
            <text:p>/about-cip/staff/jorge-andrade</text:p>
          </table:table-cell>
          <table:table-cell table:formula="of:=CONCATENATE([.D412];&quot; &quot;;[.E412])" office:value-type="string" office:string-value="Jorge Andrade">
            <text:p>Jorge Andrade</text:p>
          </table:table-cell>
          <table:table-cell office:value-type="string">
            <text:p>Person</text:p>
          </table:table-cell>
          <table:table-cell office:value-type="string">
            <text:p>Jorge</text:p>
          </table:table-cell>
          <table:table-cell office:value-type="string">
            <text:p>Andrade</text:p>
          </table:table-cell>
          <table:table-cell/>
          <table:table-cell office:value-type="string">
            <text:p>Coordinator, InnovAndes Project</text:p>
          </table:table-cell>
          <table:table-cell office:value-type="string">
            <text:p>Partnership programs</text:p>
          </table:table-cell>
          <table:table-cell table:style-name="ce3" office:value-type="string">
            <text:p>Papa Andina</text:p>
          </table:table-cell>
          <table:table-cell table:style-name="ce4" office:value-type="float" office:value="38355">
            <text:p>3-Jan-05</text:p>
          </table:table-cell>
          <table:table-cell office:value-type="float" office:value="41547">
            <text:p>30-Sep-13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formula="of:=LOWER(CONCATENATE(&quot;/about-cip/staff/&quot;;[.D413];&quot;-&quot;;[.E413]))" office:value-type="string" office:string-value="/about-cip/staff/rolando-egúsquiza">
            <text:p>/about-cip/staff/rolando-egúsquiza</text:p>
          </table:table-cell>
          <table:table-cell table:formula="of:=CONCATENATE([.D413];&quot; &quot;;[.E413])" office:value-type="string" office:string-value="Rolando Egúsquiza">
            <text:p>Rolando Egúsquiza</text:p>
          </table:table-cell>
          <table:table-cell office:value-type="string">
            <text:p>Person</text:p>
          </table:table-cell>
          <table:table-cell office:value-type="string">
            <text:p>Rolando</text:p>
          </table:table-cell>
          <table:table-cell office:value-type="string">
            <text:p>Egúsquiza</text:p>
          </table:table-cell>
          <table:table-cell table:number-columns-repeated="2"/>
          <table:table-cell office:value-type="string">
            <text:p>Partnership programs</text:p>
          </table:table-cell>
          <table:table-cell table:style-name="ce3" office:value-type="string">
            <text:p>Papa Andina</text:p>
          </table:table-cell>
          <table:table-cell table:style-name="ce4"/>
          <table:table-cell table:number-columns-repeated="1014"/>
        </table:table-row>
        <table:table-row table:style-name="ro1">
          <table:table-cell table:formula="of:=LOWER(CONCATENATE(&quot;/about-cip/staff/&quot;;[.D414];&quot;-&quot;;[.E414]))" office:value-type="string" office:string-value="/about-cip/staff/gastón-lópez">
            <text:p>/about-cip/staff/gastón-lópez</text:p>
          </table:table-cell>
          <table:table-cell table:formula="of:=CONCATENATE([.D414];&quot; &quot;;[.E414])" office:value-type="string" office:string-value="Gastón López">
            <text:p>Gastón López</text:p>
          </table:table-cell>
          <table:table-cell office:value-type="string">
            <text:p>Person</text:p>
          </table:table-cell>
          <table:table-cell office:value-type="string">
            <text:p>Gastón</text:p>
          </table:table-cell>
          <table:table-cell office:value-type="string">
            <text:p>López</text:p>
          </table:table-cell>
          <table:table-cell table:number-columns-repeated="2"/>
          <table:table-cell office:value-type="string">
            <text:p>Partnership programs</text:p>
          </table:table-cell>
          <table:table-cell table:style-name="ce3" office:value-type="string">
            <text:p>Papa Andina</text:p>
          </table:table-cell>
          <table:table-cell table:style-name="ce4"/>
          <table:table-cell table:number-columns-repeated="1014"/>
        </table:table-row>
        <table:table-row table:style-name="ro1">
          <table:table-cell table:formula="of:=LOWER(CONCATENATE(&quot;/about-cip/staff/&quot;;[.D415];&quot;-&quot;;[.E415]))" office:value-type="string" office:string-value="/about-cip/staff/kurt  -manrique">
            <text:p>/about-cip/staff/kurt <text:s/>-manrique</text:p>
          </table:table-cell>
          <table:table-cell table:formula="of:=CONCATENATE([.D415];&quot; &quot;;[.E415])" office:value-type="string" office:string-value="Kurt   Manrique">
            <text:p>Kurt <text:s text:c="2"/>Manrique</text:p>
          </table:table-cell>
          <table:table-cell office:value-type="string">
            <text:p>Person</text:p>
          </table:table-cell>
          <table:table-cell office:value-type="string">
            <text:p>Kurt <text:s/></text:p>
          </table:table-cell>
          <table:table-cell office:value-type="string">
            <text:p>Manrique</text:p>
          </table:table-cell>
          <table:table-cell/>
          <table:table-cell office:value-type="string">
            <text:p>Agronomist, Intermediate Researcher</text:p>
          </table:table-cell>
          <table:table-cell office:value-type="string">
            <text:p>Partnership programs</text:p>
          </table:table-cell>
          <table:table-cell table:style-name="ce3" office:value-type="string">
            <text:p>Papa Andina</text:p>
          </table:table-cell>
          <table:table-cell office:value-type="float" office:value="37200">
            <text:p>5-Nov-01</text:p>
          </table:table-cell>
          <table:table-cell table:style-name="ce5"/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formula="of:=LOWER(CONCATENATE(&quot;/about-cip/staff/&quot;;[.D416];&quot;-&quot;;[.E416]))" office:value-type="string" office:string-value="/about-cip/staff/miguel-ordinola">
            <text:p>/about-cip/staff/miguel-ordinola</text:p>
          </table:table-cell>
          <table:table-cell table:formula="of:=CONCATENATE([.D416];&quot; &quot;;[.E416])" office:value-type="string" office:string-value="Miguel Ordinola">
            <text:p>Miguel Ordinola</text:p>
          </table:table-cell>
          <table:table-cell office:value-type="string">
            <text:p>Person</text:p>
          </table:table-cell>
          <table:table-cell office:value-type="string">
            <text:p>Miguel</text:p>
          </table:table-cell>
          <table:table-cell office:value-type="string">
            <text:p>Ordinola</text:p>
          </table:table-cell>
          <table:table-cell/>
          <table:table-cell office:value-type="string">
            <text:p>Consultant</text:p>
          </table:table-cell>
          <table:table-cell office:value-type="string">
            <text:p>Partnership programs</text:p>
          </table:table-cell>
          <table:table-cell table:style-name="ce3" office:value-type="string">
            <text:p>Papa Andina</text:p>
          </table:table-cell>
          <table:table-cell table:style-name="ce4"/>
          <table:table-cell table:number-columns-repeated="1014"/>
        </table:table-row>
        <table:table-row table:style-name="ro1">
          <table:table-cell table:formula="of:=LOWER(CONCATENATE(&quot;/about-cip/staff/&quot;;[.D417];&quot;-&quot;;[.E417]))" office:value-type="string" office:string-value="/about-cip/staff/melissa-ramirez">
            <text:p>/about-cip/staff/melissa-ramirez</text:p>
          </table:table-cell>
          <table:table-cell table:formula="of:=CONCATENATE([.D417];&quot; &quot;;[.E417])" office:value-type="string" office:string-value="Melissa Ramirez">
            <text:p>Melissa Ramirez</text:p>
          </table:table-cell>
          <table:table-cell office:value-type="string">
            <text:p>Person</text:p>
          </table:table-cell>
          <table:table-cell office:value-type="string">
            <text:p>Melissa</text:p>
          </table:table-cell>
          <table:table-cell office:value-type="string">
            <text:p>Ramirez</text:p>
          </table:table-cell>
          <table:table-cell/>
          <table:table-cell office:value-type="string">
            <text:p>Secretary</text:p>
          </table:table-cell>
          <table:table-cell office:value-type="string">
            <text:p>Partnership programs</text:p>
          </table:table-cell>
          <table:table-cell table:style-name="ce3" office:value-type="string">
            <text:p>Papa Andina</text:p>
          </table:table-cell>
          <table:table-cell office:value-type="float" office:value="40183">
            <text:p>5-Jan-10</text:p>
          </table:table-cell>
          <table:table-cell table:style-name="ce5" office:value-type="float" office:value="40908">
            <text:p>31-Dec-11</text:p>
          </table:table-cell>
          <table:table-cell table:number-columns-repeated="1013"/>
        </table:table-row>
        <table:table-row table:style-name="ro1">
          <table:table-cell table:formula="of:=LOWER(CONCATENATE(&quot;/about-cip/staff/&quot;;[.D418];&quot;-&quot;;[.E418]))" office:value-type="string" office:string-value="/about-cip/staff/ana maría-vela">
            <text:p>/about-cip/staff/ana maría-vela</text:p>
          </table:table-cell>
          <table:table-cell table:formula="of:=CONCATENATE([.D418];&quot; &quot;;[.E418])" office:value-type="string" office:string-value="Ana María Vela">
            <text:p>Ana María Vela</text:p>
          </table:table-cell>
          <table:table-cell office:value-type="string">
            <text:p>Person</text:p>
          </table:table-cell>
          <table:table-cell office:value-type="string">
            <text:p>Ana María</text:p>
          </table:table-cell>
          <table:table-cell office:value-type="string">
            <text:p>Vela</text:p>
          </table:table-cell>
          <table:table-cell/>
          <table:table-cell office:value-type="string">
            <text:p>Administrative Assistant</text:p>
          </table:table-cell>
          <table:table-cell office:value-type="string">
            <text:p>Partnership programs</text:p>
          </table:table-cell>
          <table:table-cell table:style-name="ce3" office:value-type="string">
            <text:p>Papa Andina</text:p>
          </table:table-cell>
          <table:table-cell office:value-type="float" office:value="38443">
            <text:p>1-Apr-05</text:p>
          </table:table-cell>
          <table:table-cell table:style-name="ce5"/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formula="of:=LOWER(CONCATENATE(&quot;/about-cip/staff/&quot;;[.D419];&quot;-&quot;;[.E419]))" office:value-type="string" office:string-value="/about-cip/staff/claudio-velasco">
            <text:p>/about-cip/staff/claudio-velasco</text:p>
          </table:table-cell>
          <table:table-cell table:formula="of:=CONCATENATE([.D419];&quot; &quot;;[.E419])" office:value-type="string" office:string-value="Claudio Velasco">
            <text:p>Claudio Velasco</text:p>
          </table:table-cell>
          <table:table-cell office:value-type="string">
            <text:p>Person</text:p>
          </table:table-cell>
          <table:table-cell office:value-type="string">
            <text:p>Claudio</text:p>
          </table:table-cell>
          <table:table-cell office:value-type="string">
            <text:p>Velasco</text:p>
          </table:table-cell>
          <table:table-cell/>
          <table:table-cell office:value-type="string">
            <text:p>Consultant</text:p>
          </table:table-cell>
          <table:table-cell office:value-type="string">
            <text:p>Partnership programs</text:p>
          </table:table-cell>
          <table:table-cell table:style-name="ce3" office:value-type="string">
            <text:p>Papa Andina</text:p>
          </table:table-cell>
          <table:table-cell table:style-name="ce4"/>
          <table:table-cell table:number-columns-repeated="1014"/>
        </table:table-row>
        <table:table-row table:style-name="ro1">
          <table:table-cell table:formula="of:=LOWER(CONCATENATE(&quot;/about-cip/staff/&quot;;[.D420];&quot;-&quot;;[.E420]))" office:value-type="string" office:string-value="/about-cip/staff/mylene-aquino">
            <text:p>/about-cip/staff/mylene-aquino</text:p>
          </table:table-cell>
          <table:table-cell table:formula="of:=CONCATENATE([.D420];&quot; &quot;;[.E420])" office:value-type="string" office:string-value="Mylene Aquino">
            <text:p>Mylene Aquino</text:p>
          </table:table-cell>
          <table:table-cell office:value-type="string">
            <text:p>Person</text:p>
          </table:table-cell>
          <table:table-cell office:value-type="string">
            <text:p>Mylene</text:p>
          </table:table-cell>
          <table:table-cell office:value-type="string">
            <text:p>Aquino</text:p>
          </table:table-cell>
          <table:table-cell/>
          <table:table-cell office:value-type="string">
            <text:p>Administrative Officer</text:p>
          </table:table-cell>
          <table:table-cell office:value-type="string">
            <text:p>Partnership programs</text:p>
          </table:table-cell>
          <table:table-cell office:value-type="string">
            <text:p>UPWARD</text:p>
          </table:table-cell>
          <table:table-cell table:style-name="ce4" office:value-type="float" office:value="36161">
            <text:p>1-Jan-99</text:p>
          </table:table-cell>
          <table:table-cell office:value-type="float" office:value="40543">
            <text:p>31-Dec-10</text:p>
          </table:table-cell>
          <table:table-cell table:number-columns-repeated="1013"/>
        </table:table-row>
        <table:table-row table:style-name="ro1">
          <table:table-cell table:formula="of:=LOWER(CONCATENATE(&quot;/about-cip/staff/&quot;;[.D421];&quot;-&quot;;[.E421]))" office:value-type="string" office:string-value="/about-cip/staff/hidelisa-de chavez">
            <text:p>/about-cip/staff/hidelisa-de chavez</text:p>
          </table:table-cell>
          <table:table-cell table:formula="of:=CONCATENATE([.D421];&quot; &quot;;[.E421])" office:value-type="string" office:string-value="Hidelisa De Chavez">
            <text:p>Hidelisa De Chavez</text:p>
          </table:table-cell>
          <table:table-cell office:value-type="string">
            <text:p>Person</text:p>
          </table:table-cell>
          <table:table-cell office:value-type="string">
            <text:p>Hidelisa</text:p>
          </table:table-cell>
          <table:table-cell office:value-type="string">
            <text:p>De Chavez</text:p>
          </table:table-cell>
          <table:table-cell/>
          <table:table-cell office:value-type="string">
            <text:p>Senior Research Assistant</text:p>
          </table:table-cell>
          <table:table-cell office:value-type="string">
            <text:p>Partnership programs</text:p>
          </table:table-cell>
          <table:table-cell office:value-type="string">
            <text:p>UPWARD</text:p>
          </table:table-cell>
          <table:table-cell table:style-name="ce4" office:value-type="float" office:value="38353">
            <text:p>1-Jan-05</text:p>
          </table:table-cell>
          <table:table-cell office:value-type="float" office:value="40968">
            <text:p>29-Feb-12</text:p>
          </table:table-cell>
          <table:table-cell table:number-columns-repeated="1013"/>
        </table:table-row>
        <table:table-row table:style-name="ro1">
          <table:table-cell table:formula="of:=LOWER(CONCATENATE(&quot;/about-cip/staff/&quot;;[.D422];&quot;-&quot;;[.E422]))" office:value-type="string" office:string-value="/about-cip/staff/marietta-nadal">
            <text:p>/about-cip/staff/marietta-nadal</text:p>
          </table:table-cell>
          <table:table-cell table:formula="of:=CONCATENATE([.D422];&quot; &quot;;[.E422])" office:value-type="string" office:string-value="Marietta Nadal">
            <text:p>Marietta Nadal</text:p>
          </table:table-cell>
          <table:table-cell office:value-type="string">
            <text:p>Person</text:p>
          </table:table-cell>
          <table:table-cell office:value-type="string">
            <text:p>Marietta</text:p>
          </table:table-cell>
          <table:table-cell office:value-type="string">
            <text:p>Nadal</text:p>
          </table:table-cell>
          <table:table-cell/>
          <table:table-cell office:value-type="string">
            <text:p>Office Manager</text:p>
          </table:table-cell>
          <table:table-cell office:value-type="string">
            <text:p>Partnership programs</text:p>
          </table:table-cell>
          <table:table-cell office:value-type="string">
            <text:p>UPWARD</text:p>
          </table:table-cell>
          <table:table-cell table:style-name="ce4" office:value-type="float" office:value="37622">
            <text:p>1-Jan-03</text:p>
          </table:table-cell>
          <table:table-cell office:value-type="float" office:value="40543">
            <text:p>31-Dec-10</text:p>
          </table:table-cell>
          <table:table-cell table:number-columns-repeated="1013"/>
        </table:table-row>
        <table:table-row table:style-name="ro1">
          <table:table-cell table:formula="of:=LOWER(CONCATENATE(&quot;/about-cip/staff/&quot;;[.D423];&quot;-&quot;;[.E423]))" office:value-type="string" office:string-value="/about-cip/staff/lorna-sister">
            <text:p>/about-cip/staff/lorna-sister</text:p>
          </table:table-cell>
          <table:table-cell table:formula="of:=CONCATENATE([.D423];&quot; &quot;;[.E423])" office:value-type="string" office:string-value="Lorna Sister">
            <text:p>Lorna Sister</text:p>
          </table:table-cell>
          <table:table-cell office:value-type="string">
            <text:p>Person</text:p>
          </table:table-cell>
          <table:table-cell office:value-type="string">
            <text:p>Lorna</text:p>
          </table:table-cell>
          <table:table-cell office:value-type="string">
            <text:p>Sister</text:p>
          </table:table-cell>
          <table:table-cell/>
          <table:table-cell office:value-type="string">
            <text:p>Project Specialist</text:p>
          </table:table-cell>
          <table:table-cell office:value-type="string">
            <text:p>Partnership programs</text:p>
          </table:table-cell>
          <table:table-cell office:value-type="string">
            <text:p>UPWARD</text:p>
          </table:table-cell>
          <table:table-cell table:style-name="ce4" office:value-type="float" office:value="40810">
            <text:p>24-Sep-11</text:p>
          </table:table-cell>
          <table:table-cell office:value-type="float" office:value="40543">
            <text:p>31-Dec-10</text:p>
          </table:table-cell>
          <table:table-cell table:number-columns-repeated="1013"/>
        </table:table-row>
        <table:table-row table:style-name="ro1">
          <table:table-cell table:formula="of:=LOWER(CONCATENATE(&quot;/about-cip/staff/&quot;;[.D424];&quot;-&quot;;[.E424]))" office:value-type="string" office:string-value="/about-cip/staff/andré-devaux">
            <text:p>/about-cip/staff/andré-devaux</text:p>
          </table:table-cell>
          <table:table-cell table:formula="of:=CONCATENATE([.D424];&quot; &quot;;[.E424])" office:value-type="string" office:string-value="André Devaux">
            <text:p>André Devaux</text:p>
          </table:table-cell>
          <table:table-cell office:value-type="string">
            <text:p>Person</text:p>
          </table:table-cell>
          <table:table-cell office:value-type="string">
            <text:p>André</text:p>
          </table:table-cell>
          <table:table-cell office:value-type="string">
            <text:p>Devaux</text:p>
          </table:table-cell>
          <table:table-cell office:value-type="float" office:value="1">
            <text:p>1</text:p>
          </table:table-cell>
          <table:table-cell office:value-type="string">
            <text:p>Agronomist, Regional Leader LAC, Leader GP - Highland Potato Andes</text:p>
          </table:table-cell>
          <table:table-cell office:value-type="string">
            <text:p>Regional offices - Latin America</text:p>
          </table:table-cell>
          <table:table-cell office:value-type="string">
            <text:p>Liaison Office, Quito, Ecuador</text:p>
          </table:table-cell>
          <table:table-cell table:style-name="ce4" office:value-type="float" office:value="29677">
            <text:p>1-Apr-81</text:p>
          </table:table-cell>
          <table:table-cell office:value-type="float" office:value="41455">
            <text:p>30-Jun-13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formula="of:=LOWER(CONCATENATE(&quot;/about-cip/staff/&quot;;[.D425];&quot;-&quot;;[.E425]))" office:value-type="string" office:string-value="/about-cip/staff/bert-de bièvre">
            <text:p>/about-cip/staff/bert-de bièvre</text:p>
          </table:table-cell>
          <table:table-cell table:formula="of:=CONCATENATE([.D425];&quot; &quot;;[.E425])" office:value-type="string" office:string-value="Bert De Bièvre">
            <text:p>Bert De Bièvre</text:p>
          </table:table-cell>
          <table:table-cell office:value-type="string">
            <text:p>Person</text:p>
          </table:table-cell>
          <table:table-cell office:value-type="string">
            <text:p>Bert</text:p>
          </table:table-cell>
          <table:table-cell office:value-type="string">
            <text:p>De Bièvre</text:p>
          </table:table-cell>
          <table:table-cell/>
          <table:table-cell office:value-type="string">
            <text:p>Project Coordinator</text:p>
          </table:table-cell>
          <table:table-cell office:value-type="string">
            <text:p>Regional offices - Latin America</text:p>
          </table:table-cell>
          <table:table-cell office:value-type="string">
            <text:p>Liaison Office, Quito, Ecuador</text:p>
          </table:table-cell>
          <table:table-cell table:style-name="ce4" office:value-type="float" office:value="38869">
            <text:p>1-Jun-06</text:p>
          </table:table-cell>
          <table:table-cell office:value-type="float" office:value="40908">
            <text:p>31-Dec-11</text:p>
          </table:table-cell>
          <table:table-cell table:number-columns-repeated="1013"/>
        </table:table-row>
        <table:table-row table:style-name="ro1">
          <table:table-cell table:formula="of:=LOWER(CONCATENATE(&quot;/about-cip/staff/&quot;;[.D426];&quot;-&quot;;[.E426]))" office:value-type="string" office:string-value="/about-cip/staff/julio-alcocer">
            <text:p>/about-cip/staff/julio-alcocer</text:p>
          </table:table-cell>
          <table:table-cell table:formula="of:=CONCATENATE([.D426];&quot; &quot;;[.E426])" office:value-type="string" office:string-value="Julio Alcocer">
            <text:p>Julio Alcocer</text:p>
          </table:table-cell>
          <table:table-cell office:value-type="string">
            <text:p>Person</text:p>
          </table:table-cell>
          <table:table-cell office:value-type="string">
            <text:p>Julio</text:p>
          </table:table-cell>
          <table:table-cell office:value-type="string">
            <text:p>Alcocer</text:p>
          </table:table-cell>
          <table:table-cell/>
          <table:table-cell office:value-type="string">
            <text:p>Field Laborer</text:p>
          </table:table-cell>
          <table:table-cell office:value-type="string">
            <text:p>Regional offices - Latin America</text:p>
          </table:table-cell>
          <table:table-cell office:value-type="string">
            <text:p>Liaison Office, Quito, Ecuador</text:p>
          </table:table-cell>
          <table:table-cell table:style-name="ce4" office:value-type="float" office:value="38108">
            <text:p>1-May-04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427];&quot;-&quot;;[.E427]))" office:value-type="string" office:string-value="/about-cip/staff/sofía-ayala">
            <text:p>/about-cip/staff/sofía-ayala</text:p>
          </table:table-cell>
          <table:table-cell table:formula="of:=CONCATENATE([.D427];&quot; &quot;;[.E427])" office:value-type="string" office:string-value="Sofía Ayala">
            <text:p>Sofía Ayala</text:p>
          </table:table-cell>
          <table:table-cell office:value-type="string">
            <text:p>Person</text:p>
          </table:table-cell>
          <table:table-cell office:value-type="string">
            <text:p>Sofía</text:p>
          </table:table-cell>
          <table:table-cell office:value-type="string">
            <text:p>Ayala</text:p>
          </table:table-cell>
          <table:table-cell/>
          <table:table-cell office:value-type="string">
            <text:p>Administrative Assistant</text:p>
          </table:table-cell>
          <table:table-cell office:value-type="string">
            <text:p>Regional offices - Latin America</text:p>
          </table:table-cell>
          <table:table-cell office:value-type="string">
            <text:p>Liaison Office, Quito, Ecuador</text:p>
          </table:table-cell>
          <table:table-cell table:style-name="ce4" office:value-type="float" office:value="38159">
            <text:p>21-Jun-04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428];&quot;-&quot;;[.E428]))" office:value-type="string" office:string-value="/about-cip/staff/rosa-burbano">
            <text:p>/about-cip/staff/rosa-burbano</text:p>
          </table:table-cell>
          <table:table-cell table:formula="of:=CONCATENATE([.D428];&quot; &quot;;[.E428])" office:value-type="string" office:string-value="Rosa Burbano">
            <text:p>Rosa Burbano</text:p>
          </table:table-cell>
          <table:table-cell office:value-type="string">
            <text:p>Person</text:p>
          </table:table-cell>
          <table:table-cell office:value-type="string">
            <text:p>Rosa</text:p>
          </table:table-cell>
          <table:table-cell office:value-type="string">
            <text:p>Burbano</text:p>
          </table:table-cell>
          <table:table-cell/>
          <table:table-cell office:value-type="string">
            <text:p>Accountant</text:p>
          </table:table-cell>
          <table:table-cell office:value-type="string">
            <text:p>Regional offices - Latin America</text:p>
          </table:table-cell>
          <table:table-cell office:value-type="string">
            <text:p>Liaison Office, Quito, Ecuador</text:p>
          </table:table-cell>
          <table:table-cell table:style-name="ce4" office:value-type="float" office:value="38808">
            <text:p>1-Apr-06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429];&quot;-&quot;;[.E429]))" office:value-type="string" office:string-value="/about-cip/staff/tania-calle">
            <text:p>/about-cip/staff/tania-calle</text:p>
          </table:table-cell>
          <table:table-cell table:formula="of:=CONCATENATE([.D429];&quot; &quot;;[.E429])" office:value-type="string" office:string-value="Tania Calle">
            <text:p>Tania Calle</text:p>
          </table:table-cell>
          <table:table-cell office:value-type="string">
            <text:p>Person</text:p>
          </table:table-cell>
          <table:table-cell office:value-type="string">
            <text:p>Tania</text:p>
          </table:table-cell>
          <table:table-cell office:value-type="string">
            <text:p>Calle</text:p>
          </table:table-cell>
          <table:table-cell/>
          <table:table-cell office:value-type="string">
            <text:p>Research Assistant</text:p>
          </table:table-cell>
          <table:table-cell office:value-type="string">
            <text:p>Regional offices - Latin America</text:p>
          </table:table-cell>
          <table:table-cell office:value-type="string">
            <text:p>Liaison Office, Quito, Ecuador</text:p>
          </table:table-cell>
          <table:table-cell table:style-name="ce4" office:value-type="float" office:value="38930">
            <text:p>1-Aug-06</text:p>
          </table:table-cell>
          <table:table-cell/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formula="of:=LOWER(CONCATENATE(&quot;/about-cip/staff/&quot;;[.D430];&quot;-&quot;;[.E430]))" office:value-type="string" office:string-value="/about-cip/staff/francisco-cuesta">
            <text:p>/about-cip/staff/francisco-cuesta</text:p>
          </table:table-cell>
          <table:table-cell table:formula="of:=CONCATENATE([.D430];&quot; &quot;;[.E430])" office:value-type="string" office:string-value="Francisco Cuesta">
            <text:p>Francisco Cuesta</text:p>
          </table:table-cell>
          <table:table-cell office:value-type="string">
            <text:p>Person</text:p>
          </table:table-cell>
          <table:table-cell office:value-type="string">
            <text:p>Francisco</text:p>
          </table:table-cell>
          <table:table-cell office:value-type="string">
            <text:p>Cuesta</text:p>
          </table:table-cell>
          <table:table-cell/>
          <table:table-cell office:value-type="string">
            <text:p>Consultant</text:p>
          </table:table-cell>
          <table:table-cell office:value-type="string">
            <text:p>Regional offices - Latin America</text:p>
          </table:table-cell>
          <table:table-cell office:value-type="string">
            <text:p>Liaison Office, Quito, Ecuador</text:p>
          </table:table-cell>
          <table:table-cell table:style-name="ce4" office:value-type="float" office:value="39083">
            <text:p>1-Jan-07</text:p>
          </table:table-cell>
          <table:table-cell office:value-type="float" office:value="40543">
            <text:p>31-Dec-10</text:p>
          </table:table-cell>
          <table:table-cell table:number-columns-repeated="1013"/>
        </table:table-row>
        <table:table-row table:style-name="ro1">
          <table:table-cell table:formula="of:=LOWER(CONCATENATE(&quot;/about-cip/staff/&quot;;[.D431];&quot;-&quot;;[.E431]))" office:value-type="string" office:string-value="/about-cip/staff/jorge-espinoza">
            <text:p>/about-cip/staff/jorge-espinoza</text:p>
          </table:table-cell>
          <table:table-cell table:formula="of:=CONCATENATE([.D431];&quot; &quot;;[.E431])" office:value-type="string" office:string-value="Jorge Espinoza">
            <text:p>Jorge Espinoza</text:p>
          </table:table-cell>
          <table:table-cell office:value-type="string">
            <text:p>Person</text:p>
          </table:table-cell>
          <table:table-cell office:value-type="string">
            <text:p>Jorge</text:p>
          </table:table-cell>
          <table:table-cell office:value-type="string">
            <text:p>Espinoza</text:p>
          </table:table-cell>
          <table:table-cell/>
          <table:table-cell office:value-type="string">
            <text:p>Agronomist, Research Assistant</text:p>
          </table:table-cell>
          <table:table-cell office:value-type="string">
            <text:p>Regional offices - Latin America</text:p>
          </table:table-cell>
          <table:table-cell office:value-type="string">
            <text:p>Liaison Office, Quito, Ecuador</text:p>
          </table:table-cell>
          <table:table-cell table:style-name="ce4" office:value-type="float" office:value="40272">
            <text:p>4-Apr-10</text:p>
          </table:table-cell>
          <table:table-cell office:value-type="float" office:value="40816">
            <text:p>30-Sep-11</text:p>
          </table:table-cell>
          <table:table-cell table:number-columns-repeated="1013"/>
        </table:table-row>
        <table:table-row table:style-name="ro1">
          <table:table-cell table:formula="of:=LOWER(CONCATENATE(&quot;/about-cip/staff/&quot;;[.D432];&quot;-&quot;;[.E432]))" office:value-type="string" office:string-value="/about-cip/staff/josé-jiménez">
            <text:p>/about-cip/staff/josé-jiménez</text:p>
          </table:table-cell>
          <table:table-cell table:formula="of:=CONCATENATE([.D432];&quot; &quot;;[.E432])" office:value-type="string" office:string-value="José Jiménez">
            <text:p>José Jiménez</text:p>
          </table:table-cell>
          <table:table-cell office:value-type="string">
            <text:p>Person</text:p>
          </table:table-cell>
          <table:table-cell office:value-type="string">
            <text:p>José</text:p>
          </table:table-cell>
          <table:table-cell office:value-type="string">
            <text:p>Jiménez</text:p>
          </table:table-cell>
          <table:table-cell/>
          <table:table-cell office:value-type="string">
            <text:p>Network Management and Systems Maintenance</text:p>
          </table:table-cell>
          <table:table-cell office:value-type="string">
            <text:p>Regional offices - Latin America</text:p>
          </table:table-cell>
          <table:table-cell office:value-type="string">
            <text:p>Liaison Office, Quito, Ecuador</text:p>
          </table:table-cell>
          <table:table-cell table:style-name="ce4" office:value-type="float" office:value="36845">
            <text:p>15-Nov-00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433];&quot;-&quot;;[.E433]))" office:value-type="string" office:string-value="/about-cip/staff/gabriel-lutuala">
            <text:p>/about-cip/staff/gabriel-lutuala</text:p>
          </table:table-cell>
          <table:table-cell table:formula="of:=CONCATENATE([.D433];&quot; &quot;;[.E433])" office:value-type="string" office:string-value="Gabriel Lutuala">
            <text:p>Gabriel Lutuala</text:p>
          </table:table-cell>
          <table:table-cell office:value-type="string">
            <text:p>Person</text:p>
          </table:table-cell>
          <table:table-cell office:value-type="string">
            <text:p>Gabriel</text:p>
          </table:table-cell>
          <table:table-cell office:value-type="string">
            <text:p>Lutuala</text:p>
          </table:table-cell>
          <table:table-cell/>
          <table:table-cell office:value-type="string">
            <text:p>Field Laborer</text:p>
          </table:table-cell>
          <table:table-cell office:value-type="string">
            <text:p>Regional offices - Latin America</text:p>
          </table:table-cell>
          <table:table-cell office:value-type="string">
            <text:p>Liaison Office, Quito, Ecuador</text:p>
          </table:table-cell>
          <table:table-cell table:style-name="ce4" office:value-type="float" office:value="40336">
            <text:p>7-Jun-10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434];&quot;-&quot;;[.E434]))" office:value-type="string" office:string-value="/about-cip/staff/washington-morales">
            <text:p>/about-cip/staff/washington-morales</text:p>
          </table:table-cell>
          <table:table-cell table:formula="of:=CONCATENATE([.D434];&quot; &quot;;[.E434])" office:value-type="string" office:string-value="Washington Morales">
            <text:p>Washington Morales</text:p>
          </table:table-cell>
          <table:table-cell office:value-type="string">
            <text:p>Person</text:p>
          </table:table-cell>
          <table:table-cell office:value-type="string">
            <text:p>Washington</text:p>
          </table:table-cell>
          <table:table-cell office:value-type="string">
            <text:p>Morales</text:p>
          </table:table-cell>
          <table:table-cell/>
          <table:table-cell office:value-type="string">
            <text:p>Field Administrator</text:p>
          </table:table-cell>
          <table:table-cell office:value-type="string">
            <text:p>Regional offices - Latin America</text:p>
          </table:table-cell>
          <table:table-cell office:value-type="string">
            <text:p>Liaison Office, Quito, Ecuador</text:p>
          </table:table-cell>
          <table:table-cell table:style-name="ce4" office:value-type="float" office:value="40224">
            <text:p>15-Feb-10</text:p>
          </table:table-cell>
          <table:table-cell office:value-type="float" office:value="40602">
            <text:p>28-Feb-11</text:p>
          </table:table-cell>
          <table:table-cell table:number-columns-repeated="1013"/>
        </table:table-row>
        <table:table-row table:style-name="ro1">
          <table:table-cell table:formula="of:=LOWER(CONCATENATE(&quot;/about-cip/staff/&quot;;[.D435];&quot;-&quot;;[.E435]))" office:value-type="string" office:string-value="/about-cip/staff/marlene-oña">
            <text:p>/about-cip/staff/marlene-oña</text:p>
          </table:table-cell>
          <table:table-cell table:formula="of:=CONCATENATE([.D435];&quot; &quot;;[.E435])" office:value-type="string" office:string-value="Marlene Oña">
            <text:p>Marlene Oña</text:p>
          </table:table-cell>
          <table:table-cell office:value-type="string">
            <text:p>Person</text:p>
          </table:table-cell>
          <table:table-cell office:value-type="string">
            <text:p>Marlene</text:p>
          </table:table-cell>
          <table:table-cell office:value-type="string">
            <text:p>Oña</text:p>
          </table:table-cell>
          <table:table-cell/>
          <table:table-cell office:value-type="string">
            <text:p>Administrative Assistant</text:p>
          </table:table-cell>
          <table:table-cell office:value-type="string">
            <text:p>Regional offices - Latin America</text:p>
          </table:table-cell>
          <table:table-cell office:value-type="string">
            <text:p>Liaison Office, Quito, Ecuador</text:p>
          </table:table-cell>
          <table:table-cell table:style-name="ce4" office:value-type="float" office:value="39479">
            <text:p>1-Feb-08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436];&quot;-&quot;;[.E436]))" office:value-type="string" office:string-value="/about-cip/staff/edwin-pallo">
            <text:p>/about-cip/staff/edwin-pallo</text:p>
          </table:table-cell>
          <table:table-cell table:formula="of:=CONCATENATE([.D436];&quot; &quot;;[.E436])" office:value-type="string" office:string-value="Edwin Pallo">
            <text:p>Edwin Pallo</text:p>
          </table:table-cell>
          <table:table-cell office:value-type="string">
            <text:p>Person</text:p>
          </table:table-cell>
          <table:table-cell office:value-type="string">
            <text:p>Edwin</text:p>
          </table:table-cell>
          <table:table-cell office:value-type="string">
            <text:p>Pallo</text:p>
          </table:table-cell>
          <table:table-cell/>
          <table:table-cell office:value-type="string">
            <text:p>Technician</text:p>
          </table:table-cell>
          <table:table-cell office:value-type="string">
            <text:p>Regional offices - Latin America</text:p>
          </table:table-cell>
          <table:table-cell office:value-type="string">
            <text:p>Liaison Office, Quito, Ecuador</text:p>
          </table:table-cell>
          <table:table-cell table:style-name="ce4" office:value-type="float" office:value="40182">
            <text:p>4-Jan-10</text:p>
          </table:table-cell>
          <table:table-cell office:value-type="float" office:value="41274">
            <text:p>31-Dec-12</text:p>
          </table:table-cell>
          <table:table-cell table:number-columns-repeated="1013"/>
        </table:table-row>
        <table:table-row table:style-name="ro1">
          <table:table-cell table:formula="of:=LOWER(CONCATENATE(&quot;/about-cip/staff/&quot;;[.D437];&quot;-&quot;;[.E437]))" office:value-type="string" office:string-value="/about-cip/staff/segundo-patiño">
            <text:p>/about-cip/staff/segundo-patiño</text:p>
          </table:table-cell>
          <table:table-cell table:formula="of:=CONCATENATE([.D437];&quot; &quot;;[.E437])" office:value-type="string" office:string-value="Segundo Patiño">
            <text:p>Segundo Patiño</text:p>
          </table:table-cell>
          <table:table-cell office:value-type="string">
            <text:p>Person</text:p>
          </table:table-cell>
          <table:table-cell office:value-type="string">
            <text:p>Segundo</text:p>
          </table:table-cell>
          <table:table-cell office:value-type="string">
            <text:p>Patiño</text:p>
          </table:table-cell>
          <table:table-cell/>
          <table:table-cell office:value-type="string">
            <text:p>Field Laborer</text:p>
          </table:table-cell>
          <table:table-cell office:value-type="string">
            <text:p>Regional offices - Latin America</text:p>
          </table:table-cell>
          <table:table-cell office:value-type="string">
            <text:p>Liaison Office, Quito, Ecuador</text:p>
          </table:table-cell>
          <table:table-cell table:style-name="ce4" office:value-type="float" office:value="40330">
            <text:p>1-Jun-10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438];&quot;-&quot;;[.E438]))" office:value-type="string" office:string-value="/about-cip/staff/lidia-reinoso">
            <text:p>/about-cip/staff/lidia-reinoso</text:p>
          </table:table-cell>
          <table:table-cell table:formula="of:=CONCATENATE([.D438];&quot; &quot;;[.E438])" office:value-type="string" office:string-value="Lidia Reinoso">
            <text:p>Lidia Reinoso</text:p>
          </table:table-cell>
          <table:table-cell office:value-type="string">
            <text:p>Person</text:p>
          </table:table-cell>
          <table:table-cell office:value-type="string">
            <text:p>Lidia</text:p>
          </table:table-cell>
          <table:table-cell office:value-type="string">
            <text:p>Reinoso</text:p>
          </table:table-cell>
          <table:table-cell/>
          <table:table-cell office:value-type="string">
            <text:p>Field and Greenhouse Laborer</text:p>
          </table:table-cell>
          <table:table-cell office:value-type="string">
            <text:p>Regional offices - Latin America</text:p>
          </table:table-cell>
          <table:table-cell office:value-type="string">
            <text:p>Liaison Office, Quito, Ecuador</text:p>
          </table:table-cell>
          <table:table-cell table:style-name="ce4" office:value-type="float" office:value="35977">
            <text:p>1-Jul-98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439];&quot;-&quot;;[.E439]))" office:value-type="string" office:string-value="/about-cip/staff/sandra-rodríguez">
            <text:p>/about-cip/staff/sandra-rodríguez</text:p>
          </table:table-cell>
          <table:table-cell table:formula="of:=CONCATENATE([.D439];&quot; &quot;;[.E439])" office:value-type="string" office:string-value="Sandra Rodríguez">
            <text:p>Sandra Rodríguez</text:p>
          </table:table-cell>
          <table:table-cell office:value-type="string">
            <text:p>Person</text:p>
          </table:table-cell>
          <table:table-cell office:value-type="string">
            <text:p>Sandra</text:p>
          </table:table-cell>
          <table:table-cell office:value-type="string">
            <text:p>Rodríguez</text:p>
          </table:table-cell>
          <table:table-cell/>
          <table:table-cell office:value-type="string">
            <text:p>Consultant</text:p>
          </table:table-cell>
          <table:table-cell office:value-type="string">
            <text:p>Regional offices - Latin America</text:p>
          </table:table-cell>
          <table:table-cell office:value-type="string">
            <text:p>Liaison Office, Quito, Ecuador</text:p>
          </table:table-cell>
          <table:table-cell table:style-name="ce4" office:value-type="float" office:value="39904">
            <text:p>1-Apr-09</text:p>
          </table:table-cell>
          <table:table-cell table:style-name="ce8" office:value-type="float" office:value="40724">
            <text:p>30-Jun-11</text:p>
          </table:table-cell>
          <table:table-cell table:number-columns-repeated="1013"/>
        </table:table-row>
        <table:table-row table:style-name="ro1">
          <table:table-cell table:formula="of:=LOWER(CONCATENATE(&quot;/about-cip/staff/&quot;;[.D440];&quot;-&quot;;[.E440]))" office:value-type="string" office:string-value="/about-cip/staff/jaime-taipe">
            <text:p>/about-cip/staff/jaime-taipe</text:p>
          </table:table-cell>
          <table:table-cell table:formula="of:=CONCATENATE([.D440];&quot; &quot;;[.E440])" office:value-type="string" office:string-value="Jaime Taipe">
            <text:p>Jaime Taipe</text:p>
          </table:table-cell>
          <table:table-cell office:value-type="string">
            <text:p>Person</text:p>
          </table:table-cell>
          <table:table-cell office:value-type="string">
            <text:p>Jaime</text:p>
          </table:table-cell>
          <table:table-cell office:value-type="string">
            <text:p>Taipe</text:p>
          </table:table-cell>
          <table:table-cell/>
          <table:table-cell office:value-type="string">
            <text:p>Research Assistant</text:p>
          </table:table-cell>
          <table:table-cell office:value-type="string">
            <text:p>Regional offices - Latin America</text:p>
          </table:table-cell>
          <table:table-cell office:value-type="string">
            <text:p>Liaison Office, Quito, Ecuador</text:p>
          </table:table-cell>
          <table:table-cell table:style-name="ce4" office:value-type="float" office:value="38930">
            <text:p>1-Aug-06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441];&quot;-&quot;;[.E441]))" office:value-type="string" office:string-value="/about-cip/staff/marcelo-vinuesa">
            <text:p>/about-cip/staff/marcelo-vinuesa</text:p>
          </table:table-cell>
          <table:table-cell table:formula="of:=CONCATENATE([.D441];&quot; &quot;;[.E441])" office:value-type="string" office:string-value="Marcelo Vinuesa">
            <text:p>Marcelo Vinuesa</text:p>
          </table:table-cell>
          <table:table-cell office:value-type="string">
            <text:p>Person</text:p>
          </table:table-cell>
          <table:table-cell office:value-type="string">
            <text:p>Marcelo</text:p>
          </table:table-cell>
          <table:table-cell office:value-type="string">
            <text:p>Vinuesa</text:p>
          </table:table-cell>
          <table:table-cell/>
          <table:table-cell office:value-type="string">
            <text:p>Research Technician</text:p>
          </table:table-cell>
          <table:table-cell office:value-type="string">
            <text:p>Regional offices - Latin America</text:p>
          </table:table-cell>
          <table:table-cell office:value-type="string">
            <text:p>Liaison Office, Quito, Ecuador</text:p>
          </table:table-cell>
          <table:table-cell table:style-name="ce4" office:value-type="float" office:value="39859">
            <text:p>15-Feb-09</text:p>
          </table:table-cell>
          <table:table-cell table:number-columns-repeated="1014"/>
        </table:table-row>
        <table:table-row table:style-name="ro1">
          <table:table-cell table:formula="of:=LOWER(CONCATENATE(&quot;/about-cip/staff/&quot;;[.D442];&quot;-&quot;;[.E442]))" office:value-type="string" office:string-value="/about-cip/staff/bert-de bièvre">
            <text:p>/about-cip/staff/bert-de bièvre</text:p>
          </table:table-cell>
          <table:table-cell table:formula="of:=CONCATENATE([.D442];&quot; &quot;;[.E442])" office:value-type="string" office:string-value="Bert De Bièvre">
            <text:p>Bert De Bièvre</text:p>
          </table:table-cell>
          <table:table-cell office:value-type="string">
            <text:p>Person</text:p>
          </table:table-cell>
          <table:table-cell office:value-type="string">
            <text:p>Bert</text:p>
          </table:table-cell>
          <table:table-cell office:value-type="string">
            <text:p>De Bièvre</text:p>
          </table:table-cell>
          <table:table-cell/>
          <table:table-cell office:value-type="string">
            <text:p>Páramo Andino Project Coordinator</text:p>
          </table:table-cell>
          <table:table-cell office:value-type="string">
            <text:p>Regional offices - Latin America</text:p>
          </table:table-cell>
          <table:table-cell office:value-type="string">
            <text:p>Liaison Office, Quito, Ecuador</text:p>
          </table:table-cell>
          <table:table-cell table:style-name="ce4" office:value-type="float" office:value="38869">
            <text:p>1-Jun-06</text:p>
          </table:table-cell>
          <table:table-cell office:value-type="float" office:value="40908">
            <text:p>31-Dec-1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formula="of:=LOWER(CONCATENATE(&quot;/about-cip/staff/&quot;;[.D443];&quot;-&quot;;[.E443]))" office:value-type="string" office:string-value="/about-cip/staff/kerstin-hell">
            <text:p>/about-cip/staff/kerstin-hell</text:p>
          </table:table-cell>
          <table:table-cell table:formula="of:=CONCATENATE([.D443];&quot; &quot;;[.E443])" office:value-type="string" office:string-value="Kerstin Hell">
            <text:p>Kerstin Hell</text:p>
          </table:table-cell>
          <table:table-cell office:value-type="string">
            <text:p>Person</text:p>
          </table:table-cell>
          <table:table-cell office:value-type="string">
            <text:p>Kerstin</text:p>
          </table:table-cell>
          <table:table-cell office:value-type="string">
            <text:p>Hell</text:p>
          </table:table-cell>
          <table:table-cell/>
          <table:table-cell office:value-type="string">
            <text:p>Marketing and Post Harvest Specialist</text:p>
          </table:table-cell>
          <table:table-cell office:value-type="string">
            <text:p>Regional offices - SSA</text:p>
          </table:table-cell>
          <table:table-cell office:value-type="string">
            <text:p>Liaison Office, Benin</text:p>
          </table:table-cell>
          <table:table-cell table:style-name="ce4" office:value-type="float" office:value="39814">
            <text:p>1-Jan-09</text:p>
          </table:table-cell>
          <table:table-cell office:value-type="float" office:value="41029">
            <text:p>30-Apr-12</text:p>
          </table:table-cell>
          <table:table-cell table:number-columns-repeated="1013"/>
        </table:table-row>
        <table:table-row table:style-name="ro1">
          <table:table-cell table:formula="of:=LOWER(CONCATENATE(&quot;/about-cip/staff/&quot;;[.D444];&quot;-&quot;;[.E444]))" office:value-type="string" office:string-value="/about-cip/staff/leandre-dahoundo">
            <text:p>/about-cip/staff/leandre-dahoundo</text:p>
          </table:table-cell>
          <table:table-cell table:formula="of:=CONCATENATE([.D444];&quot; &quot;;[.E444])" office:value-type="string" office:string-value="Leandre Dahoundo">
            <text:p>Leandre Dahoundo</text:p>
          </table:table-cell>
          <table:table-cell office:value-type="string">
            <text:p>Person</text:p>
          </table:table-cell>
          <table:table-cell office:value-type="string">
            <text:p>Leandre</text:p>
          </table:table-cell>
          <table:table-cell office:value-type="string">
            <text:p>Dahoundo</text:p>
          </table:table-cell>
          <table:table-cell/>
          <table:table-cell office:value-type="string">
            <text:p>Technician/Driver</text:p>
          </table:table-cell>
          <table:table-cell office:value-type="string">
            <text:p>Regional offices - SSA</text:p>
          </table:table-cell>
          <table:table-cell office:value-type="string">
            <text:p>Liaison Office, Benin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formula="of:=LOWER(CONCATENATE(&quot;/about-cip/staff/&quot;;[.D445];&quot;-&quot;;[.E445]))" office:value-type="string" office:string-value="/about-cip/staff/ted-carey">
            <text:p>/about-cip/staff/ted-carey</text:p>
          </table:table-cell>
          <table:table-cell table:formula="of:=CONCATENATE([.D445];&quot; &quot;;[.E445])" office:value-type="string" office:string-value="Ted Carey">
            <text:p>Ted Carey</text:p>
          </table:table-cell>
          <table:table-cell office:value-type="string">
            <text:p>Person</text:p>
          </table:table-cell>
          <table:table-cell office:value-type="string">
            <text:p>Ted</text:p>
          </table:table-cell>
          <table:table-cell office:value-type="string">
            <text:p>Carey</text:p>
          </table:table-cell>
          <table:table-cell/>
          <table:table-cell office:value-type="string">
            <text:p>Sweetpotato Breeder (Ghana)</text:p>
          </table:table-cell>
          <table:table-cell office:value-type="string">
            <text:p>Regional offices - SSA</text:p>
          </table:table-cell>
          <table:table-cell office:value-type="string">
            <text:p>Liaison Office, Ghana </text:p>
          </table:table-cell>
          <table:table-cell table:style-name="ce4" office:value-type="float" office:value="40203">
            <text:p>25-Jan-10</text:p>
          </table:table-cell>
          <table:table-cell office:value-type="float" office:value="41298">
            <text:p>24-Jan-13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formula="of:=LOWER(CONCATENATE(&quot;/about-cip/staff/&quot;;[.D446];&quot;-&quot;;[.E446]))" office:value-type="string" office:string-value="/about-cip/staff/osman-halidu">
            <text:p>/about-cip/staff/osman-halidu</text:p>
          </table:table-cell>
          <table:table-cell table:formula="of:=CONCATENATE([.D446];&quot; &quot;;[.E446])" office:value-type="string" office:string-value="Osman Halidu">
            <text:p>Osman Halidu</text:p>
          </table:table-cell>
          <table:table-cell office:value-type="string">
            <text:p>Person</text:p>
          </table:table-cell>
          <table:table-cell office:value-type="string">
            <text:p>Osman</text:p>
          </table:table-cell>
          <table:table-cell office:value-type="string">
            <text:p>Halidu</text:p>
          </table:table-cell>
          <table:table-cell/>
          <table:table-cell office:value-type="string">
            <text:p>Administrative Assistant</text:p>
          </table:table-cell>
          <table:table-cell office:value-type="string">
            <text:p>Regional offices - SSA</text:p>
          </table:table-cell>
          <table:table-cell office:value-type="string">
            <text:p>Liaison Office, Ghana </text:p>
          </table:table-cell>
          <table:table-cell table:style-name="ce4" office:value-type="float" office:value="40360">
            <text:p>1-Jul-10</text:p>
          </table:table-cell>
          <table:table-cell office:value-type="float" office:value="41090">
            <text:p>30-Jun-12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formula="of:=LOWER(CONCATENATE(&quot;/about-cip/staff/&quot;;[.D447];&quot;-&quot;;[.E447]))" office:value-type="string" office:string-value="/about-cip/staff/bio-obeng">
            <text:p>/about-cip/staff/bio-obeng</text:p>
          </table:table-cell>
          <table:table-cell table:formula="of:=CONCATENATE([.D447];&quot; &quot;;[.E447])" office:value-type="string" office:string-value="Bio Obeng">
            <text:p>Bio Obeng</text:p>
          </table:table-cell>
          <table:table-cell office:value-type="string">
            <text:p>Person</text:p>
          </table:table-cell>
          <table:table-cell office:value-type="string">
            <text:p>Bio</text:p>
          </table:table-cell>
          <table:table-cell office:value-type="string">
            <text:p>Obeng</text:p>
          </table:table-cell>
          <table:table-cell/>
          <table:table-cell office:value-type="string">
            <text:p>Research Officer</text:p>
          </table:table-cell>
          <table:table-cell office:value-type="string">
            <text:p>Regional offices - SSA</text:p>
          </table:table-cell>
          <table:table-cell office:value-type="string">
            <text:p>Liaison Office, Ghana </text:p>
          </table:table-cell>
          <table:table-cell table:style-name="ce4" office:value-type="float" office:value="40422">
            <text:p>1-Sep-10</text:p>
          </table:table-cell>
          <table:table-cell office:value-type="float" office:value="41090">
            <text:p>30-Jun-12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formula="of:=LOWER(CONCATENATE(&quot;/about-cip/staff/&quot;;[.D448];&quot;-&quot;;[.E448]))" office:value-type="string" office:string-value="/about-cip/staff/sammy-agili">
            <text:p>/about-cip/staff/sammy-agili</text:p>
          </table:table-cell>
          <table:table-cell table:formula="of:=CONCATENATE([.D448];&quot; &quot;;[.E448])" office:value-type="string" office:string-value="Sammy Agili">
            <text:p>Sammy Agili</text:p>
          </table:table-cell>
          <table:table-cell office:value-type="string">
            <text:p>Person</text:p>
          </table:table-cell>
          <table:table-cell office:value-type="string">
            <text:p>Sammy</text:p>
          </table:table-cell>
          <table:table-cell office:value-type="string">
            <text:p>Agili</text:p>
          </table:table-cell>
          <table:table-cell/>
          <table:table-cell office:value-type="string">
            <text:p>Breeder, Research Assistant</text:p>
          </table:table-cell>
          <table:table-cell office:value-type="string">
            <text:p>Regional offices - SSA</text:p>
          </table:table-cell>
          <table:table-cell office:value-type="string">
            <text:p>Regional Office, Nairobi, Kenya</text:p>
          </table:table-cell>
          <table:table-cell table:style-name="ce4" office:value-type="float" office:value="37257">
            <text:p>1-Jan-02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449];&quot;-&quot;;[.E449]))" office:value-type="string" office:string-value="/about-cip/staff/dinah-borus">
            <text:p>/about-cip/staff/dinah-borus</text:p>
          </table:table-cell>
          <table:table-cell table:formula="of:=CONCATENATE([.D449];&quot; &quot;;[.E449])" office:value-type="string" office:string-value="Dinah Borus">
            <text:p>Dinah Borus</text:p>
          </table:table-cell>
          <table:table-cell office:value-type="string">
            <text:p>Person</text:p>
          </table:table-cell>
          <table:table-cell office:value-type="string">
            <text:p>Dinah</text:p>
          </table:table-cell>
          <table:table-cell office:value-type="string">
            <text:p>Borus</text:p>
          </table:table-cell>
          <table:table-cell/>
          <table:table-cell office:value-type="string">
            <text:p>Research Assistant</text:p>
          </table:table-cell>
          <table:table-cell office:value-type="string">
            <text:p>Regional offices - SSA</text:p>
          </table:table-cell>
          <table:table-cell office:value-type="string">
            <text:p>Regional Office, Nairobi, Kenya</text:p>
          </table:table-cell>
          <table:table-cell table:style-name="ce4" office:value-type="float" office:value="39753">
            <text:p>1-Nov-08</text:p>
          </table:table-cell>
          <table:table-cell office:value-type="float" office:value="41151">
            <text:p>30-Aug-12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450];&quot;-&quot;;[.E450]))" office:value-type="string" office:string-value="/about-cip/staff/lieven-claessens">
            <text:p>/about-cip/staff/lieven-claessens</text:p>
          </table:table-cell>
          <table:table-cell table:formula="of:=CONCATENATE([.D450];&quot; &quot;;[.E450])" office:value-type="string" office:string-value="Lieven Claessens">
            <text:p>Lieven Claessens</text:p>
          </table:table-cell>
          <table:table-cell office:value-type="string">
            <text:p>Person</text:p>
          </table:table-cell>
          <table:table-cell office:value-type="string">
            <text:p>Lieven</text:p>
          </table:table-cell>
          <table:table-cell office:value-type="string">
            <text:p>Claessens</text:p>
          </table:table-cell>
          <table:table-cell/>
          <table:table-cell office:value-type="string">
            <text:p>Soil Scientist</text:p>
          </table:table-cell>
          <table:table-cell office:value-type="string">
            <text:p>Regional offices - SSA</text:p>
          </table:table-cell>
          <table:table-cell office:value-type="string">
            <text:p>Regional Office, Nairobi, Kenya</text:p>
          </table:table-cell>
          <table:table-cell table:style-name="ce4" office:value-type="float" office:value="38596">
            <text:p>1-Sep-05</text:p>
          </table:table-cell>
          <table:table-cell office:value-type="float" office:value="40786">
            <text:p>31-Aug-11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formula="of:=LOWER(CONCATENATE(&quot;/about-cip/staff/&quot;;[.D451];&quot;-&quot;;[.E451]))" office:value-type="string" office:string-value="/about-cip/staff/jean maurine-gati">
            <text:p>/about-cip/staff/jean maurine-gati</text:p>
          </table:table-cell>
          <table:table-cell table:formula="of:=CONCATENATE([.D451];&quot; &quot;;[.E451])" office:value-type="string" office:string-value="Jean Maurine Gati">
            <text:p>Jean Maurine Gati</text:p>
          </table:table-cell>
          <table:table-cell office:value-type="string">
            <text:p>Person</text:p>
          </table:table-cell>
          <table:table-cell office:value-type="string">
            <text:p>Jean Maurine</text:p>
          </table:table-cell>
          <table:table-cell office:value-type="string">
            <text:p>Gati</text:p>
          </table:table-cell>
          <table:table-cell/>
          <table:table-cell office:value-type="string">
            <text:p>Scientific Assistant</text:p>
          </table:table-cell>
          <table:table-cell office:value-type="string">
            <text:p>Regional offices - SSA</text:p>
          </table:table-cell>
          <table:table-cell office:value-type="string">
            <text:p>Regional Office, Nairobi, Kenya</text:p>
          </table:table-cell>
          <table:table-cell table:style-name="ce4" office:value-type="float" office:value="40133">
            <text:p>16-Nov-09</text:p>
          </table:table-cell>
          <table:table-cell office:value-type="float" office:value="40847">
            <text:p>31-Oct-11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452];&quot;-&quot;;[.E452]))" office:value-type="string" office:string-value="/about-cip/staff/rosemary-gatimu">
            <text:p>/about-cip/staff/rosemary-gatimu</text:p>
          </table:table-cell>
          <table:table-cell table:formula="of:=CONCATENATE([.D452];&quot; &quot;;[.E452])" office:value-type="string" office:string-value="Rosemary Gatimu">
            <text:p>Rosemary Gatimu</text:p>
          </table:table-cell>
          <table:table-cell office:value-type="string">
            <text:p>Person</text:p>
          </table:table-cell>
          <table:table-cell office:value-type="string">
            <text:p>Rosemary</text:p>
          </table:table-cell>
          <table:table-cell office:value-type="string">
            <text:p>Gatimu</text:p>
          </table:table-cell>
          <table:table-cell/>
          <table:table-cell office:value-type="string">
            <text:p>Gatimu, Rosemary, Technician</text:p>
          </table:table-cell>
          <table:table-cell office:value-type="string">
            <text:p>Regional offices - SSA</text:p>
          </table:table-cell>
          <table:table-cell office:value-type="string">
            <text:p>Regional Office, Nairobi, Kenya</text:p>
          </table:table-cell>
          <table:table-cell table:style-name="ce4" office:value-type="float" office:value="40301">
            <text:p>3-May-10</text:p>
          </table:table-cell>
          <table:table-cell office:value-type="float" office:value="41029">
            <text:p>30-Apr-12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453];&quot;-&quot;;[.E453]))" office:value-type="string" office:string-value="/about-cip/staff/christopher musau-kioko">
            <text:p>/about-cip/staff/christopher musau-kioko</text:p>
          </table:table-cell>
          <table:table-cell table:formula="of:=CONCATENATE([.D453];&quot; &quot;;[.E453])" office:value-type="string" office:string-value="Christopher Musau Kioko">
            <text:p>Christopher Musau Kioko</text:p>
          </table:table-cell>
          <table:table-cell office:value-type="string">
            <text:p>Person</text:p>
          </table:table-cell>
          <table:table-cell office:value-type="string">
            <text:p>Christopher Musau</text:p>
          </table:table-cell>
          <table:table-cell office:value-type="string">
            <text:p>Kioko</text:p>
          </table:table-cell>
          <table:table-cell/>
          <table:table-cell office:value-type="string">
            <text:p>Administrative Assistant</text:p>
          </table:table-cell>
          <table:table-cell office:value-type="string">
            <text:p>Regional offices - SSA</text:p>
          </table:table-cell>
          <table:table-cell office:value-type="string">
            <text:p>Regional Office, Nairobi, Kenya</text:p>
          </table:table-cell>
          <table:table-cell table:style-name="ce4" office:value-type="float" office:value="39488">
            <text:p>10-Feb-08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454];&quot;-&quot;;[.E454]))" office:value-type="string" office:string-value="/about-cip/staff/ricardo-labarta">
            <text:p>/about-cip/staff/ricardo-labarta</text:p>
          </table:table-cell>
          <table:table-cell table:formula="of:=CONCATENATE([.D454];&quot; &quot;;[.E454])" office:value-type="string" office:string-value="Ricardo Labarta">
            <text:p>Ricardo Labarta</text:p>
          </table:table-cell>
          <table:table-cell office:value-type="string">
            <text:p>Person</text:p>
          </table:table-cell>
          <table:table-cell office:value-type="string">
            <text:p>Ricardo</text:p>
          </table:table-cell>
          <table:table-cell office:value-type="string">
            <text:p>Labarta</text:p>
          </table:table-cell>
          <table:table-cell/>
          <table:table-cell office:value-type="string">
            <text:p>Regional Economist (CIP-Nairobi)</text:p>
          </table:table-cell>
          <table:table-cell office:value-type="string">
            <text:p>Regional offices - SSA</text:p>
          </table:table-cell>
          <table:table-cell office:value-type="string">
            <text:p>Regional Office, Nairobi, Kenya</text:p>
          </table:table-cell>
          <table:table-cell table:style-name="ce4" office:value-type="float" office:value="38763">
            <text:p>15-Feb-06</text:p>
          </table:table-cell>
          <table:table-cell office:value-type="float" office:value="40953">
            <text:p>14-Feb-12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455];&quot;-&quot;;[.E455]))" office:value-type="string" office:string-value="/about-cip/staff/george-maina">
            <text:p>/about-cip/staff/george-maina</text:p>
          </table:table-cell>
          <table:table-cell table:formula="of:=CONCATENATE([.D455];&quot; &quot;;[.E455])" office:value-type="string" office:string-value="George Maina">
            <text:p>George Maina</text:p>
          </table:table-cell>
          <table:table-cell office:value-type="string">
            <text:p>Person</text:p>
          </table:table-cell>
          <table:table-cell office:value-type="string">
            <text:p>George</text:p>
          </table:table-cell>
          <table:table-cell office:value-type="string">
            <text:p>Maina</text:p>
          </table:table-cell>
          <table:table-cell/>
          <table:table-cell office:value-type="string">
            <text:p>Driver</text:p>
          </table:table-cell>
          <table:table-cell office:value-type="string">
            <text:p>Regional offices - SSA</text:p>
          </table:table-cell>
          <table:table-cell office:value-type="string">
            <text:p>Regional Office, Nairobi, Kenya</text:p>
          </table:table-cell>
          <table:table-cell table:style-name="ce4" office:value-type="float" office:value="29912">
            <text:p>22-Nov-81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456];&quot;-&quot;;[.E456]))" office:value-type="string" office:string-value="/about-cip/staff/gilbert-mambiri">
            <text:p>/about-cip/staff/gilbert-mambiri</text:p>
          </table:table-cell>
          <table:table-cell table:formula="of:=CONCATENATE([.D456];&quot; &quot;;[.E456])" office:value-type="string" office:string-value="Gilbert Mambiri">
            <text:p>Gilbert Mambiri</text:p>
          </table:table-cell>
          <table:table-cell office:value-type="string">
            <text:p>Person</text:p>
          </table:table-cell>
          <table:table-cell office:value-type="string">
            <text:p>Gilbert</text:p>
          </table:table-cell>
          <table:table-cell office:value-type="string">
            <text:p>Mambiri</text:p>
          </table:table-cell>
          <table:table-cell/>
          <table:table-cell office:value-type="string">
            <text:p>Driver</text:p>
          </table:table-cell>
          <table:table-cell office:value-type="string">
            <text:p>Regional offices - SSA</text:p>
          </table:table-cell>
          <table:table-cell office:value-type="string">
            <text:p>Regional Office, Nairobi, Kenya</text:p>
          </table:table-cell>
          <table:table-cell table:style-name="ce4" office:value-type="float" office:value="40513">
            <text:p>1-Dec-10</text:p>
          </table:table-cell>
          <table:table-cell office:value-type="float" office:value="41243">
            <text:p>30-Nov-12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457];&quot;-&quot;;[.E457]))" office:value-type="string" office:string-value="/about-cip/staff/margaret-mcewan">
            <text:p>/about-cip/staff/margaret-mcewan</text:p>
          </table:table-cell>
          <table:table-cell table:formula="of:=CONCATENATE([.D457];&quot; &quot;;[.E457])" office:value-type="string" office:string-value="Margaret McEwan">
            <text:p>Margaret McEwan</text:p>
          </table:table-cell>
          <table:table-cell office:value-type="string">
            <text:p>Person</text:p>
          </table:table-cell>
          <table:table-cell office:value-type="string">
            <text:p>Margaret</text:p>
          </table:table-cell>
          <table:table-cell office:value-type="string">
            <text:p>McEwan</text:p>
          </table:table-cell>
          <table:table-cell/>
          <table:table-cell office:value-type="string">
            <text:p>Research Leader OFSP Technology Transfer Dissemination</text:p>
          </table:table-cell>
          <table:table-cell office:value-type="string">
            <text:p>Regional offices - SSA</text:p>
          </table:table-cell>
          <table:table-cell office:value-type="string">
            <text:p>Regional Office, Nairobi, Kenya</text:p>
          </table:table-cell>
          <table:table-cell table:style-name="ce4" office:value-type="float" office:value="39753">
            <text:p>1-Nov-08</text:p>
          </table:table-cell>
          <table:table-cell office:value-type="float" office:value="40847">
            <text:p>31-Oct-11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458];&quot;-&quot;;[.E458]))" office:value-type="string" office:string-value="/about-cip/staff/margaret-mwathi">
            <text:p>/about-cip/staff/margaret-mwathi</text:p>
          </table:table-cell>
          <table:table-cell table:formula="of:=CONCATENATE([.D458];&quot; &quot;;[.E458])" office:value-type="string" office:string-value="Margaret Mwathi">
            <text:p>Margaret Mwathi</text:p>
          </table:table-cell>
          <table:table-cell office:value-type="string">
            <text:p>Person</text:p>
          </table:table-cell>
          <table:table-cell office:value-type="string">
            <text:p>Margaret</text:p>
          </table:table-cell>
          <table:table-cell office:value-type="string">
            <text:p>Mwathi</text:p>
          </table:table-cell>
          <table:table-cell/>
          <table:table-cell office:value-type="string">
            <text:p>Plant Molecular Biologist</text:p>
          </table:table-cell>
          <table:table-cell office:value-type="string">
            <text:p>Regional offices - SSA</text:p>
          </table:table-cell>
          <table:table-cell office:value-type="string">
            <text:p>Regional Office, Nairobi, Kenya</text:p>
          </table:table-cell>
          <table:table-cell table:style-name="ce4" office:value-type="float" office:value="40210">
            <text:p>1-Feb-10</text:p>
          </table:table-cell>
          <table:table-cell office:value-type="float" office:value="40939">
            <text:p>31-Jan-12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459];&quot;-&quot;;[.E459]))" office:value-type="string" office:string-value="/about-cip/staff/kefa-mogere">
            <text:p>/about-cip/staff/kefa-mogere</text:p>
          </table:table-cell>
          <table:table-cell table:formula="of:=CONCATENATE([.D459];&quot; &quot;;[.E459])" office:value-type="string" office:string-value="Kefa Mogere">
            <text:p>Kefa Mogere</text:p>
          </table:table-cell>
          <table:table-cell office:value-type="string">
            <text:p>Person</text:p>
          </table:table-cell>
          <table:table-cell office:value-type="string">
            <text:p>Kefa</text:p>
          </table:table-cell>
          <table:table-cell office:value-type="string">
            <text:p>Mogere</text:p>
          </table:table-cell>
          <table:table-cell/>
          <table:table-cell office:value-type="string">
            <text:p>Regional Accountant</text:p>
          </table:table-cell>
          <table:table-cell office:value-type="string">
            <text:p>Regional offices - SSA</text:p>
          </table:table-cell>
          <table:table-cell office:value-type="string">
            <text:p>Regional Office, Nairobi, Kenya</text:p>
          </table:table-cell>
          <table:table-cell table:style-name="ce4" office:value-type="float" office:value="39904">
            <text:p>1-Apr-09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460];&quot;-&quot;;[.E460]))" office:value-type="string" office:string-value="/about-cip/staff/emily-ndoho">
            <text:p>/about-cip/staff/emily-ndoho</text:p>
          </table:table-cell>
          <table:table-cell table:formula="of:=CONCATENATE([.D460];&quot; &quot;;[.E460])" office:value-type="string" office:string-value="Emily Ndoho">
            <text:p>Emily Ndoho</text:p>
          </table:table-cell>
          <table:table-cell office:value-type="string">
            <text:p>Person</text:p>
          </table:table-cell>
          <table:table-cell office:value-type="string">
            <text:p>Emily</text:p>
          </table:table-cell>
          <table:table-cell office:value-type="string">
            <text:p>Ndoho</text:p>
          </table:table-cell>
          <table:table-cell/>
          <table:table-cell office:value-type="string">
            <text:p>Accountant</text:p>
          </table:table-cell>
          <table:table-cell office:value-type="string">
            <text:p>Regional offices - SSA</text:p>
          </table:table-cell>
          <table:table-cell office:value-type="string">
            <text:p>Regional Office, Nairobi, Kenya</text:p>
          </table:table-cell>
          <table:table-cell table:style-name="ce4" office:value-type="float" office:value="36923">
            <text:p>1-Feb-01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461];&quot;-&quot;;[.E461]))" office:value-type="string" office:string-value="/about-cip/staff/bruce-ochieng">
            <text:p>/about-cip/staff/bruce-ochieng</text:p>
          </table:table-cell>
          <table:table-cell table:formula="of:=CONCATENATE([.D461];&quot; &quot;;[.E461])" office:value-type="string" office:string-value="Bruce Ochieng">
            <text:p>Bruce Ochieng</text:p>
          </table:table-cell>
          <table:table-cell office:value-type="string">
            <text:p>Person</text:p>
          </table:table-cell>
          <table:table-cell office:value-type="string">
            <text:p>Bruce</text:p>
          </table:table-cell>
          <table:table-cell office:value-type="string">
            <text:p>Ochieng</text:p>
          </table:table-cell>
          <table:table-cell/>
          <table:table-cell office:value-type="string">
            <text:p>Research Assistant</text:p>
          </table:table-cell>
          <table:table-cell office:value-type="string">
            <text:p>Regional offices - SSA</text:p>
          </table:table-cell>
          <table:table-cell office:value-type="string">
            <text:p>Regional Office, Nairobi, Kenya</text:p>
          </table:table-cell>
          <table:table-cell table:style-name="ce4" office:value-type="float" office:value="40513">
            <text:p>1-Dec-10</text:p>
          </table:table-cell>
          <table:table-cell office:value-type="float" office:value="40908">
            <text:p>31-Dec-11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462];&quot;-&quot;;[.E462]))" office:value-type="string" office:string-value="/about-cip/staff/herman-ouedraogo">
            <text:p>/about-cip/staff/herman-ouedraogo</text:p>
          </table:table-cell>
          <table:table-cell table:formula="of:=CONCATENATE([.D462];&quot; &quot;;[.E462])" office:value-type="string" office:string-value="Herman Ouedraogo">
            <text:p>Herman Ouedraogo</text:p>
          </table:table-cell>
          <table:table-cell office:value-type="string">
            <text:p>Person</text:p>
          </table:table-cell>
          <table:table-cell office:value-type="string">
            <text:p>Herman</text:p>
          </table:table-cell>
          <table:table-cell office:value-type="string">
            <text:p>Ouedraogo</text:p>
          </table:table-cell>
          <table:table-cell/>
          <table:table-cell office:value-type="string">
            <text:p>Nutritionist (Nairobi)</text:p>
          </table:table-cell>
          <table:table-cell office:value-type="string">
            <text:p>Regional offices - SSA</text:p>
          </table:table-cell>
          <table:table-cell office:value-type="string">
            <text:p>Regional Office, Nairobi, Kenya</text:p>
          </table:table-cell>
          <table:table-cell table:style-name="ce4" office:value-type="float" office:value="40299">
            <text:p>1-May-10</text:p>
          </table:table-cell>
          <table:table-cell office:value-type="float" office:value="41394">
            <text:p>30-Apr-13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formula="of:=LOWER(CONCATENATE(&quot;/about-cip/staff/&quot;;[.D463];&quot;-&quot;;[.E463]))" office:value-type="string" office:string-value="/about-cip/staff/jens-riis-jacobsen">
            <text:p>/about-cip/staff/jens-riis-jacobsen</text:p>
          </table:table-cell>
          <table:table-cell table:formula="of:=CONCATENATE([.D463];&quot; &quot;;[.E463])" office:value-type="string" office:string-value="Jens Riis-Jacobsen">
            <text:p>Jens Riis-Jacobsen</text:p>
          </table:table-cell>
          <table:table-cell office:value-type="string">
            <text:p>Person</text:p>
          </table:table-cell>
          <table:table-cell office:value-type="string">
            <text:p>Jens</text:p>
          </table:table-cell>
          <table:table-cell office:value-type="string">
            <text:p>Riis-Jacobsen</text:p>
          </table:table-cell>
          <table:table-cell/>
          <table:table-cell office:value-type="string">
            <text:p>Data Management Specialist(Nairobi)</text:p>
          </table:table-cell>
          <table:table-cell office:value-type="string">
            <text:p>Regional offices - SSA</text:p>
          </table:table-cell>
          <table:table-cell office:value-type="string">
            <text:p>Regional Office, Nairobi, Kenya</text:p>
          </table:table-cell>
          <table:table-cell table:style-name="ce4" office:value-type="float" office:value="40252">
            <text:p>15-Mar-10</text:p>
          </table:table-cell>
          <table:table-cell office:value-type="string">
            <text:p>28/02/2013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formula="of:=LOWER(CONCATENATE(&quot;/about-cip/staff/&quot;;[.D464];&quot;-&quot;;[.E464]))" office:value-type="string" office:string-value="/about-cip/staff/elmar-schulte-geldermann">
            <text:p>/about-cip/staff/elmar-schulte-geldermann</text:p>
          </table:table-cell>
          <table:table-cell table:formula="of:=CONCATENATE([.D464];&quot; &quot;;[.E464])" office:value-type="string" office:string-value="Elmar Schulte-Geldermann">
            <text:p>Elmar Schulte-Geldermann</text:p>
          </table:table-cell>
          <table:table-cell office:value-type="string">
            <text:p>Person</text:p>
          </table:table-cell>
          <table:table-cell office:value-type="string">
            <text:p>Elmar</text:p>
          </table:table-cell>
          <table:table-cell office:value-type="string">
            <text:p>Schulte-Geldermann</text:p>
          </table:table-cell>
          <table:table-cell/>
          <table:table-cell office:value-type="string">
            <text:p>ICP Specialist</text:p>
          </table:table-cell>
          <table:table-cell office:value-type="string">
            <text:p>Regional offices - SSA</text:p>
          </table:table-cell>
          <table:table-cell office:value-type="string">
            <text:p>Regional Office, Nairobi, Kenya</text:p>
          </table:table-cell>
          <table:table-cell table:style-name="ce4" office:value-type="float" office:value="39968">
            <text:p>4-Jun-09</text:p>
          </table:table-cell>
          <table:table-cell office:value-type="float" office:value="40638">
            <text:p>5-Apr-11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formula="of:=LOWER(CONCATENATE(&quot;/about-cip/staff/&quot;;[.D465];&quot;-&quot;;[.E465]))" office:value-type="string" office:string-value="/about-cip/staff/kirimi-sindi">
            <text:p>/about-cip/staff/kirimi-sindi</text:p>
          </table:table-cell>
          <table:table-cell table:formula="of:=CONCATENATE([.D465];&quot; &quot;;[.E465])" office:value-type="string" office:string-value="Kirimi Sindi">
            <text:p>Kirimi Sindi</text:p>
          </table:table-cell>
          <table:table-cell office:value-type="string">
            <text:p>Person</text:p>
          </table:table-cell>
          <table:table-cell office:value-type="string">
            <text:p>Kirimi</text:p>
          </table:table-cell>
          <table:table-cell office:value-type="string">
            <text:p>Sindi</text:p>
          </table:table-cell>
          <table:table-cell/>
          <table:table-cell office:value-type="string">
            <text:p>Impact Specialist</text:p>
          </table:table-cell>
          <table:table-cell office:value-type="string">
            <text:p>Regional offices - SSA</text:p>
          </table:table-cell>
          <table:table-cell office:value-type="string">
            <text:p>Regional Office, Nairobi, Kenya</text:p>
          </table:table-cell>
          <table:table-cell table:style-name="ce4" office:value-type="float" office:value="40158">
            <text:p>11-Dec-09</text:p>
          </table:table-cell>
          <table:table-cell office:value-type="float" office:value="41257">
            <text:p>14-Dec-12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formula="of:=LOWER(CONCATENATE(&quot;/about-cip/staff/&quot;;[.D466];&quot;-&quot;;[.E466]))" office:value-type="string" office:string-value="/about-cip/staff/anangwe-reuben">
            <text:p>/about-cip/staff/anangwe-reuben</text:p>
          </table:table-cell>
          <table:table-cell table:formula="of:=CONCATENATE([.D466];&quot; &quot;;[.E466])" office:value-type="string" office:string-value="Anangwe Reuben">
            <text:p>Anangwe Reuben</text:p>
          </table:table-cell>
          <table:table-cell office:value-type="string">
            <text:p>Person</text:p>
          </table:table-cell>
          <table:table-cell office:value-type="string">
            <text:p>Anangwe</text:p>
          </table:table-cell>
          <table:table-cell office:value-type="string">
            <text:p>Reuben</text:p>
          </table:table-cell>
          <table:table-cell/>
          <table:table-cell office:value-type="string">
            <text:p>Cleaner</text:p>
          </table:table-cell>
          <table:table-cell office:value-type="string">
            <text:p>Regional offices - SSA</text:p>
          </table:table-cell>
          <table:table-cell office:value-type="string">
            <text:p>Regional Office, Nairobi, Kenya</text:p>
          </table:table-cell>
          <table:table-cell table:style-name="ce4" office:value-type="float" office:value="37987">
            <text:p>1-Jan-0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467];&quot;-&quot;;[.E467]))" office:value-type="string" office:string-value="/about-cip/staff/wycliffe-shimaka">
            <text:p>/about-cip/staff/wycliffe-shimaka</text:p>
          </table:table-cell>
          <table:table-cell table:formula="of:=CONCATENATE([.D467];&quot; &quot;;[.E467])" office:value-type="string" office:string-value="Wycliffe Shimaka">
            <text:p>Wycliffe Shimaka</text:p>
          </table:table-cell>
          <table:table-cell office:value-type="string">
            <text:p>Person</text:p>
          </table:table-cell>
          <table:table-cell office:value-type="string">
            <text:p>Wycliffe</text:p>
          </table:table-cell>
          <table:table-cell office:value-type="string">
            <text:p>Shimaka</text:p>
          </table:table-cell>
          <table:table-cell/>
          <table:table-cell office:value-type="string">
            <text:p>Driver</text:p>
          </table:table-cell>
          <table:table-cell office:value-type="string">
            <text:p>Regional offices - SSA</text:p>
          </table:table-cell>
          <table:table-cell office:value-type="string">
            <text:p>Regional Office, Nairobi, Kenya</text:p>
          </table:table-cell>
          <table:table-cell table:style-name="ce4" office:value-type="float" office:value="40203">
            <text:p>25-Jan-10</text:p>
          </table:table-cell>
          <table:table-cell office:value-type="float" office:value="40928">
            <text:p>20-Jan-12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468];&quot;-&quot;;[.E468]))" office:value-type="string" office:string-value="/about-cip/staff/lydia-wamalwa">
            <text:p>/about-cip/staff/lydia-wamalwa</text:p>
          </table:table-cell>
          <table:table-cell table:formula="of:=CONCATENATE([.D468];&quot; &quot;;[.E468])" office:value-type="string" office:string-value="Lydia Wamalwa">
            <text:p>Lydia Wamalwa</text:p>
          </table:table-cell>
          <table:table-cell office:value-type="string">
            <text:p>Person</text:p>
          </table:table-cell>
          <table:table-cell office:value-type="string">
            <text:p>Lydia</text:p>
          </table:table-cell>
          <table:table-cell office:value-type="string">
            <text:p>Wamalwa</text:p>
          </table:table-cell>
          <table:table-cell/>
          <table:table-cell office:value-type="string">
            <text:p>Research Assistant</text:p>
          </table:table-cell>
          <table:table-cell office:value-type="string">
            <text:p>Regional offices - SSA</text:p>
          </table:table-cell>
          <table:table-cell office:value-type="string">
            <text:p>Regional Office, Nairobi, Kenya</text:p>
          </table:table-cell>
          <table:table-cell table:style-name="ce4" office:value-type="float" office:value="40087">
            <text:p>1-Oct-09</text:p>
          </table:table-cell>
          <table:table-cell office:value-type="float" office:value="40816">
            <text:p>30-Sep-11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formula="of:=LOWER(CONCATENATE(&quot;/about-cip/staff/&quot;;[.D469];&quot;-&quot;;[.E469]))" office:value-type="string" office:string-value="/about-cip/staff/naomi-zani">
            <text:p>/about-cip/staff/naomi-zani</text:p>
          </table:table-cell>
          <table:table-cell table:formula="of:=CONCATENATE([.D469];&quot; &quot;;[.E469])" office:value-type="string" office:string-value="Naomi Zani">
            <text:p>Naomi Zani</text:p>
          </table:table-cell>
          <table:table-cell office:value-type="string">
            <text:p>Person</text:p>
          </table:table-cell>
          <table:table-cell office:value-type="string">
            <text:p>Naomi</text:p>
          </table:table-cell>
          <table:table-cell office:value-type="string">
            <text:p>Zani</text:p>
          </table:table-cell>
          <table:table-cell/>
          <table:table-cell office:value-type="string">
            <text:p>Administrative Assistant</text:p>
          </table:table-cell>
          <table:table-cell office:value-type="string">
            <text:p>Regional offices - SSA</text:p>
          </table:table-cell>
          <table:table-cell office:value-type="string">
            <text:p>Regional Office, Nairobi, Kenya</text:p>
          </table:table-cell>
          <table:table-cell table:style-name="ce4" office:value-type="float" office:value="38466">
            <text:p>24-Apr-05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470];&quot;-&quot;;[.E470]))" office:value-type="string" office:string-value="/about-cip/staff/berga-lemaga">
            <text:p>/about-cip/staff/berga-lemaga</text:p>
          </table:table-cell>
          <table:table-cell table:formula="of:=CONCATENATE([.D470];&quot; &quot;;[.E470])" office:value-type="string" office:string-value="Berga Lemaga">
            <text:p>Berga Lemaga</text:p>
          </table:table-cell>
          <table:table-cell office:value-type="string">
            <text:p>Person</text:p>
          </table:table-cell>
          <table:table-cell office:value-type="string">
            <text:p>Berga</text:p>
          </table:table-cell>
          <table:table-cell office:value-type="string">
            <text:p>Lemaga</text:p>
          </table:table-cell>
          <table:table-cell office:value-type="float" office:value="1">
            <text:p>1</text:p>
          </table:table-cell>
          <table:table-cell office:value-type="string">
            <text:p>Potato Agronomist , Leader GP - Highland Potato SSA(Uganda)</text:p>
          </table:table-cell>
          <table:table-cell office:value-type="string">
            <text:p>Regional offices - SSA</text:p>
          </table:table-cell>
          <table:table-cell table:style-name="Default" office:value-type="string">
            <text:p>Liaison Office, Kampala, Uganda</text:p>
          </table:table-cell>
          <table:table-cell table:style-name="ce4" office:value-type="float" office:value="34926">
            <text:p>15-Aug-95</text:p>
          </table:table-cell>
          <table:table-cell office:value-type="float" office:value="41547">
            <text:p>30-Sep-13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471];&quot;-&quot;;[.E471]))" office:value-type="string" office:string-value="/about-cip/staff/joseph-agaba">
            <text:p>/about-cip/staff/joseph-agaba</text:p>
          </table:table-cell>
          <table:table-cell table:formula="of:=CONCATENATE([.D471];&quot; &quot;;[.E471])" office:value-type="string" office:string-value="Joseph Agaba">
            <text:p>Joseph Agaba</text:p>
          </table:table-cell>
          <table:table-cell office:value-type="string">
            <text:p>Person</text:p>
          </table:table-cell>
          <table:table-cell office:value-type="string">
            <text:p>Joseph</text:p>
          </table:table-cell>
          <table:table-cell office:value-type="string">
            <text:p>Agaba</text:p>
          </table:table-cell>
          <table:table-cell/>
          <table:table-cell office:value-type="string">
            <text:p>Security guard</text:p>
          </table:table-cell>
          <table:table-cell office:value-type="string">
            <text:p>Regional offices - SSA</text:p>
          </table:table-cell>
          <table:table-cell table:style-name="Default" office:value-type="string">
            <text:p>Liaison Office, Kampala, Uganda</text:p>
          </table:table-cell>
          <table:table-cell table:style-name="ce4" office:value-type="float" office:value="40179">
            <text:p>1-Jan-10</text:p>
          </table:table-cell>
          <table:table-cell office:value-type="float" office:value="40908">
            <text:p>31-Dec-11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472];&quot;-&quot;;[.E472]))" office:value-type="string" office:string-value="/about-cip/staff/moses-atong">
            <text:p>/about-cip/staff/moses-atong</text:p>
          </table:table-cell>
          <table:table-cell table:formula="of:=CONCATENATE([.D472];&quot; &quot;;[.E472])" office:value-type="string" office:string-value="Moses Atong">
            <text:p>Moses Atong</text:p>
          </table:table-cell>
          <table:table-cell office:value-type="string">
            <text:p>Person</text:p>
          </table:table-cell>
          <table:table-cell office:value-type="string">
            <text:p>Moses</text:p>
          </table:table-cell>
          <table:table-cell office:value-type="string">
            <text:p>Atong</text:p>
          </table:table-cell>
          <table:table-cell/>
          <table:table-cell office:value-type="string">
            <text:p>Office Messenger</text:p>
          </table:table-cell>
          <table:table-cell office:value-type="string">
            <text:p>Regional offices - SSA</text:p>
          </table:table-cell>
          <table:table-cell table:style-name="Default" office:value-type="string">
            <text:p>Liaison Office, Kampala, Uganda</text:p>
          </table:table-cell>
          <table:table-cell table:style-name="ce4" office:value-type="float" office:value="38353">
            <text:p>1-Jan-05</text:p>
          </table:table-cell>
          <table:table-cell office:value-type="float" office:value="40908">
            <text:p>31-Dec-11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473];&quot;-&quot;;[.E473]))" office:value-type="string" office:string-value="/about-cip/staff/rogers-kakuhenzire">
            <text:p>/about-cip/staff/rogers-kakuhenzire</text:p>
          </table:table-cell>
          <table:table-cell table:formula="of:=CONCATENATE([.D473];&quot; &quot;;[.E473])" office:value-type="string" office:string-value="Rogers Kakuhenzire">
            <text:p>Rogers Kakuhenzire</text:p>
          </table:table-cell>
          <table:table-cell office:value-type="string">
            <text:p>Person</text:p>
          </table:table-cell>
          <table:table-cell office:value-type="string">
            <text:p>Rogers</text:p>
          </table:table-cell>
          <table:table-cell office:value-type="string">
            <text:p>Kakuhenzire</text:p>
          </table:table-cell>
          <table:table-cell/>
          <table:table-cell office:value-type="string">
            <text:p>Regional Potato Research Fellow</text:p>
          </table:table-cell>
          <table:table-cell office:value-type="string">
            <text:p>Regional offices - SSA</text:p>
          </table:table-cell>
          <table:table-cell table:style-name="Default" office:value-type="string">
            <text:p>Liaison Office, Kampala, Uganda</text:p>
          </table:table-cell>
          <table:table-cell table:style-name="ce4" office:value-type="float" office:value="39783">
            <text:p>1-Dec-08</text:p>
          </table:table-cell>
          <table:table-cell office:value-type="string">
            <text:p>11/30/201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474];&quot;-&quot;;[.E474]))" office:value-type="string" office:string-value="/about-cip/staff/sam-namanda">
            <text:p>/about-cip/staff/sam-namanda</text:p>
          </table:table-cell>
          <table:table-cell table:formula="of:=CONCATENATE([.D474];&quot; &quot;;[.E474])" office:value-type="string" office:string-value="Sam Namanda">
            <text:p>Sam Namanda</text:p>
          </table:table-cell>
          <table:table-cell office:value-type="string">
            <text:p>Person</text:p>
          </table:table-cell>
          <table:table-cell office:value-type="string">
            <text:p>Sam</text:p>
          </table:table-cell>
          <table:table-cell office:value-type="string">
            <text:p>Namanda</text:p>
          </table:table-cell>
          <table:table-cell/>
          <table:table-cell office:value-type="string">
            <text:p>Agronomist, Research Assistant</text:p>
          </table:table-cell>
          <table:table-cell office:value-type="string">
            <text:p>Regional offices - SSA</text:p>
          </table:table-cell>
          <table:table-cell table:style-name="Default" office:value-type="string">
            <text:p>Liaison Office, Kampala, Uganda</text:p>
          </table:table-cell>
          <table:table-cell table:style-name="ce4" office:value-type="float" office:value="36708">
            <text:p>1-Jul-00</text:p>
          </table:table-cell>
          <table:table-cell office:value-type="float" office:value="40940">
            <text:p>1-Feb-12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formula="of:=LOWER(CONCATENATE(&quot;/about-cip/staff/&quot;;[.D475];&quot;-&quot;;[.E475]))" office:value-type="string" office:string-value="/about-cip/staff/janefrances-najjingo">
            <text:p>/about-cip/staff/janefrances-najjingo</text:p>
          </table:table-cell>
          <table:table-cell table:formula="of:=CONCATENATE([.D475];&quot; &quot;;[.E475])" office:value-type="string" office:string-value="Janefrances Najjingo">
            <text:p>Janefrances Najjingo</text:p>
          </table:table-cell>
          <table:table-cell office:value-type="string">
            <text:p>Person</text:p>
          </table:table-cell>
          <table:table-cell office:value-type="string">
            <text:p>Janefrances</text:p>
          </table:table-cell>
          <table:table-cell office:value-type="string">
            <text:p>Najjingo</text:p>
          </table:table-cell>
          <table:table-cell/>
          <table:table-cell office:value-type="string">
            <text:p>Accountant Assistant</text:p>
          </table:table-cell>
          <table:table-cell office:value-type="string">
            <text:p>Regional offices - SSA</text:p>
          </table:table-cell>
          <table:table-cell table:style-name="Default" office:value-type="string">
            <text:p>Liaison Office, Kampala, Uganda</text:p>
          </table:table-cell>
          <table:table-cell table:style-name="ce4" office:value-type="float" office:value="40490">
            <text:p>8-Nov-10</text:p>
          </table:table-cell>
          <table:table-cell office:value-type="float" office:value="40908">
            <text:p>31-Dec-11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476];&quot;-&quot;;[.E476]))" office:value-type="string" office:string-value="/about-cip/staff/martin-ogwal">
            <text:p>/about-cip/staff/martin-ogwal</text:p>
          </table:table-cell>
          <table:table-cell table:formula="of:=CONCATENATE([.D476];&quot; &quot;;[.E476])" office:value-type="string" office:string-value="Martin Ogwal">
            <text:p>Martin Ogwal</text:p>
          </table:table-cell>
          <table:table-cell office:value-type="string">
            <text:p>Person</text:p>
          </table:table-cell>
          <table:table-cell office:value-type="string">
            <text:p>Martin</text:p>
          </table:table-cell>
          <table:table-cell office:value-type="string">
            <text:p>Ogwal</text:p>
          </table:table-cell>
          <table:table-cell/>
          <table:table-cell office:value-type="string">
            <text:p>IT Specialist</text:p>
          </table:table-cell>
          <table:table-cell office:value-type="string">
            <text:p>Regional offices - SSA</text:p>
          </table:table-cell>
          <table:table-cell table:style-name="Default" office:value-type="string">
            <text:p>Liaison Office, Kampala, Uganda</text:p>
          </table:table-cell>
          <table:table-cell table:style-name="ce4" office:value-type="float" office:value="39448">
            <text:p>1-Jan-08</text:p>
          </table:table-cell>
          <table:table-cell office:value-type="float" office:value="40908">
            <text:p>31-Dec-11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477];&quot;-&quot;;[.E477]))" office:value-type="string" office:string-value="/about-cip/staff/moses-okobdi">
            <text:p>/about-cip/staff/moses-okobdi</text:p>
          </table:table-cell>
          <table:table-cell table:formula="of:=CONCATENATE([.D477];&quot; &quot;;[.E477])" office:value-type="string" office:string-value="Moses Okobdi">
            <text:p>Moses Okobdi</text:p>
          </table:table-cell>
          <table:table-cell office:value-type="string">
            <text:p>Person</text:p>
          </table:table-cell>
          <table:table-cell office:value-type="string">
            <text:p>Moses</text:p>
          </table:table-cell>
          <table:table-cell office:value-type="string">
            <text:p>Okobdi</text:p>
          </table:table-cell>
          <table:table-cell/>
          <table:table-cell office:value-type="string">
            <text:p>Technical Sweetpotato Breeder</text:p>
          </table:table-cell>
          <table:table-cell office:value-type="string">
            <text:p>Regional offices - SSA</text:p>
          </table:table-cell>
          <table:table-cell table:style-name="Default" office:value-type="string">
            <text:p>Liaison Office, Kampala, Uganda</text:p>
          </table:table-cell>
          <table:table-cell table:style-name="ce4" office:value-type="float" office:value="40330">
            <text:p>1-Jun-10</text:p>
          </table:table-cell>
          <table:table-cell office:value-type="float" office:value="40694">
            <text:p>31-May-11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478];&quot;-&quot;;[.E478]))" office:value-type="string" office:string-value="/about-cip/staff/joshua sikhu-okonya">
            <text:p>/about-cip/staff/joshua sikhu-okonya</text:p>
          </table:table-cell>
          <table:table-cell table:formula="of:=CONCATENATE([.D478];&quot; &quot;;[.E478])" office:value-type="string" office:string-value="Joshua Sikhu Okonya">
            <text:p>Joshua Sikhu Okonya</text:p>
          </table:table-cell>
          <table:table-cell office:value-type="string">
            <text:p>Person</text:p>
          </table:table-cell>
          <table:table-cell office:value-type="string">
            <text:p>Joshua Sikhu</text:p>
          </table:table-cell>
          <table:table-cell office:value-type="string">
            <text:p>Okonya</text:p>
          </table:table-cell>
          <table:table-cell/>
          <table:table-cell office:value-type="string">
            <text:p>Sikhu, Entomology</text:p>
          </table:table-cell>
          <table:table-cell office:value-type="string">
            <text:p>Regional offices - SSA</text:p>
          </table:table-cell>
          <table:table-cell table:style-name="Default" office:value-type="string">
            <text:p>Liaison Office, Kampala, Uganda</text:p>
          </table:table-cell>
          <table:table-cell table:style-name="ce4" office:value-type="float" office:value="40513">
            <text:p>1-Dec-10</text:p>
          </table:table-cell>
          <table:table-cell office:value-type="float" office:value="40877">
            <text:p>30-Nov-11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479];&quot;-&quot;;[.E479]))" office:value-type="string" office:string-value="/about-cip/staff/henry-ssekyewa">
            <text:p>/about-cip/staff/henry-ssekyewa</text:p>
          </table:table-cell>
          <table:table-cell table:formula="of:=CONCATENATE([.D479];&quot; &quot;;[.E479])" office:value-type="string" office:string-value="Henry Ssekyewa">
            <text:p>Henry Ssekyewa</text:p>
          </table:table-cell>
          <table:table-cell office:value-type="string">
            <text:p>Person</text:p>
          </table:table-cell>
          <table:table-cell office:value-type="string">
            <text:p>Henry</text:p>
          </table:table-cell>
          <table:table-cell office:value-type="string">
            <text:p>Ssekyewa</text:p>
          </table:table-cell>
          <table:table-cell/>
          <table:table-cell office:value-type="string">
            <text:p>Technical Sweetpotato Breeder</text:p>
          </table:table-cell>
          <table:table-cell office:value-type="string">
            <text:p>Regional offices - SSA</text:p>
          </table:table-cell>
          <table:table-cell table:style-name="Default" office:value-type="string">
            <text:p>Liaison Office, Kampala, Uganda</text:p>
          </table:table-cell>
          <table:table-cell table:style-name="ce4" office:value-type="float" office:value="40527">
            <text:p>15-Dec-10</text:p>
          </table:table-cell>
          <table:table-cell office:value-type="float" office:value="40892">
            <text:p>15-Dec-11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480];&quot;-&quot;;[.E480]))" office:value-type="string" office:string-value="/about-cip/staff/ronald  -tumwirize">
            <text:p>/about-cip/staff/ronald <text:s/>-tumwirize</text:p>
          </table:table-cell>
          <table:table-cell table:formula="of:=CONCATENATE([.D480];&quot; &quot;;[.E480])" office:value-type="string" office:string-value="Ronald   Tumwirize">
            <text:p>Ronald <text:s text:c="2"/>Tumwirize</text:p>
          </table:table-cell>
          <table:table-cell office:value-type="string">
            <text:p>Person</text:p>
          </table:table-cell>
          <table:table-cell office:value-type="string">
            <text:p>Ronald <text:s/></text:p>
          </table:table-cell>
          <table:table-cell office:value-type="string">
            <text:p>Tumwirize</text:p>
          </table:table-cell>
          <table:table-cell/>
          <table:table-cell office:value-type="string">
            <text:p>Driver, Purchasing Assistant</text:p>
          </table:table-cell>
          <table:table-cell office:value-type="string">
            <text:p>Regional offices - SSA</text:p>
          </table:table-cell>
          <table:table-cell table:style-name="Default" office:value-type="string">
            <text:p>Liaison Office, Kampala, Uganda</text:p>
          </table:table-cell>
          <table:table-cell table:style-name="ce4" office:value-type="float" office:value="37109">
            <text:p>6-Aug-01</text:p>
          </table:table-cell>
          <table:table-cell office:value-type="float" office:value="40908">
            <text:p>31-Dec-11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481];&quot;-&quot;;[.E481]))" office:value-type="string" office:string-value="/about-cip/staff/silver-tumwegamire">
            <text:p>/about-cip/staff/silver-tumwegamire</text:p>
          </table:table-cell>
          <table:table-cell table:formula="of:=CONCATENATE([.D481];&quot; &quot;;[.E481])" office:value-type="string" office:string-value="Silver Tumwegamire">
            <text:p>Silver Tumwegamire</text:p>
          </table:table-cell>
          <table:table-cell office:value-type="string">
            <text:p>Person</text:p>
          </table:table-cell>
          <table:table-cell office:value-type="string">
            <text:p>Silver</text:p>
          </table:table-cell>
          <table:table-cell office:value-type="string">
            <text:p>Tumwegamire</text:p>
          </table:table-cell>
          <table:table-cell/>
          <table:table-cell office:value-type="string">
            <text:p>Silver, Breeder, Research Assistant</text:p>
          </table:table-cell>
          <table:table-cell office:value-type="string">
            <text:p>Regional offices - SSA</text:p>
          </table:table-cell>
          <table:table-cell table:style-name="Default" office:value-type="string">
            <text:p>Liaison Office, Kampala, Uganda</text:p>
          </table:table-cell>
          <table:table-cell table:style-name="ce4" office:value-type="float" office:value="37305">
            <text:p>18-Feb-02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482];&quot;-&quot;;[.E482]))" office:value-type="string" office:string-value="/about-cip/staff/martha-ameru">
            <text:p>/about-cip/staff/martha-ameru</text:p>
          </table:table-cell>
          <table:table-cell table:formula="of:=CONCATENATE([.D482];&quot; &quot;;[.E482])" office:value-type="string" office:string-value="Martha Ameru">
            <text:p>Martha Ameru</text:p>
          </table:table-cell>
          <table:table-cell office:value-type="string">
            <text:p>Person</text:p>
          </table:table-cell>
          <table:table-cell office:value-type="string">
            <text:p>Martha</text:p>
          </table:table-cell>
          <table:table-cell office:value-type="string">
            <text:p>Ameru</text:p>
          </table:table-cell>
          <table:table-cell/>
          <table:table-cell office:value-type="string">
            <text:p>Secretary</text:p>
          </table:table-cell>
          <table:table-cell office:value-type="string">
            <text:p>Regional offices - SSA</text:p>
          </table:table-cell>
          <table:table-cell table:style-name="Default" office:value-type="string">
            <text:p>Liaison Office, Kampala, Uganda</text:p>
          </table:table-cell>
          <table:table-cell table:style-name="ce4" office:value-type="float" office:value="39479">
            <text:p>1-Feb-08</text:p>
          </table:table-cell>
          <table:table-cell office:value-type="float" office:value="40908">
            <text:p>31-Dec-11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483];&quot;-&quot;;[.E483]))" office:value-type="string" office:string-value="/about-cip/staff/n. rachel-wakulira">
            <text:p>/about-cip/staff/n. rachel-wakulira</text:p>
          </table:table-cell>
          <table:table-cell table:formula="of:=CONCATENATE([.D483];&quot; &quot;;[.E483])" office:value-type="string" office:string-value="N. Rachel Wakulira">
            <text:p>N. Rachel Wakulira</text:p>
          </table:table-cell>
          <table:table-cell office:value-type="string">
            <text:p>Person</text:p>
          </table:table-cell>
          <table:table-cell office:value-type="string">
            <text:p>N. Rachel</text:p>
          </table:table-cell>
          <table:table-cell office:value-type="string">
            <text:p>Wakulira</text:p>
          </table:table-cell>
          <table:table-cell/>
          <table:table-cell office:value-type="string">
            <text:p>Accountant</text:p>
          </table:table-cell>
          <table:table-cell office:value-type="string">
            <text:p>Regional offices - SSA</text:p>
          </table:table-cell>
          <table:table-cell table:style-name="Default" office:value-type="string">
            <text:p>Liaison Office, Kampala, Uganda</text:p>
          </table:table-cell>
          <table:table-cell table:style-name="ce4" office:value-type="float" office:value="39448">
            <text:p>1-Jan-08</text:p>
          </table:table-cell>
          <table:table-cell office:value-type="float" office:value="40908">
            <text:p>31-Dec-11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484];&quot;-&quot;;[.E484]))" office:value-type="string" office:string-value="/about-cip/staff/isaac-migisa">
            <text:p>/about-cip/staff/isaac-migisa</text:p>
          </table:table-cell>
          <table:table-cell table:formula="of:=CONCATENATE([.D484];&quot; &quot;;[.E484])" office:value-type="string" office:string-value="Isaac Migisa">
            <text:p>Isaac Migisa</text:p>
          </table:table-cell>
          <table:table-cell office:value-type="string">
            <text:p>Person</text:p>
          </table:table-cell>
          <table:table-cell office:value-type="string">
            <text:p>Isaac</text:p>
          </table:table-cell>
          <table:table-cell office:value-type="string">
            <text:p>Migisa</text:p>
          </table:table-cell>
          <table:table-cell/>
          <table:table-cell office:value-type="string">
            <text:p>Driver</text:p>
          </table:table-cell>
          <table:table-cell office:value-type="string">
            <text:p>Regional offices - SSA</text:p>
          </table:table-cell>
          <table:table-cell table:style-name="Default" office:value-type="string">
            <text:p>Liaison Office, Kampala, Uganda</text:p>
          </table:table-cell>
          <table:table-cell table:style-name="ce4" office:value-type="float" office:value="39479">
            <text:p>1-Feb-08</text:p>
          </table:table-cell>
          <table:table-cell office:value-type="float" office:value="40908">
            <text:p>31-Dec-11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485];&quot;-&quot;;[.E485]))" office:value-type="string" office:string-value="/about-cip/staff/paul-demo">
            <text:p>/about-cip/staff/paul-demo</text:p>
          </table:table-cell>
          <table:table-cell table:formula="of:=CONCATENATE([.D485];&quot; &quot;;[.E485])" office:value-type="string" office:string-value="Paul Demo">
            <text:p>Paul Demo</text:p>
          </table:table-cell>
          <table:table-cell office:value-type="string">
            <text:p>Person</text:p>
          </table:table-cell>
          <table:table-cell office:value-type="string">
            <text:p>Paul</text:p>
          </table:table-cell>
          <table:table-cell office:value-type="string">
            <text:p>Demo</text:p>
          </table:table-cell>
          <table:table-cell/>
          <table:table-cell office:value-type="string">
            <text:p>Regional Potato Expert</text:p>
          </table:table-cell>
          <table:table-cell office:value-type="string">
            <text:p>Regional offices - SSA</text:p>
          </table:table-cell>
          <table:table-cell table:style-name="Default" office:value-type="string">
            <text:p>Liaison Office, Lilongwe, Malawi</text:p>
          </table:table-cell>
          <table:table-cell table:style-name="ce4" office:value-type="float" office:value="37909">
            <text:p>15-Oct-03</text:p>
          </table:table-cell>
          <table:table-cell office:value-type="float" office:value="40908">
            <text:p>31-Dec-11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formula="of:=LOWER(CONCATENATE(&quot;/about-cip/staff/&quot;;[.D486];&quot;-&quot;;[.E486]))" office:value-type="string" office:string-value="/about-cip/staff/john -chidobvu">
            <text:p>/about-cip/staff/john -chidobvu</text:p>
          </table:table-cell>
          <table:table-cell table:formula="of:=CONCATENATE([.D486];&quot; &quot;;[.E486])" office:value-type="string" office:string-value="John  Chidobvu">
            <text:p>John <text:s/>Chidobvu</text:p>
          </table:table-cell>
          <table:table-cell office:value-type="string">
            <text:p>Person</text:p>
          </table:table-cell>
          <table:table-cell office:value-type="string">
            <text:p>John </text:p>
          </table:table-cell>
          <table:table-cell office:value-type="string">
            <text:p>Chidobvu</text:p>
          </table:table-cell>
          <table:table-cell/>
          <table:table-cell office:value-type="string">
            <text:p>Field Technical Assistant</text:p>
          </table:table-cell>
          <table:table-cell office:value-type="string">
            <text:p>Regional offices - SSA</text:p>
          </table:table-cell>
          <table:table-cell table:style-name="Default" office:value-type="string">
            <text:p>Liaison Office, Lilongwe, Malawi</text:p>
          </table:table-cell>
          <table:table-cell table:style-name="ce4" office:value-type="float" office:value="39877">
            <text:p>5-Mar-09</text:p>
          </table:table-cell>
          <table:table-cell office:value-type="float" office:value="40755">
            <text:p>31-Jul-11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formula="of:=LOWER(CONCATENATE(&quot;/about-cip/staff/&quot;;[.D487];&quot;-&quot;;[.E487]))" office:value-type="string" office:string-value="/about-cip/staff/banda-chifundo">
            <text:p>/about-cip/staff/banda-chifundo</text:p>
          </table:table-cell>
          <table:table-cell table:formula="of:=CONCATENATE([.D487];&quot; &quot;;[.E487])" office:value-type="string" office:string-value="Banda Chifundo">
            <text:p>Banda Chifundo</text:p>
          </table:table-cell>
          <table:table-cell office:value-type="string">
            <text:p>Person</text:p>
          </table:table-cell>
          <table:table-cell office:value-type="string">
            <text:p>Banda</text:p>
          </table:table-cell>
          <table:table-cell office:value-type="string">
            <text:p>Chifundo</text:p>
          </table:table-cell>
          <table:table-cell/>
          <table:table-cell office:value-type="string">
            <text:p>Technical Assistant</text:p>
          </table:table-cell>
          <table:table-cell office:value-type="string">
            <text:p>Regional offices - SSA</text:p>
          </table:table-cell>
          <table:table-cell table:style-name="Default" office:value-type="string">
            <text:p>Liaison Office, Lilongwe, Malawi</text:p>
          </table:table-cell>
          <table:table-cell table:style-name="ce4" office:value-type="float" office:value="39951">
            <text:p>18-May-09</text:p>
          </table:table-cell>
          <table:table-cell office:value-type="float" office:value="40755">
            <text:p>31-Jul-11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formula="of:=LOWER(CONCATENATE(&quot;/about-cip/staff/&quot;;[.D488];&quot;-&quot;;[.E488]))" office:value-type="string" office:string-value="/about-cip/staff/lucius-chimwala">
            <text:p>/about-cip/staff/lucius-chimwala</text:p>
          </table:table-cell>
          <table:table-cell table:formula="of:=CONCATENATE([.D488];&quot; &quot;;[.E488])" office:value-type="string" office:string-value="Lucius Chimwala">
            <text:p>Lucius Chimwala</text:p>
          </table:table-cell>
          <table:table-cell office:value-type="string">
            <text:p>Person</text:p>
          </table:table-cell>
          <table:table-cell office:value-type="string">
            <text:p>Lucius</text:p>
          </table:table-cell>
          <table:table-cell office:value-type="string">
            <text:p>Chimwala</text:p>
          </table:table-cell>
          <table:table-cell/>
          <table:table-cell office:value-type="string">
            <text:p>Research Assistant</text:p>
          </table:table-cell>
          <table:table-cell office:value-type="string">
            <text:p>Regional offices - SSA</text:p>
          </table:table-cell>
          <table:table-cell table:style-name="Default" office:value-type="string">
            <text:p>Liaison Office, Lilongwe, Malawi</text:p>
          </table:table-cell>
          <table:table-cell table:style-name="ce4" office:value-type="float" office:value="39818">
            <text:p>5-Jan-09</text:p>
          </table:table-cell>
          <table:table-cell office:value-type="float" office:value="40755">
            <text:p>31-Jul-11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formula="of:=LOWER(CONCATENATE(&quot;/about-cip/staff/&quot;;[.D489];&quot;-&quot;;[.E489]))" office:value-type="string" office:string-value="/about-cip/staff/gift-chinoko">
            <text:p>/about-cip/staff/gift-chinoko</text:p>
          </table:table-cell>
          <table:table-cell table:formula="of:=CONCATENATE([.D489];&quot; &quot;;[.E489])" office:value-type="string" office:string-value="Gift Chinoko">
            <text:p>Gift Chinoko</text:p>
          </table:table-cell>
          <table:table-cell office:value-type="string">
            <text:p>Person</text:p>
          </table:table-cell>
          <table:table-cell office:value-type="string">
            <text:p>Gift</text:p>
          </table:table-cell>
          <table:table-cell office:value-type="string">
            <text:p>Chinoko</text:p>
          </table:table-cell>
          <table:table-cell/>
          <table:table-cell office:value-type="string">
            <text:p>Technician</text:p>
          </table:table-cell>
          <table:table-cell office:value-type="string">
            <text:p>Regional offices - SSA</text:p>
          </table:table-cell>
          <table:table-cell table:style-name="Default" office:value-type="string">
            <text:p>Liaison Office, Lilongwe, Malawi</text:p>
          </table:table-cell>
          <table:table-cell table:style-name="ce4" office:value-type="float" office:value="40196">
            <text:p>18-Jan-10</text:p>
          </table:table-cell>
          <table:table-cell office:value-type="float" office:value="40755">
            <text:p>31-Jul-11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formula="of:=LOWER(CONCATENATE(&quot;/about-cip/staff/&quot;;[.D490];&quot;-&quot;;[.E490]))" office:value-type="string" office:string-value="/about-cip/staff/elias-chipembere">
            <text:p>/about-cip/staff/elias-chipembere</text:p>
          </table:table-cell>
          <table:table-cell table:formula="of:=CONCATENATE([.D490];&quot; &quot;;[.E490])" office:value-type="string" office:string-value="Elias Chipembere">
            <text:p>Elias Chipembere</text:p>
          </table:table-cell>
          <table:table-cell office:value-type="string">
            <text:p>Person</text:p>
          </table:table-cell>
          <table:table-cell office:value-type="string">
            <text:p>Elias</text:p>
          </table:table-cell>
          <table:table-cell office:value-type="string">
            <text:p>Chipembere</text:p>
          </table:table-cell>
          <table:table-cell/>
          <table:table-cell office:value-type="string">
            <text:p>Mechanic/Driver</text:p>
          </table:table-cell>
          <table:table-cell office:value-type="string">
            <text:p>Regional offices - SSA</text:p>
          </table:table-cell>
          <table:table-cell table:style-name="Default" office:value-type="string">
            <text:p>Liaison Office, Lilongwe, Malawi</text:p>
          </table:table-cell>
          <table:table-cell table:style-name="ce4" office:value-type="float" office:value="40471">
            <text:p>20-Oct-10</text:p>
          </table:table-cell>
          <table:table-cell office:value-type="float" office:value="40755">
            <text:p>31-Jul-11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formula="of:=LOWER(CONCATENATE(&quot;/about-cip/staff/&quot;;[.D491];&quot;-&quot;;[.E491]))" office:value-type="string" office:string-value="/about-cip/staff/john-kazembe">
            <text:p>/about-cip/staff/john-kazembe</text:p>
          </table:table-cell>
          <table:table-cell table:formula="of:=CONCATENATE([.D491];&quot; &quot;;[.E491])" office:value-type="string" office:string-value="John Kazembe">
            <text:p>John Kazembe</text:p>
          </table:table-cell>
          <table:table-cell office:value-type="string">
            <text:p>Person</text:p>
          </table:table-cell>
          <table:table-cell office:value-type="string">
            <text:p>John</text:p>
          </table:table-cell>
          <table:table-cell office:value-type="string">
            <text:p>Kazembe</text:p>
          </table:table-cell>
          <table:table-cell/>
          <table:table-cell office:value-type="string">
            <text:p>Field Technical Officer</text:p>
          </table:table-cell>
          <table:table-cell office:value-type="string">
            <text:p>Regional offices - SSA</text:p>
          </table:table-cell>
          <table:table-cell table:style-name="Default" office:value-type="string">
            <text:p>Liaison Office, Lilongwe, Malawi</text:p>
          </table:table-cell>
          <table:table-cell table:style-name="ce4" office:value-type="float" office:value="40148">
            <text:p>1-Dec-09</text:p>
          </table:table-cell>
          <table:table-cell office:value-type="float" office:value="40755">
            <text:p>31-Jul-11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formula="of:=LOWER(CONCATENATE(&quot;/about-cip/staff/&quot;;[.D492];&quot;-&quot;;[.E492]))" office:value-type="string" office:string-value="/about-cip/staff/ephrain-kumukumu">
            <text:p>/about-cip/staff/ephrain-kumukumu</text:p>
          </table:table-cell>
          <table:table-cell table:formula="of:=CONCATENATE([.D492];&quot; &quot;;[.E492])" office:value-type="string" office:string-value="Ephrain Kumukumu">
            <text:p>Ephrain Kumukumu</text:p>
          </table:table-cell>
          <table:table-cell office:value-type="string">
            <text:p>Person</text:p>
          </table:table-cell>
          <table:table-cell office:value-type="string">
            <text:p>Ephrain</text:p>
          </table:table-cell>
          <table:table-cell office:value-type="string">
            <text:p>Kumukumu</text:p>
          </table:table-cell>
          <table:table-cell/>
          <table:table-cell office:value-type="string">
            <text:p>Driver/Field/Office Assistant</text:p>
          </table:table-cell>
          <table:table-cell office:value-type="string">
            <text:p>Regional offices - SSA</text:p>
          </table:table-cell>
          <table:table-cell table:style-name="Default" office:value-type="string">
            <text:p>Liaison Office, Lilongwe, Malawi</text:p>
          </table:table-cell>
          <table:table-cell table:style-name="ce4" office:value-type="float" office:value="39799">
            <text:p>17-Dec-08</text:p>
          </table:table-cell>
          <table:table-cell office:value-type="float" office:value="40755">
            <text:p>31-Jul-11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formula="of:=LOWER(CONCATENATE(&quot;/about-cip/staff/&quot;;[.D493];&quot;-&quot;;[.E493]))" office:value-type="string" office:string-value="/about-cip/staff/bakolo-mvula">
            <text:p>/about-cip/staff/bakolo-mvula</text:p>
          </table:table-cell>
          <table:table-cell table:formula="of:=CONCATENATE([.D493];&quot; &quot;;[.E493])" office:value-type="string" office:string-value="Bakolo Mvula">
            <text:p>Bakolo Mvula</text:p>
          </table:table-cell>
          <table:table-cell office:value-type="string">
            <text:p>Person</text:p>
          </table:table-cell>
          <table:table-cell office:value-type="string">
            <text:p>Bakolo</text:p>
          </table:table-cell>
          <table:table-cell office:value-type="string">
            <text:p>Mvula</text:p>
          </table:table-cell>
          <table:table-cell/>
          <table:table-cell office:value-type="string">
            <text:p>Technician</text:p>
          </table:table-cell>
          <table:table-cell office:value-type="string">
            <text:p>Regional offices - SSA</text:p>
          </table:table-cell>
          <table:table-cell table:style-name="Default" office:value-type="string">
            <text:p>Liaison Office, Lilongwe, Malawi</text:p>
          </table:table-cell>
          <table:table-cell table:style-name="ce4" office:value-type="float" office:value="40196">
            <text:p>18-Jan-10</text:p>
          </table:table-cell>
          <table:table-cell office:value-type="float" office:value="40755">
            <text:p>31-Jul-11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formula="of:=LOWER(CONCATENATE(&quot;/about-cip/staff/&quot;;[.D494];&quot;-&quot;;[.E494]))" office:value-type="string" office:string-value="/about-cip/staff/godknows-ndiwa">
            <text:p>/about-cip/staff/godknows-ndiwa</text:p>
          </table:table-cell>
          <table:table-cell table:formula="of:=CONCATENATE([.D494];&quot; &quot;;[.E494])" office:value-type="string" office:string-value="Godknows Ndiwa">
            <text:p>Godknows Ndiwa</text:p>
          </table:table-cell>
          <table:table-cell office:value-type="string">
            <text:p>Person</text:p>
          </table:table-cell>
          <table:table-cell office:value-type="string">
            <text:p>Godknows</text:p>
          </table:table-cell>
          <table:table-cell office:value-type="string">
            <text:p>Ndiwa</text:p>
          </table:table-cell>
          <table:table-cell/>
          <table:table-cell office:value-type="string">
            <text:p>Administrative Assistant</text:p>
          </table:table-cell>
          <table:table-cell office:value-type="string">
            <text:p>Regional offices - SSA</text:p>
          </table:table-cell>
          <table:table-cell table:style-name="Default" office:value-type="string">
            <text:p>Liaison Office, Lilongwe, Malawi</text:p>
          </table:table-cell>
          <table:table-cell table:style-name="ce4" office:value-type="float" office:value="39566">
            <text:p>28-Apr-08</text:p>
          </table:table-cell>
          <table:table-cell office:value-type="float" office:value="40755">
            <text:p>31-Jul-11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formula="of:=LOWER(CONCATENATE(&quot;/about-cip/staff/&quot;;[.D495];&quot;-&quot;;[.E495]))" office:value-type="string" office:string-value="/about-cip/staff/john-ndovi">
            <text:p>/about-cip/staff/john-ndovi</text:p>
          </table:table-cell>
          <table:table-cell table:formula="of:=CONCATENATE([.D495];&quot; &quot;;[.E495])" office:value-type="string" office:string-value="John Ndovi">
            <text:p>John Ndovi</text:p>
          </table:table-cell>
          <table:table-cell office:value-type="string">
            <text:p>Person</text:p>
          </table:table-cell>
          <table:table-cell office:value-type="string">
            <text:p>John</text:p>
          </table:table-cell>
          <table:table-cell office:value-type="string">
            <text:p>Ndovi</text:p>
          </table:table-cell>
          <table:table-cell/>
          <table:table-cell office:value-type="string">
            <text:p>Driver/Field/Office Assistant</text:p>
          </table:table-cell>
          <table:table-cell office:value-type="string">
            <text:p>Regional offices - SSA</text:p>
          </table:table-cell>
          <table:table-cell table:style-name="Default" office:value-type="string">
            <text:p>Liaison Office, Lilongwe, Malawi</text:p>
          </table:table-cell>
          <table:table-cell table:style-name="ce4" office:value-type="float" office:value="39840">
            <text:p>27-Jan-09</text:p>
          </table:table-cell>
          <table:table-cell office:value-type="float" office:value="40755">
            <text:p>31-Jul-11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formula="of:=LOWER(CONCATENATE(&quot;/about-cip/staff/&quot;;[.D496];&quot;-&quot;;[.E496]))" office:value-type="string" office:string-value="/about-cip/staff/pearson -phiri">
            <text:p>/about-cip/staff/pearson -phiri</text:p>
          </table:table-cell>
          <table:table-cell table:formula="of:=CONCATENATE([.D496];&quot; &quot;;[.E496])" office:value-type="string" office:string-value="Pearson  Phiri">
            <text:p>Pearson <text:s/>Phiri</text:p>
          </table:table-cell>
          <table:table-cell office:value-type="string">
            <text:p>Person</text:p>
          </table:table-cell>
          <table:table-cell office:value-type="string">
            <text:p>Pearson </text:p>
          </table:table-cell>
          <table:table-cell office:value-type="string">
            <text:p>Phiri</text:p>
          </table:table-cell>
          <table:table-cell/>
          <table:table-cell office:value-type="string">
            <text:p>Field Technical Assistant</text:p>
          </table:table-cell>
          <table:table-cell office:value-type="string">
            <text:p>Regional offices - SSA</text:p>
          </table:table-cell>
          <table:table-cell table:style-name="Default" office:value-type="string">
            <text:p>Liaison Office, Lilongwe, Malawi</text:p>
          </table:table-cell>
          <table:table-cell table:style-name="ce4" office:value-type="float" office:value="40238">
            <text:p>1-Mar-10</text:p>
          </table:table-cell>
          <table:table-cell office:value-type="float" office:value="40755">
            <text:p>31-Jul-11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formula="of:=LOWER(CONCATENATE(&quot;/about-cip/staff/&quot;;[.D497];&quot;-&quot;;[.E497]))" office:value-type="string" office:string-value="/about-cip/staff/maria-andrade">
            <text:p>/about-cip/staff/maria-andrade</text:p>
          </table:table-cell>
          <table:table-cell table:formula="of:=CONCATENATE([.D497];&quot; &quot;;[.E497])" office:value-type="string" office:string-value="Maria Andrade">
            <text:p>Maria Andrade</text:p>
          </table:table-cell>
          <table:table-cell office:value-type="string">
            <text:p>Person</text:p>
          </table:table-cell>
          <table:table-cell office:value-type="string">
            <text:p>Maria</text:p>
          </table:table-cell>
          <table:table-cell office:value-type="string">
            <text:p>Andrade</text:p>
          </table:table-cell>
          <table:table-cell/>
          <table:table-cell office:value-type="string">
            <text:p>Sweetpotato Breeder and Seed Systems Specialist</text:p>
          </table:table-cell>
          <table:table-cell office:value-type="string">
            <text:p>Regional offices - SSA</text:p>
          </table:table-cell>
          <table:table-cell table:style-name="Default" office:value-type="string">
            <text:p>Liaison Office, Mozambique</text:p>
          </table:table-cell>
          <table:table-cell table:style-name="ce4" office:value-type="float" office:value="38718">
            <text:p>1-Jan-06</text:p>
          </table:table-cell>
          <table:table-cell office:value-type="float" office:value="41639">
            <text:p>31-Dec-13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formula="of:=LOWER(CONCATENATE(&quot;/about-cip/staff/&quot;;[.D498];&quot;-&quot;;[.E498]))" office:value-type="string" office:string-value="/about-cip/staff/abilio dos santos-alvaro">
            <text:p>/about-cip/staff/abilio dos santos-alvaro</text:p>
          </table:table-cell>
          <table:table-cell table:formula="of:=CONCATENATE([.D498];&quot; &quot;;[.E498])" office:value-type="string" office:string-value="Abilio dos Santos Alvaro">
            <text:p>Abilio dos Santos Alvaro</text:p>
          </table:table-cell>
          <table:table-cell office:value-type="string">
            <text:p>Person</text:p>
          </table:table-cell>
          <table:table-cell office:value-type="string">
            <text:p>Abilio dos Santos</text:p>
          </table:table-cell>
          <table:table-cell office:value-type="string">
            <text:p>Alvaro</text:p>
          </table:table-cell>
          <table:table-cell/>
          <table:table-cell office:value-type="string">
            <text:p>Agronomist, Research Assistant</text:p>
          </table:table-cell>
          <table:table-cell office:value-type="string">
            <text:p>Regional offices - SSA</text:p>
          </table:table-cell>
          <table:table-cell table:style-name="Default" office:value-type="string">
            <text:p>Liaison Office, Mozambique</text:p>
          </table:table-cell>
          <table:table-cell table:style-name="ce4" office:value-type="float" office:value="39173">
            <text:p>1-Apr-07</text:p>
          </table:table-cell>
          <table:table-cell office:value-type="float" office:value="40908">
            <text:p>31-Dec-11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formula="of:=LOWER(CONCATENATE(&quot;/about-cip/staff/&quot;;[.D499];&quot;-&quot;;[.E499]))" office:value-type="string" office:string-value="/about-cip/staff/lourenco-armando">
            <text:p>/about-cip/staff/lourenco-armando</text:p>
          </table:table-cell>
          <table:table-cell table:formula="of:=CONCATENATE([.D499];&quot; &quot;;[.E499])" office:value-type="string" office:string-value="Lourenco Armando">
            <text:p>Lourenco Armando</text:p>
          </table:table-cell>
          <table:table-cell office:value-type="string">
            <text:p>Person</text:p>
          </table:table-cell>
          <table:table-cell office:value-type="string">
            <text:p>Lourenco</text:p>
          </table:table-cell>
          <table:table-cell office:value-type="string">
            <text:p>Armando</text:p>
          </table:table-cell>
          <table:table-cell/>
          <table:table-cell office:value-type="string">
            <text:p>Driver</text:p>
          </table:table-cell>
          <table:table-cell office:value-type="string">
            <text:p>Regional offices - SSA</text:p>
          </table:table-cell>
          <table:table-cell table:style-name="Default" office:value-type="string">
            <text:p>Liaison Office, Mozambique</text:p>
          </table:table-cell>
          <table:table-cell table:style-name="ce4" office:value-type="float" office:value="39212">
            <text:p>10-May-07</text:p>
          </table:table-cell>
          <table:table-cell office:value-type="float" office:value="40908">
            <text:p>31-Dec-11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formula="of:=LOWER(CONCATENATE(&quot;/about-cip/staff/&quot;;[.D500];&quot;-&quot;;[.E500]))" office:value-type="string" office:string-value="/about-cip/staff/tanquene-artur">
            <text:p>/about-cip/staff/tanquene-artur</text:p>
          </table:table-cell>
          <table:table-cell table:formula="of:=CONCATENATE([.D500];&quot; &quot;;[.E500])" office:value-type="string" office:string-value="Tanquene Artur">
            <text:p>Tanquene Artur</text:p>
          </table:table-cell>
          <table:table-cell office:value-type="string">
            <text:p>Person</text:p>
          </table:table-cell>
          <table:table-cell office:value-type="string">
            <text:p>Tanquene</text:p>
          </table:table-cell>
          <table:table-cell office:value-type="string">
            <text:p>Artur</text:p>
          </table:table-cell>
          <table:table-cell/>
          <table:table-cell office:value-type="string">
            <text:p>Field Worker</text:p>
          </table:table-cell>
          <table:table-cell office:value-type="string">
            <text:p>Regional offices - SSA</text:p>
          </table:table-cell>
          <table:table-cell table:style-name="Default" office:value-type="string">
            <text:p>Liaison Office, Mozambique</text:p>
          </table:table-cell>
          <table:table-cell table:style-name="ce4" office:value-type="float" office:value="39234">
            <text:p>1-Jun-07</text:p>
          </table:table-cell>
          <table:table-cell office:value-type="float" office:value="40908">
            <text:p>31-Dec-11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formula="of:=LOWER(CONCATENATE(&quot;/about-cip/staff/&quot;;[.D501];&quot;-&quot;;[.E501]))" office:value-type="string" office:string-value="/about-cip/staff/esmeralda-banze">
            <text:p>/about-cip/staff/esmeralda-banze</text:p>
          </table:table-cell>
          <table:table-cell table:formula="of:=CONCATENATE([.D501];&quot; &quot;;[.E501])" office:value-type="string" office:string-value="Esmeralda Banze">
            <text:p>Esmeralda Banze</text:p>
          </table:table-cell>
          <table:table-cell office:value-type="string">
            <text:p>Person</text:p>
          </table:table-cell>
          <table:table-cell office:value-type="string">
            <text:p>Esmeralda</text:p>
          </table:table-cell>
          <table:table-cell office:value-type="string">
            <text:p>Banze</text:p>
          </table:table-cell>
          <table:table-cell/>
          <table:table-cell office:value-type="string">
            <text:p>Field Worker</text:p>
          </table:table-cell>
          <table:table-cell office:value-type="string">
            <text:p>Regional offices - SSA</text:p>
          </table:table-cell>
          <table:table-cell table:style-name="Default" office:value-type="string">
            <text:p>Liaison Office, Mozambique</text:p>
          </table:table-cell>
          <table:table-cell table:style-name="ce4" office:value-type="float" office:value="39267">
            <text:p>4-Jul-07</text:p>
          </table:table-cell>
          <table:table-cell office:value-type="float" office:value="40908">
            <text:p>31-Dec-11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formula="of:=LOWER(CONCATENATE(&quot;/about-cip/staff/&quot;;[.D502];&quot;-&quot;;[.E502]))" office:value-type="string" office:string-value="/about-cip/staff/alda-chichualo">
            <text:p>/about-cip/staff/alda-chichualo</text:p>
          </table:table-cell>
          <table:table-cell table:formula="of:=CONCATENATE([.D502];&quot; &quot;;[.E502])" office:value-type="string" office:string-value="Alda Chichualo">
            <text:p>Alda Chichualo</text:p>
          </table:table-cell>
          <table:table-cell office:value-type="string">
            <text:p>Person</text:p>
          </table:table-cell>
          <table:table-cell office:value-type="string">
            <text:p>Alda</text:p>
          </table:table-cell>
          <table:table-cell office:value-type="string">
            <text:p>Chichualo</text:p>
          </table:table-cell>
          <table:table-cell/>
          <table:table-cell office:value-type="string">
            <text:p>Field Worker</text:p>
          </table:table-cell>
          <table:table-cell office:value-type="string">
            <text:p>Regional offices - SSA</text:p>
          </table:table-cell>
          <table:table-cell table:style-name="Default" office:value-type="string">
            <text:p>Liaison Office, Mozambique</text:p>
          </table:table-cell>
          <table:table-cell table:style-name="ce4" office:value-type="float" office:value="38718">
            <text:p>1-Jan-06</text:p>
          </table:table-cell>
          <table:table-cell office:value-type="float" office:value="40908">
            <text:p>31-Dec-11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formula="of:=LOWER(CONCATENATE(&quot;/about-cip/staff/&quot;;[.D503];&quot;-&quot;;[.E503]))" office:value-type="string" office:string-value="/about-cip/staff/luisa-chiconela">
            <text:p>/about-cip/staff/luisa-chiconela</text:p>
          </table:table-cell>
          <table:table-cell table:formula="of:=CONCATENATE([.D503];&quot; &quot;;[.E503])" office:value-type="string" office:string-value="Luisa Chiconela">
            <text:p>Luisa Chiconela</text:p>
          </table:table-cell>
          <table:table-cell office:value-type="string">
            <text:p>Person</text:p>
          </table:table-cell>
          <table:table-cell office:value-type="string">
            <text:p>Luisa</text:p>
          </table:table-cell>
          <table:table-cell office:value-type="string">
            <text:p>Chiconela</text:p>
          </table:table-cell>
          <table:table-cell/>
          <table:table-cell office:value-type="string">
            <text:p>Greenhouse Worker</text:p>
          </table:table-cell>
          <table:table-cell office:value-type="string">
            <text:p>Regional offices - SSA</text:p>
          </table:table-cell>
          <table:table-cell table:style-name="Default" office:value-type="string">
            <text:p>Liaison Office, Mozambique</text:p>
          </table:table-cell>
          <table:table-cell table:style-name="ce4" office:value-type="float" office:value="38869">
            <text:p>1-Jun-06</text:p>
          </table:table-cell>
          <table:table-cell office:value-type="float" office:value="40908">
            <text:p>31-Dec-11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formula="of:=LOWER(CONCATENATE(&quot;/about-cip/staff/&quot;;[.D504];&quot;-&quot;;[.E504]))" office:value-type="string" office:string-value="/about-cip/staff/benildo -chivambo">
            <text:p>/about-cip/staff/benildo -chivambo</text:p>
          </table:table-cell>
          <table:table-cell table:formula="of:=CONCATENATE([.D504];&quot; &quot;;[.E504])" office:value-type="string" office:string-value="Benildo  Chivambo">
            <text:p>Benildo <text:s/>Chivambo</text:p>
          </table:table-cell>
          <table:table-cell office:value-type="string">
            <text:p>Person</text:p>
          </table:table-cell>
          <table:table-cell office:value-type="string">
            <text:p>Benildo </text:p>
          </table:table-cell>
          <table:table-cell office:value-type="string">
            <text:p>Chivambo</text:p>
          </table:table-cell>
          <table:table-cell/>
          <table:table-cell office:value-type="string">
            <text:p>Field Auxiliary</text:p>
          </table:table-cell>
          <table:table-cell office:value-type="string">
            <text:p>Regional offices - SSA</text:p>
          </table:table-cell>
          <table:table-cell table:style-name="Default" office:value-type="string">
            <text:p>Liaison Office, Mozambique</text:p>
          </table:table-cell>
          <table:table-cell table:style-name="ce4" office:value-type="float" office:value="39825">
            <text:p>12-Jan-09</text:p>
          </table:table-cell>
          <table:table-cell office:value-type="float" office:value="40908">
            <text:p>31-Dec-11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formula="of:=LOWER(CONCATENATE(&quot;/about-cip/staff/&quot;;[.D505];&quot;-&quot;;[.E505]))" office:value-type="string" office:string-value="/about-cip/staff/odete-daida">
            <text:p>/about-cip/staff/odete-daida</text:p>
          </table:table-cell>
          <table:table-cell table:formula="of:=CONCATENATE([.D505];&quot; &quot;;[.E505])" office:value-type="string" office:string-value="Odete Daida">
            <text:p>Odete Daida</text:p>
          </table:table-cell>
          <table:table-cell office:value-type="string">
            <text:p>Person</text:p>
          </table:table-cell>
          <table:table-cell office:value-type="string">
            <text:p>Odete</text:p>
          </table:table-cell>
          <table:table-cell office:value-type="string">
            <text:p>Daida</text:p>
          </table:table-cell>
          <table:table-cell/>
          <table:table-cell office:value-type="string">
            <text:p>Accountant</text:p>
          </table:table-cell>
          <table:table-cell office:value-type="string">
            <text:p>Regional offices - SSA</text:p>
          </table:table-cell>
          <table:table-cell table:style-name="Default" office:value-type="string">
            <text:p>Liaison Office, Mozambique</text:p>
          </table:table-cell>
          <table:table-cell table:style-name="ce4" office:value-type="float" office:value="40360">
            <text:p>1-Jul-10</text:p>
          </table:table-cell>
          <table:table-cell office:value-type="float" office:value="41090">
            <text:p>30-Jun-12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formula="of:=LOWER(CONCATENATE(&quot;/about-cip/staff/&quot;;[.D506];&quot;-&quot;;[.E506]))" office:value-type="string" office:string-value="/about-cip/staff/jose-devuvane">
            <text:p>/about-cip/staff/jose-devuvane</text:p>
          </table:table-cell>
          <table:table-cell table:formula="of:=CONCATENATE([.D506];&quot; &quot;;[.E506])" office:value-type="string" office:string-value="Jose Devuvane">
            <text:p>Jose Devuvane</text:p>
          </table:table-cell>
          <table:table-cell office:value-type="string">
            <text:p>Person</text:p>
          </table:table-cell>
          <table:table-cell office:value-type="string">
            <text:p>Jose</text:p>
          </table:table-cell>
          <table:table-cell office:value-type="string">
            <text:p>Devuvane</text:p>
          </table:table-cell>
          <table:table-cell/>
          <table:table-cell office:value-type="string">
            <text:p>Driver</text:p>
          </table:table-cell>
          <table:table-cell office:value-type="string">
            <text:p>Regional offices - SSA</text:p>
          </table:table-cell>
          <table:table-cell table:style-name="Default" office:value-type="string">
            <text:p>Liaison Office, Mozambique</text:p>
          </table:table-cell>
          <table:table-cell table:style-name="ce4" office:value-type="float" office:value="38991">
            <text:p>1-Oct-06</text:p>
          </table:table-cell>
          <table:table-cell office:value-type="float" office:value="40908">
            <text:p>31-Dec-11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formula="of:=LOWER(CONCATENATE(&quot;/about-cip/staff/&quot;;[.D507];&quot;-&quot;;[.E507]))" office:value-type="string" office:string-value="/about-cip/staff/jorge-duzenta">
            <text:p>/about-cip/staff/jorge-duzenta</text:p>
          </table:table-cell>
          <table:table-cell table:formula="of:=CONCATENATE([.D507];&quot; &quot;;[.E507])" office:value-type="string" office:string-value="Jorge Duzenta">
            <text:p>Jorge Duzenta</text:p>
          </table:table-cell>
          <table:table-cell office:value-type="string">
            <text:p>Person</text:p>
          </table:table-cell>
          <table:table-cell office:value-type="string">
            <text:p>Jorge</text:p>
          </table:table-cell>
          <table:table-cell office:value-type="string">
            <text:p>Duzenta</text:p>
          </table:table-cell>
          <table:table-cell/>
          <table:table-cell office:value-type="string">
            <text:p>Field Worker</text:p>
          </table:table-cell>
          <table:table-cell office:value-type="string">
            <text:p>Regional offices - SSA</text:p>
          </table:table-cell>
          <table:table-cell table:style-name="Default" office:value-type="string">
            <text:p>Liaison Office, Mozambique</text:p>
          </table:table-cell>
          <table:table-cell table:style-name="ce4" office:value-type="float" office:value="38718">
            <text:p>1-Jan-06</text:p>
          </table:table-cell>
          <table:table-cell office:value-type="float" office:value="40908">
            <text:p>31-Dec-11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formula="of:=LOWER(CONCATENATE(&quot;/about-cip/staff/&quot;;[.D508];&quot;-&quot;;[.E508]))" office:value-type="string" office:string-value="/about-cip/staff/rachid abdul -elias">
            <text:p>/about-cip/staff/rachid abdul -elias</text:p>
          </table:table-cell>
          <table:table-cell table:formula="of:=CONCATENATE([.D508];&quot; &quot;;[.E508])" office:value-type="string" office:string-value="Rachid Abdul  Elias">
            <text:p>Rachid Abdul <text:s/>Elias</text:p>
          </table:table-cell>
          <table:table-cell office:value-type="string">
            <text:p>Person</text:p>
          </table:table-cell>
          <table:table-cell office:value-type="string">
            <text:p>Rachid Abdul </text:p>
          </table:table-cell>
          <table:table-cell office:value-type="string">
            <text:p>Elias</text:p>
          </table:table-cell>
          <table:table-cell/>
          <table:table-cell office:value-type="string">
            <text:p>Field Technician</text:p>
          </table:table-cell>
          <table:table-cell office:value-type="string">
            <text:p>Regional offices - SSA</text:p>
          </table:table-cell>
          <table:table-cell table:style-name="Default" office:value-type="string">
            <text:p>Liaison Office, Mozambique</text:p>
          </table:table-cell>
          <table:table-cell table:style-name="ce4" office:value-type="float" office:value="39083">
            <text:p>1-Jan-07</text:p>
          </table:table-cell>
          <table:table-cell office:value-type="float" office:value="40908">
            <text:p>31-Dec-11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formula="of:=LOWER(CONCATENATE(&quot;/about-cip/staff/&quot;;[.D509];&quot;-&quot;;[.E509]))" office:value-type="string" office:string-value="/about-cip/staff/joaquin-fanheiro">
            <text:p>/about-cip/staff/joaquin-fanheiro</text:p>
          </table:table-cell>
          <table:table-cell table:formula="of:=CONCATENATE([.D509];&quot; &quot;;[.E509])" office:value-type="string" office:string-value="Joaquin Fanheiro">
            <text:p>Joaquin Fanheiro</text:p>
          </table:table-cell>
          <table:table-cell office:value-type="string">
            <text:p>Person</text:p>
          </table:table-cell>
          <table:table-cell office:value-type="string">
            <text:p>Joaquin</text:p>
          </table:table-cell>
          <table:table-cell office:value-type="string">
            <text:p>Fanheiro</text:p>
          </table:table-cell>
          <table:table-cell/>
          <table:table-cell office:value-type="string">
            <text:p>Field Worker</text:p>
          </table:table-cell>
          <table:table-cell office:value-type="string">
            <text:p>Regional offices - SSA</text:p>
          </table:table-cell>
          <table:table-cell table:style-name="Default" office:value-type="string">
            <text:p>Liaison Office, Mozambique</text:p>
          </table:table-cell>
          <table:table-cell table:style-name="ce4" office:value-type="float" office:value="38718">
            <text:p>1-Jan-06</text:p>
          </table:table-cell>
          <table:table-cell office:value-type="float" office:value="40908">
            <text:p>31-Dec-11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formula="of:=LOWER(CONCATENATE(&quot;/about-cip/staff/&quot;;[.D510];&quot;-&quot;;[.E510]))" office:value-type="string" office:string-value="/about-cip/staff/abrahamo alberto-guambe">
            <text:p>/about-cip/staff/abrahamo alberto-guambe</text:p>
          </table:table-cell>
          <table:table-cell table:formula="of:=CONCATENATE([.D510];&quot; &quot;;[.E510])" office:value-type="string" office:string-value="Abrahamo Alberto Guambe">
            <text:p>Abrahamo Alberto Guambe</text:p>
          </table:table-cell>
          <table:table-cell office:value-type="string">
            <text:p>Person</text:p>
          </table:table-cell>
          <table:table-cell office:value-type="string">
            <text:p>Abrahamo Alberto</text:p>
          </table:table-cell>
          <table:table-cell office:value-type="string">
            <text:p>Guambe</text:p>
          </table:table-cell>
          <table:table-cell/>
          <table:table-cell office:value-type="string">
            <text:p>Gardener</text:p>
          </table:table-cell>
          <table:table-cell office:value-type="string">
            <text:p>Regional offices - SSA</text:p>
          </table:table-cell>
          <table:table-cell table:style-name="Default" office:value-type="string">
            <text:p>Liaison Office, Mozambique</text:p>
          </table:table-cell>
          <table:table-cell table:style-name="ce4" office:value-type="float" office:value="38869">
            <text:p>1-Jun-06</text:p>
          </table:table-cell>
          <table:table-cell office:value-type="float" office:value="40908">
            <text:p>31-Dec-11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formula="of:=LOWER(CONCATENATE(&quot;/about-cip/staff/&quot;;[.D511];&quot;-&quot;;[.E511]))" office:value-type="string" office:string-value="/about-cip/staff/junior-jeque">
            <text:p>/about-cip/staff/junior-jeque</text:p>
          </table:table-cell>
          <table:table-cell table:formula="of:=CONCATENATE([.D511];&quot; &quot;;[.E511])" office:value-type="string" office:string-value="Junior Jeque">
            <text:p>Junior Jeque</text:p>
          </table:table-cell>
          <table:table-cell office:value-type="string">
            <text:p>Person</text:p>
          </table:table-cell>
          <table:table-cell office:value-type="string">
            <text:p>Junior</text:p>
          </table:table-cell>
          <table:table-cell office:value-type="string">
            <text:p>Jeque</text:p>
          </table:table-cell>
          <table:table-cell/>
          <table:table-cell office:value-type="string">
            <text:p>Agroprocessing Technician</text:p>
          </table:table-cell>
          <table:table-cell office:value-type="string">
            <text:p>Regional offices - SSA</text:p>
          </table:table-cell>
          <table:table-cell table:style-name="Default" office:value-type="string">
            <text:p>Liaison Office, Mozambique</text:p>
          </table:table-cell>
          <table:table-cell table:style-name="ce6" office:value-type="date" office:date-value="2010-06-28">
            <text:p>2010-06-28</text:p>
          </table:table-cell>
          <table:table-cell office:value-type="float" office:value="40908">
            <text:p>31-Dec-11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formula="of:=LOWER(CONCATENATE(&quot;/about-cip/staff/&quot;;[.D512];&quot;-&quot;;[.E512]))" office:value-type="string" office:string-value="/about-cip/staff/fernandes j.-jorge">
            <text:p>/about-cip/staff/fernandes j.-jorge</text:p>
          </table:table-cell>
          <table:table-cell table:formula="of:=CONCATENATE([.D512];&quot; &quot;;[.E512])" office:value-type="string" office:string-value="Fernandes J. Jorge">
            <text:p>Fernandes J. Jorge</text:p>
          </table:table-cell>
          <table:table-cell office:value-type="string">
            <text:p>Person</text:p>
          </table:table-cell>
          <table:table-cell office:value-type="string">
            <text:p>Fernandes J.</text:p>
          </table:table-cell>
          <table:table-cell office:value-type="string">
            <text:p>Jorge</text:p>
          </table:table-cell>
          <table:table-cell/>
          <table:table-cell office:value-type="string">
            <text:p>Technician</text:p>
          </table:table-cell>
          <table:table-cell office:value-type="string">
            <text:p>Regional offices - SSA</text:p>
          </table:table-cell>
          <table:table-cell table:style-name="Default" office:value-type="string">
            <text:p>Liaison Office, Mozambique</text:p>
          </table:table-cell>
          <table:table-cell table:style-name="ce4" office:value-type="float" office:value="38869">
            <text:p>1-Jun-06</text:p>
          </table:table-cell>
          <table:table-cell office:value-type="float" office:value="40908">
            <text:p>31-Dec-11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formula="of:=LOWER(CONCATENATE(&quot;/about-cip/staff/&quot;;[.D513];&quot;-&quot;;[.E513]))" office:value-type="string" office:string-value="/about-cip/staff/estevao mango-mbambi">
            <text:p>/about-cip/staff/estevao mango-mbambi</text:p>
          </table:table-cell>
          <table:table-cell table:formula="of:=CONCATENATE([.D513];&quot; &quot;;[.E513])" office:value-type="string" office:string-value="Estevao Mango Mbambi">
            <text:p>Estevao Mango Mbambi</text:p>
          </table:table-cell>
          <table:table-cell office:value-type="string">
            <text:p>Person</text:p>
          </table:table-cell>
          <table:table-cell office:value-type="string">
            <text:p>Estevao Mango</text:p>
          </table:table-cell>
          <table:table-cell office:value-type="string">
            <text:p>Mbambi</text:p>
          </table:table-cell>
          <table:table-cell/>
          <table:table-cell office:value-type="string">
            <text:p>Monitoring and Evaluation</text:p>
          </table:table-cell>
          <table:table-cell office:value-type="string">
            <text:p>Regional offices - SSA</text:p>
          </table:table-cell>
          <table:table-cell table:style-name="Default" office:value-type="string">
            <text:p>Liaison Office, Mozambique</text:p>
          </table:table-cell>
          <table:table-cell table:style-name="ce4" office:value-type="float" office:value="40179">
            <text:p>1-Jan-10</text:p>
          </table:table-cell>
          <table:table-cell office:value-type="float" office:value="40755">
            <text:p>31-Jul-11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formula="of:=LOWER(CONCATENATE(&quot;/about-cip/staff/&quot;;[.D514];&quot;-&quot;;[.E514]))" office:value-type="string" office:string-value="/about-cip/staff/julieta-machel">
            <text:p>/about-cip/staff/julieta-machel</text:p>
          </table:table-cell>
          <table:table-cell table:formula="of:=CONCATENATE([.D514];&quot; &quot;;[.E514])" office:value-type="string" office:string-value="Julieta Machel">
            <text:p>Julieta Machel</text:p>
          </table:table-cell>
          <table:table-cell office:value-type="string">
            <text:p>Person</text:p>
          </table:table-cell>
          <table:table-cell office:value-type="string">
            <text:p>Julieta</text:p>
          </table:table-cell>
          <table:table-cell office:value-type="string">
            <text:p>Machel</text:p>
          </table:table-cell>
          <table:table-cell/>
          <table:table-cell office:value-type="string">
            <text:p>Field Worker</text:p>
          </table:table-cell>
          <table:table-cell office:value-type="string">
            <text:p>Regional offices - SSA</text:p>
          </table:table-cell>
          <table:table-cell table:style-name="Default" office:value-type="string">
            <text:p>Liaison Office, Mozambique</text:p>
          </table:table-cell>
          <table:table-cell table:style-name="ce4" office:value-type="float" office:value="39083">
            <text:p>1-Jan-07</text:p>
          </table:table-cell>
          <table:table-cell office:value-type="float" office:value="40908">
            <text:p>31-Dec-11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formula="of:=LOWER(CONCATENATE(&quot;/about-cip/staff/&quot;;[.D515];&quot;-&quot;;[.E515]))" office:value-type="string" office:string-value="/about-cip/staff/josé albino-mauariha">
            <text:p>/about-cip/staff/josé albino-mauariha</text:p>
          </table:table-cell>
          <table:table-cell table:formula="of:=CONCATENATE([.D515];&quot; &quot;;[.E515])" office:value-type="string" office:string-value="José Albino Mauariha">
            <text:p>José Albino Mauariha</text:p>
          </table:table-cell>
          <table:table-cell office:value-type="string">
            <text:p>Person</text:p>
          </table:table-cell>
          <table:table-cell office:value-type="string">
            <text:p>José Albino</text:p>
          </table:table-cell>
          <table:table-cell office:value-type="string">
            <text:p>Mauariha</text:p>
          </table:table-cell>
          <table:table-cell/>
          <table:table-cell office:value-type="string">
            <text:p>Driver</text:p>
          </table:table-cell>
          <table:table-cell office:value-type="string">
            <text:p>Regional offices - SSA</text:p>
          </table:table-cell>
          <table:table-cell table:style-name="Default" office:value-type="string">
            <text:p>Liaison Office, Mozambique</text:p>
          </table:table-cell>
          <table:table-cell table:style-name="ce4" office:value-type="float" office:value="38869">
            <text:p>1-Jun-06</text:p>
          </table:table-cell>
          <table:table-cell office:value-type="float" office:value="40908">
            <text:p>31-Dec-11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516];&quot;-&quot;;[.E516]))" office:value-type="string" office:string-value="/about-cip/staff/arlindo lucas -mabui">
            <text:p>/about-cip/staff/arlindo lucas -mabui</text:p>
          </table:table-cell>
          <table:table-cell table:formula="of:=CONCATENATE([.D516];&quot; &quot;;[.E516])" office:value-type="string" office:string-value="Arlindo Lucas  Mabui">
            <text:p>Arlindo Lucas <text:s/>Mabui</text:p>
          </table:table-cell>
          <table:table-cell office:value-type="string">
            <text:p>Person</text:p>
          </table:table-cell>
          <table:table-cell office:value-type="string">
            <text:p>Arlindo Lucas </text:p>
          </table:table-cell>
          <table:table-cell office:value-type="string">
            <text:p>Mabui</text:p>
          </table:table-cell>
          <table:table-cell/>
          <table:table-cell office:value-type="string">
            <text:p>Field Technical Assistant</text:p>
          </table:table-cell>
          <table:table-cell office:value-type="string">
            <text:p>Regional offices - SSA</text:p>
          </table:table-cell>
          <table:table-cell table:style-name="Default" office:value-type="string">
            <text:p>Liaison Office, Mozambique</text:p>
          </table:table-cell>
          <table:table-cell table:style-name="ce4" office:value-type="float" office:value="39825">
            <text:p>12-Jan-09</text:p>
          </table:table-cell>
          <table:table-cell office:value-type="float" office:value="40908">
            <text:p>31-Dec-11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formula="of:=LOWER(CONCATENATE(&quot;/about-cip/staff/&quot;;[.D517];&quot;-&quot;;[.E517]))" office:value-type="string" office:string-value="/about-cip/staff/arnaldo-mazive">
            <text:p>/about-cip/staff/arnaldo-mazive</text:p>
          </table:table-cell>
          <table:table-cell table:formula="of:=CONCATENATE([.D517];&quot; &quot;;[.E517])" office:value-type="string" office:string-value="Arnaldo Mazive">
            <text:p>Arnaldo Mazive</text:p>
          </table:table-cell>
          <table:table-cell office:value-type="string">
            <text:p>Person</text:p>
          </table:table-cell>
          <table:table-cell office:value-type="string">
            <text:p>Arnaldo</text:p>
          </table:table-cell>
          <table:table-cell office:value-type="string">
            <text:p>Mazive</text:p>
          </table:table-cell>
          <table:table-cell/>
          <table:table-cell office:value-type="string">
            <text:p>Field Worker</text:p>
          </table:table-cell>
          <table:table-cell office:value-type="string">
            <text:p>Regional offices - SSA</text:p>
          </table:table-cell>
          <table:table-cell table:style-name="Default" office:value-type="string">
            <text:p>Liaison Office, Mozambique</text:p>
          </table:table-cell>
          <table:table-cell table:style-name="ce4" office:value-type="float" office:value="38718">
            <text:p>1-Jan-06</text:p>
          </table:table-cell>
          <table:table-cell office:value-type="float" office:value="40908">
            <text:p>31-Dec-11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formula="of:=LOWER(CONCATENATE(&quot;/about-cip/staff/&quot;;[.D518];&quot;-&quot;;[.E518]))" office:value-type="string" office:string-value="/about-cip/staff/silva-mubetei">
            <text:p>/about-cip/staff/silva-mubetei</text:p>
          </table:table-cell>
          <table:table-cell table:formula="of:=CONCATENATE([.D518];&quot; &quot;;[.E518])" office:value-type="string" office:string-value="Silva Mubetei">
            <text:p>Silva Mubetei</text:p>
          </table:table-cell>
          <table:table-cell office:value-type="string">
            <text:p>Person</text:p>
          </table:table-cell>
          <table:table-cell office:value-type="string">
            <text:p>Silva</text:p>
          </table:table-cell>
          <table:table-cell office:value-type="string">
            <text:p>Mubetei</text:p>
          </table:table-cell>
          <table:table-cell/>
          <table:table-cell office:value-type="string">
            <text:p>Field Worker</text:p>
          </table:table-cell>
          <table:table-cell office:value-type="string">
            <text:p>Regional offices - SSA</text:p>
          </table:table-cell>
          <table:table-cell table:style-name="Default" office:value-type="string">
            <text:p>Liaison Office, Mozambique</text:p>
          </table:table-cell>
          <table:table-cell table:style-name="ce4" office:value-type="float" office:value="38718">
            <text:p>1-Jan-06</text:p>
          </table:table-cell>
          <table:table-cell office:value-type="float" office:value="40908">
            <text:p>31-Dec-11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formula="of:=LOWER(CONCATENATE(&quot;/about-cip/staff/&quot;;[.D519];&quot;-&quot;;[.E519]))" office:value-type="string" office:string-value="/about-cip/staff/shelzia-munguambe">
            <text:p>/about-cip/staff/shelzia-munguambe</text:p>
          </table:table-cell>
          <table:table-cell table:formula="of:=CONCATENATE([.D519];&quot; &quot;;[.E519])" office:value-type="string" office:string-value="Shelzia Munguambe">
            <text:p>Shelzia Munguambe</text:p>
          </table:table-cell>
          <table:table-cell office:value-type="string">
            <text:p>Person</text:p>
          </table:table-cell>
          <table:table-cell office:value-type="string">
            <text:p>Shelzia</text:p>
          </table:table-cell>
          <table:table-cell office:value-type="string">
            <text:p>Munguambe</text:p>
          </table:table-cell>
          <table:table-cell/>
          <table:table-cell office:value-type="string">
            <text:p>Greenhouse Worker</text:p>
          </table:table-cell>
          <table:table-cell office:value-type="string">
            <text:p>Regional offices - SSA</text:p>
          </table:table-cell>
          <table:table-cell table:style-name="Default" office:value-type="string">
            <text:p>Liaison Office, Mozambique</text:p>
          </table:table-cell>
          <table:table-cell table:style-name="ce4" office:value-type="float" office:value="40357">
            <text:p>28-Jun-10</text:p>
          </table:table-cell>
          <table:table-cell office:value-type="float" office:value="40908">
            <text:p>31-Dec-11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formula="of:=LOWER(CONCATENATE(&quot;/about-cip/staff/&quot;;[.D520];&quot;-&quot;;[.E520]))" office:value-type="string" office:string-value="/about-cip/staff/albino-naico">
            <text:p>/about-cip/staff/albino-naico</text:p>
          </table:table-cell>
          <table:table-cell table:formula="of:=CONCATENATE([.D520];&quot; &quot;;[.E520])" office:value-type="string" office:string-value="Albino Naico">
            <text:p>Albino Naico</text:p>
          </table:table-cell>
          <table:table-cell office:value-type="string">
            <text:p>Person</text:p>
          </table:table-cell>
          <table:table-cell office:value-type="string">
            <text:p>Albino</text:p>
          </table:table-cell>
          <table:table-cell office:value-type="string">
            <text:p>Naico</text:p>
          </table:table-cell>
          <table:table-cell/>
          <table:table-cell office:value-type="string">
            <text:p>Research Technician</text:p>
          </table:table-cell>
          <table:table-cell office:value-type="string">
            <text:p>Regional offices - SSA</text:p>
          </table:table-cell>
          <table:table-cell table:style-name="Default" office:value-type="string">
            <text:p>Liaison Office, Mozambique</text:p>
          </table:table-cell>
          <table:table-cell table:style-name="ce4" office:value-type="float" office:value="39828">
            <text:p>15-Jan-09</text:p>
          </table:table-cell>
          <table:table-cell office:value-type="float" office:value="40908">
            <text:p>31-Dec-11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formula="of:=LOWER(CONCATENATE(&quot;/about-cip/staff/&quot;;[.D521];&quot;-&quot;;[.E521]))" office:value-type="string" office:string-value="/about-cip/staff/fabiao-ndimande">
            <text:p>/about-cip/staff/fabiao-ndimande</text:p>
          </table:table-cell>
          <table:table-cell table:formula="of:=CONCATENATE([.D521];&quot; &quot;;[.E521])" office:value-type="string" office:string-value="Fabiao Ndimande">
            <text:p>Fabiao Ndimande</text:p>
          </table:table-cell>
          <table:table-cell office:value-type="string">
            <text:p>Person</text:p>
          </table:table-cell>
          <table:table-cell office:value-type="string">
            <text:p>Fabiao</text:p>
          </table:table-cell>
          <table:table-cell office:value-type="string">
            <text:p>Ndimande</text:p>
          </table:table-cell>
          <table:table-cell/>
          <table:table-cell office:value-type="string">
            <text:p>Field Worker</text:p>
          </table:table-cell>
          <table:table-cell office:value-type="string">
            <text:p>Regional offices - SSA</text:p>
          </table:table-cell>
          <table:table-cell table:style-name="Default" office:value-type="string">
            <text:p>Liaison Office, Mozambique</text:p>
          </table:table-cell>
          <table:table-cell table:style-name="ce4" office:value-type="float" office:value="38718">
            <text:p>1-Jan-06</text:p>
          </table:table-cell>
          <table:table-cell office:value-type="float" office:value="40908">
            <text:p>31-Dec-11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formula="of:=LOWER(CONCATENATE(&quot;/about-cip/staff/&quot;;[.D522];&quot;-&quot;;[.E522]))" office:value-type="string" office:string-value="/about-cip/staff/claudia-nhanteme">
            <text:p>/about-cip/staff/claudia-nhanteme</text:p>
          </table:table-cell>
          <table:table-cell table:formula="of:=CONCATENATE([.D522];&quot; &quot;;[.E522])" office:value-type="string" office:string-value="Claudia Nhanteme">
            <text:p>Claudia Nhanteme</text:p>
          </table:table-cell>
          <table:table-cell office:value-type="string">
            <text:p>Person</text:p>
          </table:table-cell>
          <table:table-cell office:value-type="string">
            <text:p>Claudia</text:p>
          </table:table-cell>
          <table:table-cell office:value-type="string">
            <text:p>Nhanteme</text:p>
          </table:table-cell>
          <table:table-cell/>
          <table:table-cell office:value-type="string">
            <text:p>Field Worker</text:p>
          </table:table-cell>
          <table:table-cell office:value-type="string">
            <text:p>Regional offices - SSA</text:p>
          </table:table-cell>
          <table:table-cell table:style-name="Default" office:value-type="string">
            <text:p>Liaison Office, Mozambique</text:p>
          </table:table-cell>
          <table:table-cell table:style-name="ce4" office:value-type="float" office:value="38718">
            <text:p>1-Jan-06</text:p>
          </table:table-cell>
          <table:table-cell office:value-type="float" office:value="40908">
            <text:p>31-Dec-11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formula="of:=LOWER(CONCATENATE(&quot;/about-cip/staff/&quot;;[.D523];&quot;-&quot;;[.E523]))" office:value-type="string" office:string-value="/about-cip/staff/gloria-nhanteme">
            <text:p>/about-cip/staff/gloria-nhanteme</text:p>
          </table:table-cell>
          <table:table-cell table:formula="of:=CONCATENATE([.D523];&quot; &quot;;[.E523])" office:value-type="string" office:string-value="Gloria Nhanteme">
            <text:p>Gloria Nhanteme</text:p>
          </table:table-cell>
          <table:table-cell office:value-type="string">
            <text:p>Person</text:p>
          </table:table-cell>
          <table:table-cell office:value-type="string">
            <text:p>Gloria</text:p>
          </table:table-cell>
          <table:table-cell office:value-type="string">
            <text:p>Nhanteme</text:p>
          </table:table-cell>
          <table:table-cell/>
          <table:table-cell office:value-type="string">
            <text:p>Field Worker</text:p>
          </table:table-cell>
          <table:table-cell office:value-type="string">
            <text:p>Regional offices - SSA</text:p>
          </table:table-cell>
          <table:table-cell table:style-name="Default" office:value-type="string">
            <text:p>Liaison Office, Mozambique</text:p>
          </table:table-cell>
          <table:table-cell table:style-name="ce4" office:value-type="float" office:value="38718">
            <text:p>1-Jan-06</text:p>
          </table:table-cell>
          <table:table-cell office:value-type="float" office:value="40908">
            <text:p>31-Dec-11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formula="of:=LOWER(CONCATENATE(&quot;/about-cip/staff/&quot;;[.D524];&quot;-&quot;;[.E524]))" office:value-type="string" office:string-value="/about-cip/staff/jacinta-peixe">
            <text:p>/about-cip/staff/jacinta-peixe</text:p>
          </table:table-cell>
          <table:table-cell table:formula="of:=CONCATENATE([.D524];&quot; &quot;;[.E524])" office:value-type="string" office:string-value="Jacinta Peixe">
            <text:p>Jacinta Peixe</text:p>
          </table:table-cell>
          <table:table-cell office:value-type="string">
            <text:p>Person</text:p>
          </table:table-cell>
          <table:table-cell office:value-type="string">
            <text:p>Jacinta</text:p>
          </table:table-cell>
          <table:table-cell office:value-type="string">
            <text:p>Peixe</text:p>
          </table:table-cell>
          <table:table-cell/>
          <table:table-cell office:value-type="string">
            <text:p>Field Worker</text:p>
          </table:table-cell>
          <table:table-cell office:value-type="string">
            <text:p>Regional offices - SSA</text:p>
          </table:table-cell>
          <table:table-cell table:style-name="Default" office:value-type="string">
            <text:p>Liaison Office, Mozambique</text:p>
          </table:table-cell>
          <table:table-cell table:style-name="ce4" office:value-type="float" office:value="38718">
            <text:p>1-Jan-06</text:p>
          </table:table-cell>
          <table:table-cell office:value-type="float" office:value="40908">
            <text:p>31-Dec-11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formula="of:=LOWER(CONCATENATE(&quot;/about-cip/staff/&quot;;[.D525];&quot;-&quot;;[.E525]))" office:value-type="string" office:string-value="/about-cip/staff/josé-ricardo">
            <text:p>/about-cip/staff/josé-ricardo</text:p>
          </table:table-cell>
          <table:table-cell table:formula="of:=CONCATENATE([.D525];&quot; &quot;;[.E525])" office:value-type="string" office:string-value="José Ricardo">
            <text:p>José Ricardo</text:p>
          </table:table-cell>
          <table:table-cell office:value-type="string">
            <text:p>Person</text:p>
          </table:table-cell>
          <table:table-cell office:value-type="string">
            <text:p>José</text:p>
          </table:table-cell>
          <table:table-cell office:value-type="string">
            <text:p>Ricardo</text:p>
          </table:table-cell>
          <table:table-cell/>
          <table:table-cell office:value-type="string">
            <text:p>Ricardo, José, Technical Assistant</text:p>
          </table:table-cell>
          <table:table-cell office:value-type="string">
            <text:p>Regional offices - SSA</text:p>
          </table:table-cell>
          <table:table-cell table:style-name="Default" office:value-type="string">
            <text:p>Liaison Office, Mozambique</text:p>
          </table:table-cell>
          <table:table-cell table:style-name="ce4" office:value-type="float" office:value="39845">
            <text:p>1-Feb-09</text:p>
          </table:table-cell>
          <table:table-cell office:value-type="float" office:value="40908">
            <text:p>31-Dec-11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formula="of:=LOWER(CONCATENATE(&quot;/about-cip/staff/&quot;;[.D526];&quot;-&quot;;[.E526]))" office:value-type="string" office:string-value="/about-cip/staff/amelia ozias-ruco">
            <text:p>/about-cip/staff/amelia ozias-ruco</text:p>
          </table:table-cell>
          <table:table-cell table:formula="of:=CONCATENATE([.D526];&quot; &quot;;[.E526])" office:value-type="string" office:string-value="Amelia Ozias Ruco">
            <text:p>Amelia Ozias Ruco</text:p>
          </table:table-cell>
          <table:table-cell office:value-type="string">
            <text:p>Person</text:p>
          </table:table-cell>
          <table:table-cell office:value-type="string">
            <text:p>Amelia Ozias</text:p>
          </table:table-cell>
          <table:table-cell office:value-type="string">
            <text:p>Ruco</text:p>
          </table:table-cell>
          <table:table-cell/>
          <table:table-cell office:value-type="string">
            <text:p>Accountant and Administrator</text:p>
          </table:table-cell>
          <table:table-cell office:value-type="string">
            <text:p>Regional offices - SSA</text:p>
          </table:table-cell>
          <table:table-cell table:style-name="Default" office:value-type="string">
            <text:p>Liaison Office, Mozambique</text:p>
          </table:table-cell>
          <table:table-cell table:style-name="ce4" office:value-type="float" office:value="38869">
            <text:p>1-Jun-06</text:p>
          </table:table-cell>
          <table:table-cell/>
          <table:table-cell table:style-name="Default" office:value-type="float" office:value="1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formula="of:=LOWER(CONCATENATE(&quot;/about-cip/staff/&quot;;[.D527];&quot;-&quot;;[.E527]))" office:value-type="string" office:string-value="/about-cip/staff/mario francisco-sitoe">
            <text:p>/about-cip/staff/mario francisco-sitoe</text:p>
          </table:table-cell>
          <table:table-cell table:formula="of:=CONCATENATE([.D527];&quot; &quot;;[.E527])" office:value-type="string" office:string-value="Mario Francisco Sitoe">
            <text:p>Mario Francisco Sitoe</text:p>
          </table:table-cell>
          <table:table-cell office:value-type="string">
            <text:p>Person</text:p>
          </table:table-cell>
          <table:table-cell office:value-type="string">
            <text:p>Mario Francisco</text:p>
          </table:table-cell>
          <table:table-cell office:value-type="string">
            <text:p>Sitoe</text:p>
          </table:table-cell>
          <table:table-cell/>
          <table:table-cell office:value-type="string">
            <text:p>Field Worker</text:p>
          </table:table-cell>
          <table:table-cell office:value-type="string">
            <text:p>Regional offices - SSA</text:p>
          </table:table-cell>
          <table:table-cell table:style-name="Default" office:value-type="string">
            <text:p>Liaison Office, Mozambique</text:p>
          </table:table-cell>
          <table:table-cell table:style-name="ce4" office:value-type="float" office:value="39083">
            <text:p>1-Jan-07</text:p>
          </table:table-cell>
          <table:table-cell office:value-type="float" office:value="40908">
            <text:p>31-Dec-11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formula="of:=LOWER(CONCATENATE(&quot;/about-cip/staff/&quot;;[.D528];&quot;-&quot;;[.E528]))" office:value-type="string" office:string-value="/about-cip/staff/luisa-sondo">
            <text:p>/about-cip/staff/luisa-sondo</text:p>
          </table:table-cell>
          <table:table-cell table:formula="of:=CONCATENATE([.D528];&quot; &quot;;[.E528])" office:value-type="string" office:string-value="Luisa Sondo">
            <text:p>Luisa Sondo</text:p>
          </table:table-cell>
          <table:table-cell office:value-type="string">
            <text:p>Person</text:p>
          </table:table-cell>
          <table:table-cell office:value-type="string">
            <text:p>Luisa</text:p>
          </table:table-cell>
          <table:table-cell office:value-type="string">
            <text:p>Sondo</text:p>
          </table:table-cell>
          <table:table-cell/>
          <table:table-cell office:value-type="string">
            <text:p>Field Worker</text:p>
          </table:table-cell>
          <table:table-cell office:value-type="string">
            <text:p>Regional offices - SSA</text:p>
          </table:table-cell>
          <table:table-cell table:style-name="Default" office:value-type="string">
            <text:p>Liaison Office, Mozambique</text:p>
          </table:table-cell>
          <table:table-cell table:style-name="ce4" office:value-type="float" office:value="38718">
            <text:p>1-Jan-06</text:p>
          </table:table-cell>
          <table:table-cell office:value-type="float" office:value="40908">
            <text:p>31-Dec-11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formula="of:=LOWER(CONCATENATE(&quot;/about-cip/staff/&quot;;[.D529];&quot;-&quot;;[.E529]))" office:value-type="string" office:string-value="/about-cip/staff/alberto-sozinho">
            <text:p>/about-cip/staff/alberto-sozinho</text:p>
          </table:table-cell>
          <table:table-cell table:formula="of:=CONCATENATE([.D529];&quot; &quot;;[.E529])" office:value-type="string" office:string-value="Alberto Sozinho">
            <text:p>Alberto Sozinho</text:p>
          </table:table-cell>
          <table:table-cell office:value-type="string">
            <text:p>Person</text:p>
          </table:table-cell>
          <table:table-cell office:value-type="string">
            <text:p>Alberto</text:p>
          </table:table-cell>
          <table:table-cell office:value-type="string">
            <text:p>Sozinho</text:p>
          </table:table-cell>
          <table:table-cell/>
          <table:table-cell office:value-type="string">
            <text:p>Field Worker</text:p>
          </table:table-cell>
          <table:table-cell office:value-type="string">
            <text:p>Regional offices - SSA</text:p>
          </table:table-cell>
          <table:table-cell table:style-name="Default" office:value-type="string">
            <text:p>Liaison Office, Mozambique</text:p>
          </table:table-cell>
          <table:table-cell table:style-name="ce4" office:value-type="float" office:value="39083">
            <text:p>1-Jan-07</text:p>
          </table:table-cell>
          <table:table-cell office:value-type="float" office:value="40908">
            <text:p>31-Dec-11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formula="of:=LOWER(CONCATENATE(&quot;/about-cip/staff/&quot;;[.D530];&quot;-&quot;;[.E530]))" office:value-type="string" office:string-value="/about-cip/staff/rosa-tembe">
            <text:p>/about-cip/staff/rosa-tembe</text:p>
          </table:table-cell>
          <table:table-cell table:formula="of:=CONCATENATE([.D530];&quot; &quot;;[.E530])" office:value-type="string" office:string-value="Rosa Tembe">
            <text:p>Rosa Tembe</text:p>
          </table:table-cell>
          <table:table-cell office:value-type="string">
            <text:p>Person</text:p>
          </table:table-cell>
          <table:table-cell office:value-type="string">
            <text:p>Rosa</text:p>
          </table:table-cell>
          <table:table-cell office:value-type="string">
            <text:p>Tembe</text:p>
          </table:table-cell>
          <table:table-cell/>
          <table:table-cell office:value-type="string">
            <text:p>Field Worker</text:p>
          </table:table-cell>
          <table:table-cell office:value-type="string">
            <text:p>Regional offices - SSA</text:p>
          </table:table-cell>
          <table:table-cell table:style-name="Default" office:value-type="string">
            <text:p>Liaison Office, Mozambique</text:p>
          </table:table-cell>
          <table:table-cell table:style-name="ce4" office:value-type="float" office:value="38718">
            <text:p>1-Jan-06</text:p>
          </table:table-cell>
          <table:table-cell office:value-type="float" office:value="40908">
            <text:p>31-Dec-11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formula="of:=LOWER(CONCATENATE(&quot;/about-cip/staff/&quot;;[.D531];&quot;-&quot;;[.E531]))" office:value-type="string" office:string-value="/about-cip/staff/adilia-viegas">
            <text:p>/about-cip/staff/adilia-viegas</text:p>
          </table:table-cell>
          <table:table-cell table:formula="of:=CONCATENATE([.D531];&quot; &quot;;[.E531])" office:value-type="string" office:string-value="Adilia Viegas">
            <text:p>Adilia Viegas</text:p>
          </table:table-cell>
          <table:table-cell office:value-type="string">
            <text:p>Person</text:p>
          </table:table-cell>
          <table:table-cell office:value-type="string">
            <text:p>Adilia</text:p>
          </table:table-cell>
          <table:table-cell office:value-type="string">
            <text:p>Viegas</text:p>
          </table:table-cell>
          <table:table-cell/>
          <table:table-cell office:value-type="string">
            <text:p>Virologist</text:p>
          </table:table-cell>
          <table:table-cell office:value-type="string">
            <text:p>Regional offices - SSA</text:p>
          </table:table-cell>
          <table:table-cell table:style-name="Default" office:value-type="string">
            <text:p>Liaison Office, Mozambique</text:p>
          </table:table-cell>
          <table:table-cell table:style-name="ce4" office:value-type="float" office:value="40184">
            <text:p>6-Jan-10</text:p>
          </table:table-cell>
          <table:table-cell office:value-type="float" office:value="40908">
            <text:p>31-Dec-11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formula="of:=LOWER(CONCATENATE(&quot;/about-cip/staff/&quot;;[.D532];&quot;-&quot;;[.E532]))" office:value-type="string" office:string-value="/about-cip/staff/mario simao-sitoe">
            <text:p>/about-cip/staff/mario simao-sitoe</text:p>
          </table:table-cell>
          <table:table-cell table:formula="of:=CONCATENATE([.D532];&quot; &quot;;[.E532])" office:value-type="string" office:string-value="Mario Simao Sitoe">
            <text:p>Mario Simao Sitoe</text:p>
          </table:table-cell>
          <table:table-cell office:value-type="string">
            <text:p>Person</text:p>
          </table:table-cell>
          <table:table-cell office:value-type="string">
            <text:p>Mario Simao</text:p>
          </table:table-cell>
          <table:table-cell office:value-type="string">
            <text:p>Sitoe</text:p>
          </table:table-cell>
          <table:table-cell/>
          <table:table-cell office:value-type="string">
            <text:p>Field Worker</text:p>
          </table:table-cell>
          <table:table-cell office:value-type="string">
            <text:p>Regional offices - SSA</text:p>
          </table:table-cell>
          <table:table-cell table:style-name="Default" office:value-type="string">
            <text:p>Liaison Office, Mozambique</text:p>
          </table:table-cell>
          <table:table-cell table:style-name="ce4" office:value-type="float" office:value="38718">
            <text:p>1-Jan-06</text:p>
          </table:table-cell>
          <table:table-cell office:value-type="float" office:value="40908">
            <text:p>31-Dec-11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533];&quot;-&quot;;[.E533]))" office:value-type="string" office:string-value="/about-cip/staff/cipriano-luis">
            <text:p>/about-cip/staff/cipriano-luis</text:p>
          </table:table-cell>
          <table:table-cell table:formula="of:=CONCATENATE([.D533];&quot; &quot;;[.E533])" office:value-type="string" office:string-value="Cipriano Luis">
            <text:p>Cipriano Luis</text:p>
          </table:table-cell>
          <table:table-cell office:value-type="string">
            <text:p>Person</text:p>
          </table:table-cell>
          <table:table-cell office:value-type="string">
            <text:p>Cipriano</text:p>
          </table:table-cell>
          <table:table-cell office:value-type="string">
            <text:p>Luis</text:p>
          </table:table-cell>
          <table:table-cell/>
          <table:table-cell office:value-type="string">
            <text:p>Field Worker</text:p>
          </table:table-cell>
          <table:table-cell office:value-type="string">
            <text:p>Regional offices - SSA</text:p>
          </table:table-cell>
          <table:table-cell table:style-name="Default" office:value-type="string">
            <text:p>Liaison Office, Mozambique</text:p>
          </table:table-cell>
          <table:table-cell table:style-name="ce4" office:value-type="float" office:value="39601">
            <text:p>2-Jun-08</text:p>
          </table:table-cell>
          <table:table-cell office:value-type="float" office:value="40908">
            <text:p>31-Dec-11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534];&quot;-&quot;;[.E534]))" office:value-type="string" office:string-value="/about-cip/staff/rosario-xipinga">
            <text:p>/about-cip/staff/rosario-xipinga</text:p>
          </table:table-cell>
          <table:table-cell table:formula="of:=CONCATENATE([.D534];&quot; &quot;;[.E534])" office:value-type="string" office:string-value="Rosario Xipinga">
            <text:p>Rosario Xipinga</text:p>
          </table:table-cell>
          <table:table-cell office:value-type="string">
            <text:p>Person</text:p>
          </table:table-cell>
          <table:table-cell office:value-type="string">
            <text:p>Rosario</text:p>
          </table:table-cell>
          <table:table-cell office:value-type="string">
            <text:p>Xipinga</text:p>
          </table:table-cell>
          <table:table-cell/>
          <table:table-cell office:value-type="string">
            <text:p>Field Worker</text:p>
          </table:table-cell>
          <table:table-cell office:value-type="string">
            <text:p>Regional offices - SSA</text:p>
          </table:table-cell>
          <table:table-cell table:style-name="Default" office:value-type="string">
            <text:p>Liaison Office, Mozambique</text:p>
          </table:table-cell>
          <table:table-cell table:style-name="ce4" office:value-type="float" office:value="39234">
            <text:p>1-Jun-07</text:p>
          </table:table-cell>
          <table:table-cell office:value-type="float" office:value="40908">
            <text:p>31-Dec-11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535];&quot;-&quot;;[.E535]))" office:value-type="string" office:string-value="/about-cip/staff/eugenio-sabonete">
            <text:p>/about-cip/staff/eugenio-sabonete</text:p>
          </table:table-cell>
          <table:table-cell table:formula="of:=CONCATENATE([.D535];&quot; &quot;;[.E535])" office:value-type="string" office:string-value="Eugenio Sabonete">
            <text:p>Eugenio Sabonete</text:p>
          </table:table-cell>
          <table:table-cell office:value-type="string">
            <text:p>Person</text:p>
          </table:table-cell>
          <table:table-cell office:value-type="string">
            <text:p>Eugenio</text:p>
          </table:table-cell>
          <table:table-cell office:value-type="string">
            <text:p>Sabonete</text:p>
          </table:table-cell>
          <table:table-cell/>
          <table:table-cell office:value-type="string">
            <text:p>Guard</text:p>
          </table:table-cell>
          <table:table-cell office:value-type="string">
            <text:p>Regional offices - SSA</text:p>
          </table:table-cell>
          <table:table-cell table:style-name="Default" office:value-type="string">
            <text:p>Liaison Office, Mozambique</text:p>
          </table:table-cell>
          <table:table-cell table:style-name="ce4" office:value-type="float" office:value="39600">
            <text:p>1-Jun-08</text:p>
          </table:table-cell>
          <table:table-cell office:value-type="float" office:value="40908">
            <text:p>31-Dec-11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536];&quot;-&quot;;[.E536]))" office:value-type="string" office:string-value="/about-cip/staff/januario-alberto">
            <text:p>/about-cip/staff/januario-alberto</text:p>
          </table:table-cell>
          <table:table-cell table:formula="of:=CONCATENATE([.D536];&quot; &quot;;[.E536])" office:value-type="string" office:string-value="Januario Alberto">
            <text:p>Januario Alberto</text:p>
          </table:table-cell>
          <table:table-cell office:value-type="string">
            <text:p>Person</text:p>
          </table:table-cell>
          <table:table-cell office:value-type="string">
            <text:p>Januario</text:p>
          </table:table-cell>
          <table:table-cell office:value-type="string">
            <text:p>Alberto</text:p>
          </table:table-cell>
          <table:table-cell/>
          <table:table-cell office:value-type="string">
            <text:p>Field Worker</text:p>
          </table:table-cell>
          <table:table-cell office:value-type="string">
            <text:p>Regional offices - SSA</text:p>
          </table:table-cell>
          <table:table-cell table:style-name="Default" office:value-type="string">
            <text:p>Liaison Office, Mozambique</text:p>
          </table:table-cell>
          <table:table-cell table:style-name="ce4" office:value-type="float" office:value="39234">
            <text:p>1-Jun-07</text:p>
          </table:table-cell>
          <table:table-cell office:value-type="float" office:value="40908">
            <text:p>31-Dec-11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537];&quot;-&quot;;[.E537]))" office:value-type="string" office:string-value="/about-cip/staff/britta-kowalski">
            <text:p>/about-cip/staff/britta-kowalski</text:p>
          </table:table-cell>
          <table:table-cell table:formula="of:=CONCATENATE([.D537];&quot; &quot;;[.E537])" office:value-type="string" office:string-value="Britta Kowalski">
            <text:p>Britta Kowalski</text:p>
          </table:table-cell>
          <table:table-cell office:value-type="string">
            <text:p>Person</text:p>
          </table:table-cell>
          <table:table-cell office:value-type="string">
            <text:p>Britta</text:p>
          </table:table-cell>
          <table:table-cell office:value-type="string">
            <text:p>Kowalski</text:p>
          </table:table-cell>
          <table:table-cell office:value-type="float" office:value="1">
            <text:p>1</text:p>
          </table:table-cell>
          <table:table-cell office:value-type="string">
            <text:p>Britta, Potato Agronomist, Project Leader </text:p>
          </table:table-cell>
          <table:table-cell office:value-type="string">
            <text:p>Regional offices - SSA</text:p>
          </table:table-cell>
          <table:table-cell table:style-name="Default" office:value-type="string">
            <text:p>Liaison Office, Huambo, Angola</text:p>
          </table:table-cell>
          <table:table-cell table:style-name="ce4" office:value-type="float" office:value="39661">
            <text:p>1-Aug-08</text:p>
          </table:table-cell>
          <table:table-cell office:value-type="float" office:value="40755">
            <text:p>31-Jul-11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formula="of:=LOWER(CONCATENATE(&quot;/about-cip/staff/&quot;;[.D538];&quot;-&quot;;[.E538]))" office:value-type="string" office:string-value="/about-cip/staff/diambo-alberto">
            <text:p>/about-cip/staff/diambo-alberto</text:p>
          </table:table-cell>
          <table:table-cell table:formula="of:=CONCATENATE([.D538];&quot; &quot;;[.E538])" office:value-type="string" office:string-value="Diambo Alberto">
            <text:p>Diambo Alberto</text:p>
          </table:table-cell>
          <table:table-cell office:value-type="string">
            <text:p>Person</text:p>
          </table:table-cell>
          <table:table-cell office:value-type="string">
            <text:p>Diambo</text:p>
          </table:table-cell>
          <table:table-cell office:value-type="string">
            <text:p>Alberto</text:p>
          </table:table-cell>
          <table:table-cell/>
          <table:table-cell office:value-type="string">
            <text:p>Accountant</text:p>
          </table:table-cell>
          <table:table-cell office:value-type="string">
            <text:p>Regional offices - SSA</text:p>
          </table:table-cell>
          <table:table-cell table:style-name="Default" office:value-type="string">
            <text:p>Liaison Office, Huambo, Angola</text:p>
          </table:table-cell>
          <table:table-cell table:style-name="ce4" office:value-type="float" office:value="40210">
            <text:p>1-Feb-10</text:p>
          </table:table-cell>
          <table:table-cell office:value-type="float" office:value="40755">
            <text:p>31-Jul-11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formula="of:=LOWER(CONCATENATE(&quot;/about-cip/staff/&quot;;[.D539];&quot;-&quot;;[.E539]))" office:value-type="string" office:string-value="/about-cip/staff/caetano-andrade">
            <text:p>/about-cip/staff/caetano-andrade</text:p>
          </table:table-cell>
          <table:table-cell table:formula="of:=CONCATENATE([.D539];&quot; &quot;;[.E539])" office:value-type="string" office:string-value="Caetano Andrade">
            <text:p>Caetano Andrade</text:p>
          </table:table-cell>
          <table:table-cell office:value-type="string">
            <text:p>Person</text:p>
          </table:table-cell>
          <table:table-cell office:value-type="string">
            <text:p>Caetano</text:p>
          </table:table-cell>
          <table:table-cell office:value-type="string">
            <text:p>Andrade</text:p>
          </table:table-cell>
          <table:table-cell/>
          <table:table-cell office:value-type="string">
            <text:p>Driver</text:p>
          </table:table-cell>
          <table:table-cell office:value-type="string">
            <text:p>Regional offices - SSA</text:p>
          </table:table-cell>
          <table:table-cell table:style-name="Default" office:value-type="string">
            <text:p>Liaison Office, Huambo, Angola</text:p>
          </table:table-cell>
          <table:table-cell table:style-name="ce4" office:value-type="float" office:value="40179">
            <text:p>1-Jan-10</text:p>
          </table:table-cell>
          <table:table-cell office:value-type="float" office:value="40755">
            <text:p>31-Jul-11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formula="of:=LOWER(CONCATENATE(&quot;/about-cip/staff/&quot;;[.D540];&quot;-&quot;;[.E540]))" office:value-type="string" office:string-value="/about-cip/staff/paulo-andrade">
            <text:p>/about-cip/staff/paulo-andrade</text:p>
          </table:table-cell>
          <table:table-cell table:formula="of:=CONCATENATE([.D540];&quot; &quot;;[.E540])" office:value-type="string" office:string-value="Paulo Andrade">
            <text:p>Paulo Andrade</text:p>
          </table:table-cell>
          <table:table-cell office:value-type="string">
            <text:p>Person</text:p>
          </table:table-cell>
          <table:table-cell office:value-type="string">
            <text:p>Paulo</text:p>
          </table:table-cell>
          <table:table-cell office:value-type="string">
            <text:p>Andrade</text:p>
          </table:table-cell>
          <table:table-cell/>
          <table:table-cell office:value-type="string">
            <text:p>Finance Analyst</text:p>
          </table:table-cell>
          <table:table-cell office:value-type="string">
            <text:p>Regional offices - SSA</text:p>
          </table:table-cell>
          <table:table-cell table:style-name="Default" office:value-type="string">
            <text:p>Liaison Office, Huambo, Angola</text:p>
          </table:table-cell>
          <table:table-cell table:style-name="ce4" office:value-type="float" office:value="39918">
            <text:p>15-Apr-09</text:p>
          </table:table-cell>
          <table:table-cell office:value-type="float" office:value="40755">
            <text:p>31-Jul-11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formula="of:=LOWER(CONCATENATE(&quot;/about-cip/staff/&quot;;[.D541];&quot;-&quot;;[.E541]))" office:value-type="string" office:string-value="/about-cip/staff/florencia-kupatia">
            <text:p>/about-cip/staff/florencia-kupatia</text:p>
          </table:table-cell>
          <table:table-cell table:formula="of:=CONCATENATE([.D541];&quot; &quot;;[.E541])" office:value-type="string" office:string-value="Florencia Kupatia">
            <text:p>Florencia Kupatia</text:p>
          </table:table-cell>
          <table:table-cell office:value-type="string">
            <text:p>Person</text:p>
          </table:table-cell>
          <table:table-cell office:value-type="string">
            <text:p>Florencia</text:p>
          </table:table-cell>
          <table:table-cell office:value-type="string">
            <text:p>Kupatia</text:p>
          </table:table-cell>
          <table:table-cell/>
          <table:table-cell office:value-type="string">
            <text:p>Accountant</text:p>
          </table:table-cell>
          <table:table-cell office:value-type="string">
            <text:p>Regional offices - SSA</text:p>
          </table:table-cell>
          <table:table-cell table:style-name="Default" office:value-type="string">
            <text:p>Liaison Office, Huambo, Angola</text:p>
          </table:table-cell>
          <table:table-cell table:style-name="ce4" office:value-type="float" office:value="40179">
            <text:p>1-Jan-10</text:p>
          </table:table-cell>
          <table:table-cell office:value-type="float" office:value="40755">
            <text:p>31-Jul-11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formula="of:=LOWER(CONCATENATE(&quot;/about-cip/staff/&quot;;[.D542];&quot;-&quot;;[.E542]))" office:value-type="string" office:string-value="/about-cip/staff/estevao mango-mbambi">
            <text:p>/about-cip/staff/estevao mango-mbambi</text:p>
          </table:table-cell>
          <table:table-cell table:formula="of:=CONCATENATE([.D542];&quot; &quot;;[.E542])" office:value-type="string" office:string-value="Estevao Mango Mbambi">
            <text:p>Estevao Mango Mbambi</text:p>
          </table:table-cell>
          <table:table-cell office:value-type="string">
            <text:p>Person</text:p>
          </table:table-cell>
          <table:table-cell office:value-type="string">
            <text:p>Estevao Mango</text:p>
          </table:table-cell>
          <table:table-cell office:value-type="string">
            <text:p>Mbambi</text:p>
          </table:table-cell>
          <table:table-cell/>
          <table:table-cell office:value-type="string">
            <text:p>Monitoring&amp;Evaluation Official</text:p>
          </table:table-cell>
          <table:table-cell office:value-type="string">
            <text:p>Regional offices - SSA</text:p>
          </table:table-cell>
          <table:table-cell table:style-name="Default" office:value-type="string">
            <text:p>Liaison Office, Huambo, Angola</text:p>
          </table:table-cell>
          <table:table-cell table:style-name="ce4" office:value-type="float" office:value="40179">
            <text:p>1-Jan-10</text:p>
          </table:table-cell>
          <table:table-cell office:value-type="float" office:value="40755">
            <text:p>31-Jul-11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formula="of:=LOWER(CONCATENATE(&quot;/about-cip/staff/&quot;;[.D543];&quot;-&quot;;[.E543]))" office:value-type="string" office:string-value="/about-cip/staff/pedro-tchipilica">
            <text:p>/about-cip/staff/pedro-tchipilica</text:p>
          </table:table-cell>
          <table:table-cell table:formula="of:=CONCATENATE([.D543];&quot; &quot;;[.E543])" office:value-type="string" office:string-value="Pedro Tchipilica">
            <text:p>Pedro Tchipilica</text:p>
          </table:table-cell>
          <table:table-cell office:value-type="string">
            <text:p>Person</text:p>
          </table:table-cell>
          <table:table-cell office:value-type="string">
            <text:p>Pedro</text:p>
          </table:table-cell>
          <table:table-cell office:value-type="string">
            <text:p>Tchipilica</text:p>
          </table:table-cell>
          <table:table-cell/>
          <table:table-cell office:value-type="string">
            <text:p>Driver </text:p>
          </table:table-cell>
          <table:table-cell office:value-type="string">
            <text:p>Regional offices - SSA</text:p>
          </table:table-cell>
          <table:table-cell table:style-name="Default" office:value-type="string">
            <text:p>Liaison Office, Huambo, Angola</text:p>
          </table:table-cell>
          <table:table-cell table:style-name="ce4" office:value-type="float" office:value="40210">
            <text:p>1-Feb-10</text:p>
          </table:table-cell>
          <table:table-cell office:value-type="float" office:value="40755">
            <text:p>31-Jul-11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formula="of:=LOWER(CONCATENATE(&quot;/about-cip/staff/&quot;;[.D544];&quot;-&quot;;[.E544]))" office:value-type="string" office:string-value="/about-cip/staff/steffen-schulz">
            <text:p>/about-cip/staff/steffen-schulz</text:p>
          </table:table-cell>
          <table:table-cell table:formula="of:=CONCATENATE([.D544];&quot; &quot;;[.E544])" office:value-type="string" office:string-value="Steffen Schulz">
            <text:p>Steffen Schulz</text:p>
          </table:table-cell>
          <table:table-cell office:value-type="string">
            <text:p>Person</text:p>
          </table:table-cell>
          <table:table-cell office:value-type="string">
            <text:p>Steffen</text:p>
          </table:table-cell>
          <table:table-cell office:value-type="string">
            <text:p>Schulz</text:p>
          </table:table-cell>
          <table:table-cell office:value-type="float" office:value="1">
            <text:p>1</text:p>
          </table:table-cell>
          <table:table-cell office:value-type="string">
            <text:p>Liaison Scientist, Ethiopia</text:p>
          </table:table-cell>
          <table:table-cell office:value-type="string">
            <text:p>Regional offices - SSA</text:p>
          </table:table-cell>
          <table:table-cell table:style-name="Default" office:value-type="string">
            <text:p>Liaison Office, Ethiopia</text:p>
          </table:table-cell>
          <table:table-cell table:style-name="ce4" office:value-type="float" office:value="40161">
            <text:p>14-Dec-09</text:p>
          </table:table-cell>
          <table:table-cell office:value-type="float" office:value="41274">
            <text:p>31-Dec-12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formula="of:=LOWER(CONCATENATE(&quot;/about-cip/staff/&quot;;[.D545];&quot;-&quot;;[.E545]))" office:value-type="string" office:string-value="/about-cip/staff/daniel-andarsa">
            <text:p>/about-cip/staff/daniel-andarsa</text:p>
          </table:table-cell>
          <table:table-cell table:formula="of:=CONCATENATE([.D545];&quot; &quot;;[.E545])" office:value-type="string" office:string-value="Daniel Andarsa">
            <text:p>Daniel Andarsa</text:p>
          </table:table-cell>
          <table:table-cell office:value-type="string">
            <text:p>Person</text:p>
          </table:table-cell>
          <table:table-cell office:value-type="string">
            <text:p>Daniel</text:p>
          </table:table-cell>
          <table:table-cell office:value-type="string">
            <text:p>Andarsa</text:p>
          </table:table-cell>
          <table:table-cell/>
          <table:table-cell office:value-type="string">
            <text:p>Driver </text:p>
          </table:table-cell>
          <table:table-cell office:value-type="string">
            <text:p>Regional offices - SSA</text:p>
          </table:table-cell>
          <table:table-cell table:style-name="Default" office:value-type="string">
            <text:p>Liaison Office, Ethiopia</text:p>
          </table:table-cell>
          <table:table-cell table:style-name="ce4" office:value-type="float" office:value="40044">
            <text:p>19-Aug-09</text:p>
          </table:table-cell>
          <table:table-cell office:value-type="float" office:value="40773">
            <text:p>18-Aug-11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formula="of:=LOWER(CONCATENATE(&quot;/about-cip/staff/&quot;;[.D546];&quot;-&quot;;[.E546]))" office:value-type="string" office:string-value="/about-cip/staff/negash-abera">
            <text:p>/about-cip/staff/negash-abera</text:p>
          </table:table-cell>
          <table:table-cell table:formula="of:=CONCATENATE([.D546];&quot; &quot;;[.E546])" office:value-type="string" office:string-value="Negash Abera">
            <text:p>Negash Abera</text:p>
          </table:table-cell>
          <table:table-cell office:value-type="string">
            <text:p>Person</text:p>
          </table:table-cell>
          <table:table-cell office:value-type="string">
            <text:p>Negash</text:p>
          </table:table-cell>
          <table:table-cell office:value-type="string">
            <text:p>Abera</text:p>
          </table:table-cell>
          <table:table-cell/>
          <table:table-cell office:value-type="string">
            <text:p>Driver </text:p>
          </table:table-cell>
          <table:table-cell office:value-type="string">
            <text:p>Regional offices - SSA</text:p>
          </table:table-cell>
          <table:table-cell table:style-name="Default" office:value-type="string">
            <text:p>Liaison Office, Ethiopia</text:p>
          </table:table-cell>
          <table:table-cell table:style-name="ce4" office:value-type="float" office:value="40436">
            <text:p>15-Sep-10</text:p>
          </table:table-cell>
          <table:table-cell office:value-type="float" office:value="41166">
            <text:p>14-Sep-12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formula="of:=LOWER(CONCATENATE(&quot;/about-cip/staff/&quot;;[.D547];&quot;-&quot;;[.E547]))" office:value-type="string" office:string-value="/about-cip/staff/ abdurahman-alduwahab">
            <text:p>/about-cip/staff/ abdurahman-alduwahab</text:p>
          </table:table-cell>
          <table:table-cell table:formula="of:=CONCATENATE([.D547];&quot; &quot;;[.E547])" office:value-type="string" office:string-value=" Abdurahman Alduwahab">
            <text:p><text:s/>Abdurahman Alduwahab</text:p>
          </table:table-cell>
          <table:table-cell office:value-type="string">
            <text:p>Person</text:p>
          </table:table-cell>
          <table:table-cell office:value-type="string">
            <text:p><text:s/>Abdurahman</text:p>
          </table:table-cell>
          <table:table-cell office:value-type="string">
            <text:p>Alduwahab</text:p>
          </table:table-cell>
          <table:table-cell/>
          <table:table-cell office:value-type="string">
            <text:p>Alduwahab, Abdurahman</text:p>
          </table:table-cell>
          <table:table-cell office:value-type="string">
            <text:p>Regional offices - SSA</text:p>
          </table:table-cell>
          <table:table-cell table:style-name="Default" office:value-type="string">
            <text:p>Liaison Office, Ethiopia</text:p>
          </table:table-cell>
          <table:table-cell table:style-name="ce4" office:value-type="float" office:value="40238">
            <text:p>1-Mar-10</text:p>
          </table:table-cell>
          <table:table-cell office:value-type="float" office:value="40967">
            <text:p>28-Feb-12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formula="of:=LOWER(CONCATENATE(&quot;/about-cip/staff/&quot;;[.D548];&quot;-&quot;;[.E548]))" office:value-type="string" office:string-value="/about-cip/staff/frezer-asfaw">
            <text:p>/about-cip/staff/frezer-asfaw</text:p>
          </table:table-cell>
          <table:table-cell table:formula="of:=CONCATENATE([.D548];&quot; &quot;;[.E548])" office:value-type="string" office:string-value="Frezer Asfaw">
            <text:p>Frezer Asfaw</text:p>
          </table:table-cell>
          <table:table-cell office:value-type="string">
            <text:p>Person</text:p>
          </table:table-cell>
          <table:table-cell office:value-type="string">
            <text:p>Frezer</text:p>
          </table:table-cell>
          <table:table-cell office:value-type="string">
            <text:p>Asfaw</text:p>
          </table:table-cell>
          <table:table-cell/>
          <table:table-cell office:value-type="string">
            <text:p>Data Proccessing Assistant</text:p>
          </table:table-cell>
          <table:table-cell office:value-type="string">
            <text:p>Regional offices - SSA</text:p>
          </table:table-cell>
          <table:table-cell table:style-name="Default" office:value-type="string">
            <text:p>Liaison Office, Ethiopia</text:p>
          </table:table-cell>
          <table:table-cell table:style-name="ce4" office:value-type="float" office:value="40518">
            <text:p>6-Dec-10</text:p>
          </table:table-cell>
          <table:table-cell office:value-type="float" office:value="40882">
            <text:p>5-Dec-11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formula="of:=LOWER(CONCATENATE(&quot;/about-cip/staff/&quot;;[.D549];&quot;-&quot;;[.E549]))" office:value-type="string" office:string-value="/about-cip/staff/tewodros-berhanu">
            <text:p>/about-cip/staff/tewodros-berhanu</text:p>
          </table:table-cell>
          <table:table-cell table:formula="of:=CONCATENATE([.D549];&quot; &quot;;[.E549])" office:value-type="string" office:string-value="Tewodros Berhanu">
            <text:p>Tewodros Berhanu</text:p>
          </table:table-cell>
          <table:table-cell office:value-type="string">
            <text:p>Person</text:p>
          </table:table-cell>
          <table:table-cell office:value-type="string">
            <text:p>Tewodros</text:p>
          </table:table-cell>
          <table:table-cell office:value-type="string">
            <text:p>Berhanu</text:p>
          </table:table-cell>
          <table:table-cell/>
          <table:table-cell office:value-type="string">
            <text:p>Driver </text:p>
          </table:table-cell>
          <table:table-cell office:value-type="string">
            <text:p>Regional offices - SSA</text:p>
          </table:table-cell>
          <table:table-cell table:style-name="Default" office:value-type="string">
            <text:p>Liaison Office, Ethiopia</text:p>
          </table:table-cell>
          <table:table-cell table:style-name="ce4" office:value-type="float" office:value="40309">
            <text:p>11-May-10</text:p>
          </table:table-cell>
          <table:table-cell office:value-type="float" office:value="41039">
            <text:p>10-May-12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formula="of:=LOWER(CONCATENATE(&quot;/about-cip/staff/&quot;;[.D550];&quot;-&quot;;[.E550]))" office:value-type="string" office:string-value="/about-cip/staff/solomon-gebreselassie">
            <text:p>/about-cip/staff/solomon-gebreselassie</text:p>
          </table:table-cell>
          <table:table-cell table:formula="of:=CONCATENATE([.D550];&quot; &quot;;[.E550])" office:value-type="string" office:string-value="Solomon Gebreselassie">
            <text:p>Solomon Gebreselassie</text:p>
          </table:table-cell>
          <table:table-cell office:value-type="string">
            <text:p>Person</text:p>
          </table:table-cell>
          <table:table-cell office:value-type="string">
            <text:p>Solomon</text:p>
          </table:table-cell>
          <table:table-cell office:value-type="string">
            <text:p>Gebreselassie</text:p>
          </table:table-cell>
          <table:table-cell/>
          <table:table-cell office:value-type="string">
            <text:p>Monitoring&amp;EvaluatIon Specialist</text:p>
          </table:table-cell>
          <table:table-cell office:value-type="string">
            <text:p>Regional offices - SSA</text:p>
          </table:table-cell>
          <table:table-cell table:style-name="Default" office:value-type="string">
            <text:p>Liaison Office, Ethiopia</text:p>
          </table:table-cell>
          <table:table-cell table:style-name="ce4" office:value-type="float" office:value="40296">
            <text:p>28-Apr-10</text:p>
          </table:table-cell>
          <table:table-cell office:value-type="float" office:value="41026">
            <text:p>27-Apr-12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formula="of:=LOWER(CONCATENATE(&quot;/about-cip/staff/&quot;;[.D551];&quot;-&quot;;[.E551]))" office:value-type="string" office:string-value="/about-cip/staff/gebrehiwot-hailemariam">
            <text:p>/about-cip/staff/gebrehiwot-hailemariam</text:p>
          </table:table-cell>
          <table:table-cell table:formula="of:=CONCATENATE([.D551];&quot; &quot;;[.E551])" office:value-type="string" office:string-value="Gebrehiwot Hailemariam">
            <text:p>Gebrehiwot Hailemariam</text:p>
          </table:table-cell>
          <table:table-cell office:value-type="string">
            <text:p>Person</text:p>
          </table:table-cell>
          <table:table-cell office:value-type="string">
            <text:p>Gebrehiwot</text:p>
          </table:table-cell>
          <table:table-cell office:value-type="string">
            <text:p>Hailemariam</text:p>
          </table:table-cell>
          <table:table-cell/>
          <table:table-cell office:value-type="string">
            <text:p>Project Coordinator</text:p>
          </table:table-cell>
          <table:table-cell office:value-type="string">
            <text:p>Regional offices - SSA</text:p>
          </table:table-cell>
          <table:table-cell table:style-name="Default" office:value-type="string">
            <text:p>Liaison Office, Ethiopia</text:p>
          </table:table-cell>
          <table:table-cell table:style-name="ce4" office:value-type="float" office:value="40238">
            <text:p>1-Mar-10</text:p>
          </table:table-cell>
          <table:table-cell/>
          <table:table-cell table:style-name="Default" office:value-type="float" office:value="1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formula="of:=LOWER(CONCATENATE(&quot;/about-cip/staff/&quot;;[.D552];&quot;-&quot;;[.E552]))" office:value-type="string" office:string-value="/about-cip/staff/nebiat-kassa">
            <text:p>/about-cip/staff/nebiat-kassa</text:p>
          </table:table-cell>
          <table:table-cell table:formula="of:=CONCATENATE([.D552];&quot; &quot;;[.E552])" office:value-type="string" office:string-value="Nebiat Kassa">
            <text:p>Nebiat Kassa</text:p>
          </table:table-cell>
          <table:table-cell office:value-type="string">
            <text:p>Person</text:p>
          </table:table-cell>
          <table:table-cell office:value-type="string">
            <text:p>Nebiat</text:p>
          </table:table-cell>
          <table:table-cell office:value-type="string">
            <text:p>Kassa</text:p>
          </table:table-cell>
          <table:table-cell/>
          <table:table-cell office:value-type="string">
            <text:p>Administrative Assistant</text:p>
          </table:table-cell>
          <table:table-cell office:value-type="string">
            <text:p>Regional offices - SSA</text:p>
          </table:table-cell>
          <table:table-cell table:style-name="Default" office:value-type="string">
            <text:p>Liaison Office, Ethiopia</text:p>
          </table:table-cell>
          <table:table-cell table:style-name="ce4" office:value-type="float" office:value="40182">
            <text:p>4-Jan-10</text:p>
          </table:table-cell>
          <table:table-cell office:value-type="float" office:value="40911">
            <text:p>3-Jan-12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formula="of:=LOWER(CONCATENATE(&quot;/about-cip/staff/&quot;;[.D553];&quot;-&quot;;[.E553]))" office:value-type="string" office:string-value="/about-cip/staff/kalkidan-damtie">
            <text:p>/about-cip/staff/kalkidan-damtie</text:p>
          </table:table-cell>
          <table:table-cell table:formula="of:=CONCATENATE([.D553];&quot; &quot;;[.E553])" office:value-type="string" office:string-value="Kalkidan Damtie">
            <text:p>Kalkidan Damtie</text:p>
          </table:table-cell>
          <table:table-cell office:value-type="string">
            <text:p>Person</text:p>
          </table:table-cell>
          <table:table-cell office:value-type="string">
            <text:p>Kalkidan</text:p>
          </table:table-cell>
          <table:table-cell office:value-type="string">
            <text:p>Damtie</text:p>
          </table:table-cell>
          <table:table-cell/>
          <table:table-cell office:value-type="string">
            <text:p>Research Assistant</text:p>
          </table:table-cell>
          <table:table-cell office:value-type="string">
            <text:p>Regional offices - SSA</text:p>
          </table:table-cell>
          <table:table-cell table:style-name="Default" office:value-type="string">
            <text:p>Liaison Office, Ethiopia</text:p>
          </table:table-cell>
          <table:table-cell table:style-name="ce4" office:value-type="float" office:value="40591">
            <text:p>17-Feb-11</text:p>
          </table:table-cell>
          <table:table-cell office:value-type="float" office:value="40955">
            <text:p>16-Feb-12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554];&quot;-&quot;;[.E554]))" office:value-type="string" office:string-value="/about-cip/staff/dindo-campilan">
            <text:p>/about-cip/staff/dindo-campilan</text:p>
          </table:table-cell>
          <table:table-cell table:formula="of:=CONCATENATE([.D554];&quot; &quot;;[.E554])" office:value-type="string" office:string-value="Dindo Campilan">
            <text:p>Dindo Campilan</text:p>
          </table:table-cell>
          <table:table-cell office:value-type="string">
            <text:p>Person</text:p>
          </table:table-cell>
          <table:table-cell office:value-type="string">
            <text:p>Dindo</text:p>
          </table:table-cell>
          <table:table-cell office:value-type="string">
            <text:p>Campilan</text:p>
          </table:table-cell>
          <table:table-cell/>
          <table:table-cell office:value-type="string">
            <text:p>Sociologist, Regional Leader SWCA,ESEAP(i)</text:p>
          </table:table-cell>
          <table:table-cell office:value-type="string">
            <text:p>Regional offices - SWCA</text:p>
          </table:table-cell>
          <table:table-cell table:style-name="Default" office:value-type="string">
            <text:p>Regional Office, New Delhi, India</text:p>
          </table:table-cell>
          <table:table-cell table:style-name="ce4" office:value-type="float" office:value="36161">
            <text:p>1-Jan-99</text:p>
          </table:table-cell>
          <table:table-cell office:value-type="float" office:value="40694">
            <text:p>31-May-11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555];&quot;-&quot;;[.E555]))" office:value-type="string" office:string-value="/about-cip/staff/ barik-anjan">
            <text:p>/about-cip/staff/ barik-anjan</text:p>
          </table:table-cell>
          <table:table-cell table:formula="of:=CONCATENATE([.D555];&quot; &quot;;[.E555])" office:value-type="string" office:string-value=" Barik Anjan">
            <text:p><text:s/>Barik Anjan</text:p>
          </table:table-cell>
          <table:table-cell office:value-type="string">
            <text:p>Person</text:p>
          </table:table-cell>
          <table:table-cell office:value-type="string">
            <text:p><text:s/>Barik</text:p>
          </table:table-cell>
          <table:table-cell office:value-type="string">
            <text:p>Anjan</text:p>
          </table:table-cell>
          <table:table-cell/>
          <table:table-cell office:value-type="string">
            <text:p>Office Driver</text:p>
          </table:table-cell>
          <table:table-cell office:value-type="string">
            <text:p>Regional offices - SWCA</text:p>
          </table:table-cell>
          <table:table-cell table:style-name="Default" office:value-type="string">
            <text:p>Regional Office, New Delhi, India</text:p>
          </table:table-cell>
          <table:table-cell table:style-name="ce4" office:value-type="float" office:value="32540">
            <text:p>1-Feb-89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556];&quot;-&quot;;[.E556]))" office:value-type="string" office:string-value="/about-cip/staff/sushma-arya">
            <text:p>/about-cip/staff/sushma-arya</text:p>
          </table:table-cell>
          <table:table-cell table:formula="of:=CONCATENATE([.D556];&quot; &quot;;[.E556])" office:value-type="string" office:string-value="Sushma Arya">
            <text:p>Sushma Arya</text:p>
          </table:table-cell>
          <table:table-cell office:value-type="string">
            <text:p>Person</text:p>
          </table:table-cell>
          <table:table-cell office:value-type="string">
            <text:p>Sushma</text:p>
          </table:table-cell>
          <table:table-cell office:value-type="string">
            <text:p>Arya</text:p>
          </table:table-cell>
          <table:table-cell/>
          <table:table-cell office:value-type="string">
            <text:p>Associate Administrative Officer</text:p>
          </table:table-cell>
          <table:table-cell office:value-type="string">
            <text:p>Regional offices - SWCA</text:p>
          </table:table-cell>
          <table:table-cell table:style-name="Default" office:value-type="string">
            <text:p>Regional Office, New Delhi, India</text:p>
          </table:table-cell>
          <table:table-cell table:style-name="ce4" office:value-type="float" office:value="35278">
            <text:p>1-Aug-96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557];&quot;-&quot;;[.E557]))" office:value-type="string" office:string-value="/about-cip/staff/ashok-bharti">
            <text:p>/about-cip/staff/ashok-bharti</text:p>
          </table:table-cell>
          <table:table-cell table:formula="of:=CONCATENATE([.D557];&quot; &quot;;[.E557])" office:value-type="string" office:string-value="Ashok Bharti">
            <text:p>Ashok Bharti</text:p>
          </table:table-cell>
          <table:table-cell office:value-type="string">
            <text:p>Person</text:p>
          </table:table-cell>
          <table:table-cell office:value-type="string">
            <text:p>Ashok</text:p>
          </table:table-cell>
          <table:table-cell office:value-type="string">
            <text:p>Bharti</text:p>
          </table:table-cell>
          <table:table-cell/>
          <table:table-cell office:value-type="string">
            <text:p>Administrative Officer</text:p>
          </table:table-cell>
          <table:table-cell office:value-type="string">
            <text:p>Regional offices - SWCA</text:p>
          </table:table-cell>
          <table:table-cell table:style-name="Default" office:value-type="string">
            <text:p>Regional Office, New Delhi, India</text:p>
          </table:table-cell>
          <table:table-cell table:style-name="ce4" office:value-type="float" office:value="40026">
            <text:p>1-Aug-09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558];&quot;-&quot;;[.E558]))" office:value-type="string" office:string-value="/about-cip/staff/same-jagram">
            <text:p>/about-cip/staff/same-jagram</text:p>
          </table:table-cell>
          <table:table-cell table:formula="of:=CONCATENATE([.D558];&quot; &quot;;[.E558])" office:value-type="string" office:string-value="Same Jagram">
            <text:p>Same Jagram</text:p>
          </table:table-cell>
          <table:table-cell office:value-type="string">
            <text:p>Person</text:p>
          </table:table-cell>
          <table:table-cell office:value-type="string">
            <text:p>Same</text:p>
          </table:table-cell>
          <table:table-cell office:value-type="string">
            <text:p>Jagram</text:p>
          </table:table-cell>
          <table:table-cell/>
          <table:table-cell office:value-type="string">
            <text:p>Office Assistant</text:p>
          </table:table-cell>
          <table:table-cell office:value-type="string">
            <text:p>Regional offices - SWCA</text:p>
          </table:table-cell>
          <table:table-cell table:style-name="Default" office:value-type="string">
            <text:p>Regional Office, New Delhi, India</text:p>
          </table:table-cell>
          <table:table-cell table:style-name="ce4" office:value-type="float" office:value="28877">
            <text:p>22-Jan-79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559];&quot;-&quot;;[.E559]))" office:value-type="string" office:string-value="/about-cip/staff/mohinder singh-kadian">
            <text:p>/about-cip/staff/mohinder singh-kadian</text:p>
          </table:table-cell>
          <table:table-cell table:formula="of:=CONCATENATE([.D559];&quot; &quot;;[.E559])" office:value-type="string" office:string-value="Mohinder Singh Kadian">
            <text:p>Mohinder Singh Kadian</text:p>
          </table:table-cell>
          <table:table-cell office:value-type="string">
            <text:p>Person</text:p>
          </table:table-cell>
          <table:table-cell office:value-type="string">
            <text:p>Mohinder Singh</text:p>
          </table:table-cell>
          <table:table-cell office:value-type="string">
            <text:p>Kadian</text:p>
          </table:table-cell>
          <table:table-cell/>
          <table:table-cell office:value-type="string">
            <text:p>Potato Agronomist (India)</text:p>
          </table:table-cell>
          <table:table-cell office:value-type="string">
            <text:p>Regional offices - SWCA</text:p>
          </table:table-cell>
          <table:table-cell table:style-name="Default" office:value-type="string">
            <text:p>Regional Office, New Delhi, India</text:p>
          </table:table-cell>
          <table:table-cell table:style-name="ce4" office:value-type="float" office:value="40179">
            <text:p>1-Jan-10</text:p>
          </table:table-cell>
          <table:table-cell table:style-name="ce8" office:value-type="float" office:value="41274">
            <text:p>31-Dec-12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560];&quot;-&quot;;[.E560]))" office:value-type="string" office:string-value="/about-cip/staff/raj barun-kumar">
            <text:p>/about-cip/staff/raj barun-kumar</text:p>
          </table:table-cell>
          <table:table-cell table:formula="of:=CONCATENATE([.D560];&quot; &quot;;[.E560])" office:value-type="string" office:string-value="Raj Barun Kumar">
            <text:p>Raj Barun Kumar</text:p>
          </table:table-cell>
          <table:table-cell office:value-type="string">
            <text:p>Person</text:p>
          </table:table-cell>
          <table:table-cell office:value-type="string">
            <text:p>Raj Barun</text:p>
          </table:table-cell>
          <table:table-cell office:value-type="string">
            <text:p>Kumar</text:p>
          </table:table-cell>
          <table:table-cell/>
          <table:table-cell office:value-type="string">
            <text:p>Administrative Assistant</text:p>
          </table:table-cell>
          <table:table-cell office:value-type="string">
            <text:p>Regional offices - SWCA</text:p>
          </table:table-cell>
          <table:table-cell table:style-name="Default" office:value-type="string">
            <text:p>Regional Office, New Delhi, India</text:p>
          </table:table-cell>
          <table:table-cell table:style-name="ce4" office:value-type="float" office:value="39995">
            <text:p>1-Jul-09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561];&quot;-&quot;;[.E561]))" office:value-type="string" office:string-value="/about-cip/staff/vinod-kumar">
            <text:p>/about-cip/staff/vinod-kumar</text:p>
          </table:table-cell>
          <table:table-cell table:formula="of:=CONCATENATE([.D561];&quot; &quot;;[.E561])" office:value-type="string" office:string-value="Vinod Kumar">
            <text:p>Vinod Kumar</text:p>
          </table:table-cell>
          <table:table-cell office:value-type="string">
            <text:p>Person</text:p>
          </table:table-cell>
          <table:table-cell office:value-type="string">
            <text:p>Vinod</text:p>
          </table:table-cell>
          <table:table-cell office:value-type="string">
            <text:p>Kumar</text:p>
          </table:table-cell>
          <table:table-cell/>
          <table:table-cell office:value-type="string">
            <text:p>Office Driver</text:p>
          </table:table-cell>
          <table:table-cell office:value-type="string">
            <text:p>Regional offices - SWCA</text:p>
          </table:table-cell>
          <table:table-cell table:style-name="Default" office:value-type="string">
            <text:p>Regional Office, New Delhi, India</text:p>
          </table:table-cell>
          <table:table-cell table:style-name="ce4" office:value-type="float" office:value="39356">
            <text:p>1-Oct-0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562];&quot;-&quot;;[.E562]))" office:value-type="string" office:string-value="/about-cip/staff/ali-shahid">
            <text:p>/about-cip/staff/ali-shahid</text:p>
          </table:table-cell>
          <table:table-cell table:formula="of:=CONCATENATE([.D562];&quot; &quot;;[.E562])" office:value-type="string" office:string-value="Ali Shahid">
            <text:p>Ali Shahid</text:p>
          </table:table-cell>
          <table:table-cell office:value-type="string">
            <text:p>Person</text:p>
          </table:table-cell>
          <table:table-cell office:value-type="string">
            <text:p>Ali</text:p>
          </table:table-cell>
          <table:table-cell office:value-type="string">
            <text:p>Shahid</text:p>
          </table:table-cell>
          <table:table-cell/>
          <table:table-cell office:value-type="string">
            <text:p>Research Assistant</text:p>
          </table:table-cell>
          <table:table-cell office:value-type="string">
            <text:p>Regional offices - SWCA</text:p>
          </table:table-cell>
          <table:table-cell table:style-name="Default" office:value-type="string">
            <text:p>Regional Office, New Delhi, India</text:p>
          </table:table-cell>
          <table:table-cell table:style-name="ce4" office:value-type="float" office:value="39550">
            <text:p>12-Apr-08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563];&quot;-&quot;;[.E563]))" office:value-type="string" office:string-value="/about-cip/staff/neeraj-sharma">
            <text:p>/about-cip/staff/neeraj-sharma</text:p>
          </table:table-cell>
          <table:table-cell table:formula="of:=CONCATENATE([.D563];&quot; &quot;;[.E563])" office:value-type="string" office:string-value="Neeraj Sharma">
            <text:p>Neeraj Sharma</text:p>
          </table:table-cell>
          <table:table-cell office:value-type="string">
            <text:p>Person</text:p>
          </table:table-cell>
          <table:table-cell office:value-type="string">
            <text:p>Neeraj</text:p>
          </table:table-cell>
          <table:table-cell office:value-type="string">
            <text:p>Sharma</text:p>
          </table:table-cell>
          <table:table-cell/>
          <table:table-cell office:value-type="string">
            <text:p>Research Assistant</text:p>
          </table:table-cell>
          <table:table-cell office:value-type="string">
            <text:p>Regional offices - SWCA</text:p>
          </table:table-cell>
          <table:table-cell table:style-name="Default" office:value-type="string">
            <text:p>Regional Office, New Delhi, India</text:p>
          </table:table-cell>
          <table:table-cell table:style-name="ce4" office:value-type="float" office:value="39539">
            <text:p>1-Apr-08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564];&quot;-&quot;;[.E564]))" office:value-type="string" office:string-value="/about-cip/staff/vikraman-surjit">
            <text:p>/about-cip/staff/vikraman-surjit</text:p>
          </table:table-cell>
          <table:table-cell table:formula="of:=CONCATENATE([.D564];&quot; &quot;;[.E564])" office:value-type="string" office:string-value="Vikraman Surjit">
            <text:p>Vikraman Surjit</text:p>
          </table:table-cell>
          <table:table-cell office:value-type="string">
            <text:p>Person</text:p>
          </table:table-cell>
          <table:table-cell office:value-type="string">
            <text:p>Vikraman</text:p>
          </table:table-cell>
          <table:table-cell office:value-type="string">
            <text:p>Surjit</text:p>
          </table:table-cell>
          <table:table-cell/>
          <table:table-cell office:value-type="string">
            <text:p>Economist</text:p>
          </table:table-cell>
          <table:table-cell office:value-type="string">
            <text:p>Regional offices - SWCA</text:p>
          </table:table-cell>
          <table:table-cell table:style-name="Default" office:value-type="string">
            <text:p>Regional Office, New Delhi, India</text:p>
          </table:table-cell>
          <table:table-cell table:style-name="ce4" office:value-type="float" office:value="40026">
            <text:p>1-Aug-09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565];&quot;-&quot;;[.E565]))" office:value-type="string" office:string-value="/about-cip/staff/sreekanth-attaluri">
            <text:p>/about-cip/staff/sreekanth-attaluri</text:p>
          </table:table-cell>
          <table:table-cell table:formula="of:=CONCATENATE([.D565];&quot; &quot;;[.E565])" office:value-type="string" office:string-value="Sreekanth Attaluri">
            <text:p>Sreekanth Attaluri</text:p>
          </table:table-cell>
          <table:table-cell office:value-type="string">
            <text:p>Person</text:p>
          </table:table-cell>
          <table:table-cell office:value-type="string">
            <text:p>Sreekanth</text:p>
          </table:table-cell>
          <table:table-cell office:value-type="string">
            <text:p>Attaluri</text:p>
          </table:table-cell>
          <table:table-cell/>
          <table:table-cell office:value-type="string">
            <text:p>Sweetpotato Agronomist and Research Coordinator</text:p>
          </table:table-cell>
          <table:table-cell office:value-type="string">
            <text:p>Regional offices - SWCA</text:p>
          </table:table-cell>
          <table:table-cell table:style-name="Default" office:value-type="string">
            <text:p>Liaison Office, Bhubaneswar, India</text:p>
          </table:table-cell>
          <table:table-cell table:style-name="ce4" office:value-type="float" office:value="37257">
            <text:p>1-Jan-02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566];&quot;-&quot;;[.E566]))" office:value-type="string" office:string-value="/about-cip/staff/hasan-mohidul">
            <text:p>/about-cip/staff/hasan-mohidul</text:p>
          </table:table-cell>
          <table:table-cell table:formula="of:=CONCATENATE([.D566];&quot; &quot;;[.E566])" office:value-type="string" office:string-value="Hasan Mohidul">
            <text:p>Hasan Mohidul</text:p>
          </table:table-cell>
          <table:table-cell office:value-type="string">
            <text:p>Person</text:p>
          </table:table-cell>
          <table:table-cell office:value-type="string">
            <text:p>Hasan</text:p>
          </table:table-cell>
          <table:table-cell office:value-type="string">
            <text:p>Mohidul</text:p>
          </table:table-cell>
          <table:table-cell/>
          <table:table-cell office:value-type="string">
            <text:p>Research Assistant</text:p>
          </table:table-cell>
          <table:table-cell office:value-type="string">
            <text:p>Regional offices - SWCA</text:p>
          </table:table-cell>
          <table:table-cell table:style-name="Default" office:value-type="string">
            <text:p>Project Office, Dhaka, Bangladesh</text:p>
          </table:table-cell>
          <table:table-cell table:style-name="ce4" office:value-type="float" office:value="40269">
            <text:p>1-Apr-10</text:p>
          </table:table-cell>
          <table:table-cell office:value-type="float" office:value="40908">
            <text:p>31-Dec-11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567];&quot;-&quot;;[.E567]))" office:value-type="string" office:string-value="/about-cip/staff/marc-sporleder">
            <text:p>/about-cip/staff/marc-sporleder</text:p>
          </table:table-cell>
          <table:table-cell table:formula="of:=CONCATENATE([.D567];&quot; &quot;;[.E567])" office:value-type="string" office:string-value="Marc Sporleder">
            <text:p>Marc Sporleder</text:p>
          </table:table-cell>
          <table:table-cell office:value-type="string">
            <text:p>Person</text:p>
          </table:table-cell>
          <table:table-cell office:value-type="string">
            <text:p>Marc</text:p>
          </table:table-cell>
          <table:table-cell office:value-type="string">
            <text:p>Sporleder</text:p>
          </table:table-cell>
          <table:table-cell/>
          <table:table-cell office:value-type="string">
            <text:p>Entomologist, ICM Specialist </text:p>
          </table:table-cell>
          <table:table-cell office:value-type="string">
            <text:p>Regional offices - SWCA</text:p>
          </table:table-cell>
          <table:table-cell table:style-name="Default" office:value-type="string">
            <text:p>Project Office, Kathmandu, Nepal</text:p>
          </table:table-cell>
          <table:table-cell table:style-name="ce4" office:value-type="float" office:value="39244">
            <text:p>11-Jun-07</text:p>
          </table:table-cell>
          <table:table-cell office:value-type="float" office:value="40704">
            <text:p>10-Jun-11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formula="of:=LOWER(CONCATENATE(&quot;/about-cip/staff/&quot;;[.D568];&quot;-&quot;;[.E568]))" office:value-type="string" office:string-value="/about-cip/staff/carlo-carli">
            <text:p>/about-cip/staff/carlo-carli</text:p>
          </table:table-cell>
          <table:table-cell table:formula="of:=CONCATENATE([.D568];&quot; &quot;;[.E568])" office:value-type="string" office:string-value="Carlo Carli">
            <text:p>Carlo Carli</text:p>
          </table:table-cell>
          <table:table-cell office:value-type="string">
            <text:p>Person</text:p>
          </table:table-cell>
          <table:table-cell office:value-type="string">
            <text:p>Carlo</text:p>
          </table:table-cell>
          <table:table-cell office:value-type="string">
            <text:p>Carli</text:p>
          </table:table-cell>
          <table:table-cell office:value-type="float" office:value="1">
            <text:p>1</text:p>
          </table:table-cell>
          <table:table-cell office:value-type="string">
            <text:p>Potato Seed Production Specialist, Liaison Officer/ Leader GP -Temperate Potato(Ankara)</text:p>
          </table:table-cell>
          <table:table-cell office:value-type="string">
            <text:p>Regional offices - SWCA</text:p>
          </table:table-cell>
          <table:table-cell table:style-name="Default" office:value-type="string">
            <text:p>Liaison Office, Tashkent, Uzbekistan</text:p>
          </table:table-cell>
          <table:table-cell table:style-name="ce4" office:value-type="float" office:value="38261">
            <text:p>1-Oct-04</text:p>
          </table:table-cell>
          <table:table-cell office:value-type="float" office:value="41547">
            <text:p>30-Sep-13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569];&quot;-&quot;;[.E569]))" office:value-type="string" office:string-value="/about-cip/staff/aliev-muzaffar">
            <text:p>/about-cip/staff/aliev-muzaffar</text:p>
          </table:table-cell>
          <table:table-cell table:formula="of:=CONCATENATE([.D569];&quot; &quot;;[.E569])" office:value-type="string" office:string-value="Aliev Muzaffar">
            <text:p>Aliev Muzaffar</text:p>
          </table:table-cell>
          <table:table-cell office:value-type="string">
            <text:p>Person</text:p>
          </table:table-cell>
          <table:table-cell office:value-type="string">
            <text:p>Aliev</text:p>
          </table:table-cell>
          <table:table-cell office:value-type="string">
            <text:p>Muzaffar</text:p>
          </table:table-cell>
          <table:table-cell/>
          <table:table-cell office:value-type="string">
            <text:p>Administrative Officer</text:p>
          </table:table-cell>
          <table:table-cell office:value-type="string">
            <text:p>Regional offices - SWCA</text:p>
          </table:table-cell>
          <table:table-cell table:style-name="Default" office:value-type="string">
            <text:p>Liaison Office, Tashkent, Uzbekistan</text:p>
          </table:table-cell>
          <table:table-cell table:style-name="ce4" office:value-type="float" office:value="39661">
            <text:p>1-Aug-08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570];&quot;-&quot;;[.E570]))" office:value-type="string" office:string-value="/about-cip/staff/zokhid-ibragimov">
            <text:p>/about-cip/staff/zokhid-ibragimov</text:p>
          </table:table-cell>
          <table:table-cell table:formula="of:=CONCATENATE([.D570];&quot; &quot;;[.E570])" office:value-type="string" office:string-value="Zokhid Ibragimov">
            <text:p>Zokhid Ibragimov</text:p>
          </table:table-cell>
          <table:table-cell office:value-type="string">
            <text:p>Person</text:p>
          </table:table-cell>
          <table:table-cell office:value-type="string">
            <text:p>Zokhid</text:p>
          </table:table-cell>
          <table:table-cell office:value-type="string">
            <text:p>Ibragimov</text:p>
          </table:table-cell>
          <table:table-cell/>
          <table:table-cell office:value-type="string">
            <text:p>Research Assistant, Agr. Economics and Marketing</text:p>
          </table:table-cell>
          <table:table-cell office:value-type="string">
            <text:p>Regional offices - SWCA</text:p>
          </table:table-cell>
          <table:table-cell table:style-name="Default" office:value-type="string">
            <text:p>Liaison Office, Tashkent, Uzbekistan</text:p>
          </table:table-cell>
          <table:table-cell table:style-name="ce4" office:value-type="float" office:value="39553">
            <text:p>15-Apr-08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571];&quot;-&quot;;[.E571]))" office:value-type="string" office:string-value="/about-cip/staff/durbek-khalikov">
            <text:p>/about-cip/staff/durbek-khalikov</text:p>
          </table:table-cell>
          <table:table-cell table:formula="of:=CONCATENATE([.D571];&quot; &quot;;[.E571])" office:value-type="string" office:string-value="Durbek Khalikov">
            <text:p>Durbek Khalikov</text:p>
          </table:table-cell>
          <table:table-cell office:value-type="string">
            <text:p>Person</text:p>
          </table:table-cell>
          <table:table-cell office:value-type="string">
            <text:p>Durbek</text:p>
          </table:table-cell>
          <table:table-cell office:value-type="string">
            <text:p>Khalikov</text:p>
          </table:table-cell>
          <table:table-cell/>
          <table:table-cell office:value-type="string">
            <text:p>Agronomist Assistant</text:p>
          </table:table-cell>
          <table:table-cell office:value-type="string">
            <text:p>Regional offices - SWCA</text:p>
          </table:table-cell>
          <table:table-cell table:style-name="Default" office:value-type="string">
            <text:p>Liaison Office, Tashkent, Uzbekistan</text:p>
          </table:table-cell>
          <table:table-cell table:style-name="ce4" office:value-type="float" office:value="38322">
            <text:p>1-Dec-0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572];&quot;-&quot;;[.E572]))" office:value-type="string" office:string-value="/about-cip/staff/eduard-khegay">
            <text:p>/about-cip/staff/eduard-khegay</text:p>
          </table:table-cell>
          <table:table-cell table:formula="of:=CONCATENATE([.D572];&quot; &quot;;[.E572])" office:value-type="string" office:string-value="Eduard Khegay">
            <text:p>Eduard Khegay</text:p>
          </table:table-cell>
          <table:table-cell office:value-type="string">
            <text:p>Person</text:p>
          </table:table-cell>
          <table:table-cell office:value-type="string">
            <text:p>Eduard</text:p>
          </table:table-cell>
          <table:table-cell office:value-type="string">
            <text:p>Khegay</text:p>
          </table:table-cell>
          <table:table-cell/>
          <table:table-cell office:value-type="string">
            <text:p>Office Driver</text:p>
          </table:table-cell>
          <table:table-cell office:value-type="string">
            <text:p>Regional offices - SWCA</text:p>
          </table:table-cell>
          <table:table-cell table:style-name="Default" office:value-type="string">
            <text:p>Liaison Office, Tashkent, Uzbekistan</text:p>
          </table:table-cell>
          <table:table-cell table:style-name="ce4" office:value-type="float" office:value="38888">
            <text:p>20-Jun-06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573];&quot;-&quot;;[.E573]))" office:value-type="string" office:string-value="/about-cip/staff/minavar-kuchkarova">
            <text:p>/about-cip/staff/minavar-kuchkarova</text:p>
          </table:table-cell>
          <table:table-cell table:formula="of:=CONCATENATE([.D573];&quot; &quot;;[.E573])" office:value-type="string" office:string-value="Minavar Kuchkarova">
            <text:p>Minavar Kuchkarova</text:p>
          </table:table-cell>
          <table:table-cell office:value-type="string">
            <text:p>Person</text:p>
          </table:table-cell>
          <table:table-cell office:value-type="string">
            <text:p>Minavar</text:p>
          </table:table-cell>
          <table:table-cell office:value-type="string">
            <text:p>Kuchkarova</text:p>
          </table:table-cell>
          <table:table-cell/>
          <table:table-cell office:value-type="string">
            <text:p>Office Attendant</text:p>
          </table:table-cell>
          <table:table-cell office:value-type="string">
            <text:p>Regional offices - SWCA</text:p>
          </table:table-cell>
          <table:table-cell table:style-name="Default" office:value-type="string">
            <text:p>Liaison Office, Tashkent, Uzbekistan</text:p>
          </table:table-cell>
          <table:table-cell table:style-name="ce4" office:value-type="float" office:value="38322">
            <text:p>1-Dec-0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574];&quot;-&quot;;[.E574]))" office:value-type="string" office:string-value="/about-cip/staff/tamara-yugay">
            <text:p>/about-cip/staff/tamara-yugay</text:p>
          </table:table-cell>
          <table:table-cell table:formula="of:=CONCATENATE([.D574];&quot; &quot;;[.E574])" office:value-type="string" office:string-value="Tamara Yugay">
            <text:p>Tamara Yugay</text:p>
          </table:table-cell>
          <table:table-cell office:value-type="string">
            <text:p>Person</text:p>
          </table:table-cell>
          <table:table-cell office:value-type="string">
            <text:p>Tamara</text:p>
          </table:table-cell>
          <table:table-cell office:value-type="string">
            <text:p>Yugay</text:p>
          </table:table-cell>
          <table:table-cell/>
          <table:table-cell office:value-type="string">
            <text:p>Accountant</text:p>
          </table:table-cell>
          <table:table-cell office:value-type="string">
            <text:p>Regional offices - SWCA</text:p>
          </table:table-cell>
          <table:table-cell table:style-name="Default" office:value-type="string">
            <text:p>Liaison Office, Tashkent, Uzbekistan</text:p>
          </table:table-cell>
          <table:table-cell table:style-name="ce4" office:value-type="float" office:value="38369">
            <text:p>17-Jan-05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575];&quot;-&quot;;[.E575]))" office:value-type="string" office:string-value="/about-cip/staff/firuz-yuldashev">
            <text:p>/about-cip/staff/firuz-yuldashev</text:p>
          </table:table-cell>
          <table:table-cell table:formula="of:=CONCATENATE([.D575];&quot; &quot;;[.E575])" office:value-type="string" office:string-value="Firuz Yuldashev">
            <text:p>Firuz Yuldashev</text:p>
          </table:table-cell>
          <table:table-cell office:value-type="string">
            <text:p>Person</text:p>
          </table:table-cell>
          <table:table-cell office:value-type="string">
            <text:p>Firuz</text:p>
          </table:table-cell>
          <table:table-cell office:value-type="string">
            <text:p>Yuldashev</text:p>
          </table:table-cell>
          <table:table-cell/>
          <table:table-cell office:value-type="string">
            <text:p>Research Assistant, Potato Breeding</text:p>
          </table:table-cell>
          <table:table-cell office:value-type="string">
            <text:p>Regional offices - SWCA</text:p>
          </table:table-cell>
          <table:table-cell table:style-name="Default" office:value-type="string">
            <text:p>Liaison Office, Tashkent, Uzbekistan</text:p>
          </table:table-cell>
          <table:table-cell table:style-name="ce4" office:value-type="float" office:value="39524">
            <text:p>17-Mar-08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576];&quot;-&quot;;[.E576]))" office:value-type="string" office:string-value="/about-cip/staff/narmina-gadjieva">
            <text:p>/about-cip/staff/narmina-gadjieva</text:p>
          </table:table-cell>
          <table:table-cell table:formula="of:=CONCATENATE([.D576];&quot; &quot;;[.E576])" office:value-type="string" office:string-value="Narmina Gadjieva">
            <text:p>Narmina Gadjieva</text:p>
          </table:table-cell>
          <table:table-cell office:value-type="string">
            <text:p>Person</text:p>
          </table:table-cell>
          <table:table-cell office:value-type="string">
            <text:p>Narmina</text:p>
          </table:table-cell>
          <table:table-cell office:value-type="string">
            <text:p>Gadjieva</text:p>
          </table:table-cell>
          <table:table-cell/>
          <table:table-cell office:value-type="string">
            <text:p>Gadjieva, Narmina, Seretary/Translator</text:p>
          </table:table-cell>
          <table:table-cell office:value-type="string">
            <text:p>Regional offices - SWCA</text:p>
          </table:table-cell>
          <table:table-cell table:style-name="Default" office:value-type="string">
            <text:p>Liaison Office, Tashkent, Uzbekistan</text:p>
          </table:table-cell>
          <table:table-cell table:style-name="ce4" office:value-type="float" office:value="40575">
            <text:p>1-Feb-11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577];&quot;-&quot;;[.E577]))" office:value-type="string" office:string-value="/about-cip/staff/dindo-campilan">
            <text:p>/about-cip/staff/dindo-campilan</text:p>
          </table:table-cell>
          <table:table-cell table:formula="of:=CONCATENATE([.D577];&quot; &quot;;[.E577])" office:value-type="string" office:string-value="Dindo Campilan">
            <text:p>Dindo Campilan</text:p>
          </table:table-cell>
          <table:table-cell office:value-type="string">
            <text:p>Person</text:p>
          </table:table-cell>
          <table:table-cell office:value-type="string">
            <text:p>Dindo</text:p>
          </table:table-cell>
          <table:table-cell office:value-type="string">
            <text:p>Campilan</text:p>
          </table:table-cell>
          <table:table-cell office:value-type="float" office:value="1">
            <text:p>1</text:p>
          </table:table-cell>
          <table:table-cell office:value-type="string">
            <text:p>Sociologist, CIP-SWCA Regional Leader SWCA, ESEAP(i) Leader GP -Asia Sweetpotato</text:p>
          </table:table-cell>
          <table:table-cell office:value-type="string">
            <text:p>Regional offices - ESEAP</text:p>
          </table:table-cell>
          <table:table-cell table:style-name="Default" office:value-type="string">
            <text:p>Regional Office, Lembang, Indonesia</text:p>
          </table:table-cell>
          <table:table-cell table:style-name="ce4" office:value-type="float" office:value="36161">
            <text:p>1-Jan-99</text:p>
          </table:table-cell>
          <table:table-cell office:value-type="float" office:value="40694">
            <text:p>31-May-11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578];&quot;-&quot;;[.E578]))" office:value-type="string" office:string-value="/about-cip/staff/soplanit-albert">
            <text:p>/about-cip/staff/soplanit-albert</text:p>
          </table:table-cell>
          <table:table-cell table:formula="of:=CONCATENATE([.D578];&quot; &quot;;[.E578])" office:value-type="string" office:string-value="Soplanit Albert">
            <text:p>Soplanit Albert</text:p>
          </table:table-cell>
          <table:table-cell office:value-type="string">
            <text:p>Person</text:p>
          </table:table-cell>
          <table:table-cell office:value-type="string">
            <text:p>Soplanit</text:p>
          </table:table-cell>
          <table:table-cell office:value-type="string">
            <text:p>Albert</text:p>
          </table:table-cell>
          <table:table-cell/>
          <table:table-cell office:value-type="string">
            <text:p>Wamena Project Field Coordinator</text:p>
          </table:table-cell>
          <table:table-cell office:value-type="string">
            <text:p>Regional offices - ESEAP</text:p>
          </table:table-cell>
          <table:table-cell table:style-name="Default" office:value-type="string">
            <text:p>Regional Office, Lembang, Indonesia</text:p>
          </table:table-cell>
          <table:table-cell table:style-name="ce4" office:value-type="float" office:value="40179">
            <text:p>1-Jan-10</text:p>
          </table:table-cell>
          <table:table-cell office:value-type="float" office:value="40907">
            <text:p>30-Dec-11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formula="of:=LOWER(CONCATENATE(&quot;/about-cip/staff/&quot;;[.D579];&quot;-&quot;;[.E579]))" office:value-type="string" office:string-value="/about-cip/staff/prasetya-budhi">
            <text:p>/about-cip/staff/prasetya-budhi</text:p>
          </table:table-cell>
          <table:table-cell table:formula="of:=CONCATENATE([.D579];&quot; &quot;;[.E579])" office:value-type="string" office:string-value="Prasetya Budhi">
            <text:p>Prasetya Budhi</text:p>
          </table:table-cell>
          <table:table-cell office:value-type="string">
            <text:p>Person</text:p>
          </table:table-cell>
          <table:table-cell office:value-type="string">
            <text:p>Prasetya</text:p>
          </table:table-cell>
          <table:table-cell office:value-type="string">
            <text:p>Budhi</text:p>
          </table:table-cell>
          <table:table-cell/>
          <table:table-cell office:value-type="string">
            <text:p>Program Officer,</text:p>
          </table:table-cell>
          <table:table-cell office:value-type="string">
            <text:p>Regional offices - ESEAP</text:p>
          </table:table-cell>
          <table:table-cell table:style-name="Default" office:value-type="string">
            <text:p>Regional Office, Lembang, Indonesia</text:p>
          </table:table-cell>
          <table:table-cell table:style-name="ce4" office:value-type="float" office:value="39508">
            <text:p>1-Mar-08</text:p>
          </table:table-cell>
          <table:table-cell office:value-type="float" office:value="40694">
            <text:p>31-May-11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580];&quot;-&quot;;[.E580]))" office:value-type="string" office:string-value="/about-cip/staff/a-isman">
            <text:p>/about-cip/staff/a-isman</text:p>
          </table:table-cell>
          <table:table-cell table:formula="of:=CONCATENATE([.D580];&quot; &quot;;[.E580])" office:value-type="string" office:string-value="A Isman">
            <text:p>A Isman</text:p>
          </table:table-cell>
          <table:table-cell office:value-type="string">
            <text:p>Person</text:p>
          </table:table-cell>
          <table:table-cell office:value-type="string">
            <text:p>A</text:p>
          </table:table-cell>
          <table:table-cell office:value-type="string">
            <text:p>Isman</text:p>
          </table:table-cell>
          <table:table-cell/>
          <table:table-cell office:value-type="string">
            <text:p>Project/Interpreter</text:p>
          </table:table-cell>
          <table:table-cell office:value-type="string">
            <text:p>Regional offices - ESEAP</text:p>
          </table:table-cell>
          <table:table-cell table:style-name="Default" office:value-type="string">
            <text:p>Regional Office, Lembang, Indonesia</text:p>
          </table:table-cell>
          <table:table-cell table:style-name="ce4"/>
          <table:table-cell/>
          <table:table-cell table:style-name="Default" office:value-type="float" office:value="1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formula="of:=LOWER(CONCATENATE(&quot;/about-cip/staff/&quot;;[.D581];&quot;-&quot;;[.E581]))" office:value-type="string" office:string-value="/about-cip/staff/luther-kosay">
            <text:p>/about-cip/staff/luther-kosay</text:p>
          </table:table-cell>
          <table:table-cell table:formula="of:=CONCATENATE([.D581];&quot; &quot;;[.E581])" office:value-type="string" office:string-value="Luther Kosay">
            <text:p>Luther Kosay</text:p>
          </table:table-cell>
          <table:table-cell office:value-type="string">
            <text:p>Person</text:p>
          </table:table-cell>
          <table:table-cell office:value-type="string">
            <text:p>Luther</text:p>
          </table:table-cell>
          <table:table-cell office:value-type="string">
            <text:p>Kosay</text:p>
          </table:table-cell>
          <table:table-cell/>
          <table:table-cell office:value-type="string">
            <text:p>Wamena Project Research Assistant </text:p>
          </table:table-cell>
          <table:table-cell office:value-type="string">
            <text:p>Regional offices - ESEAP</text:p>
          </table:table-cell>
          <table:table-cell table:style-name="Default" office:value-type="string">
            <text:p>Regional Office, Lembang, Indonesia</text:p>
          </table:table-cell>
          <table:table-cell table:style-name="ce4" office:value-type="float" office:value="37043">
            <text:p>1-Jun-01</text:p>
          </table:table-cell>
          <table:table-cell/>
          <table:table-cell table:style-name="Default" office:value-type="float" office:value="1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formula="of:=LOWER(CONCATENATE(&quot;/about-cip/staff/&quot;;[.D582];&quot;-&quot;;[.E582]))" office:value-type="string" office:string-value="/about-cip/staff/kusye-nawawi">
            <text:p>/about-cip/staff/kusye-nawawi</text:p>
          </table:table-cell>
          <table:table-cell table:formula="of:=CONCATENATE([.D582];&quot; &quot;;[.E582])" office:value-type="string" office:string-value="Kusye Nawawi">
            <text:p>Kusye Nawawi</text:p>
          </table:table-cell>
          <table:table-cell office:value-type="string">
            <text:p>Person</text:p>
          </table:table-cell>
          <table:table-cell office:value-type="string">
            <text:p>Kusye</text:p>
          </table:table-cell>
          <table:table-cell office:value-type="string">
            <text:p>Nawawi</text:p>
          </table:table-cell>
          <table:table-cell/>
          <table:table-cell office:value-type="string">
            <text:p>Accountant</text:p>
          </table:table-cell>
          <table:table-cell office:value-type="string">
            <text:p>Regional offices - ESEAP</text:p>
          </table:table-cell>
          <table:table-cell table:style-name="Default" office:value-type="string">
            <text:p>Regional Office, Lembang, Indonesia</text:p>
          </table:table-cell>
          <table:table-cell table:style-name="ce4" office:value-type="float" office:value="34182">
            <text:p>1-Aug-9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583];&quot;-&quot;;[.E583]))" office:value-type="string" office:string-value="/about-cip/staff/partono-satiman">
            <text:p>/about-cip/staff/partono-satiman</text:p>
          </table:table-cell>
          <table:table-cell table:formula="of:=CONCATENATE([.D583];&quot; &quot;;[.E583])" office:value-type="string" office:string-value="Partono Satiman">
            <text:p>Partono Satiman</text:p>
          </table:table-cell>
          <table:table-cell office:value-type="string">
            <text:p>Person</text:p>
          </table:table-cell>
          <table:table-cell office:value-type="string">
            <text:p>Partono</text:p>
          </table:table-cell>
          <table:table-cell office:value-type="string">
            <text:p>Satiman</text:p>
          </table:table-cell>
          <table:table-cell/>
          <table:table-cell office:value-type="string">
            <text:p>Office Driver</text:p>
          </table:table-cell>
          <table:table-cell office:value-type="string">
            <text:p>Regional offices - ESEAP</text:p>
          </table:table-cell>
          <table:table-cell table:style-name="Default" office:value-type="string">
            <text:p>Regional Office, Lembang, Indonesia</text:p>
          </table:table-cell>
          <table:table-cell table:style-name="ce4" office:value-type="float" office:value="33786">
            <text:p>1-Jul-92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584];&quot;-&quot;;[.E584]))" office:value-type="string" office:string-value="/about-cip/staff/aris-syahputra">
            <text:p>/about-cip/staff/aris-syahputra</text:p>
          </table:table-cell>
          <table:table-cell table:formula="of:=CONCATENATE([.D584];&quot; &quot;;[.E584])" office:value-type="string" office:string-value="Aris Syahputra">
            <text:p>Aris Syahputra</text:p>
          </table:table-cell>
          <table:table-cell office:value-type="string">
            <text:p>Person</text:p>
          </table:table-cell>
          <table:table-cell office:value-type="string">
            <text:p>Aris</text:p>
          </table:table-cell>
          <table:table-cell office:value-type="string">
            <text:p>Syahputra</text:p>
          </table:table-cell>
          <table:table-cell/>
          <table:table-cell office:value-type="string">
            <text:p>Research Assistant</text:p>
          </table:table-cell>
          <table:table-cell office:value-type="string">
            <text:p>Regional offices - ESEAP</text:p>
          </table:table-cell>
          <table:table-cell table:style-name="Default" office:value-type="string">
            <text:p>Regional Office, Lembang, Indonesia</text:p>
          </table:table-cell>
          <table:table-cell table:style-name="ce4" office:value-type="float" office:value="38626">
            <text:p>1-Oct-05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585];&quot;-&quot;;[.E585]))" office:value-type="string" office:string-value="/about-cip/staff/warsito-tantowijoyo">
            <text:p>/about-cip/staff/warsito-tantowijoyo</text:p>
          </table:table-cell>
          <table:table-cell table:formula="of:=CONCATENATE([.D585];&quot; &quot;;[.E585])" office:value-type="string" office:string-value="Warsito Tantowijoyo">
            <text:p>Warsito Tantowijoyo</text:p>
          </table:table-cell>
          <table:table-cell office:value-type="string">
            <text:p>Person</text:p>
          </table:table-cell>
          <table:table-cell office:value-type="string">
            <text:p>Warsito</text:p>
          </table:table-cell>
          <table:table-cell office:value-type="string">
            <text:p>Tantowijoyo</text:p>
          </table:table-cell>
          <table:table-cell/>
          <table:table-cell office:value-type="string">
            <text:p>Integrated Crop Management Specialist</text:p>
          </table:table-cell>
          <table:table-cell office:value-type="string">
            <text:p>Regional offices - ESEAP</text:p>
          </table:table-cell>
          <table:table-cell table:style-name="Default" office:value-type="string">
            <text:p>Regional Office, Lembang, Indonesia</text:p>
          </table:table-cell>
          <table:table-cell table:style-name="ce4" office:value-type="float" office:value="40497">
            <text:p>15-Nov-10</text:p>
          </table:table-cell>
          <table:table-cell office:value-type="float" office:value="40908">
            <text:p>31-Dec-11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formula="of:=LOWER(CONCATENATE(&quot;/about-cip/staff/&quot;;[.D586];&quot;-&quot;;[.E586]))" office:value-type="string" office:string-value="/about-cip/staff/pita-tikai">
            <text:p>/about-cip/staff/pita-tikai</text:p>
          </table:table-cell>
          <table:table-cell table:formula="of:=CONCATENATE([.D586];&quot; &quot;;[.E586])" office:value-type="string" office:string-value="Pita Tikai">
            <text:p>Pita Tikai</text:p>
          </table:table-cell>
          <table:table-cell office:value-type="string">
            <text:p>Person</text:p>
          </table:table-cell>
          <table:table-cell office:value-type="string">
            <text:p>Pita</text:p>
          </table:table-cell>
          <table:table-cell office:value-type="string">
            <text:p>Tikai</text:p>
          </table:table-cell>
          <table:table-cell/>
          <table:table-cell office:value-type="string">
            <text:p>National Coordinator - Solom Island</text:p>
          </table:table-cell>
          <table:table-cell office:value-type="string">
            <text:p>Regional offices - ESEAP</text:p>
          </table:table-cell>
          <table:table-cell table:style-name="Default" office:value-type="string">
            <text:p>Regional Office, Lembang, Indonesia</text:p>
          </table:table-cell>
          <table:table-cell table:style-name="ce4" office:value-type="float" office:value="40179">
            <text:p>1-Jan-10</text:p>
          </table:table-cell>
          <table:table-cell office:value-type="float" office:value="40758">
            <text:p>3-Aug-11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587];&quot;-&quot;;[.E587]))" office:value-type="string" office:string-value="/about-cip/staff/koko-tjintokohadi">
            <text:p>/about-cip/staff/koko-tjintokohadi</text:p>
          </table:table-cell>
          <table:table-cell table:formula="of:=CONCATENATE([.D587];&quot; &quot;;[.E587])" office:value-type="string" office:string-value="Koko Tjintokohadi">
            <text:p>Koko Tjintokohadi</text:p>
          </table:table-cell>
          <table:table-cell office:value-type="string">
            <text:p>Person</text:p>
          </table:table-cell>
          <table:table-cell office:value-type="string">
            <text:p>Koko</text:p>
          </table:table-cell>
          <table:table-cell office:value-type="string">
            <text:p>Tjintokohadi</text:p>
          </table:table-cell>
          <table:table-cell/>
          <table:table-cell office:value-type="string">
            <text:p>Sweetpotato Breeder</text:p>
          </table:table-cell>
          <table:table-cell office:value-type="string">
            <text:p>Regional offices - ESEAP</text:p>
          </table:table-cell>
          <table:table-cell table:style-name="Default" office:value-type="string">
            <text:p>Regional Office, Lembang, Indonesia</text:p>
          </table:table-cell>
          <table:table-cell table:style-name="ce4" office:value-type="float" office:value="33270">
            <text:p>1-Feb-91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588];&quot;-&quot;;[.E588]))" office:value-type="string" office:string-value="/about-cip/staff/kaiyun-xie">
            <text:p>/about-cip/staff/kaiyun-xie</text:p>
          </table:table-cell>
          <table:table-cell table:formula="of:=CONCATENATE([.D588];&quot; &quot;;[.E588])" office:value-type="string" office:string-value="Kaiyun Xie">
            <text:p>Kaiyun Xie</text:p>
          </table:table-cell>
          <table:table-cell office:value-type="string">
            <text:p>Person</text:p>
          </table:table-cell>
          <table:table-cell office:value-type="string">
            <text:p>Kaiyun</text:p>
          </table:table-cell>
          <table:table-cell office:value-type="string">
            <text:p>Xie</text:p>
          </table:table-cell>
          <table:table-cell office:value-type="float" office:value="1">
            <text:p>1</text:p>
          </table:table-cell>
          <table:table-cell office:value-type="string">
            <text:p>Liaison Scientist</text:p>
          </table:table-cell>
          <table:table-cell office:value-type="string">
            <text:p>Regional offices - ESEAP</text:p>
          </table:table-cell>
          <table:table-cell table:style-name="Default" office:value-type="string">
            <text:p>Liaison Office, Beijing, China</text:p>
          </table:table-cell>
          <table:table-cell table:style-name="ce4" office:value-type="float" office:value="39114">
            <text:p>1-Feb-07</text:p>
          </table:table-cell>
          <table:table-cell office:value-type="float" office:value="41305">
            <text:p>31-Jan-13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589];&quot;-&quot;;[.E589]))" office:value-type="string" office:string-value="/about-cip/staff/jianmiao-gu">
            <text:p>/about-cip/staff/jianmiao-gu</text:p>
          </table:table-cell>
          <table:table-cell table:formula="of:=CONCATENATE([.D589];&quot; &quot;;[.E589])" office:value-type="string" office:string-value="Jianmiao Gu">
            <text:p>Jianmiao Gu</text:p>
          </table:table-cell>
          <table:table-cell office:value-type="string">
            <text:p>Person</text:p>
          </table:table-cell>
          <table:table-cell office:value-type="string">
            <text:p>Jianmiao</text:p>
          </table:table-cell>
          <table:table-cell office:value-type="string">
            <text:p>Gu</text:p>
          </table:table-cell>
          <table:table-cell/>
          <table:table-cell office:value-type="string">
            <text:p>Administrative Assistant</text:p>
          </table:table-cell>
          <table:table-cell office:value-type="string">
            <text:p>Regional offices - ESEAP</text:p>
          </table:table-cell>
          <table:table-cell table:style-name="Default" office:value-type="string">
            <text:p>Liaison Office, Beijing, China</text:p>
          </table:table-cell>
          <table:table-cell table:style-name="ce4" office:value-type="float" office:value="39398">
            <text:p>12-Nov-07</text:p>
          </table:table-cell>
          <table:table-cell office:value-type="float" office:value="40908">
            <text:p>31-Dec-11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590];&quot;-&quot;;[.E590]))" office:value-type="string" office:string-value="/about-cip/staff/wenjuan-li">
            <text:p>/about-cip/staff/wenjuan-li</text:p>
          </table:table-cell>
          <table:table-cell table:formula="of:=CONCATENATE([.D590];&quot; &quot;;[.E590])" office:value-type="string" office:string-value="Wenjuan Li">
            <text:p>Wenjuan Li</text:p>
          </table:table-cell>
          <table:table-cell office:value-type="string">
            <text:p>Person</text:p>
          </table:table-cell>
          <table:table-cell office:value-type="string">
            <text:p>Wenjuan</text:p>
          </table:table-cell>
          <table:table-cell office:value-type="string">
            <text:p>Li</text:p>
          </table:table-cell>
          <table:table-cell/>
          <table:table-cell office:value-type="string">
            <text:p>Research Assistant</text:p>
          </table:table-cell>
          <table:table-cell office:value-type="string">
            <text:p>Regional offices - ESEAP</text:p>
          </table:table-cell>
          <table:table-cell table:style-name="Default" office:value-type="string">
            <text:p>Liaison Office, Beijing, China</text:p>
          </table:table-cell>
          <table:table-cell table:style-name="ce4" office:value-type="float" office:value="40299">
            <text:p>1-May-10</text:p>
          </table:table-cell>
          <table:table-cell office:value-type="float" office:value="40663">
            <text:p>30-Apr-11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591];&quot;-&quot;;[.E591]))" office:value-type="string" office:string-value="/about-cip/staff/liu-shi-an">
            <text:p>/about-cip/staff/liu-shi-an</text:p>
          </table:table-cell>
          <table:table-cell table:formula="of:=CONCATENATE([.D591];&quot; &quot;;[.E591])" office:value-type="string" office:string-value="Liu Shi-an">
            <text:p>Liu Shi-an</text:p>
          </table:table-cell>
          <table:table-cell office:value-type="string">
            <text:p>Person</text:p>
          </table:table-cell>
          <table:table-cell office:value-type="string">
            <text:p>Liu</text:p>
          </table:table-cell>
          <table:table-cell office:value-type="string">
            <text:p>Shi-an</text:p>
          </table:table-cell>
          <table:table-cell/>
          <table:table-cell office:value-type="string">
            <text:p>Office Assistant and Driver</text:p>
          </table:table-cell>
          <table:table-cell office:value-type="string">
            <text:p>Regional offices - ESEAP</text:p>
          </table:table-cell>
          <table:table-cell table:style-name="Default" office:value-type="string">
            <text:p>Liaison Office, Beijing, China</text:p>
          </table:table-cell>
          <table:table-cell table:style-name="ce4" office:value-type="float" office:value="38718">
            <text:p>1-Jan-06</text:p>
          </table:table-cell>
          <table:table-cell office:value-type="float" office:value="40908">
            <text:p>31-Dec-11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592];&quot;-&quot;;[.E592]))" office:value-type="string" office:string-value="/about-cip/staff/guangming-chen">
            <text:p>/about-cip/staff/guangming-chen</text:p>
          </table:table-cell>
          <table:table-cell table:formula="of:=CONCATENATE([.D592];&quot; &quot;;[.E592])" office:value-type="string" office:string-value="Guangming Chen">
            <text:p>Guangming Chen</text:p>
          </table:table-cell>
          <table:table-cell office:value-type="string">
            <text:p>Person</text:p>
          </table:table-cell>
          <table:table-cell office:value-type="string">
            <text:p>Guangming</text:p>
          </table:table-cell>
          <table:table-cell office:value-type="string">
            <text:p>Chen</text:p>
          </table:table-cell>
          <table:table-cell table:number-columns-repeated="2"/>
          <table:table-cell office:value-type="string">
            <text:p>Regional offices - ESEAP</text:p>
          </table:table-cell>
          <table:table-cell table:style-name="Default" office:value-type="string">
            <text:p>Liaison Office, Beijing, China</text:p>
          </table:table-cell>
          <table:table-cell table:style-name="ce4" office:value-type="float" office:value="39814">
            <text:p>1-Jan-09</text:p>
          </table:table-cell>
          <table:table-cell office:value-type="float" office:value="40908">
            <text:p>31-Dec-11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593];&quot;-&quot;;[.E593]))" office:value-type="string" office:string-value="/about-cip/staff/thi-tinh-nguyen">
            <text:p>/about-cip/staff/thi-tinh-nguyen</text:p>
          </table:table-cell>
          <table:table-cell table:formula="of:=CONCATENATE([.D593];&quot; &quot;;[.E593])" office:value-type="string" office:string-value="Thi-Tinh Nguyen">
            <text:p>Thi-Tinh Nguyen</text:p>
          </table:table-cell>
          <table:table-cell office:value-type="string">
            <text:p>Person</text:p>
          </table:table-cell>
          <table:table-cell office:value-type="string">
            <text:p>Thi-Tinh</text:p>
          </table:table-cell>
          <table:table-cell office:value-type="string">
            <text:p>Nguyen</text:p>
          </table:table-cell>
          <table:table-cell office:value-type="float" office:value="1">
            <text:p>1</text:p>
          </table:table-cell>
          <table:table-cell office:value-type="string">
            <text:p>Animal Scientist, Liaison Scientist</text:p>
          </table:table-cell>
          <table:table-cell office:value-type="string">
            <text:p>Regional offices - ESEAP</text:p>
          </table:table-cell>
          <table:table-cell table:style-name="Default" office:value-type="string">
            <text:p>Liaison Office, Hanoi, Vietnam</text:p>
          </table:table-cell>
          <table:table-cell table:style-name="ce4" office:value-type="float" office:value="37987">
            <text:p>1-Jan-04</text:p>
          </table:table-cell>
          <table:table-cell table:style-name="ce5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594];&quot;-&quot;;[.E594]))" office:value-type="string" office:string-value="/about-cip/staff/thia hoa-nguyen">
            <text:p>/about-cip/staff/thia hoa-nguyen</text:p>
          </table:table-cell>
          <table:table-cell table:formula="of:=CONCATENATE([.D594];&quot; &quot;;[.E594])" office:value-type="string" office:string-value="Thia Hoa Nguyen">
            <text:p>Thia Hoa Nguyen</text:p>
          </table:table-cell>
          <table:table-cell office:value-type="string">
            <text:p>Person</text:p>
          </table:table-cell>
          <table:table-cell office:value-type="string">
            <text:p>Thia Hoa</text:p>
          </table:table-cell>
          <table:table-cell office:value-type="string">
            <text:p>Nguyen</text:p>
          </table:table-cell>
          <table:table-cell/>
          <table:table-cell office:value-type="string">
            <text:p>Cleaner</text:p>
          </table:table-cell>
          <table:table-cell office:value-type="string">
            <text:p>Regional offices - ESEAP</text:p>
          </table:table-cell>
          <table:table-cell table:style-name="Default" office:value-type="string">
            <text:p>Liaison Office, Hanoi, Vietnam</text:p>
          </table:table-cell>
          <table:table-cell table:style-name="ce4" office:value-type="float" office:value="38534">
            <text:p>1-Jul-05</text:p>
          </table:table-cell>
          <table:table-cell table:style-name="ce5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595];&quot;-&quot;;[.E595]))" office:value-type="string" office:string-value="/about-cip/staff/chien dao-huy">
            <text:p>/about-cip/staff/chien dao-huy</text:p>
          </table:table-cell>
          <table:table-cell table:formula="of:=CONCATENATE([.D595];&quot; &quot;;[.E595])" office:value-type="string" office:string-value="Chien Dao Huy">
            <text:p>Chien Dao Huy</text:p>
          </table:table-cell>
          <table:table-cell office:value-type="string">
            <text:p>Person</text:p>
          </table:table-cell>
          <table:table-cell office:value-type="string">
            <text:p>Chien Dao</text:p>
          </table:table-cell>
          <table:table-cell office:value-type="string">
            <text:p>Huy</text:p>
          </table:table-cell>
          <table:table-cell/>
          <table:table-cell office:value-type="string">
            <text:p>Project Coordinator</text:p>
          </table:table-cell>
          <table:table-cell office:value-type="string">
            <text:p>Regional offices - ESEAP</text:p>
          </table:table-cell>
          <table:table-cell table:style-name="Default" office:value-type="string">
            <text:p>Liaison Office, Hanoi, Vietnam</text:p>
          </table:table-cell>
          <table:table-cell table:style-name="ce4" office:value-type="float" office:value="39965">
            <text:p>1-Jun-09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LOWER(CONCATENATE(&quot;/about-cip/staff/&quot;;[.D596];&quot;-&quot;;[.E596]))" office:value-type="string" office:string-value="/about-cip/staff/van huyen-le">
            <text:p>/about-cip/staff/van huyen-le</text:p>
          </table:table-cell>
          <table:table-cell table:formula="of:=CONCATENATE([.D596];&quot; &quot;;[.E596])" office:value-type="string" office:string-value="Van Huyen Le">
            <text:p>Van Huyen Le</text:p>
          </table:table-cell>
          <table:table-cell office:value-type="string">
            <text:p>Person</text:p>
          </table:table-cell>
          <table:table-cell office:value-type="string">
            <text:p>Van Huyen</text:p>
          </table:table-cell>
          <table:table-cell office:value-type="string">
            <text:p>Le</text:p>
          </table:table-cell>
          <table:table-cell/>
          <table:table-cell office:value-type="string">
            <text:p>Research Assistant</text:p>
          </table:table-cell>
          <table:table-cell office:value-type="string">
            <text:p>Regional offices - ESEAP</text:p>
          </table:table-cell>
          <table:table-cell table:style-name="Default" office:value-type="string">
            <text:p>Liaison Office, Hanoi, Vietnam</text:p>
          </table:table-cell>
          <table:table-cell table:style-name="ce4" office:value-type="float" office:value="39295">
            <text:p>1-Aug-0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 table:number-columns-repeated="7"/>
          <table:table-cell table:style-name="Default" table:number-columns-repeated="2"/>
          <table:table-cell table:style-name="ce4"/>
          <table:table-cell/>
          <table:table-cell table:style-name="Default" table:number-columns-repeated="2"/>
          <table:table-cell table:number-columns-repeated="1011"/>
        </table:table-row>
        <table:table-row table:style-name="ro1" table:number-rows-repeated="4">
          <table:table-cell table:number-columns-repeated="7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1" table:number-rows-repeated="2">
          <table:table-cell table:number-columns-repeated="7"/>
          <table:table-cell table:style-name="Default" table:number-columns-repeated="2"/>
          <table:table-cell/>
          <table:table-cell table:style-name="ce5"/>
          <table:table-cell table:style-name="Default" table:number-columns-repeated="2"/>
          <table:table-cell table:number-columns-repeated="1011"/>
        </table:table-row>
        <table:table-row table:style-name="ro1">
          <table:table-cell table:number-columns-repeated="7"/>
          <table:table-cell table:style-name="Default" table:number-columns-repeated="2"/>
          <table:table-cell table:style-name="ce4"/>
          <table:table-cell/>
          <table:table-cell table:style-name="Default" table:number-columns-repeated="2"/>
          <table:table-cell table:number-columns-repeated="1011"/>
        </table:table-row>
        <table:table-row table:style-name="ro1" table:number-rows-repeated="6">
          <table:table-cell table:number-columns-repeated="7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1" table:number-rows-repeated="2">
          <table:table-cell table:number-columns-repeated="7"/>
          <table:table-cell table:style-name="Default" table:number-columns-repeated="2"/>
          <table:table-cell/>
          <table:table-cell table:style-name="ce5"/>
          <table:table-cell table:style-name="Default" table:number-columns-repeated="2"/>
          <table:table-cell table:number-columns-repeated="1011"/>
        </table:table-row>
        <table:table-row table:style-name="ro1">
          <table:table-cell table:number-columns-repeated="7"/>
          <table:table-cell table:style-name="Default" table:number-columns-repeated="2"/>
          <table:table-cell table:style-name="ce4"/>
          <table:table-cell/>
          <table:table-cell table:style-name="Default" table:number-columns-repeated="2"/>
          <table:table-cell table:number-columns-repeated="1011"/>
        </table:table-row>
        <table:table-row table:style-name="ro1" table:number-rows-repeated="6">
          <table:table-cell table:number-columns-repeated="7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1" table:number-rows-repeated="2">
          <table:table-cell table:number-columns-repeated="7"/>
          <table:table-cell table:style-name="Default" table:number-columns-repeated="2"/>
          <table:table-cell/>
          <table:table-cell table:style-name="ce5"/>
          <table:table-cell table:style-name="Default" table:number-columns-repeated="2"/>
          <table:table-cell table:number-columns-repeated="1011"/>
        </table:table-row>
        <table:table-row table:style-name="ro1">
          <table:table-cell table:number-columns-repeated="7"/>
          <table:table-cell table:style-name="Default" table:number-columns-repeated="2"/>
          <table:table-cell table:style-name="ce4"/>
          <table:table-cell/>
          <table:table-cell table:style-name="Default" table:number-columns-repeated="2"/>
          <table:table-cell table:number-columns-repeated="1011"/>
        </table:table-row>
        <table:table-row table:style-name="ro1" table:number-rows-repeated="6">
          <table:table-cell table:number-columns-repeated="7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1" table:number-rows-repeated="2">
          <table:table-cell table:number-columns-repeated="7"/>
          <table:table-cell table:style-name="Default" table:number-columns-repeated="2"/>
          <table:table-cell/>
          <table:table-cell table:style-name="ce5"/>
          <table:table-cell table:style-name="Default" table:number-columns-repeated="2"/>
          <table:table-cell table:number-columns-repeated="1011"/>
        </table:table-row>
        <table:table-row table:style-name="ro1">
          <table:table-cell table:number-columns-repeated="7"/>
          <table:table-cell table:style-name="Default" table:number-columns-repeated="2"/>
          <table:table-cell table:style-name="ce4"/>
          <table:table-cell/>
          <table:table-cell table:style-name="Default" table:number-columns-repeated="2"/>
          <table:table-cell table:number-columns-repeated="1011"/>
        </table:table-row>
        <table:table-row table:style-name="ro1" table:number-rows-repeated="6">
          <table:table-cell table:number-columns-repeated="7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1" table:number-rows-repeated="2">
          <table:table-cell table:number-columns-repeated="7"/>
          <table:table-cell table:style-name="Default" table:number-columns-repeated="2"/>
          <table:table-cell/>
          <table:table-cell table:style-name="ce5"/>
          <table:table-cell table:style-name="Default" table:number-columns-repeated="2"/>
          <table:table-cell table:number-columns-repeated="1011"/>
        </table:table-row>
        <table:table-row table:style-name="ro1">
          <table:table-cell table:number-columns-repeated="7"/>
          <table:table-cell table:style-name="Default" table:number-columns-repeated="2"/>
          <table:table-cell table:style-name="ce4"/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11"/>
        </table:table-row>
      </table:table>
      <table:table table:name="Sheet2" table:style-name="ta1" table:print="false">
        <table:table-column table:style-name="co2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>
            <text:p>CONCATENATE(D2," ",E2)</text:p>
          </table:table-cell>
          <table:table-cell table:number-columns-repeated="2"/>
        </table:table-row>
        <table:table-row table:style-name="ro1">
          <table:table-cell office:value-type="string">
            <text:p><text:span text:style-name="T1">LOWER(CONCATENATE("/about-cip/staff/",</text:span><text:span text:style-name="T2">D2</text:span><text:span text:style-name="T1">,"-",</text:span><text:span text:style-name="T3">E2</text:span><text:span text:style-name="T1">))</text:span>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$</number:text>
      <number:number number:decimal-places="0" number:min-integer-digits="1" number:grouping="true"/>
    </number:number-style>
    <number:number-style style:name="N144">
      <number:text>$-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text>$</number:text>
      <number:number number:decimal-places="0" number:min-integer-digits="1" number:grouping="true"/>
    </number:number-style>
    <number:number-style style:name="N145">
      <style:text-properties fo:color="#ff0000"/>
      <number:text>$-</number:text>
      <number:number number:decimal-places="0" number:min-integer-digits="1" number:grouping="true"/>
      <style:map style:condition="value()&gt;=0" style:apply-style-name="N145P0"/>
    </number:number-style>
    <number:number-style style:name="N147P0" style:volatile="true">
      <number:text>$</number:text>
      <number:number number:decimal-places="2" number:min-integer-digits="1" number:grouping="true"/>
    </number:number-style>
    <number:number-style style:name="N147">
      <number:text>$-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2" number:min-integer-digits="1" number:grouping="true"/>
    </number:number-style>
    <number:number-style style:name="N148">
      <style:text-properties fo:color="#ff0000"/>
      <number:text>$-</number:text>
      <number:number number:decimal-places="2" number:min-integer-digits="1" number:grouping="true"/>
      <style:map style:condition="value()&gt;=0" style:apply-style-name="N148P0"/>
    </number:number-style>
    <number:number-style style:name="N150P0" style:volatile="true">
      <number:text> $</number:text>
      <number:number number:decimal-places="0" number:min-integer-digits="1" number:grouping="true"/>
      <number:text> </number:text>
    </number:number-style>
    <number:number-style style:name="N150P1" style:volatile="true">
      <number:text> $-</number:text>
      <number:number number:decimal-places="0" number:min-integer-digits="1" number:grouping="true"/>
      <number:text> </number:text>
    </number:number-style>
    <number:number-style style:name="N150P2" style:volatile="true">
      <number:text> $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P1" style:volatile="true">
      <number:text> -</number:text>
      <number:number number:decimal-places="0" number:min-integer-digits="1" number:grouping="true"/>
      <number:text> </number:text>
    </number:number-style>
    <number:number-style style:name="N152P2" style:volatile="true">
      <number:text> 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 $</number:text>
      <number:number number:decimal-places="2" number:min-integer-digits="1" number:grouping="true"/>
      <number:text> </number:text>
    </number:number-style>
    <number:number-style style:name="N154P1" style:volatile="true">
      <number:text> $-</number:text>
      <number:number number:decimal-places="2" number:min-integer-digits="1" number:grouping="true"/>
      <number:text> </number:text>
    </number:number-style>
    <number:number-style style:name="N154P2" style:volatile="true">
      <number:text> $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 -</number:text>
      <number:number number: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4P0"/>
    </number:currency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7">08/07/2011</text:date>, <text:time>20:57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8-07T20:57:19</dc:date>
    <dc:creator>Jussi Savolainen</dc:creator>
    <meta:generator>LibreOffice/3.3$Linux LibreOffice_project/330m19$Build-202</meta:generator>
    <meta:editing-duration>PT23H31M43S</meta:editing-duration>
    <meta:editing-cycles>13</meta:editing-cycles>
    <meta:document-statistic meta:table-count="2" meta:cell-count="5837" meta:object-count="0"/>
  </office:meta>
</office:document-meta>
</file>